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MTSC7001" svg:font-family="ArialMTSC700"/>
    <style:font-face style:name="Arial" svg:font-family="Arial" style:font-pitch="variable"/>
    <style:font-face style:name="ArialMTSC700" svg:font-family="ArialMTSC700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11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10" style:family="paragraph">
      <loext:graphic-properties draw:fill="solid" draw:fill-color="#d7d7e3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000000" style:font-name="ArialMTSC7001" fo:font-size="12pt" style:font-size-asian="12pt" style:font-name-complex="ArialMTSC7001" style:font-size-complex="12pt"/>
    </style:style>
    <style:style style:name="T6" style:family="text">
      <style:text-properties fo:color="#101e8e" style:font-name="Arial1" fo:font-size="10pt" style:font-size-asian="10pt" style:font-name-complex="Arial1" style:font-size-complex="10pt"/>
    </style:style>
    <style:style style:name="T7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8" style:family="text">
      <style:text-properties fo:color="#101e8e" style:font-name="Arial1" fo:font-size="18pt" style:font-size-asian="18pt" style:font-name-complex="Arial1" style:font-size-complex="18pt"/>
    </style:style>
    <style:style style:name="T9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0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1" style:family="text">
      <style:text-properties fo:color="#000000" style:font-name="Arial1" fo:font-size="7pt" style:font-size-asian="7pt" style:font-name-complex="Arial1" style:font-size-complex="7pt"/>
    </style:style>
    <style:style style:name="T12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3" style:family="text">
      <style:text-properties fo:color="#000000" style:font-name="Arial1" fo:font-size="10pt" style:font-size-asian="10pt" style:font-name-complex="Arial1" style:font-size-complex="10pt"/>
    </style:style>
    <style:style style:name="T14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5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6" style:family="text">
      <style:text-properties fo:color="#101e8e" style:font-name="ArialMTSC7001" fo:font-size="12pt" style:font-size-asian="12pt" style:font-name-complex="ArialMTSC700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265</text:span></text:p>
          </draw:text-box>
        </draw:frame>
        <draw:frame draw:style-name="gr2" draw:text-style-name="P3" draw:layer="layout" svg:width="3.355cm" svg:height="0.712cm" svg:x="8.824cm" svg:y="2.488cm">
          <draw:text-box>
            <text:p text:style-name="P1"><text:span text:style-name="T2">SECTION 2</text:span></text:p>
          </draw:text-box>
        </draw:frame>
        <draw:frame draw:style-name="gr2" draw:text-style-name="P3" draw:layer="layout" svg:width="13.024cm" svg:height="0.712cm" svg:x="3.991cm" svg:y="4.064cm">
          <draw:text-box>
            <text:p text:style-name="P1"><text:span text:style-name="T2">DECISION-MAKING WITHIN GOVERNMENT</text:span></text:p>
          </draw:text-box>
        </draw:frame>
        <draw:frame draw:style-name="gr3" draw:text-style-name="P4" draw:layer="layout" svg:width="2.436cm" svg:height="0.628cm" svg:x="2.2cm" svg:y="5.7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804cm" svg:height="0.475cm" svg:x="2.2cm" svg:y="6.592cm">
          <draw:text-box>
            <text:p text:style-name="P1"><text:span text:style-name="T4">Introduction <text:s/>.................................................................................................................. 267</text:span></text:p>
          </draw:text-box>
        </draw:frame>
        <draw:frame draw:style-name="gr1" draw:text-style-name="P2" draw:layer="layout" svg:width="16.787cm" svg:height="0.475cm" svg:x="2.2cm" svg:y="7.457cm">
          <draw:text-box>
            <text:p text:style-name="P1"><text:span text:style-name="T4">Roles and responsibilities <text:s/>............................................................................................ 267</text:span></text:p>
          </draw:text-box>
        </draw:frame>
        <draw:frame draw:style-name="gr1" draw:text-style-name="P2" draw:layer="layout" svg:width="16.046cm" svg:height="0.475cm" svg:x="2.94cm" svg:y="8.121cm">
          <draw:text-box>
            <text:p text:style-name="P1"><text:span text:style-name="T4">Cabinet <text:s/>.................................................................................................................. 267</text:span></text:p>
          </draw:text-box>
        </draw:frame>
        <draw:frame draw:style-name="gr1" draw:text-style-name="P2" draw:layer="layout" svg:width="16.123cm" svg:height="0.475cm" svg:x="2.94cm" svg:y="8.786cm">
          <draw:text-box>
            <text:p text:style-name="P1"><text:span text:style-name="T4">Role of the Civil Service <text:s/>......................................................................................... 269</text:span></text:p>
          </draw:text-box>
        </draw:frame>
        <draw:frame draw:style-name="gr1" draw:text-style-name="P2" draw:layer="layout" svg:width="15.276cm" svg:height="0.475cm" svg:x="3.7cm" svg:y="9.45cm">
          <draw:text-box>
            <text:p text:style-name="P1"><text:span text:style-name="T4">The Cabinet Secretary <text:s/>.................................................................................... 269</text:span></text:p>
          </draw:text-box>
        </draw:frame>
        <draw:frame draw:style-name="gr1" draw:text-style-name="P2" draw:layer="layout" svg:width="15.25cm" svg:height="0.475cm" svg:x="3.7cm" svg:y="10.114cm">
          <draw:text-box>
            <text:p text:style-name="P1"><text:span text:style-name="T4">Permanent Secretaries .................................................................................... 271</text:span></text:p>
          </draw:text-box>
        </draw:frame>
        <draw:frame draw:style-name="gr1" draw:text-style-name="P2" draw:layer="layout" svg:width="15.322cm" svg:height="0.475cm" svg:x="3.7cm" svg:y="10.779cm">
          <draw:text-box>
            <text:p text:style-name="P1"><text:span text:style-name="T4">No.10 Chief of Staff <text:s/>......................................................................................... 271</text:span></text:p>
          </draw:text-box>
        </draw:frame>
        <draw:frame draw:style-name="gr1" draw:text-style-name="P2" draw:layer="layout" svg:width="15.31cm" svg:height="0.475cm" svg:x="3.7cm" svg:y="11.443cm">
          <draw:text-box>
            <text:p text:style-name="P1"><text:span text:style-name="T4">The Security and Intelligence Co-ordinator <text:s/>..................................................... 272</text:span></text:p>
          </draw:text-box>
        </draw:frame>
        <draw:frame draw:style-name="gr1" draw:text-style-name="P2" draw:layer="layout" svg:width="16.863cm" svg:height="0.475cm" svg:x="2.2cm" svg:y="12.308cm">
          <draw:text-box>
            <text:p text:style-name="P1"><text:span text:style-name="T4">Departmental roles <text:s/>....................................................................................................... 273</text:span></text:p>
          </draw:text-box>
        </draw:frame>
        <draw:frame draw:style-name="gr1" draw:text-style-name="P2" draw:layer="layout" svg:width="16.101cm" svg:height="0.475cm" svg:x="2.94cm" svg:y="12.972cm">
          <draw:text-box>
            <text:p text:style-name="P1"><text:span text:style-name="T4">The Cabinet Office <text:s/>................................................................................................. 273</text:span></text:p>
          </draw:text-box>
        </draw:frame>
        <draw:frame draw:style-name="gr1" draw:text-style-name="P2" draw:layer="layout" svg:width="16.059cm" svg:height="0.475cm" svg:x="2.94cm" svg:y="13.637cm">
          <draw:text-box>
            <text:p text:style-name="P1"><text:span text:style-name="T4">The Foreign and Commonwealth Office <text:s/>................................................................ 276</text:span></text:p>
          </draw:text-box>
        </draw:frame>
        <draw:frame draw:style-name="gr1" draw:text-style-name="P2" draw:layer="layout" svg:width="16.025cm" svg:height="0.475cm" svg:x="2.94cm" svg:y="14.301cm">
          <draw:text-box>
            <text:p text:style-name="P1"><text:span text:style-name="T4">The Secret Intelligence Service and C <text:s/>.................................................................. 278</text:span></text:p>
          </draw:text-box>
        </draw:frame>
        <draw:frame draw:style-name="gr1" draw:text-style-name="P2" draw:layer="layout" svg:width="15.276cm" svg:height="0.475cm" svg:x="3.7cm" svg:y="14.966cm">
          <draw:text-box>
            <text:p text:style-name="P1"><text:span text:style-name="T4">Provision of intelligence reports to key customers <text:s/>.......................................... 279</text:span></text:p>
          </draw:text-box>
        </draw:frame>
        <draw:frame draw:style-name="gr1" draw:text-style-name="P2" draw:layer="layout" svg:width="16.101cm" svg:height="0.475cm" svg:x="2.94cm" svg:y="15.63cm">
          <draw:text-box>
            <text:p text:style-name="P1"><text:span text:style-name="T4">The Ministry of Defence <text:s/>......................................................................................... 282</text:span></text:p>
          </draw:text-box>
        </draw:frame>
        <draw:frame draw:style-name="gr1" draw:text-style-name="P2" draw:layer="layout" svg:width="15.246cm" svg:height="0.475cm" svg:x="3.7cm" svg:y="16.294cm">
          <draw:text-box>
            <text:p text:style-name="P1"><text:span text:style-name="T4">Roles within the MOD ...................................................................................... 285</text:span></text:p>
          </draw:text-box>
        </draw:frame>
        <draw:frame draw:style-name="gr1" draw:text-style-name="P2" draw:layer="layout" svg:width="15.284cm" svg:height="0.475cm" svg:x="3.7cm" svg:y="16.959cm">
          <draw:text-box>
            <text:p text:style-name="P1"><text:span text:style-name="T4">The Chiefs of Staff Committee <text:s/>........................................................................ 286</text:span></text:p>
          </draw:text-box>
        </draw:frame>
        <draw:frame draw:style-name="gr1" draw:text-style-name="P2" draw:layer="layout" svg:width="16.114cm" svg:height="0.475cm" svg:x="2.94cm" svg:y="17.623cm">
          <draw:text-box>
            <text:p text:style-name="P1"><text:span text:style-name="T4">The Department for International Development <text:s/>..................................................... 288</text:span></text:p>
          </draw:text-box>
        </draw:frame>
        <draw:frame draw:style-name="gr1" draw:text-style-name="P2" draw:layer="layout" svg:width="16.766cm" svg:height="0.475cm" svg:x="2.2cm" svg:y="18.488cm">
          <draw:text-box>
            <text:p text:style-name="P1"><text:span text:style-name="T4">Decision-making machinery pre-conflict <text:s/>...................................................................... 288</text:span></text:p>
          </draw:text-box>
        </draw:frame>
        <draw:frame draw:style-name="gr1" draw:text-style-name="P2" draw:layer="layout" svg:width="16.084cm" svg:height="0.475cm" svg:x="2.94cm" svg:y="19.152cm">
          <draw:text-box>
            <text:p text:style-name="P1"><text:span text:style-name="T4">The Defence and Overseas Policy Committee <text:s/>...................................................... 288</text:span></text:p>
          </draw:text-box>
        </draw:frame>
        <draw:frame draw:style-name="gr1" draw:text-style-name="P2" draw:layer="layout" svg:width="16.072cm" svg:height="0.475cm" svg:x="2.94cm" svg:y="19.817cm">
          <draw:text-box>
            <text:p text:style-name="P1"><text:span text:style-name="T4">The Ad Hoc Meeting (the War Cabinet) <text:s/>................................................................. 290</text:span></text:p>
          </draw:text-box>
        </draw:frame>
        <draw:frame draw:style-name="gr1" draw:text-style-name="P2" draw:layer="layout" svg:width="16cm" svg:height="0.475cm" svg:x="2.94cm" svg:y="20.481cm">
          <draw:text-box>
            <text:p text:style-name="P1"><text:span text:style-name="T4">Official-level inter-departmental machinery <text:s/>........................................................... 295</text:span></text:p>
          </draw:text-box>
        </draw:frame>
        <draw:frame draw:style-name="gr1" draw:text-style-name="P2" draw:layer="layout" svg:width="15.314cm" svg:height="0.475cm" svg:x="3.7cm" svg:y="21.146cm">
          <draw:text-box>
            <text:p text:style-name="P1"><text:span text:style-name="T4">The Joint Intelligence Committee <text:s/>.................................................................... 295</text:span></text:p>
          </draw:text-box>
        </draw:frame>
        <draw:frame draw:style-name="gr1" draw:text-style-name="P2" draw:layer="layout" svg:width="0.422cm" svg:height="0.497cm" svg:x="3.7cm" svg:y="21.8cm">
          <draw:text-box>
            <text:p text:style-name="P1"><text:span text:style-name="T5">T</text:span></text:p>
          </draw:text-box>
        </draw:frame>
        <draw:frame draw:style-name="gr1" draw:text-style-name="P2" draw:layer="layout" svg:width="15.018cm" svg:height="0.475cm" svg:x="3.959cm" svg:y="21.81cm">
          <draw:text-box>
            <text:p text:style-name="P1"><text:span text:style-name="T4">he Ad Hoc Group on Iraq <text:s/>.............................................................................. 298</text:span></text:p>
          </draw:text-box>
        </draw:frame>
        <draw:frame draw:style-name="gr1" draw:text-style-name="P2" draw:layer="layout" svg:width="15.322cm" svg:height="0.475cm" svg:x="3.7cm" svg:y="22.474cm">
          <draw:text-box>
            <text:p text:style-name="P1"><text:span text:style-name="T4">COBR(R) <text:s/>......................................................................................................... 300</text:span></text:p>
          </draw:text-box>
        </draw:frame>
        <draw:frame draw:style-name="gr1" draw:text-style-name="P2" draw:layer="layout" svg:width="16.838cm" svg:height="0.475cm" svg:x="2.2cm" svg:y="23.339cm">
          <draw:text-box>
            <text:p text:style-name="P1"><text:span text:style-name="T4">Creation of the Iraq Planning Unit <text:s/>................................................................................ 302</text:span></text:p>
          </draw:text-box>
        </draw:frame>
        <draw:frame draw:style-name="gr1" draw:text-style-name="P2" draw:layer="layout" svg:width="16.838cm" svg:height="0.475cm" svg:x="2.2cm" svg:y="24.203cm">
          <draw:text-box>
            <text:p text:style-name="P1"><text:span text:style-name="T4">Decision-making machinery post-invasion <text:s/>................................................................... 306</text:span></text:p>
          </draw:text-box>
        </draw:frame>
        <draw:frame draw:style-name="gr1" draw:text-style-name="P2" draw:layer="layout" svg:width="16.08cm" svg:height="0.475cm" svg:x="2.94cm" svg:y="24.868cm">
          <draw:text-box>
            <text:p text:style-name="P1"><text:span text:style-name="T4">The Ad Hoc Ministerial Group on Iraq Rehabilitation <text:s/>............................................. 306</text:span></text:p>
          </draw:text-box>
        </draw:frame>
        <draw:frame draw:style-name="gr1" draw:text-style-name="P2" draw:layer="layout" svg:width="16.114cm" svg:height="0.475cm" svg:x="2.94cm" svg:y="25.532cm">
          <draw:text-box>
            <text:p text:style-name="P1"><text:span text:style-name="T4">The Ad Hoc Ministerial Group on Iraq <text:s/>.................................................................... 307</text:span></text:p>
          </draw:text-box>
        </draw:frame>
        <draw:frame draw:style-name="gr1" draw:text-style-name="P2" draw:layer="layout" svg:width="16.029cm" svg:height="0.475cm" svg:x="2.94cm" svg:y="26.197cm">
          <draw:text-box>
            <text:p text:style-name="P1"><text:span text:style-name="T4">The Defence and Overseas Policy Committee (Iraq) <text:s/>............................................ 308</text:span></text:p>
          </draw:text-box>
        </draw:frame>
      </draw:page>
      <draw:page draw:name="page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6</text:span></text:p>
          </draw:text-box>
        </draw:frame>
        <draw:frame draw:style-name="gr1" draw:text-style-name="P2" draw:layer="layout" svg:width="16.034cm" svg:height="0.475cm" svg:x="2.94cm" svg:y="2.525cm">
          <draw:text-box>
            <text:p text:style-name="P1"><text:span text:style-name="T4">NSID(OD) <text:s/>.............................................................................................................. 309</text:span></text:p>
          </draw:text-box>
        </draw:frame>
        <draw:frame draw:style-name="gr1" draw:text-style-name="P2" draw:layer="layout" svg:width="16cm" svg:height="0.475cm" svg:x="2.94cm" svg:y="3.19cm">
          <draw:text-box>
            <text:p text:style-name="P1"><text:span text:style-name="T4">Official-level inter-departmental machinery <text:s/>........................................................... 309</text:span></text:p>
          </draw:text-box>
        </draw:frame>
        <draw:frame draw:style-name="gr1" draw:text-style-name="P2" draw:layer="layout" svg:width="15.255cm" svg:height="0.475cm" svg:x="3.7cm" svg:y="3.854cm">
          <draw:text-box>
            <text:p text:style-name="P1"><text:span text:style-name="T4">The Iraq Strategy Group .................................................................................. 309</text:span></text:p>
          </draw:text-box>
        </draw:frame>
        <draw:frame draw:style-name="gr1" draw:text-style-name="P2" draw:layer="layout" svg:width="15.331cm" svg:height="0.475cm" svg:x="3.7cm" svg:y="4.518cm">
          <draw:text-box>
            <text:p text:style-name="P1"><text:span text:style-name="T4">The Iraq Senior Officials Group <text:s/>....................................................................... 309</text:span></text:p>
          </draw:text-box>
        </draw:frame>
      </draw:page>
      <draw:page draw:name="page3" draw:style-name="dp1" draw:master-page-name="master-page28">
        <draw:frame draw:style-name="gr4" draw:text-style-name="P5" draw:layer="layout" svg:width="6.217cm" svg:height="0.395cm" svg:x="12.591cm" svg:y="1.138cm">
          <draw:text-box>
            <text:p text:style-name="P1"><text:span text:style-name="T6">2 <text:s/>| <text:s/>Decision-making within government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7</text:span></text:p>
          </draw:text-box>
        </draw:frame>
        <draw:frame draw:style-name="gr3" draw:text-style-name="P4" draw:layer="layout" svg:width="3.279cm" svg:height="0.628cm" svg:x="2.2cm" svg:y="2.5cm">
          <draw:text-box>
            <text:p text:style-name="P1"><text:span text:style-name="T3">Introduction</text:span></text:p>
          </draw:text-box>
        </draw:frame>
        <draw:frame draw:style-name="gr1" draw:text-style-name="P2" draw:layer="layout" svg:width="5.12cm" svg:height="0.475cm" svg:x="2.2cm" svg:y="3.392cm">
          <draw:text-box>
            <text:p text:style-name="P1"><text:span text:style-name="T7">1. </text:span><text:span text:style-name="T4"><text:s/>This Section addresses:</text:span></text:p>
          </draw:text-box>
        </draw:frame>
        <draw:frame draw:style-name="gr2" draw:text-style-name="P3" draw:layer="layout" svg:width="0.634cm" svg:height="0.712cm" svg:x="2.95cm" svg:y="4.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864cm" svg:height="0.475cm" svg:x="3.7cm" svg:y="4.307cm">
          <draw:text-box>
            <text:p text:style-name="P1"><text:span text:style-name="T4">the roles and responsibilities of key individuals and bodies; and</text:span></text:p>
          </draw:text-box>
        </draw:frame>
        <draw:frame draw:style-name="gr2" draw:text-style-name="P3" draw:layer="layout" svg:width="0.634cm" svg:height="0.712cm" svg:x="2.95cm" svg:y="4.8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274cm" svg:height="0.475cm" svg:x="3.7cm" svg:y="4.971cm">
          <draw:text-box>
            <text:p text:style-name="P1"><text:span text:style-name="T4">the machinery established in order to make decisions pre-conflict, and </text:span></text:p>
          </draw:text-box>
        </draw:frame>
        <draw:frame draw:style-name="gr1" draw:text-style-name="P2" draw:layer="layout" svg:width="2.385cm" svg:height="0.475cm" svg:x="3.7cm" svg:y="5.536cm">
          <draw:text-box>
            <text:p text:style-name="P1"><text:span text:style-name="T4">post-conflict.</text:span></text:p>
          </draw:text-box>
        </draw:frame>
        <draw:frame draw:style-name="gr1" draw:text-style-name="P2" draw:layer="layout" svg:width="6.424cm" svg:height="0.475cm" svg:x="2.2cm" svg:y="6.45cm">
          <draw:text-box>
            <text:p text:style-name="P1"><text:span text:style-name="T7">2. </text:span><text:span text:style-name="T4"><text:s/>This Section does not address:</text:span></text:p>
          </draw:text-box>
        </draw:frame>
        <draw:frame draw:style-name="gr2" draw:text-style-name="P3" draw:layer="layout" svg:width="0.634cm" svg:height="0.712cm" svg:x="2.95cm" svg:y="7.2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9cm" svg:height="0.475cm" svg:x="3.7cm" svg:y="7.364cm">
          <draw:text-box>
            <text:p text:style-name="P1"><text:span text:style-name="T4">the Inquiry’s conclusions in relation to the decision to join the US-led invasion of </text:span></text:p>
          </draw:text-box>
        </draw:frame>
        <draw:frame draw:style-name="gr1" draw:text-style-name="P2" draw:layer="layout" svg:width="6.881cm" svg:height="0.475cm" svg:x="3.7cm" svg:y="7.929cm">
          <draw:text-box>
            <text:p text:style-name="P1"><text:span text:style-name="T4">Iraq, which can be read in Section 7.</text:span></text:p>
          </draw:text-box>
        </draw:frame>
        <draw:frame draw:style-name="gr3" draw:text-style-name="P4" draw:layer="layout" svg:width="6.974cm" svg:height="0.628cm" svg:x="2.2cm" svg:y="8.957cm">
          <draw:text-box>
            <text:p text:style-name="P1"><text:span text:style-name="T3">Roles and responsibilities</text:span></text:p>
          </draw:text-box>
        </draw:frame>
        <draw:frame draw:style-name="gr5" draw:text-style-name="P6" draw:layer="layout" svg:width="1.818cm" svg:height="0.556cm" svg:x="2.2cm" svg:y="10.056cm">
          <draw:text-box>
            <text:p text:style-name="P1"><text:span text:style-name="T9">Cabinet</text:span></text:p>
          </draw:text-box>
        </draw:frame>
        <draw:frame draw:style-name="gr1" draw:text-style-name="P2" draw:layer="layout" svg:width="14.95cm" svg:height="0.475cm" svg:x="2.2cm" svg:y="10.884cm">
          <draw:text-box>
            <text:p text:style-name="P1"><text:span text:style-name="T7">3. </text:span><text:span text:style-name="T4"><text:s/>Under UK constitutional conventions – in which the Prime Minister leads the </text:span></text:p>
          </draw:text-box>
        </draw:frame>
        <draw:frame draw:style-name="gr1" draw:text-style-name="P2" draw:layer="layout" svg:width="16.288cm" svg:height="0.475cm" svg:x="2.2cm" svg:y="11.448cm">
          <draw:text-box>
            <text:p text:style-name="P1"><text:span text:style-name="T4">Government but is not personally vested with the powers of a Head of State – Cabinet </text:span></text:p>
          </draw:text-box>
        </draw:frame>
        <draw:frame draw:style-name="gr1" draw:text-style-name="P2" draw:layer="layout" svg:width="15.814cm" svg:height="0.475cm" svg:x="2.2cm" svg:y="12.013cm">
          <draw:text-box>
            <text:p text:style-name="P1"><text:span text:style-name="T4">is the main mechanism by which senior members of the Government take collective </text:span></text:p>
          </draw:text-box>
        </draw:frame>
        <draw:frame draw:style-name="gr1" draw:text-style-name="P2" draw:layer="layout" svg:width="16.169cm" svg:height="0.475cm" svg:x="2.2cm" svg:y="12.577cm">
          <draw:text-box>
            <text:p text:style-name="P1"><text:span text:style-name="T4">responsibility for decisions that are of critical importance to the public. The decision to </text:span></text:p>
          </draw:text-box>
        </draw:frame>
        <draw:frame draw:style-name="gr1" draw:text-style-name="P2" draw:layer="layout" svg:width="11.724cm" svg:height="0.475cm" svg:x="2.2cm" svg:y="13.142cm">
          <draw:text-box>
            <text:p text:style-name="P1"><text:span text:style-name="T4">deploy UK Armed Forces to Iraq clearly falls into that category.</text:span></text:p>
          </draw:text-box>
        </draw:frame>
        <draw:frame draw:style-name="gr1" draw:text-style-name="P2" draw:layer="layout" svg:width="16.207cm" svg:height="0.475cm" svg:x="2.2cm" svg:y="14.056cm">
          <draw:text-box>
            <text:p text:style-name="P1"><text:span text:style-name="T7">4. </text:span><text:span text:style-name="T4"><text:s/>Cabinet is formally a Committee of the Privy Council, chaired by the Prime Minister.</text:span></text:p>
          </draw:text-box>
        </draw:frame>
        <draw:frame draw:style-name="gr1" draw:text-style-name="P2" draw:layer="layout" svg:width="7.021cm" svg:height="0.475cm" svg:x="2.2cm" svg:y="14.971cm">
          <draw:text-box>
            <text:p text:style-name="P1"><text:span text:style-name="T7">5. </text:span><text:span text:style-name="T4"><text:s/>In 2003, the </text:span><text:span text:style-name="T10">Ministerial Code</text:span><text:span text:style-name="T4"> said:</text:span></text:p>
          </draw:text-box>
        </draw:frame>
        <draw:frame draw:style-name="gr1" draw:text-style-name="P2" draw:layer="layout" svg:width="15.162cm" svg:height="0.475cm" svg:x="2.95cm" svg:y="15.885cm">
          <draw:text-box>
            <text:p text:style-name="P1"><text:span text:style-name="T4">“</text:span><text:span text:style-name="T4">The Cabinet is supported by Ministerial Committees (both standing and ad hoc) </text:span></text:p>
          </draw:text-box>
        </draw:frame>
        <draw:frame draw:style-name="gr1" draw:text-style-name="P2" draw:layer="layout" svg:width="14.696cm" svg:height="0.475cm" svg:x="2.95cm" svg:y="16.449cm">
          <draw:text-box>
            <text:p text:style-name="P1"><text:span text:style-name="T4">which have a two-fold purpose. First, they relieve the pressure on the Cabinet </text:span></text:p>
          </draw:text-box>
        </draw:frame>
        <draw:frame draw:style-name="gr1" draw:text-style-name="P2" draw:layer="layout" svg:width="15.068cm" svg:height="0.475cm" svg:x="2.95cm" svg:y="17.014cm">
          <draw:text-box>
            <text:p text:style-name="P1"><text:span text:style-name="T4">itself by settling as much business as possible at a lower level or, failing that, by </text:span></text:p>
          </draw:text-box>
        </draw:frame>
        <draw:frame draw:style-name="gr1" draw:text-style-name="P2" draw:layer="layout" svg:width="15.653cm" svg:height="0.475cm" svg:x="2.95cm" svg:y="17.578cm">
          <draw:text-box>
            <text:p text:style-name="P1"><text:span text:style-name="T4">clarifying the issues and defining the points of disagreement. Second, they support </text:span></text:p>
          </draw:text-box>
        </draw:frame>
        <draw:frame draw:style-name="gr1" draw:text-style-name="P2" draw:layer="layout" svg:width="15.526cm" svg:height="0.475cm" svg:x="2.95cm" svg:y="18.143cm">
          <draw:text-box>
            <text:p text:style-name="P1"><text:span text:style-name="T4">the principle of collective responsibility by ensuring that, even though an important </text:span></text:p>
          </draw:text-box>
        </draw:frame>
        <draw:frame draw:style-name="gr1" draw:text-style-name="P2" draw:layer="layout" svg:width="15.996cm" svg:height="0.475cm" svg:x="2.95cm" svg:y="18.707cm">
          <draw:text-box>
            <text:p text:style-name="P1"><text:span text:style-name="T4">question may never reach the Cabinet itself, the decision will be fully considered and </text:span></text:p>
          </draw:text-box>
        </draw:frame>
        <draw:frame draw:style-name="gr1" draw:text-style-name="P2" draw:layer="layout" svg:width="15.991cm" svg:height="0.475cm" svg:x="2.95cm" svg:y="19.272cm">
          <draw:text-box>
            <text:p text:style-name="P1"><text:span text:style-name="T4">the final judgement will be sufficiently authoritative to ensure that the Government as </text:span></text:p>
          </draw:text-box>
        </draw:frame>
        <draw:frame draw:style-name="gr1" draw:text-style-name="P2" draw:layer="layout" svg:width="11.978cm" svg:height="0.475cm" svg:x="2.95cm" svg:y="19.836cm">
          <draw:text-box>
            <text:p text:style-name="P1"><text:span text:style-name="T4">a whole can properly be expected to accept responsibility for it.”</text:span></text:p>
          </draw:text-box>
        </draw:frame>
        <draw:frame draw:style-name="gr6" draw:text-style-name="P7" draw:layer="layout" svg:width="0.246cm" svg:height="0.276cm" svg:x="14.88cm" svg:y="19.855cm">
          <draw:text-box>
            <text:p text:style-name="P1"><text:span text:style-name="T11">1</text:span></text:p>
          </draw:text-box>
        </draw:frame>
        <draw:frame draw:style-name="gr1" draw:text-style-name="P2" draw:layer="layout" svg:width="4.366cm" svg:height="0.475cm" svg:x="2.2cm" svg:y="20.751cm">
          <draw:text-box>
            <text:p text:style-name="P1"><text:span text:style-name="T7">6. </text:span><text:span text:style-name="T4"><text:s/>The </text:span><text:span text:style-name="T10">Code</text:span><text:span text:style-name="T4"> also said:</text:span></text:p>
          </draw:text-box>
        </draw:frame>
        <draw:frame draw:style-name="gr1" draw:text-style-name="P2" draw:layer="layout" svg:width="15.111cm" svg:height="0.475cm" svg:x="2.95cm" svg:y="21.665cm">
          <draw:text-box>
            <text:p text:style-name="P1"><text:span text:style-name="T4">“</text:span><text:span text:style-name="T4">The business of the Cabinet and Ministerial Committees consists in the main of:</text:span></text:p>
          </draw:text-box>
        </draw:frame>
        <draw:frame draw:style-name="gr1" draw:text-style-name="P2" draw:layer="layout" svg:width="0.476cm" svg:height="0.475cm" svg:x="3.7cm" svg:y="22.579cm">
          <draw:text-box>
            <text:p text:style-name="P1"><text:span text:style-name="T4">a. </text:span></text:p>
          </draw:text-box>
        </draw:frame>
        <draw:frame draw:style-name="gr1" draw:text-style-name="P2" draw:layer="layout" svg:width="13.324cm" svg:height="0.475cm" svg:x="4.45cm" svg:y="22.579cm">
          <draw:text-box>
            <text:p text:style-name="P1"><text:span text:style-name="T4">questions which significantly engage the collective responsibility of the </text:span></text:p>
          </draw:text-box>
        </draw:frame>
        <draw:frame draw:style-name="gr1" draw:text-style-name="P2" draw:layer="layout" svg:width="14.218cm" svg:height="0.475cm" svg:x="4.45cm" svg:y="23.144cm">
          <draw:text-box>
            <text:p text:style-name="P1"><text:span text:style-name="T4">Government because they raise major issues or policy or because they are </text:span></text:p>
          </draw:text-box>
        </draw:frame>
        <draw:frame draw:style-name="gr1" draw:text-style-name="P2" draw:layer="layout" svg:width="6.424cm" svg:height="0.475cm" svg:x="4.45cm" svg:y="23.708cm">
          <draw:text-box>
            <text:p text:style-name="P1"><text:span text:style-name="T4">of critical importance to the public;</text:span></text:p>
          </draw:text-box>
        </draw:frame>
        <draw:frame draw:style-name="gr1" draw:text-style-name="P2" draw:layer="layout" svg:width="0.476cm" svg:height="0.475cm" svg:x="3.7cm" svg:y="24.423cm">
          <draw:text-box>
            <text:p text:style-name="P1"><text:span text:style-name="T4">b. 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frame draw:style-name="gr1" draw:text-style-name="P2" draw:layer="layout" svg:width="14.366cm" svg:height="0.475cm" svg:x="4.45cm" svg:y="24.423cm">
          <draw:text-box>
            <text:p text:style-name="P1"><text:span text:style-name="T4">questions on which there is an unresolved argument between Departments.”</text:span></text:p>
          </draw:text-box>
        </draw:frame>
        <draw:frame draw:style-name="gr8" draw:text-style-name="P9" draw:layer="layout" svg:width="0.205cm" svg:height="0.23cm" svg:x="2.2cm" svg:y="26.796cm">
          <draw:text-box>
            <text:p text:style-name="P1"><text:span text:style-name="T12">1 </text:span></text:p>
          </draw:text-box>
        </draw:frame>
        <draw:frame draw:style-name="gr4" draw:text-style-name="P5" draw:layer="layout" svg:width="7.982cm" svg:height="0.395cm" svg:x="2.417cm" svg:y="26.781cm">
          <draw:text-box>
            <text:p text:style-name="P1"><text:span text:style-name="T13">Cabinet Office, </text:span><text:span text:style-name="T14">Ministerial Code</text:span><text:span text:style-name="T13">, July 2001, page 3.</text:span></text:p>
          </draw:text-box>
        </draw:frame>
      </draw:page>
      <draw:page draw:name="page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8</text:span></text:p>
          </draw:text-box>
        </draw:frame>
        <draw:frame draw:style-name="gr1" draw:text-style-name="P2" draw:layer="layout" svg:width="15.699cm" svg:height="0.475cm" svg:x="2.2cm" svg:y="2.525cm">
          <draw:text-box>
            <text:p text:style-name="P1"><text:span text:style-name="T7">7. </text:span><text:span text:style-name="T4"><text:s/>The Prime Minister was and is responsible for the </text:span><text:span text:style-name="T10">Code</text:span><text:span text:style-name="T4"> and for judging whether </text:span></text:p>
          </draw:text-box>
        </draw:frame>
        <draw:frame draw:style-name="gr1" draw:text-style-name="P2" draw:layer="layout" svg:width="9.866cm" svg:height="0.475cm" svg:x="2.2cm" svg:y="3.09cm">
          <draw:text-box>
            <text:p text:style-name="P1"><text:span text:style-name="T4">Ministerial behaviour is consistent with its standards.</text:span></text:p>
          </draw:text-box>
        </draw:frame>
        <draw:frame draw:style-name="gr1" draw:text-style-name="P2" draw:layer="layout" svg:width="15.793cm" svg:height="0.475cm" svg:x="2.2cm" svg:y="4.004cm">
          <draw:text-box>
            <text:p text:style-name="P1"><text:span text:style-name="T7">8. </text:span><text:span text:style-name="T4"><text:s/>The </text:span><text:span text:style-name="T10">Ministerial Code</text:span><text:span text:style-name="T4"> encapsulates the role of Cabinet Committees in identifying, </text:span></text:p>
          </draw:text-box>
        </draw:frame>
        <draw:frame draw:style-name="gr1" draw:text-style-name="P2" draw:layer="layout" svg:width="16.385cm" svg:height="0.475cm" svg:x="2.2cm" svg:y="4.568cm">
          <draw:text-box>
            <text:p text:style-name="P1"><text:span text:style-name="T4">testing and developing policy options; analysing and mitigating risks; and debating and </text:span></text:p>
          </draw:text-box>
        </draw:frame>
        <draw:frame draw:style-name="gr1" draw:text-style-name="P2" draw:layer="layout" svg:width="16.347cm" svg:height="0.475cm" svg:x="2.2cm" svg:y="5.133cm">
          <draw:text-box>
            <text:p text:style-name="P1"><text:span text:style-name="T4">honing proposals until they are endorsed across government. Cabinet Committees are </text:span></text:p>
          </draw:text-box>
        </draw:frame>
        <draw:frame draw:style-name="gr1" draw:text-style-name="P2" draw:layer="layout" svg:width="12.211cm" svg:height="0.475cm" svg:x="2.2cm" svg:y="5.697cm">
          <draw:text-box>
            <text:p text:style-name="P1"><text:span text:style-name="T4">relied on every day to keep the process of policy-making moving.</text:span></text:p>
          </draw:text-box>
        </draw:frame>
        <draw:frame draw:style-name="gr1" draw:text-style-name="P2" draw:layer="layout" svg:width="15.653cm" svg:height="0.475cm" svg:x="2.2cm" svg:y="6.612cm">
          <draw:text-box>
            <text:p text:style-name="P1"><text:span text:style-name="T7">9. </text:span><text:span text:style-name="T4"><text:s/>Although the practice of using Cabinet Committees has been a constant feature </text:span></text:p>
          </draw:text-box>
        </draw:frame>
        <draw:frame draw:style-name="gr1" draw:text-style-name="P2" draw:layer="layout" svg:width="15.052cm" svg:height="0.475cm" svg:x="2.2cm" svg:y="7.176cm">
          <draw:text-box>
            <text:p text:style-name="P1"><text:span text:style-name="T4">over many decades, the number of Committees, the subjects they consider and </text:span></text:p>
          </draw:text-box>
        </draw:frame>
        <draw:frame draw:style-name="gr1" draw:text-style-name="P2" draw:layer="layout" svg:width="15.61cm" svg:height="0.475cm" svg:x="2.2cm" svg:y="7.741cm">
          <draw:text-box>
            <text:p text:style-name="P1"><text:span text:style-name="T4">the way in which they are used has evolved, and has varied from Prime Minister to </text:span></text:p>
          </draw:text-box>
        </draw:frame>
        <draw:frame draw:style-name="gr1" draw:text-style-name="P2" draw:layer="layout" svg:width="2.8cm" svg:height="0.475cm" svg:x="2.2cm" svg:y="8.305cm">
          <draw:text-box>
            <text:p text:style-name="P1"><text:span text:style-name="T4">Prime Minister.</text:span></text:p>
          </draw:text-box>
        </draw:frame>
        <draw:frame draw:style-name="gr1" draw:text-style-name="P2" draw:layer="layout" svg:width="16.707cm" svg:height="0.475cm" svg:x="2.2cm" svg:y="9.22cm">
          <draw:text-box>
            <text:p text:style-name="P1"><text:span text:style-name="T7">10. </text:span><text:span text:style-name="T4"><text:s/>Discussion in full Cabinet meetings differs from that in Cabinet Committees. Cabinet </text:span></text:p>
          </draw:text-box>
        </draw:frame>
        <draw:frame draw:style-name="gr1" draw:text-style-name="P2" draw:layer="layout" svg:width="13.985cm" svg:height="0.475cm" svg:x="2.2cm" svg:y="9.784cm">
          <draw:text-box>
            <text:p text:style-name="P1"><text:span text:style-name="T4">would not normally be expected to explore the detailed aspects of a policy.</text:span></text:p>
          </draw:text-box>
        </draw:frame>
        <draw:frame draw:style-name="gr1" draw:text-style-name="P2" draw:layer="layout" svg:width="15.246cm" svg:height="0.475cm" svg:x="2.2cm" svg:y="10.698cm">
          <draw:text-box>
            <text:p text:style-name="P1"><text:span text:style-name="T7">11. </text:span><text:span text:style-name="T4"><text:s/>In his</text:span><text:span text:style-name="T10"> Statement of Reasons</text:span><text:span text:style-name="T4"> for the exercise of the executive override under </text:span></text:p>
          </draw:text-box>
        </draw:frame>
        <draw:frame draw:style-name="gr1" draw:text-style-name="P2" draw:layer="layout" svg:width="16.516cm" svg:height="0.475cm" svg:x="2.2cm" svg:y="11.263cm">
          <draw:text-box>
            <text:p text:style-name="P1"><text:span text:style-name="T4">Section 53 of the Freedom of Information Act 2000 (the ‘Ministerial Veto’) to prevent the </text:span></text:p>
          </draw:text-box>
        </draw:frame>
        <draw:frame draw:style-name="gr1" draw:text-style-name="P2" draw:layer="layout" svg:width="15.881cm" svg:height="0.475cm" svg:x="2.2cm" svg:y="11.827cm">
          <draw:text-box>
            <text:p text:style-name="P1"><text:span text:style-name="T4">disclosure of the minutes of meetings of Cabinet on 13 and 17 March 2003, Mr Jack </text:span></text:p>
          </draw:text-box>
        </draw:frame>
        <draw:frame draw:style-name="gr1" draw:text-style-name="P2" draw:layer="layout" svg:width="16.203cm" svg:height="0.475cm" svg:x="2.2cm" svg:y="12.392cm">
          <draw:text-box>
            <text:p text:style-name="P1"><text:span text:style-name="T4">Straw, Lord Chancellor from 2007 to 2010, set out the then Government’s perspective </text:span></text:p>
          </draw:text-box>
        </draw:frame>
        <draw:frame draw:style-name="gr1" draw:text-style-name="P2" draw:layer="layout" svg:width="5.184cm" svg:height="0.475cm" svg:x="2.2cm" svg:y="12.956cm">
          <draw:text-box>
            <text:p text:style-name="P1"><text:span text:style-name="T4">on the functions of Cabinet.</text:span></text:p>
          </draw:text-box>
        </draw:frame>
        <draw:frame draw:style-name="gr1" draw:text-style-name="P2" draw:layer="layout" svg:width="3.799cm" svg:height="0.475cm" svg:x="2.2cm" svg:y="13.871cm">
          <draw:text-box>
            <text:p text:style-name="P1"><text:span text:style-name="T7">12. </text:span><text:span text:style-name="T4"><text:s/>Mr Straw wrote:</text:span></text:p>
          </draw:text-box>
        </draw:frame>
        <draw:frame draw:style-name="gr1" draw:text-style-name="P2" draw:layer="layout" svg:width="15.429cm" svg:height="0.475cm" svg:x="2.95cm" svg:y="14.785cm">
          <draw:text-box>
            <text:p text:style-name="P1"><text:span text:style-name="T4">“</text:span><text:span text:style-name="T4">Serious and controversial decisions must be taken with free, frank – even blunt – </text:span></text:p>
          </draw:text-box>
        </draw:frame>
        <draw:frame draw:style-name="gr1" draw:text-style-name="P2" draw:layer="layout" svg:width="14.311cm" svg:height="0.475cm" svg:x="2.95cm" svg:y="15.35cm">
          <draw:text-box>
            <text:p text:style-name="P1"><text:span text:style-name="T4">deliberation between colleagues. Dialogue must be fearless. Ministers must </text:span></text:p>
          </draw:text-box>
        </draw:frame>
        <draw:frame draw:style-name="gr1" draw:text-style-name="P2" draw:layer="layout" svg:width="14.772cm" svg:height="0.475cm" svg:x="2.95cm" svg:y="15.914cm">
          <draw:text-box>
            <text:p text:style-name="P1"><text:span text:style-name="T4">have the confidence to challenge each other in private. They must ensure that </text:span></text:p>
          </draw:text-box>
        </draw:frame>
        <draw:frame draw:style-name="gr1" draw:text-style-name="P2" draw:layer="layout" svg:width="14.967cm" svg:height="0.475cm" svg:x="2.95cm" svg:y="16.478cm">
          <draw:text-box>
            <text:p text:style-name="P1"><text:span text:style-name="T4">decisions have been properly thought through, sounding out all the possibilities </text:span></text:p>
          </draw:text-box>
        </draw:frame>
        <draw:frame draw:style-name="gr1" draw:text-style-name="P2" draw:layer="layout" svg:width="15.136cm" svg:height="0.475cm" svg:x="2.95cm" svg:y="17.043cm">
          <draw:text-box>
            <text:p text:style-name="P1"><text:span text:style-name="T4">before committing themselves to a course of action. They must not feel inhibited </text:span></text:p>
          </draw:text-box>
        </draw:frame>
        <draw:frame draw:style-name="gr1" draw:text-style-name="P2" draw:layer="layout" svg:width="15.61cm" svg:height="0.475cm" svg:x="2.95cm" svg:y="17.607cm">
          <draw:text-box>
            <text:p text:style-name="P1"><text:span text:style-name="T4">from advancing opinions that may be unpopular or controversial. They must not be </text:span></text:p>
          </draw:text-box>
        </draw:frame>
        <draw:frame draw:style-name="gr1" draw:text-style-name="P2" draw:layer="layout" svg:width="15.293cm" svg:height="0.475cm" svg:x="2.95cm" svg:y="18.172cm">
          <draw:text-box>
            <text:p text:style-name="P1"><text:span text:style-name="T4">deflected from expressing dissent by the fear that they may be held personally to </text:span></text:p>
          </draw:text-box>
        </draw:frame>
        <draw:frame draw:style-name="gr1" draw:text-style-name="P2" draw:layer="layout" svg:width="7.94cm" svg:height="0.475cm" svg:x="2.95cm" svg:y="18.736cm">
          <draw:text-box>
            <text:p text:style-name="P1"><text:span text:style-name="T4">account for views that are later cast aside.</text:span></text:p>
          </draw:text-box>
        </draw:frame>
        <draw:frame draw:style-name="gr1" draw:text-style-name="P2" draw:layer="layout" svg:width="15.208cm" svg:height="0.475cm" svg:x="2.95cm" svg:y="19.651cm">
          <draw:text-box>
            <text:p text:style-name="P1"><text:span text:style-name="T4">“</text:span><text:span text:style-name="T4">Discussions of this nature will not however take place without a private space in </text:span></text:p>
          </draw:text-box>
        </draw:frame>
        <draw:frame draw:style-name="gr1" draw:text-style-name="P2" draw:layer="layout" svg:width="15.653cm" svg:height="0.475cm" svg:x="2.95cm" svg:y="20.215cm">
          <draw:text-box>
            <text:p text:style-name="P1"><text:span text:style-name="T4">which thoughts can be voiced without fear of reprisal, or publicity. Cabinet provides </text:span></text:p>
          </draw:text-box>
        </draw:frame>
        <draw:frame draw:style-name="gr1" draw:text-style-name="P2" draw:layer="layout" svg:width="14.865cm" svg:height="0.475cm" svg:x="2.95cm" svg:y="20.78cm">
          <draw:text-box>
            <text:p text:style-name="P1"><text:span text:style-name="T4">this space. If there cannot be frank discussion of the most important matters of </text:span></text:p>
          </draw:text-box>
        </draw:frame>
        <draw:frame draw:style-name="gr1" draw:text-style-name="P2" draw:layer="layout" svg:width="15.733cm" svg:height="0.475cm" svg:x="2.95cm" svg:y="21.344cm">
          <draw:text-box>
            <text:p text:style-name="P1"><text:span text:style-name="T4">Government policy at Cabinet, it may not occur at all. Cabinet decision taking could </text:span></text:p>
          </draw:text-box>
        </draw:frame>
        <draw:frame draw:style-name="gr1" draw:text-style-name="P2" draw:layer="layout" svg:width="15.924cm" svg:height="0.475cm" svg:x="2.95cm" svg:y="21.908cm">
          <draw:text-box>
            <text:p text:style-name="P1"><text:span text:style-name="T4">increasingly be drawn into more informal channels, with attendant dangers of lack of </text:span></text:p>
          </draw:text-box>
        </draw:frame>
        <draw:frame draw:style-name="gr1" draw:text-style-name="P2" draw:layer="layout" svg:width="14.539cm" svg:height="0.475cm" svg:x="2.95cm" svg:y="22.473cm">
          <draw:text-box>
            <text:p text:style-name="P1"><text:span text:style-name="T4">rigour, lack of proper accountability, and lack of proper recording of decisions.</text:span></text:p>
          </draw:text-box>
        </draw:frame>
        <draw:frame draw:style-name="gr1" draw:text-style-name="P2" draw:layer="layout" svg:width="0.425cm" svg:height="0.475cm" svg:x="2.95cm" svg:y="23.387cm">
          <draw:text-box>
            <text:p text:style-name="P1"><text:span text:style-name="T4">…</text:span></text:p>
          </draw:text-box>
        </draw:frame>
        <draw:frame draw:style-name="gr1" draw:text-style-name="P2" draw:layer="layout" svg:width="14.87cm" svg:height="0.475cm" svg:x="2.95cm" svg:y="24.302cm">
          <draw:text-box>
            <text:p text:style-name="P1"><text:span text:style-name="T4">“</text:span><text:span text:style-name="T4">The [Information] Tribunal thought that the deployment of troops was a hugely </text:span></text:p>
          </draw:text-box>
        </draw:frame>
        <draw:frame draw:style-name="gr1" draw:text-style-name="P2" draw:layer="layout" svg:width="15.835cm" svg:height="0.475cm" svg:x="2.95cm" svg:y="24.866cm">
          <draw:text-box>
            <text:p text:style-name="P1"><text:span text:style-name="T4">important step in the nation’s recent history and that Cabinet should be accountable </text:span></text:p>
          </draw:text-box>
        </draw:frame>
        <draw:frame draw:style-name="gr1" draw:text-style-name="P2" draw:layer="layout" svg:width="15.416cm" svg:height="0.475cm" svg:x="2.95cm" svg:y="25.431cm">
          <draw:text-box>
            <text:p text:style-name="P1"><text:span text:style-name="T4">for it. I also believe that to be the case, but accountability for this decision – as for </text:span></text:p>
          </draw:text-box>
        </draw:frame>
        <draw:frame draw:style-name="gr1" draw:text-style-name="P2" draw:layer="layout" svg:width="15.314cm" svg:height="0.475cm" svg:x="2.95cm" svg:y="25.995cm">
          <draw:text-box>
            <text:p text:style-name="P1"><text:span text:style-name="T4">any other Cabinet decision – is properly with the Government as a whole and not </text:span></text:p>
          </draw:text-box>
        </draw:frame>
        <draw:frame draw:style-name="gr1" draw:text-style-name="P2" draw:layer="layout" svg:width="4.997cm" svg:height="0.475cm" svg:x="2.95cm" svg:y="26.56cm">
          <draw:text-box>
            <text:p text:style-name="P1"><text:span text:style-name="T4">with individual Ministers …</text:span></text:p>
          </draw:text-box>
        </draw:frame>
      </draw:page>
      <draw:page draw:name="page5" draw:style-name="dp1" draw:master-page-name="master-page28">
        <draw:frame draw:style-name="gr4" draw:text-style-name="P5" draw:layer="layout" svg:width="6.217cm" svg:height="0.395cm" svg:x="12.591cm" svg:y="1.138cm">
          <draw:text-box>
            <text:p text:style-name="P1"><text:span text:style-name="T6">2 <text:s/>| <text:s/>Decision-making within government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9</text:span></text:p>
          </draw:text-box>
        </draw:frame>
        <draw:frame draw:style-name="gr1" draw:text-style-name="P2" draw:layer="layout" svg:width="13.926cm" svg:height="0.475cm" svg:x="2.95cm" svg:y="2.525cm">
          <draw:text-box>
            <text:p text:style-name="P1"><text:span text:style-name="T4">“</text:span><text:span text:style-name="T4">Collective responsibility requires that Ministers should be able to express </text:span></text:p>
          </draw:text-box>
        </draw:frame>
        <draw:frame draw:style-name="gr1" draw:text-style-name="P2" draw:layer="layout" svg:width="14.789cm" svg:height="0.475cm" svg:x="2.95cm" svg:y="3.09cm">
          <draw:text-box>
            <text:p text:style-name="P1"><text:span text:style-name="T4">their views frankly in the expectation that they can argue freely in private while </text:span></text:p>
          </draw:text-box>
        </draw:frame>
        <draw:frame draw:style-name="gr1" draw:text-style-name="P2" draw:layer="layout" svg:width="12.105cm" svg:height="0.475cm" svg:x="2.95cm" svg:y="3.654cm">
          <draw:text-box>
            <text:p text:style-name="P1"><text:span text:style-name="T4">maintaining a united front when decisions have been reached …</text:span></text:p>
          </draw:text-box>
        </draw:frame>
        <draw:frame draw:style-name="gr1" draw:text-style-name="P2" draw:layer="layout" svg:width="14.125cm" svg:height="0.475cm" svg:x="2.95cm" svg:y="4.568cm">
          <draw:text-box>
            <text:p text:style-name="P1"><text:span text:style-name="T4">“</text:span><text:span text:style-name="T4">If permitted to demonstrate their degree of attachment to any given policy, </text:span></text:p>
          </draw:text-box>
        </draw:frame>
        <draw:frame draw:style-name="gr1" draw:text-style-name="P2" draw:layer="layout" svg:width="14.586cm" svg:height="0.475cm" svg:x="2.95cm" svg:y="5.133cm">
          <draw:text-box>
            <text:p text:style-name="P1"><text:span text:style-name="T4">Ministers could absolve themselves from responsibility for decisions that they </text:span></text:p>
          </draw:text-box>
        </draw:frame>
        <draw:frame draw:style-name="gr1" draw:text-style-name="P2" draw:layer="layout" svg:width="15.496cm" svg:height="0.475cm" svg:x="2.95cm" svg:y="5.697cm">
          <draw:text-box>
            <text:p text:style-name="P1"><text:span text:style-name="T4">have nevertheless agreed to stand by … Thus, every Minister in the 2003 Cabinet </text:span></text:p>
          </draw:text-box>
        </draw:frame>
        <draw:frame draw:style-name="gr1" draw:text-style-name="P2" draw:layer="layout" svg:width="15.056cm" svg:height="0.475cm" svg:x="2.95cm" svg:y="6.262cm">
          <draw:text-box>
            <text:p text:style-name="P1"><text:span text:style-name="T4">could legitimately be held to account for the decision to use armed force in Iraq. </text:span></text:p>
          </draw:text-box>
        </draw:frame>
        <draw:frame draw:style-name="gr1" draw:text-style-name="P2" draw:layer="layout" svg:width="15.259cm" svg:height="0.475cm" svg:x="2.95cm" svg:y="6.826cm">
          <draw:text-box>
            <text:p text:style-name="P1"><text:span text:style-name="T4">The resignation of Ministers at the time of this particular decision recognised and </text:span></text:p>
          </draw:text-box>
        </draw:frame>
        <draw:frame draw:style-name="gr1" draw:text-style-name="P2" draw:layer="layout" svg:width="4.536cm" svg:height="0.475cm" svg:x="2.95cm" svg:y="7.391cm">
          <draw:text-box>
            <text:p text:style-name="P1"><text:span text:style-name="T4">reinforced that principle.</text:span></text:p>
          </draw:text-box>
        </draw:frame>
        <draw:frame draw:style-name="gr1" draw:text-style-name="P2" draw:layer="layout" svg:width="15.014cm" svg:height="0.475cm" svg:x="2.95cm" svg:y="8.305cm">
          <draw:text-box>
            <text:p text:style-name="P1"><text:span text:style-name="T4">“… </text:span><text:span text:style-name="T4">The Government is committed to ensuring public participation in its decision </text:span></text:p>
          </draw:text-box>
        </draw:frame>
        <draw:frame draw:style-name="gr1" draw:text-style-name="P2" draw:layer="layout" svg:width="15.331cm" svg:height="0.475cm" svg:x="2.95cm" svg:y="8.87cm">
          <draw:text-box>
            <text:p text:style-name="P1"><text:span text:style-name="T4">making: it exposes its thinking to Parliament and public via parliamentary debate, </text:span></text:p>
          </draw:text-box>
        </draw:frame>
        <draw:frame draw:style-name="gr1" draw:text-style-name="P2" draw:layer="layout" svg:width="10.471cm" svg:height="0.475cm" svg:x="2.95cm" svg:y="9.434cm">
          <draw:text-box>
            <text:p text:style-name="P1"><text:span text:style-name="T4">public consultation, and engagement with the media …”</text:span></text:p>
          </draw:text-box>
        </draw:frame>
        <draw:frame draw:style-name="gr1" draw:text-style-name="P2" draw:layer="layout" svg:width="15.555cm" svg:height="0.475cm" svg:x="2.2cm" svg:y="10.348cm">
          <draw:text-box>
            <text:p text:style-name="P1"><text:span text:style-name="T7">13. </text:span><text:span text:style-name="T4"><text:s/>Mr Straw also described a “decision to commit British Service Personnel to an </text:span></text:p>
          </draw:text-box>
        </draw:frame>
        <draw:frame draw:style-name="gr1" draw:text-style-name="P2" draw:layer="layout" svg:width="10.67cm" svg:height="0.475cm" svg:x="2.2cm" svg:y="10.913cm">
          <draw:text-box>
            <text:p text:style-name="P1"><text:span text:style-name="T4">armed conflict” as being an “exceptionally serious” issue.</text:span></text:p>
          </draw:text-box>
        </draw:frame>
        <draw:frame draw:style-name="gr1" draw:text-style-name="P2" draw:layer="layout" svg:width="15.47cm" svg:height="0.475cm" svg:x="2.2cm" svg:y="11.827cm">
          <draw:text-box>
            <text:p text:style-name="P1"><text:span text:style-name="T7">14. </text:span><text:span text:style-name="T4"><text:s/>Many of Mr Straw’s points were reiterated by Mr Dominic Grieve, the Attorney </text:span></text:p>
          </draw:text-box>
        </draw:frame>
        <draw:frame draw:style-name="gr1" draw:text-style-name="P2" draw:layer="layout" svg:width="8.325cm" svg:height="0.475cm" svg:x="2.2cm" svg:y="12.392cm">
          <draw:text-box>
            <text:p text:style-name="P1"><text:span text:style-name="T4">General, when maintaining the veto in 2012.</text:span></text:p>
          </draw:text-box>
        </draw:frame>
        <draw:frame draw:style-name="gr1" draw:text-style-name="P2" draw:layer="layout" svg:width="16.334cm" svg:height="0.475cm" svg:x="2.2cm" svg:y="13.306cm">
          <draw:text-box>
            <text:p text:style-name="P1"><text:span text:style-name="T7">15. </text:span><text:span text:style-name="T4"><text:s/>Mr Geoff Hoon, Defence Secretary from 1999 to 2005, told the Inquiry that he had:</text:span></text:p>
          </draw:text-box>
        </draw:frame>
        <draw:frame draw:style-name="gr1" draw:text-style-name="P2" draw:layer="layout" svg:width="14.73cm" svg:height="0.475cm" svg:x="2.95cm" svg:y="14.221cm">
          <draw:text-box>
            <text:p text:style-name="P1"><text:span text:style-name="T4">“… </text:span><text:span text:style-name="T4">always seen the position of any Secretary of State as being in a sense the </text:span></text:p>
          </draw:text-box>
        </draw:frame>
        <draw:frame draw:style-name="gr1" draw:text-style-name="P2" draw:layer="layout" svg:width="16.046cm" svg:height="0.475cm" svg:x="2.95cm" svg:y="14.785cm">
          <draw:text-box>
            <text:p text:style-name="P1"><text:span text:style-name="T4">department’s voice in the Cabinet, but equally, the Cabinet’s voice in the department. </text:span></text:p>
          </draw:text-box>
        </draw:frame>
        <draw:frame draw:style-name="gr1" draw:text-style-name="P2" draw:layer="layout" svg:width="5.59cm" svg:height="0.475cm" svg:x="2.95cm" svg:y="15.35cm">
          <draw:text-box>
            <text:p text:style-name="P1"><text:span text:style-name="T4">So it is a two-way process …”</text:span></text:p>
          </draw:text-box>
        </draw:frame>
        <draw:frame draw:style-name="gr6" draw:text-style-name="P7" draw:layer="layout" svg:width="0.246cm" svg:height="0.276cm" svg:x="8.525cm" svg:y="15.368cm">
          <draw:text-box>
            <text:p text:style-name="P1"><text:span text:style-name="T11">2</text:span></text:p>
          </draw:text-box>
        </draw:frame>
        <draw:frame draw:style-name="gr5" draw:text-style-name="P6" draw:layer="layout" svg:width="5.662cm" svg:height="0.556cm" svg:x="2.2cm" svg:y="16.471cm">
          <draw:text-box>
            <text:p text:style-name="P1"><text:span text:style-name="T9">Role of the Civil Service</text:span></text:p>
          </draw:text-box>
        </draw:frame>
        <draw:frame draw:style-name="gr1" draw:text-style-name="P2" draw:layer="layout" svg:width="5.463cm" svg:height="0.475cm" svg:x="2.2cm" svg:y="17.499cm">
          <draw:text-box>
            <text:p text:style-name="P1"><text:span text:style-name="T1">THE CABINET SECRETARY</text:span></text:p>
          </draw:text-box>
        </draw:frame>
        <draw:frame draw:style-name="gr1" draw:text-style-name="P2" draw:layer="layout" svg:width="16.546cm" svg:height="0.475cm" svg:x="2.2cm" svg:y="18.263cm">
          <draw:text-box>
            <text:p text:style-name="P1"><text:span text:style-name="T7">16. </text:span><text:span text:style-name="T4"><text:s/>The Cabinet Secretary is the most senior civil servant providing policy advice to the </text:span></text:p>
          </draw:text-box>
        </draw:frame>
        <draw:frame draw:style-name="gr1" draw:text-style-name="P2" draw:layer="layout" svg:width="2.8cm" svg:height="0.475cm" svg:x="2.2cm" svg:y="18.828cm">
          <draw:text-box>
            <text:p text:style-name="P1"><text:span text:style-name="T4">Prime Minister.</text:span></text:p>
          </draw:text-box>
        </draw:frame>
        <draw:frame draw:style-name="gr1" draw:text-style-name="P2" draw:layer="layout" svg:width="16.16cm" svg:height="0.475cm" svg:x="2.2cm" svg:y="19.742cm">
          <draw:text-box>
            <text:p text:style-name="P1"><text:span text:style-name="T7">17. </text:span><text:span text:style-name="T4"><text:s/>There is no fixed set of functions attached to the role. Priorities and objectives for </text:span></text:p>
          </draw:text-box>
        </draw:frame>
        <draw:frame draw:style-name="gr1" draw:text-style-name="P2" draw:layer="layout" svg:width="10.509cm" svg:height="0.475cm" svg:x="2.2cm" svg:y="20.307cm">
          <draw:text-box>
            <text:p text:style-name="P1"><text:span text:style-name="T4">each appointee are set by the Prime Minister of the day.</text:span></text:p>
          </draw:text-box>
        </draw:frame>
        <draw:frame draw:style-name="gr1" draw:text-style-name="P2" draw:layer="layout" svg:width="15.026cm" svg:height="0.475cm" svg:x="2.2cm" svg:y="21.221cm">
          <draw:text-box>
            <text:p text:style-name="P1"><text:span text:style-name="T7">18. </text:span><text:span text:style-name="T4"><text:s/>Certain responsibilities sit by convention and long practice with the Cabinet </text:span></text:p>
          </draw:text-box>
        </draw:frame>
        <draw:frame draw:style-name="gr1" draw:text-style-name="P2" draw:layer="layout" svg:width="1.937cm" svg:height="0.475cm" svg:x="2.2cm" svg:y="21.786cm">
          <draw:text-box>
            <text:p text:style-name="P1"><text:span text:style-name="T4">Secretary:</text:span></text:p>
          </draw:text-box>
        </draw:frame>
        <draw:frame draw:style-name="gr2" draw:text-style-name="P3" draw:layer="layout" svg:width="0.634cm" svg:height="0.712cm" svg:x="2.95cm" svg:y="22.5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88cm" svg:height="0.475cm" svg:x="3.7cm" svg:y="22.7cm">
          <draw:text-box>
            <text:p text:style-name="P1"><text:span text:style-name="T4">overall responsibility for security and intelligence systems and structures </text:span></text:p>
          </draw:text-box>
        </draw:frame>
        <draw:frame draw:style-name="gr1" draw:text-style-name="P2" draw:layer="layout" svg:width="13.722cm" svg:height="0.475cm" svg:x="3.7cm" svg:y="23.265cm">
          <draw:text-box>
            <text:p text:style-name="P1"><text:span text:style-name="T4">(in 2003, day-to-day responsibility was delegated to Sir David Omand by 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frame draw:style-name="gr1" draw:text-style-name="P2" draw:layer="layout" svg:width="3.935cm" svg:height="0.475cm" svg:x="3.7cm" svg:y="23.829cm">
          <draw:text-box>
            <text:p text:style-name="P1"><text:span text:style-name="T4">Sir Andrew Turnbull);</text:span></text:p>
          </draw:text-box>
        </draw:frame>
        <draw:frame draw:style-name="gr8" draw:text-style-name="P9" draw:layer="layout" svg:width="0.205cm" svg:height="0.23cm" svg:x="2.2cm" svg:y="26.796cm">
          <draw:text-box>
            <text:p text:style-name="P1"><text:span text:style-name="T12">2 </text:span></text:p>
          </draw:text-box>
        </draw:frame>
        <draw:frame draw:style-name="gr4" draw:text-style-name="P5" draw:layer="layout" svg:width="6.784cm" svg:height="0.395cm" svg:x="2.417cm" svg:y="26.781cm">
          <draw:text-box>
            <text:p text:style-name="P1"><text:span text:style-name="T13">Public hearing, 19 January 2010, page 178.</text:span></text:p>
          </draw:text-box>
        </draw:frame>
      </draw:page>
      <draw:page draw:name="page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0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53cm" svg:height="0.475cm" svg:x="3.7cm" svg:y="2.525cm">
          <draw:text-box>
            <text:p text:style-name="P1"><text:span text:style-name="T4">responsibility for the machinery of Government (including the division of </text:span></text:p>
          </draw:text-box>
        </draw:frame>
        <draw:frame draw:style-name="gr1" draw:text-style-name="P2" draw:layer="layout" svg:width="13.532cm" svg:height="0.475cm" svg:x="3.7cm" svg:y="3.09cm">
          <draw:text-box>
            <text:p text:style-name="P1"><text:span text:style-name="T4">departmental responsibilities and the Cabinet Committee structure); and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764cm" svg:height="0.475cm" svg:x="3.7cm" svg:y="3.754cm">
          <draw:text-box>
            <text:p text:style-name="P1"><text:span text:style-name="T4">the organisation and recording of Cabinet meetings.</text:span></text:p>
          </draw:text-box>
        </draw:frame>
        <draw:frame draw:style-name="gr1" draw:text-style-name="P2" draw:layer="layout" svg:width="16.44cm" svg:height="0.475cm" svg:x="2.2cm" svg:y="4.668cm">
          <draw:text-box>
            <text:p text:style-name="P1"><text:span text:style-name="T7">19. </text:span><text:span text:style-name="T4"><text:s/>Particularly in relation to the latter two responsibilities, the Cabinet Secretary has a </text:span></text:p>
          </draw:text-box>
        </draw:frame>
        <draw:frame draw:style-name="gr1" draw:text-style-name="P2" draw:layer="layout" svg:width="16.237cm" svg:height="0.475cm" svg:x="2.2cm" svg:y="5.233cm">
          <draw:text-box>
            <text:p text:style-name="P1"><text:span text:style-name="T4">dual responsibility to the Prime Minister and to Cabinet collectively, and to both former </text:span></text:p>
          </draw:text-box>
        </draw:frame>
        <draw:frame draw:style-name="gr1" draw:text-style-name="P2" draw:layer="layout" svg:width="4.612cm" svg:height="0.475cm" svg:x="2.2cm" svg:y="5.797cm">
          <draw:text-box>
            <text:p text:style-name="P1"><text:span text:style-name="T4">and future governments.</text:span></text:p>
          </draw:text-box>
        </draw:frame>
        <draw:frame draw:style-name="gr1" draw:text-style-name="P2" draw:layer="layout" svg:width="8.651cm" svg:height="0.475cm" svg:x="2.2cm" svg:y="6.712cm">
          <draw:text-box>
            <text:p text:style-name="P1"><text:span text:style-name="T7">20. </text:span><text:span text:style-name="T4"><text:s/>In 2009, three former Cabinet Secretaries</text:span></text:p>
          </draw:text-box>
        </draw:frame>
        <draw:frame draw:style-name="gr6" draw:text-style-name="P7" draw:layer="layout" svg:width="0.246cm" svg:height="0.276cm" svg:x="10.789cm" svg:y="6.731cm">
          <draw:text-box>
            <text:p text:style-name="P1"><text:span text:style-name="T11">3</text:span></text:p>
          </draw:text-box>
        </draw:frame>
        <draw:frame draw:style-name="gr1" draw:text-style-name="P2" draw:layer="layout" svg:width="5.938cm" svg:height="0.475cm" svg:x="10.926cm" svg:y="6.712cm">
          <draw:text-box>
            <text:p text:style-name="P1"><text:span text:style-name="T4"><text:s/></text:span><text:span text:style-name="T4">told the House of Lords Select </text:span></text:p>
          </draw:text-box>
        </draw:frame>
        <draw:frame draw:style-name="gr1" draw:text-style-name="P2" draw:layer="layout" svg:width="5.836cm" svg:height="0.475cm" svg:x="2.2cm" svg:y="7.276cm">
          <draw:text-box>
            <text:p text:style-name="P1"><text:span text:style-name="T4">Committee on the Constitution:</text:span></text:p>
          </draw:text-box>
        </draw:frame>
        <draw:frame draw:style-name="gr1" draw:text-style-name="P2" draw:layer="layout" svg:width="14.658cm" svg:height="0.475cm" svg:x="2.95cm" svg:y="8.191cm">
          <draw:text-box>
            <text:p text:style-name="P1"><text:span text:style-name="T4">“… </text:span><text:span text:style-name="T4">each of us, as Secretary of the Cabinet, has been constantly conscious of </text:span></text:p>
          </draw:text-box>
        </draw:frame>
        <draw:frame draw:style-name="gr1" draw:text-style-name="P2" draw:layer="layout" svg:width="15.297cm" svg:height="0.475cm" svg:x="2.95cm" svg:y="8.755cm">
          <draw:text-box>
            <text:p text:style-name="P1"><text:span text:style-name="T4">his responsibility to the Cabinet collectively and of the need to have regard to the </text:span></text:p>
          </draw:text-box>
        </draw:frame>
        <draw:frame draw:style-name="gr1" draw:text-style-name="P2" draw:layer="layout" svg:width="15.864cm" svg:height="0.475cm" svg:x="2.95cm" svg:y="9.32cm">
          <draw:text-box>
            <text:p text:style-name="P1"><text:span text:style-name="T4">needs and responsibilities of the other members of the Cabinet (and indeed of other </text:span></text:p>
          </draw:text-box>
        </draw:frame>
        <draw:frame draw:style-name="gr1" draw:text-style-name="P2" draw:layer="layout" svg:width="15.852cm" svg:height="0.475cm" svg:x="2.95cm" svg:y="9.884cm">
          <draw:text-box>
            <text:p text:style-name="P1"><text:span text:style-name="T4">Ministers) as well of those of the Prime Minister. That has coloured our relationships </text:span></text:p>
          </draw:text-box>
        </draw:frame>
        <draw:frame draw:style-name="gr1" draw:text-style-name="P2" draw:layer="layout" svg:width="14.4cm" svg:height="0.475cm" svg:x="2.95cm" svg:y="10.448cm">
          <draw:text-box>
            <text:p text:style-name="P1"><text:span text:style-name="T4">with Number 10 as well as those with other Ministers and their departments.”</text:span></text:p>
          </draw:text-box>
        </draw:frame>
        <draw:frame draw:style-name="gr6" draw:text-style-name="P7" draw:layer="layout" svg:width="0.246cm" svg:height="0.276cm" svg:x="17.303cm" svg:y="10.467cm">
          <draw:text-box>
            <text:p text:style-name="P1"><text:span text:style-name="T11">4</text:span></text:p>
          </draw:text-box>
        </draw:frame>
        <draw:frame draw:style-name="gr1" draw:text-style-name="P2" draw:layer="layout" svg:width="16.402cm" svg:height="0.475cm" svg:x="2.2cm" svg:y="11.363cm">
          <draw:text-box>
            <text:p text:style-name="P1"><text:span text:style-name="T7">21. </text:span><text:span text:style-name="T4"><text:s/>During Sir Andrew Turnbull’s tenure, the Cabinet Secretary was Head of the Home </text:span></text:p>
          </draw:text-box>
        </draw:frame>
        <draw:frame draw:style-name="gr1" draw:text-style-name="P2" draw:layer="layout" svg:width="15.83cm" svg:height="0.475cm" svg:x="2.2cm" svg:y="11.927cm">
          <draw:text-box>
            <text:p text:style-name="P1"><text:span text:style-name="T4">Civil Service, with leadership of the Civil Service as a whole. This role placed on the </text:span></text:p>
          </draw:text-box>
        </draw:frame>
        <draw:frame draw:style-name="gr1" draw:text-style-name="P2" draw:layer="layout" svg:width="16.698cm" svg:height="0.475cm" svg:x="2.2cm" svg:y="12.492cm">
          <draw:text-box>
            <text:p text:style-name="P1"><text:span text:style-name="T4">Cabinet Secretary a duty of care for the well-being of civil servants and the responsibility </text:span></text:p>
          </draw:text-box>
        </draw:frame>
        <draw:frame draw:style-name="gr1" draw:text-style-name="P2" draw:layer="layout" svg:width="3.969cm" svg:height="0.475cm" svg:x="2.2cm" svg:y="13.056cm">
          <draw:text-box>
            <text:p text:style-name="P1"><text:span text:style-name="T4">to be a fair employer.</text:span></text:p>
          </draw:text-box>
        </draw:frame>
        <draw:frame draw:style-name="gr1" draw:text-style-name="P2" draw:layer="layout" svg:width="15.157cm" svg:height="0.475cm" svg:x="2.2cm" svg:y="13.971cm">
          <draw:text-box>
            <text:p text:style-name="P1"><text:span text:style-name="T7">22. </text:span><text:span text:style-name="T4"><text:s/>The Cabinet Secretary has line management responsibility for departmental </text:span></text:p>
          </draw:text-box>
        </draw:frame>
        <draw:frame draw:style-name="gr1" draw:text-style-name="P2" draw:layer="layout" svg:width="7.694cm" svg:height="0.475cm" svg:x="2.2cm" svg:y="14.535cm">
          <draw:text-box>
            <text:p text:style-name="P1"><text:span text:style-name="T4">Permanent Secretaries across Whitehall.</text:span></text:p>
          </draw:text-box>
        </draw:frame>
        <draw:frame draw:style-name="gr1" draw:text-style-name="P2" draw:layer="layout" svg:width="15.962cm" svg:height="0.475cm" svg:x="2.2cm" svg:y="15.45cm">
          <draw:text-box>
            <text:p text:style-name="P1"><text:span text:style-name="T7">23. </text:span><text:span text:style-name="T4"><text:s/>The first edition of </text:span><text:span text:style-name="T10">The Cabinet Manual</text:span><text:span text:style-name="T4">, published in October 2011, ascribes the </text:span></text:p>
          </draw:text-box>
        </draw:frame>
        <draw:frame draw:style-name="gr1" draw:text-style-name="P2" draw:layer="layout" svg:width="10.907cm" svg:height="0.475cm" svg:x="2.2cm" svg:y="16.014cm">
          <draw:text-box>
            <text:p text:style-name="P1"><text:span text:style-name="T4">following specific responsibilities to the Cabinet Secretary:</text:span></text:p>
          </draw:text-box>
        </draw:frame>
        <draw:frame draw:style-name="gr2" draw:text-style-name="P3" draw:layer="layout" svg:width="0.634cm" svg:height="0.712cm" svg:x="2.95cm" svg:y="16.7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081cm" svg:height="0.475cm" svg:x="3.7cm" svg:y="16.928cm">
          <draw:text-box>
            <text:p text:style-name="P1"><text:span text:style-name="T4">“</text:span><text:span text:style-name="T4">The Cabinet Secretary is head of the Cabinet Secretariat.”</text:span></text:p>
          </draw:text-box>
        </draw:frame>
        <draw:frame draw:style-name="gr6" draw:text-style-name="P7" draw:layer="layout" svg:width="0.246cm" svg:height="0.276cm" svg:x="14.736cm" svg:y="16.947cm">
          <draw:text-box>
            <text:p text:style-name="P1"><text:span text:style-name="T11">5</text:span></text:p>
          </draw:text-box>
        </draw:frame>
        <draw:frame draw:style-name="gr2" draw:text-style-name="P3" draw:layer="layout" svg:width="0.634cm" svg:height="0.712cm" svg:x="2.95cm" svg:y="17.4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18cm" svg:height="0.475cm" svg:x="3.7cm" svg:y="17.593cm">
          <draw:text-box>
            <text:p text:style-name="P1"><text:span text:style-name="T4">“</text:span><text:span text:style-name="T4">The Cabinet Secretary, unless unavoidably absent, attends all meetings of </text:span></text:p>
          </draw:text-box>
        </draw:frame>
        <draw:frame draw:style-name="gr1" draw:text-style-name="P2" draw:layer="layout" svg:width="14.844cm" svg:height="0.475cm" svg:x="3.7cm" svg:y="18.157cm">
          <draw:text-box>
            <text:p text:style-name="P1"><text:span text:style-name="T4">Cabinet and is responsible for the smooth running of Cabinet meetings and for </text:span></text:p>
          </draw:text-box>
        </draw:frame>
        <draw:frame draw:style-name="gr1" draw:text-style-name="P2" draw:layer="layout" svg:width="9.633cm" svg:height="0.475cm" svg:x="3.7cm" svg:y="18.722cm">
          <draw:text-box>
            <text:p text:style-name="P1"><text:span text:style-name="T4">preparing records of its discussions and decisions.”</text:span></text:p>
          </draw:text-box>
        </draw:frame>
        <draw:frame draw:style-name="gr6" draw:text-style-name="P7" draw:layer="layout" svg:width="0.246cm" svg:height="0.276cm" svg:x="13.3cm" svg:y="18.741cm">
          <draw:text-box>
            <text:p text:style-name="P1"><text:span text:style-name="T11">6</text:span></text:p>
          </draw:text-box>
        </draw:frame>
        <draw:frame draw:style-name="gr2" draw:text-style-name="P3" draw:layer="layout" svg:width="0.634cm" svg:height="0.712cm" svg:x="2.95cm" svg:y="19.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71cm" svg:height="0.475cm" svg:x="3.7cm" svg:y="19.386cm">
          <draw:text-box>
            <text:p text:style-name="P1"><text:span text:style-name="T4">“</text:span><text:span text:style-name="T4">Permanent Secretaries are responsible to the Cabinet Secretary or the Head </text:span></text:p>
          </draw:text-box>
        </draw:frame>
        <draw:frame draw:style-name="gr1" draw:text-style-name="P2" draw:layer="layout" svg:width="14.192cm" svg:height="0.475cm" svg:x="3.7cm" svg:y="19.951cm">
          <draw:text-box>
            <text:p text:style-name="P1"><text:span text:style-name="T4">of the Civil Service for the effective day-to-day management of the relevant </text:span></text:p>
          </draw:text-box>
        </draw:frame>
        <draw:frame draw:style-name="gr1" draw:text-style-name="P2" draw:layer="layout" svg:width="13.104cm" svg:height="0.475cm" svg:x="3.7cm" svg:y="20.515cm">
          <draw:text-box>
            <text:p text:style-name="P1"><text:span text:style-name="T4">department, or the particular issues for which they are responsible …”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6" draw:text-style-name="P7" draw:layer="layout" svg:width="0.246cm" svg:height="0.276cm" svg:x="16.759cm" svg:y="20.534cm">
          <draw:text-box>
            <text:p text:style-name="P1"><text:span text:style-name="T11">7</text:span></text:p>
          </draw:text-box>
        </draw:frame>
        <draw:frame draw:style-name="gr8" draw:text-style-name="P9" draw:layer="layout" svg:width="0.205cm" svg:height="0.23cm" svg:x="2.2cm" svg:y="24.68cm">
          <draw:text-box>
            <text:p text:style-name="P1"><text:span text:style-name="T12">3 </text:span></text:p>
          </draw:text-box>
        </draw:frame>
        <draw:frame draw:style-name="gr4" draw:text-style-name="P5" draw:layer="layout" svg:width="12.308cm" svg:height="0.395cm" svg:x="2.417cm" svg:y="24.664cm">
          <draw:text-box>
            <text:p text:style-name="P1"><text:span text:style-name="T13">Lord Armstrong of Ilminster, Lord Butler of Brockwell and Lord Wilson of Dinton.</text:span></text:p>
          </draw:text-box>
        </draw:frame>
        <draw:frame draw:style-name="gr8" draw:text-style-name="P9" draw:layer="layout" svg:width="0.205cm" svg:height="0.23cm" svg:x="2.2cm" svg:y="25.103cm">
          <draw:text-box>
            <text:p text:style-name="P1"><text:span text:style-name="T12">4 </text:span></text:p>
          </draw:text-box>
        </draw:frame>
        <draw:frame draw:style-name="gr4" draw:text-style-name="P5" draw:layer="layout" svg:width="14.937cm" svg:height="0.395cm" svg:x="2.417cm" svg:y="25.087cm">
          <draw:text-box>
            <text:p text:style-name="P1"><text:span text:style-name="T13">Fourth Report from the House of Lords Select Committee on the Constitution, Session 2009-10, </text:span></text:p>
          </draw:text-box>
        </draw:frame>
        <draw:frame draw:style-name="gr4" draw:text-style-name="P5" draw:layer="layout" svg:width="10.01cm" svg:height="0.395cm" svg:x="2.2cm" svg:y="25.511cm">
          <draw:text-box>
            <text:p text:style-name="P1"><text:span text:style-name="T14">The Cabinet Office and the Centre of Government</text:span><text:span text:style-name="T13">, HL Paper 30.</text:span></text:p>
          </draw:text-box>
        </draw:frame>
        <draw:frame draw:style-name="gr8" draw:text-style-name="P9" draw:layer="layout" svg:width="0.205cm" svg:height="0.23cm" svg:x="2.2cm" svg:y="25.95cm">
          <draw:text-box>
            <text:p text:style-name="P1"><text:span text:style-name="T12">5 </text:span></text:p>
          </draw:text-box>
        </draw:frame>
        <draw:frame draw:style-name="gr4" draw:text-style-name="P5" draw:layer="layout" svg:width="9.422cm" svg:height="0.395cm" svg:x="2.417cm" svg:y="25.934cm">
          <draw:text-box>
            <text:p text:style-name="P1"><text:span text:style-name="T13">Cabinet Office, </text:span><text:span text:style-name="T14">The Cabinet Manual</text:span><text:span text:style-name="T13">, October 2011, page 36.</text:span></text:p>
          </draw:text-box>
        </draw:frame>
        <draw:frame draw:style-name="gr8" draw:text-style-name="P9" draw:layer="layout" svg:width="0.205cm" svg:height="0.23cm" svg:x="2.2cm" svg:y="26.373cm">
          <draw:text-box>
            <text:p text:style-name="P1"><text:span text:style-name="T12">6 </text:span></text:p>
          </draw:text-box>
        </draw:frame>
        <draw:frame draw:style-name="gr4" draw:text-style-name="P5" draw:layer="layout" svg:width="9.422cm" svg:height="0.395cm" svg:x="2.417cm" svg:y="26.357cm">
          <draw:text-box>
            <text:p text:style-name="P1"><text:span text:style-name="T13">Cabinet Office, </text:span><text:span text:style-name="T14">The Cabinet Manual</text:span><text:span text:style-name="T13">, October 2011, page 36.</text:span></text:p>
          </draw:text-box>
        </draw:frame>
        <draw:frame draw:style-name="gr8" draw:text-style-name="P9" draw:layer="layout" svg:width="0.205cm" svg:height="0.23cm" svg:x="2.2cm" svg:y="26.796cm">
          <draw:text-box>
            <text:p text:style-name="P1"><text:span text:style-name="T12">7 </text:span></text:p>
          </draw:text-box>
        </draw:frame>
        <draw:frame draw:style-name="gr4" draw:text-style-name="P5" draw:layer="layout" svg:width="9.422cm" svg:height="0.395cm" svg:x="2.417cm" svg:y="26.781cm">
          <draw:text-box>
            <text:p text:style-name="P1"><text:span text:style-name="T13">Cabinet Office, </text:span><text:span text:style-name="T14">The Cabinet Manual</text:span><text:span text:style-name="T13">, October 2011, page 58.</text:span></text:p>
          </draw:text-box>
        </draw:frame>
      </draw:page>
      <draw:page draw:name="page7" draw:style-name="dp1" draw:master-page-name="master-page28">
        <draw:frame draw:style-name="gr4" draw:text-style-name="P5" draw:layer="layout" svg:width="6.217cm" svg:height="0.395cm" svg:x="12.591cm" svg:y="1.138cm">
          <draw:text-box>
            <text:p text:style-name="P1"><text:span text:style-name="T6">2 <text:s/>| <text:s/>Decision-making within government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1</text:span></text:p>
          </draw:text-box>
        </draw:frame>
        <draw:frame draw:style-name="gr1" draw:text-style-name="P2" draw:layer="layout" svg:width="13.066cm" svg:height="0.475cm" svg:x="2.2cm" svg:y="2.525cm">
          <draw:text-box>
            <text:p text:style-name="P1"><text:span text:style-name="T7">24. </text:span><text:span text:style-name="T4"><text:s/>The </text:span><text:span text:style-name="T10">Manual</text:span><text:span text:style-name="T4"> also describes the Cabinet Secretary’s advisory role:</text:span></text:p>
          </draw:text-box>
        </draw:frame>
        <draw:frame draw:style-name="gr1" draw:text-style-name="P2" draw:layer="layout" svg:width="15.822cm" svg:height="0.475cm" svg:x="2.95cm" svg:y="3.44cm">
          <draw:text-box>
            <text:p text:style-name="P1"><text:span text:style-name="T4">“</text:span><text:span text:style-name="T4">The Prime Minister decides – with the advice of the Cabinet Secretary – the overall </text:span></text:p>
          </draw:text-box>
        </draw:frame>
        <draw:frame draw:style-name="gr1" draw:text-style-name="P2" draw:layer="layout" svg:width="15.28cm" svg:height="0.475cm" svg:x="2.95cm" svg:y="4.004cm">
          <draw:text-box>
            <text:p text:style-name="P1"><text:span text:style-name="T4">structure of the Cabinet committee system, including … the terms of reference of </text:span></text:p>
          </draw:text-box>
        </draw:frame>
        <draw:frame draw:style-name="gr1" draw:text-style-name="P2" draw:layer="layout" svg:width="4.841cm" svg:height="0.475cm" svg:x="2.95cm" svg:y="4.568cm">
          <draw:text-box>
            <text:p text:style-name="P1"><text:span text:style-name="T4">each Cabinet committee.”</text:span></text:p>
          </draw:text-box>
        </draw:frame>
        <draw:frame draw:style-name="gr6" draw:text-style-name="P7" draw:layer="layout" svg:width="0.246cm" svg:height="0.276cm" svg:x="7.773cm" svg:y="4.587cm">
          <draw:text-box>
            <text:p text:style-name="P1"><text:span text:style-name="T11">8</text:span></text:p>
          </draw:text-box>
        </draw:frame>
        <draw:frame draw:style-name="gr1" draw:text-style-name="P2" draw:layer="layout" svg:width="16.609cm" svg:height="0.475cm" svg:x="2.2cm" svg:y="5.483cm">
          <draw:text-box>
            <text:p text:style-name="P1"><text:span text:style-name="T7">25. </text:span><text:span text:style-name="T4"><text:s/>The </text:span><text:span text:style-name="T10">Manual</text:span><text:span text:style-name="T4">, according to Sir Gus O’Donnell’s preface, records “the current position </text:span></text:p>
          </draw:text-box>
        </draw:frame>
        <draw:frame draw:style-name="gr1" draw:text-style-name="P2" draw:layer="layout" svg:width="11.021cm" svg:height="0.475cm" svg:x="2.2cm" svg:y="6.047cm">
          <draw:text-box>
            <text:p text:style-name="P1"><text:span text:style-name="T4">rather than driving change”. It is quoted here on that basis.</text:span></text:p>
          </draw:text-box>
        </draw:frame>
        <draw:frame draw:style-name="gr1" draw:text-style-name="P2" draw:layer="layout" svg:width="5.73cm" svg:height="0.475cm" svg:x="2.2cm" svg:y="7.162cm">
          <draw:text-box>
            <text:p text:style-name="P1"><text:span text:style-name="T1">PERMANENT SECRETARIES</text:span></text:p>
          </draw:text-box>
        </draw:frame>
        <draw:frame draw:style-name="gr1" draw:text-style-name="P2" draw:layer="layout" svg:width="15.585cm" svg:height="0.475cm" svg:x="2.2cm" svg:y="7.926cm">
          <draw:text-box>
            <text:p text:style-name="P1"><text:span text:style-name="T7">26. </text:span><text:span text:style-name="T4"><text:s/>The Permanent Secretary (referred to in some departments as the Permanent </text:span></text:p>
          </draw:text-box>
        </draw:frame>
        <draw:frame draw:style-name="gr1" draw:text-style-name="P2" draw:layer="layout" svg:width="14.535cm" svg:height="0.475cm" svg:x="2.2cm" svg:y="8.491cm">
          <draw:text-box>
            <text:p text:style-name="P1"><text:span text:style-name="T4">Under Secretary or PUS) is the most senior civil servant within a government </text:span></text:p>
          </draw:text-box>
        </draw:frame>
        <draw:frame draw:style-name="gr1" draw:text-style-name="P2" draw:layer="layout" svg:width="15.043cm" svg:height="0.475cm" svg:x="2.2cm" svg:y="9.055cm">
          <draw:text-box>
            <text:p text:style-name="P1"><text:span text:style-name="T4">department. He or she is appointed Accounting Officer (AO) for that department.</text:span></text:p>
          </draw:text-box>
        </draw:frame>
        <draw:frame draw:style-name="gr1" draw:text-style-name="P2" draw:layer="layout" svg:width="14.967cm" svg:height="0.475cm" svg:x="2.2cm" svg:y="9.97cm">
          <draw:text-box>
            <text:p text:style-name="P1"><text:span text:style-name="T7">27. </text:span><text:span text:style-name="T4"><text:s/>The </text:span><text:span text:style-name="T10">Ministerial Code</text:span><text:span text:style-name="T4"> explained that an AO takes personal responsibility for </text:span></text:p>
          </draw:text-box>
        </draw:frame>
        <draw:frame draw:style-name="gr1" draw:text-style-name="P2" draw:layer="layout" svg:width="15.53cm" svg:height="0.475cm" svg:x="2.2cm" svg:y="10.534cm">
          <draw:text-box>
            <text:p text:style-name="P1"><text:span text:style-name="T4">the propriety and regularity of public finances, for keeping proper accounts, for the </text:span></text:p>
          </draw:text-box>
        </draw:frame>
        <draw:frame draw:style-name="gr1" draw:text-style-name="P2" draw:layer="layout" svg:width="15.504cm" svg:height="0.475cm" svg:x="2.2cm" svg:y="11.098cm">
          <draw:text-box>
            <text:p text:style-name="P1"><text:span text:style-name="T4">avoidance of waste and extravagance and for the efficient and effective use of the </text:span></text:p>
          </draw:text-box>
        </draw:frame>
        <draw:frame draw:style-name="gr1" draw:text-style-name="P2" draw:layer="layout" svg:width="7.745cm" svg:height="0.475cm" svg:x="2.2cm" svg:y="11.663cm">
          <draw:text-box>
            <text:p text:style-name="P1"><text:span text:style-name="T4">resources for which they are responsible.</text:span></text:p>
          </draw:text-box>
        </draw:frame>
        <draw:frame draw:style-name="gr6" draw:text-style-name="P7" draw:layer="layout" svg:width="0.246cm" svg:height="0.276cm" svg:x="9.918cm" svg:y="11.682cm">
          <draw:text-box>
            <text:p text:style-name="P1"><text:span text:style-name="T11">9</text:span></text:p>
          </draw:text-box>
        </draw:frame>
        <draw:frame draw:style-name="gr1" draw:text-style-name="P2" draw:layer="layout" svg:width="2.914cm" svg:height="0.475cm" svg:x="2.2cm" svg:y="12.577cm">
          <draw:text-box>
            <text:p text:style-name="P1"><text:span text:style-name="T7">28. </text:span><text:span text:style-name="T4"><text:s/>In addition:</text:span></text:p>
          </draw:text-box>
        </draw:frame>
        <draw:frame draw:style-name="gr1" draw:text-style-name="P2" draw:layer="layout" svg:width="15.488cm" svg:height="0.475cm" svg:x="2.95cm" svg:y="13.492cm">
          <draw:text-box>
            <text:p text:style-name="P1"><text:span text:style-name="T4">“</text:span><text:span text:style-name="T4">Accounting Officers have a particular responsibility to see that appropriate advice </text:span></text:p>
          </draw:text-box>
        </draw:frame>
        <draw:frame draw:style-name="gr1" draw:text-style-name="P2" draw:layer="layout" svg:width="15.703cm" svg:height="0.475cm" svg:x="2.95cm" svg:y="14.056cm">
          <draw:text-box>
            <text:p text:style-name="P1"><text:span text:style-name="T4">is tendered to Ministers on all matters of financial propriety and regularity and more </text:span></text:p>
          </draw:text-box>
        </draw:frame>
        <draw:frame draw:style-name="gr1" draw:text-style-name="P2" draw:layer="layout" svg:width="15.843cm" svg:height="0.475cm" svg:x="2.95cm" svg:y="14.621cm">
          <draw:text-box>
            <text:p text:style-name="P1"><text:span text:style-name="T4">broadly as to all considerations of prudent and economical administration, efficiency </text:span></text:p>
          </draw:text-box>
        </draw:frame>
        <draw:frame draw:style-name="gr1" draw:text-style-name="P2" draw:layer="layout" svg:width="7.499cm" svg:height="0.475cm" svg:x="2.95cm" svg:y="15.185cm">
          <draw:text-box>
            <text:p text:style-name="P1"><text:span text:style-name="T4">and effectiveness and value for money.”</text:span></text:p>
          </draw:text-box>
        </draw:frame>
        <draw:frame draw:style-name="gr1" draw:text-style-name="P2" draw:layer="layout" svg:width="14.332cm" svg:height="0.475cm" svg:x="2.2cm" svg:y="16.1cm">
          <draw:text-box>
            <text:p text:style-name="P1"><text:span text:style-name="T7">29. </text:span><text:span text:style-name="T4"><text:s/>The PUS of the FCO is also designated Head of the Diplomatic Service.</text:span></text:p>
          </draw:text-box>
        </draw:frame>
        <draw:frame draw:style-name="gr1" draw:text-style-name="P2" draw:layer="layout" svg:width="4.752cm" svg:height="0.475cm" svg:x="2.2cm" svg:y="17.214cm">
          <draw:text-box>
            <text:p text:style-name="P1"><text:span text:style-name="T1">NO.10 CHIEF OF STAFF</text:span></text:p>
          </draw:text-box>
        </draw:frame>
        <draw:frame draw:style-name="gr1" draw:text-style-name="P2" draw:layer="layout" svg:width="15.788cm" svg:height="0.475cm" svg:x="2.2cm" svg:y="17.978cm">
          <draw:text-box>
            <text:p text:style-name="P1"><text:span text:style-name="T7">30. </text:span><text:span text:style-name="T4"><text:s/>In 1997, Mr Jonathan Powell was appointed as the first Chief of Staff in No.10. <text:s/></text:span></text:p>
          </draw:text-box>
        </draw:frame>
        <draw:frame draw:style-name="gr1" draw:text-style-name="P2" draw:layer="layout" svg:width="8.363cm" svg:height="0.475cm" svg:x="2.2cm" svg:y="18.543cm">
          <draw:text-box>
            <text:p text:style-name="P1"><text:span text:style-name="T4">This was a new role for a political appointee.</text:span></text:p>
          </draw:text-box>
        </draw:frame>
        <draw:frame draw:style-name="gr1" draw:text-style-name="P2" draw:layer="layout" svg:width="3.964cm" svg:height="0.475cm" svg:x="2.2cm" svg:y="19.457cm">
          <draw:text-box>
            <text:p text:style-name="P1"><text:span text:style-name="T7">31. </text:span><text:span text:style-name="T4"><text:s/>Mr Powell wrote:</text:span></text:p>
          </draw:text-box>
        </draw:frame>
        <draw:frame draw:style-name="gr1" draw:text-style-name="P2" draw:layer="layout" svg:width="15.708cm" svg:height="0.475cm" svg:x="2.95cm" svg:y="20.372cm">
          <draw:text-box>
            <text:p text:style-name="P1"><text:span text:style-name="T4">“</text:span><text:span text:style-name="T4">Robin [Butler, the Cabinet Secretary] told us we needed a special Order in Council </text:span></text:p>
          </draw:text-box>
        </draw:frame>
        <draw:frame draw:style-name="gr1" draw:text-style-name="P2" draw:layer="layout" svg:width="14.831cm" svg:height="0.475cm" svg:x="2.95cm" svg:y="20.936cm">
          <draw:text-box>
            <text:p text:style-name="P1"><text:span text:style-name="T4">to allow Alastair [Campbell] and me to tell civil servants what to do. He thought </text:span></text:p>
          </draw:text-box>
        </draw:frame>
        <draw:frame draw:style-name="gr1" draw:text-style-name="P2" draw:layer="layout" svg:width="15.229cm" svg:height="0.475cm" svg:x="2.95cm" svg:y="21.501cm">
          <draw:text-box>
            <text:p text:style-name="P1"><text:span text:style-name="T4">perhaps Tony would want another similar political appointee so he suggested we </text:span></text:p>
          </draw:text-box>
        </draw:frame>
        <draw:frame draw:style-name="gr1" draw:text-style-name="P2" draw:layer="layout" svg:width="8.519cm" svg:height="0.475cm" svg:x="2.95cm" svg:y="22.065cm">
          <draw:text-box>
            <text:p text:style-name="P1"><text:span text:style-name="T4">allow for three positions with special powers.”</text:span></text:p>
          </draw:text-box>
        </draw:frame>
        <draw:frame draw:style-name="gr6" draw:text-style-name="P7" draw:layer="layout" svg:width="0.273cm" svg:height="0.276cm" svg:x="11.444cm" svg:y="22.084cm">
          <draw:text-box>
            <text:p text:style-name="P1"><text:span text:style-name="T11">10</text:span></text:p>
          </draw:text-box>
        </draw:frame>
        <draw:frame draw:style-name="gr1" draw:text-style-name="P2" draw:layer="layout" svg:width="16.474cm" svg:height="0.475cm" svg:x="2.2cm" svg:y="22.98cm">
          <draw:text-box>
            <text:p text:style-name="P1"><text:span text:style-name="T7">32. </text:span><text:span text:style-name="T4"><text:s/>That proposal became the Civil Service (Amendment) Order 1997 which exempted </text:span></text:p>
          </draw:text-box>
        </draw:frame>
        <draw:frame draw:style-name="gr1" draw:text-style-name="P2" draw:layer="layout" svg:width="16.335cm" svg:height="0.475cm" svg:x="2.2cm" svg:y="23.544cm">
          <draw:text-box>
            <text:p text:style-name="P1"><text:span text:style-name="T4">“</text:span><text:span text:style-name="T4">up to three situations in the Prime Minister’s Office which are designated by him” from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1" draw:text-style-name="P2" draw:layer="layout" svg:width="16.753cm" svg:height="0.475cm" svg:x="2.2cm" svg:y="24.108cm">
          <draw:text-box>
            <text:p text:style-name="P1"><text:span text:style-name="T4">the principle of selection on merit based on a fair and open competition, allowing political </text:span></text:p>
          </draw:text-box>
        </draw:frame>
        <draw:frame draw:style-name="gr8" draw:text-style-name="P9" draw:layer="layout" svg:width="0.205cm" svg:height="0.23cm" svg:x="2.2cm" svg:y="25.95cm">
          <draw:text-box>
            <text:p text:style-name="P1"><text:span text:style-name="T12">8 </text:span></text:p>
          </draw:text-box>
        </draw:frame>
        <draw:frame draw:style-name="gr4" draw:text-style-name="P5" draw:layer="layout" svg:width="9.422cm" svg:height="0.395cm" svg:x="2.417cm" svg:y="25.934cm">
          <draw:text-box>
            <text:p text:style-name="P1"><text:span text:style-name="T13">Cabinet Office, </text:span><text:span text:style-name="T14">The Cabinet Manual</text:span><text:span text:style-name="T13">, October 2011, page 32.</text:span></text:p>
          </draw:text-box>
        </draw:frame>
        <draw:frame draw:style-name="gr8" draw:text-style-name="P9" draw:layer="layout" svg:width="0.205cm" svg:height="0.23cm" svg:x="2.2cm" svg:y="26.373cm">
          <draw:text-box>
            <text:p text:style-name="P1"><text:span text:style-name="T12">9 </text:span></text:p>
          </draw:text-box>
        </draw:frame>
        <draw:frame draw:style-name="gr4" draw:text-style-name="P5" draw:layer="layout" svg:width="8.176cm" svg:height="0.395cm" svg:x="2.417cm" svg:y="26.357cm">
          <draw:text-box>
            <text:p text:style-name="P1"><text:span text:style-name="T13">Cabinet Office, </text:span><text:span text:style-name="T14">Ministerial Code</text:span><text:span text:style-name="T13">, July 2001, page 22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2">10 </text:span></text:p>
          </draw:text-box>
        </draw:frame>
        <draw:frame draw:style-name="gr4" draw:text-style-name="P5" draw:layer="layout" svg:width="15.111cm" svg:height="0.395cm" svg:x="2.532cm" svg:y="26.781cm">
          <draw:text-box>
            <text:p text:style-name="P1"><text:span text:style-name="T13">Powell J. </text:span><text:span text:style-name="T14">The New Machiavelli: How to wield power in the modern world.</text:span><text:span text:style-name="T13"> The Bodley Head, 2010.</text:span></text:p>
          </draw:text-box>
        </draw:frame>
      </draw:page>
      <draw:page draw:name="page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2</text:span></text:p>
          </draw:text-box>
        </draw:frame>
        <draw:frame draw:style-name="gr1" draw:text-style-name="P2" draw:layer="layout" svg:width="7.944cm" svg:height="0.475cm" svg:x="2.2cm" svg:y="2.525cm">
          <draw:text-box>
            <text:p text:style-name="P1"><text:span text:style-name="T4">appointees to hold central executive roles.</text:span></text:p>
          </draw:text-box>
        </draw:frame>
        <draw:frame draw:style-name="gr6" draw:text-style-name="P7" draw:layer="layout" svg:width="0.256cm" svg:height="0.276cm" svg:x="10.107cm" svg:y="2.544cm">
          <draw:text-box>
            <text:p text:style-name="P1"><text:span text:style-name="T11">11</text:span></text:p>
          </draw:text-box>
        </draw:frame>
        <draw:frame draw:style-name="gr1" draw:text-style-name="P2" draw:layer="layout" svg:width="7.39cm" svg:height="0.475cm" svg:x="10.363cm" svg:y="2.525cm">
          <draw:text-box>
            <text:p text:style-name="P1"><text:span text:style-name="T4"><text:s/></text:span><text:span text:style-name="T4">The Order was revoked by Mr Gordon </text:span></text:p>
          </draw:text-box>
        </draw:frame>
        <draw:frame draw:style-name="gr1" draw:text-style-name="P2" draw:layer="layout" svg:width="7.656cm" svg:height="0.475cm" svg:x="2.2cm" svg:y="3.09cm">
          <draw:text-box>
            <text:p text:style-name="P1"><text:span text:style-name="T4">Brown when he took office in June 2007.</text:span></text:p>
          </draw:text-box>
        </draw:frame>
        <draw:frame draw:style-name="gr6" draw:text-style-name="P7" draw:layer="layout" svg:width="0.273cm" svg:height="0.276cm" svg:x="9.825cm" svg:y="3.108cm">
          <draw:text-box>
            <text:p text:style-name="P1"><text:span text:style-name="T11">12</text:span></text:p>
          </draw:text-box>
        </draw:frame>
        <draw:frame draw:style-name="gr1" draw:text-style-name="P2" draw:layer="layout" svg:width="15.716cm" svg:height="0.475cm" svg:x="2.2cm" svg:y="4.004cm">
          <draw:text-box>
            <text:p text:style-name="P1"><text:span text:style-name="T7">33. </text:span><text:span text:style-name="T4"><text:s/>Mr Powell described his role to the Inquiry as “to bring together the foreign and </text:span></text:p>
          </draw:text-box>
        </draw:frame>
        <draw:frame draw:style-name="gr1" draw:text-style-name="P2" draw:layer="layout" svg:width="15.775cm" svg:height="0.475cm" svg:x="2.2cm" svg:y="4.568cm">
          <draw:text-box>
            <text:p text:style-name="P1"><text:span text:style-name="T4">domestic, the political and the Civil Service, the press and the policy bits of Number </text:span></text:p>
          </draw:text-box>
        </draw:frame>
        <draw:frame draw:style-name="gr1" draw:text-style-name="P2" draw:layer="layout" svg:width="0.734cm" svg:height="0.475cm" svg:x="2.2cm" svg:y="5.133cm">
          <draw:text-box>
            <text:p text:style-name="P1"><text:span text:style-name="T4">10.”</text:span></text:p>
          </draw:text-box>
        </draw:frame>
        <draw:frame draw:style-name="gr6" draw:text-style-name="P7" draw:layer="layout" svg:width="0.273cm" svg:height="0.276cm" svg:x="2.929cm" svg:y="5.152cm">
          <draw:text-box>
            <text:p text:style-name="P1"><text:span text:style-name="T11">13</text:span></text:p>
          </draw:text-box>
        </draw:frame>
        <draw:frame draw:style-name="gr1" draw:text-style-name="P2" draw:layer="layout" svg:width="1.679cm" svg:height="0.475cm" svg:x="3.204cm" svg:y="5.133cm">
          <draw:text-box>
            <text:p text:style-name="P1"><text:span text:style-name="T4"><text:s/></text:span><text:span text:style-name="T4">He said:</text:span></text:p>
          </draw:text-box>
        </draw:frame>
        <draw:frame draw:style-name="gr1" draw:text-style-name="P2" draw:layer="layout" svg:width="15.115cm" svg:height="0.475cm" svg:x="2.95cm" svg:y="6.047cm">
          <draw:text-box>
            <text:p text:style-name="P1"><text:span text:style-name="T4">“</text:span><text:span text:style-name="T4">It was my job to make sure that Number 10 was co-ordinated to make sure that </text:span></text:p>
          </draw:text-box>
        </draw:frame>
        <draw:frame draw:style-name="gr1" draw:text-style-name="P2" draw:layer="layout" svg:width="15.856cm" svg:height="0.475cm" svg:x="2.95cm" svg:y="6.612cm">
          <draw:text-box>
            <text:p text:style-name="P1"><text:span text:style-name="T4">those things [provision of support and advice to the Prime Minister and government] </text:span></text:p>
          </draw:text-box>
        </draw:frame>
        <draw:frame draw:style-name="gr1" draw:text-style-name="P2" draw:layer="layout" svg:width="15.183cm" svg:height="0.475cm" svg:x="2.95cm" svg:y="7.176cm">
          <draw:text-box>
            <text:p text:style-name="P1"><text:span text:style-name="T4">were happening … I followed the Prime Minister’s priorities, so I would shift from </text:span></text:p>
          </draw:text-box>
        </draw:frame>
        <draw:frame draw:style-name="gr1" draw:text-style-name="P2" draw:layer="layout" svg:width="3.969cm" svg:height="0.475cm" svg:x="2.95cm" svg:y="7.741cm">
          <draw:text-box>
            <text:p text:style-name="P1"><text:span text:style-name="T4">subject to subject …”</text:span></text:p>
          </draw:text-box>
        </draw:frame>
        <draw:frame draw:style-name="gr6" draw:text-style-name="P7" draw:layer="layout" svg:width="0.273cm" svg:height="0.276cm" svg:x="6.903cm" svg:y="7.759cm">
          <draw:text-box>
            <text:p text:style-name="P1"><text:span text:style-name="T11">14</text:span></text:p>
          </draw:text-box>
        </draw:frame>
        <draw:frame draw:style-name="gr1" draw:text-style-name="P2" draw:layer="layout" svg:width="16.8cm" svg:height="0.475cm" svg:x="2.2cm" svg:y="8.655cm">
          <draw:text-box>
            <text:p text:style-name="P1"><text:span text:style-name="T7">34. </text:span><text:span text:style-name="T4"><text:s/>In relation to Iraq, Mr Powell said that he operated more in a “link role”, ensuring that </text:span></text:p>
          </draw:text-box>
        </draw:frame>
        <draw:frame draw:style-name="gr1" draw:text-style-name="P2" draw:layer="layout" svg:width="14.844cm" svg:height="0.475cm" svg:x="2.2cm" svg:y="9.22cm">
          <draw:text-box>
            <text:p text:style-name="P1"><text:span text:style-name="T4">Mr Blair was kept up to date and that his decisions were communicated rapidly.</text:span></text:p>
          </draw:text-box>
        </draw:frame>
        <draw:frame draw:style-name="gr6" draw:text-style-name="P7" draw:layer="layout" svg:width="0.273cm" svg:height="0.276cm" svg:x="16.992cm" svg:y="9.238cm">
          <draw:text-box>
            <text:p text:style-name="P1"><text:span text:style-name="T11">15</text:span></text:p>
          </draw:text-box>
        </draw:frame>
        <draw:frame draw:style-name="gr1" draw:text-style-name="P2" draw:layer="layout" svg:width="10.17cm" svg:height="0.475cm" svg:x="2.2cm" svg:y="10.134cm">
          <draw:text-box>
            <text:p text:style-name="P1"><text:span text:style-name="T7">35. </text:span><text:span text:style-name="T4"><text:s/>In his book </text:span><text:span text:style-name="T10">The New Machiavelli</text:span><text:span text:style-name="T4"> Mr Powell wrote:</text:span></text:p>
          </draw:text-box>
        </draw:frame>
        <draw:frame draw:style-name="gr1" draw:text-style-name="P2" draw:layer="layout" svg:width="15.386cm" svg:height="0.475cm" svg:x="2.95cm" svg:y="11.048cm">
          <draw:text-box>
            <text:p text:style-name="P1"><text:span text:style-name="T4">“</text:span><text:span text:style-name="T4">The most important task of a chief of staff is saying ‘no’. Politicians always like to </text:span></text:p>
          </draw:text-box>
        </draw:frame>
        <draw:frame draw:style-name="gr1" draw:text-style-name="P2" draw:layer="layout" svg:width="15.217cm" svg:height="0.475cm" svg:x="2.95cm" svg:y="11.613cm">
          <draw:text-box>
            <text:p text:style-name="P1"><text:span text:style-name="T4">say ‘yes’, and it is important they continue doing so if they are to remain popular. </text:span></text:p>
          </draw:text-box>
        </draw:frame>
        <draw:frame draw:style-name="gr1" draw:text-style-name="P2" draw:layer="layout" svg:width="15.318cm" svg:height="0.475cm" svg:x="2.95cm" svg:y="12.177cm">
          <draw:text-box>
            <text:p text:style-name="P1"><text:span text:style-name="T4">But it is not possible to see everyone who asks for a meeting, nor to attend every </text:span></text:p>
          </draw:text-box>
        </draw:frame>
        <draw:frame draw:style-name="gr1" draw:text-style-name="P2" draw:layer="layout" svg:width="15.89cm" svg:height="0.475cm" svg:x="2.95cm" svg:y="12.742cm">
          <draw:text-box>
            <text:p text:style-name="P1"><text:span text:style-name="T4">event… so someone needs to refuse and take the flak for doing so. Likewise, not all </text:span></text:p>
          </draw:text-box>
        </draw:frame>
        <draw:frame draw:style-name="gr1" draw:text-style-name="P2" draw:layer="layout" svg:width="15.576cm" svg:height="0.475cm" svg:x="2.95cm" svg:y="13.306cm">
          <draw:text-box>
            <text:p text:style-name="P1"><text:span text:style-name="T4">advice should be accepted and someone has to send it back asking for more work </text:span></text:p>
          </draw:text-box>
        </draw:frame>
        <draw:frame draw:style-name="gr1" draw:text-style-name="P2" draw:layer="layout" svg:width="3.732cm" svg:height="0.475cm" svg:x="2.95cm" svg:y="13.871cm">
          <draw:text-box>
            <text:p text:style-name="P1"><text:span text:style-name="T4">or even rejecting it.”</text:span></text:p>
          </draw:text-box>
        </draw:frame>
        <draw:frame draw:style-name="gr6" draw:text-style-name="P7" draw:layer="layout" svg:width="0.273cm" svg:height="0.276cm" svg:x="6.668cm" svg:y="13.889cm">
          <draw:text-box>
            <text:p text:style-name="P1"><text:span text:style-name="T11">16</text:span></text:p>
          </draw:text-box>
        </draw:frame>
        <draw:frame draw:style-name="gr1" draw:text-style-name="P2" draw:layer="layout" svg:width="16.567cm" svg:height="0.475cm" svg:x="2.2cm" svg:y="14.785cm">
          <draw:text-box>
            <text:p text:style-name="P1"><text:span text:style-name="T7">36. </text:span><text:span text:style-name="T4"><text:s/>Mr Blair said of Mr Powell: “his main contributions to the office were a knowledge of </text:span></text:p>
          </draw:text-box>
        </draw:frame>
        <draw:frame draw:style-name="gr1" draw:text-style-name="P2" draw:layer="layout" svg:width="16.66cm" svg:height="0.475cm" svg:x="2.2cm" svg:y="15.35cm">
          <draw:text-box>
            <text:p text:style-name="P1"><text:span text:style-name="T4">the Civil Service system, an extraordinary work rate… and a politics that was completely </text:span></text:p>
          </draw:text-box>
        </draw:frame>
        <draw:frame draw:style-name="gr1" draw:text-style-name="P2" draw:layer="layout" svg:width="5.103cm" svg:height="0.475cm" svg:x="2.2cm" svg:y="15.914cm">
          <draw:text-box>
            <text:p text:style-name="P1"><text:span text:style-name="T4">and naturally New Labour”.</text:span></text:p>
          </draw:text-box>
        </draw:frame>
        <draw:frame draw:style-name="gr6" draw:text-style-name="P7" draw:layer="layout" svg:width="0.273cm" svg:height="0.276cm" svg:x="7.283cm" svg:y="15.933cm">
          <draw:text-box>
            <text:p text:style-name="P1"><text:span text:style-name="T11">17</text:span></text:p>
          </draw:text-box>
        </draw:frame>
        <draw:frame draw:style-name="gr1" draw:text-style-name="P2" draw:layer="layout" svg:width="10.662cm" svg:height="0.475cm" svg:x="2.2cm" svg:y="17.028cm">
          <draw:text-box>
            <text:p text:style-name="P1"><text:span text:style-name="T1">THE SECURITY AND INTELLIGENCE CO-ORDINATOR</text:span></text:p>
          </draw:text-box>
        </draw:frame>
        <draw:frame draw:style-name="gr1" draw:text-style-name="P2" draw:layer="layout" svg:width="14.967cm" svg:height="0.475cm" svg:x="2.2cm" svg:y="17.793cm">
          <draw:text-box>
            <text:p text:style-name="P1"><text:span text:style-name="T7">37. </text:span><text:span text:style-name="T4"><text:s/>Commenting on the decision to create the post of Security and Intelligence </text:span></text:p>
          </draw:text-box>
        </draw:frame>
        <draw:frame draw:style-name="gr1" draw:text-style-name="P2" draw:layer="layout" svg:width="14.345cm" svg:height="0.475cm" svg:x="2.2cm" svg:y="18.357cm">
          <draw:text-box>
            <text:p text:style-name="P1"><text:span text:style-name="T4">Co-ordinator, the Butler Review reported that it had been “represented to us </text:span></text:p>
          </draw:text-box>
        </draw:frame>
        <draw:frame draw:style-name="gr1" draw:text-style-name="P2" draw:layer="layout" svg:width="14.417cm" svg:height="0.475cm" svg:x="2.2cm" svg:y="18.922cm">
          <draw:text-box>
            <text:p text:style-name="P1"><text:span text:style-name="T4">that this change had been particularly necessary after the terrorist attacks of </text:span></text:p>
          </draw:text-box>
        </draw:frame>
        <draw:frame draw:style-name="gr1" draw:text-style-name="P2" draw:layer="layout" svg:width="3.964cm" svg:height="0.475cm" svg:x="2.2cm" svg:y="19.486cm">
          <draw:text-box>
            <text:p text:style-name="P1"><text:span text:style-name="T4">11 September 2001”.</text:span></text:p>
          </draw:text-box>
        </draw:frame>
        <draw:frame draw:style-name="gr1" draw:text-style-name="P2" draw:layer="layout" svg:width="14.048cm" svg:height="0.475cm" svg:x="2.2cm" svg:y="20.401cm">
          <draw:text-box>
            <text:p text:style-name="P1"><text:span text:style-name="T7">38. </text:span><text:span text:style-name="T4"><text:s/>The Butler Review commented that the effect of creating the post was:</text:span></text:p>
          </draw:text-box>
        </draw:frame>
        <draw:frame draw:style-name="gr1" draw:text-style-name="P2" draw:layer="layout" svg:width="15.619cm" svg:height="0.475cm" svg:x="2.95cm" svg:y="21.315cm">
          <draw:text-box>
            <text:p text:style-name="P1"><text:span text:style-name="T4">“… </text:span><text:span text:style-name="T4">that the Cabinet Secretary is no longer so directly involved in the chain through </text:span></text:p>
          </draw:text-box>
        </draw:frame>
        <draw:frame draw:style-name="gr1" draw:text-style-name="P2" draw:layer="layout" svg:width="15.619cm" svg:height="0.475cm" svg:x="2.95cm" svg:y="21.88cm">
          <draw:text-box>
            <text:p text:style-name="P1"><text:span text:style-name="T4">which intelligence reaches the Prime Minister. It follows that the Cabinet Secretary, </text:span></text:p>
          </draw:text-box>
        </draw:frame>
        <draw:frame draw:style-name="gr1" draw:text-style-name="P2" draw:layer="layout" svg:width="14.912cm" svg:height="0.475cm" svg:x="2.95cm" svg:y="22.444cm">
          <draw:text-box>
            <text:p text:style-name="P1"><text:span text:style-name="T4">who attends the Cabinet and maintains the machinery to support their decision-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15.805cm" svg:height="0.475cm" svg:x="2.95cm" svg:y="23.008cm">
          <draw:text-box>
            <text:p text:style-name="P1"><text:span text:style-name="T4">making is less directly involved personally in advising the Prime Minister on security </text:span></text:p>
          </draw:text-box>
        </draw:frame>
        <draw:frame draw:style-name="gr8" draw:text-style-name="P9" draw:layer="layout" svg:width="0.273cm" svg:height="0.23cm" svg:x="2.2cm" svg:y="24.256cm">
          <draw:text-box>
            <text:p text:style-name="P1"><text:span text:style-name="T12">11 </text:span></text:p>
          </draw:text-box>
        </draw:frame>
        <draw:frame draw:style-name="gr4" draw:text-style-name="P5" draw:layer="layout" svg:width="10.67cm" svg:height="0.395cm" svg:x="2.516cm" svg:y="24.241cm">
          <draw:text-box>
            <text:p text:style-name="P1"><text:span text:style-name="T13">Civil Service Order in Council 1995, as amended 1997, section 3 (3).</text:span></text:p>
          </draw:text-box>
        </draw:frame>
        <draw:frame draw:style-name="gr8" draw:text-style-name="P9" draw:layer="layout" svg:width="0.29cm" svg:height="0.23cm" svg:x="2.2cm" svg:y="24.68cm">
          <draw:text-box>
            <text:p text:style-name="P1"><text:span text:style-name="T12">12 </text:span></text:p>
          </draw:text-box>
        </draw:frame>
        <draw:frame draw:style-name="gr4" draw:text-style-name="P5" draw:layer="layout" svg:width="13.227cm" svg:height="0.395cm" svg:x="2.532cm" svg:y="24.664cm">
          <draw:text-box>
            <text:p text:style-name="P1"><text:span text:style-name="T13">Letter Smethurst to Watt, 19 August 2013, ‘Ref: Freedom of Information Act Request’.</text:span></text:p>
          </draw:text-box>
        </draw:frame>
        <draw:frame draw:style-name="gr8" draw:text-style-name="P9" draw:layer="layout" svg:width="0.29cm" svg:height="0.23cm" svg:x="2.2cm" svg:y="25.103cm">
          <draw:text-box>
            <text:p text:style-name="P1"><text:span text:style-name="T12">13 </text:span></text:p>
          </draw:text-box>
        </draw:frame>
        <draw:frame draw:style-name="gr4" draw:text-style-name="P5" draw:layer="layout" svg:width="6.394cm" svg:height="0.395cm" svg:x="2.532cm" svg:y="25.087cm">
          <draw:text-box>
            <text:p text:style-name="P1"><text:span text:style-name="T13">Public hearing, 18 January 2010, page 2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2">14 </text:span></text:p>
          </draw:text-box>
        </draw:frame>
        <draw:frame draw:style-name="gr4" draw:text-style-name="P5" draw:layer="layout" svg:width="6.394cm" svg:height="0.395cm" svg:x="2.532cm" svg:y="25.511cm">
          <draw:text-box>
            <text:p text:style-name="P1"><text:span text:style-name="T13">Public hearing, 18 January 2010, page 3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2">15 </text:span></text:p>
          </draw:text-box>
        </draw:frame>
        <draw:frame draw:style-name="gr4" draw:text-style-name="P5" draw:layer="layout" svg:width="6.394cm" svg:height="0.395cm" svg:x="2.532cm" svg:y="25.934cm">
          <draw:text-box>
            <text:p text:style-name="P1"><text:span text:style-name="T13">Public hearing, 18 January 2010, page 5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2">16 </text:span></text:p>
          </draw:text-box>
        </draw:frame>
        <draw:frame draw:style-name="gr4" draw:text-style-name="P5" draw:layer="layout" svg:width="15.111cm" svg:height="0.395cm" svg:x="2.532cm" svg:y="26.357cm">
          <draw:text-box>
            <text:p text:style-name="P1"><text:span text:style-name="T13">Powell J. </text:span><text:span text:style-name="T14">The New Machiavelli: How to wield power in the modern world.</text:span><text:span text:style-name="T13"> The Bodley Head, 2010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2">17 </text:span></text:p>
          </draw:text-box>
        </draw:frame>
        <draw:frame draw:style-name="gr4" draw:text-style-name="P5" draw:layer="layout" svg:width="5.725cm" svg:height="0.395cm" svg:x="2.532cm" svg:y="26.781cm">
          <draw:text-box>
            <text:p text:style-name="P1"><text:span text:style-name="T13">Blair T. </text:span><text:span text:style-name="T14">A Journey.</text:span><text:span text:style-name="T13"> Hutchinson, 2010.</text:span></text:p>
          </draw:text-box>
        </draw:frame>
      </draw:page>
      <draw:page draw:name="page9" draw:style-name="dp1" draw:master-page-name="master-page28">
        <draw:frame draw:style-name="gr4" draw:text-style-name="P5" draw:layer="layout" svg:width="6.217cm" svg:height="0.395cm" svg:x="12.591cm" svg:y="1.138cm">
          <draw:text-box>
            <text:p text:style-name="P1"><text:span text:style-name="T6">2 <text:s/>| <text:s/>Decision-making within government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3</text:span></text:p>
          </draw:text-box>
        </draw:frame>
        <draw:frame draw:style-name="gr1" draw:text-style-name="P2" draw:layer="layout" svg:width="15.932cm" svg:height="0.475cm" svg:x="2.95cm" svg:y="2.525cm">
          <draw:text-box>
            <text:p text:style-name="P1"><text:span text:style-name="T4">and intelligence issues … the Security and Intelligence Co-ordinator does not attend </text:span></text:p>
          </draw:text-box>
        </draw:frame>
        <draw:frame draw:style-name="gr1" draw:text-style-name="P2" draw:layer="layout" svg:width="15.289cm" svg:height="0.475cm" svg:x="2.95cm" svg:y="3.09cm">
          <draw:text-box>
            <text:p text:style-name="P1"><text:span text:style-name="T4">Cabinet and is not part of the Cabinet Secretariat supporting Cabinet Ministers in </text:span></text:p>
          </draw:text-box>
        </draw:frame>
        <draw:frame draw:style-name="gr1" draw:text-style-name="P2" draw:layer="layout" svg:width="15.606cm" svg:height="0.475cm" svg:x="2.95cm" svg:y="3.654cm">
          <draw:text-box>
            <text:p text:style-name="P1"><text:span text:style-name="T4">discharging their collective responsibilities in defence and overseas policy matters. </text:span></text:p>
          </draw:text-box>
        </draw:frame>
        <draw:frame draw:style-name="gr1" draw:text-style-name="P2" draw:layer="layout" svg:width="15.763cm" svg:height="0.475cm" svg:x="2.95cm" svg:y="4.218cm">
          <draw:text-box>
            <text:p text:style-name="P1"><text:span text:style-name="T4">We understand that the Intelligence and Security Committee will shortly review how </text:span></text:p>
          </draw:text-box>
        </draw:frame>
        <draw:frame draw:style-name="gr1" draw:text-style-name="P2" draw:layer="layout" svg:width="5.738cm" svg:height="0.475cm" svg:x="2.95cm" svg:y="4.783cm">
          <draw:text-box>
            <text:p text:style-name="P1"><text:span text:style-name="T4">this arrangement has worked.”</text:span></text:p>
          </draw:text-box>
        </draw:frame>
        <draw:frame draw:style-name="gr6" draw:text-style-name="P7" draw:layer="layout" svg:width="0.273cm" svg:height="0.276cm" svg:x="8.668cm" svg:y="4.802cm">
          <draw:text-box>
            <text:p text:style-name="P1"><text:span text:style-name="T11">18</text:span></text:p>
          </draw:text-box>
        </draw:frame>
        <draw:frame draw:style-name="gr1" draw:text-style-name="P2" draw:layer="layout" svg:width="16.207cm" svg:height="0.475cm" svg:x="2.2cm" svg:y="5.697cm">
          <draw:text-box>
            <text:p text:style-name="P1"><text:span text:style-name="T7">39. </text:span><text:span text:style-name="T4"><text:s/>Asked about his dual role in relation to the Chairman of the JIC, Sir David Omand </text:span></text:p>
          </draw:text-box>
        </draw:frame>
        <draw:frame draw:style-name="gr1" draw:text-style-name="P2" draw:layer="layout" svg:width="14.56cm" svg:height="0.475cm" svg:x="2.2cm" svg:y="6.262cm">
          <draw:text-box>
            <text:p text:style-name="P1"><text:span text:style-name="T4">told the Inquiry that the Butler Report had commented that “as a result” of his </text:span></text:p>
          </draw:text-box>
        </draw:frame>
        <draw:frame draw:style-name="gr1" draw:text-style-name="P2" draw:layer="layout" svg:width="15.263cm" svg:height="0.475cm" svg:x="2.2cm" svg:y="6.826cm">
          <draw:text-box>
            <text:p text:style-name="P1"><text:span text:style-name="T4">appointment, the “Cabinet Secretary is no longer so directly involved in the chain </text:span></text:p>
          </draw:text-box>
        </draw:frame>
        <draw:frame draw:style-name="gr1" draw:text-style-name="P2" draw:layer="layout" svg:width="16.152cm" svg:height="0.475cm" svg:x="2.2cm" svg:y="7.391cm">
          <draw:text-box>
            <text:p text:style-name="P1"><text:span text:style-name="T4">through which intelligence reaches the Prime Minister” but that: “It wouldn’t be correct </text:span></text:p>
          </draw:text-box>
        </draw:frame>
        <draw:frame draw:style-name="gr1" draw:text-style-name="P2" draw:layer="layout" svg:width="16.601cm" svg:height="0.475cm" svg:x="2.2cm" svg:y="7.955cm">
          <draw:text-box>
            <text:p text:style-name="P1"><text:span text:style-name="T4">to assume that any Cabinet Secretary had been in the loop in the provision of advice on </text:span></text:p>
          </draw:text-box>
        </draw:frame>
        <draw:frame draw:style-name="gr1" draw:text-style-name="P2" draw:layer="layout" svg:width="4.299cm" svg:height="0.475cm" svg:x="2.2cm" svg:y="8.52cm">
          <draw:text-box>
            <text:p text:style-name="P1"><text:span text:style-name="T4">assessed intelligence.”</text:span></text:p>
          </draw:text-box>
        </draw:frame>
        <draw:frame draw:style-name="gr6" draw:text-style-name="P7" draw:layer="layout" svg:width="0.273cm" svg:height="0.276cm" svg:x="6.483cm" svg:y="8.538cm">
          <draw:text-box>
            <text:p text:style-name="P1"><text:span text:style-name="T11">19</text:span></text:p>
          </draw:text-box>
        </draw:frame>
        <draw:frame draw:style-name="gr1" draw:text-style-name="P2" draw:layer="layout" svg:width="11.873cm" svg:height="0.475cm" svg:x="6.757cm" svg:y="8.52cm">
          <draw:text-box>
            <text:p text:style-name="P1"><text:span text:style-name="T4"><text:s/></text:span><text:span text:style-name="T4">That had always been “a duty that had fallen on the Chairman </text:span></text:p>
          </draw:text-box>
        </draw:frame>
        <draw:frame draw:style-name="gr1" draw:text-style-name="P2" draw:layer="layout" svg:width="16.203cm" svg:height="0.475cm" svg:x="2.2cm" svg:y="9.084cm">
          <draw:text-box>
            <text:p text:style-name="P1"><text:span text:style-name="T4">of the JIC”. Sir David told the Inquiry that a condition of appointment had been that he </text:span></text:p>
          </draw:text-box>
        </draw:frame>
        <draw:frame draw:style-name="gr1" draw:text-style-name="P2" draw:layer="layout" svg:width="13.1cm" svg:height="0.475cm" svg:x="2.2cm" svg:y="9.648cm">
          <draw:text-box>
            <text:p text:style-name="P1"><text:span text:style-name="T4">“</text:span><text:span text:style-name="T4">would not interpose his judgement on the content of the intelligence”.</text:span></text:p>
          </draw:text-box>
        </draw:frame>
        <draw:frame draw:style-name="gr1" draw:text-style-name="P2" draw:layer="layout" svg:width="16.321cm" svg:height="0.475cm" svg:x="2.2cm" svg:y="10.563cm">
          <draw:text-box>
            <text:p text:style-name="P1"><text:span text:style-name="T7">40. </text:span><text:span text:style-name="T4"><text:s/>Sir David told the Inquiry that his role in relation to the intelligence community was </text:span></text:p>
          </draw:text-box>
        </draw:frame>
        <draw:frame draw:style-name="gr1" draw:text-style-name="P2" draw:layer="layout" svg:width="15.907cm" svg:height="0.475cm" svg:x="2.2cm" svg:y="11.127cm">
          <draw:text-box>
            <text:p text:style-name="P1"><text:span text:style-name="T4">to “make sure it was in good health, argue for its resources and negotiate those with </text:span></text:p>
          </draw:text-box>
        </draw:frame>
        <draw:frame draw:style-name="gr1" draw:text-style-name="P2" draw:layer="layout" svg:width="15.771cm" svg:height="0.475cm" svg:x="2.2cm" svg:y="11.692cm">
          <draw:text-box>
            <text:p text:style-name="P1"><text:span text:style-name="T4">the Treasury, ensure that the Agencies were working together, try to generate some </text:span></text:p>
          </draw:text-box>
        </draw:frame>
        <draw:frame draw:style-name="gr1" draw:text-style-name="P2" draw:layer="layout" svg:width="15.941cm" svg:height="0.475cm" svg:x="2.2cm" svg:y="12.256cm">
          <draw:text-box>
            <text:p text:style-name="P1"><text:span text:style-name="T4">efficiencies and be on the look out … for new ways in which the community could be </text:span></text:p>
          </draw:text-box>
        </draw:frame>
        <draw:frame draw:style-name="gr1" draw:text-style-name="P2" draw:layer="layout" svg:width="4.1cm" svg:height="0.475cm" svg:x="2.2cm" svg:y="12.821cm">
          <draw:text-box>
            <text:p text:style-name="P1"><text:span text:style-name="T4">made more effective”.</text:span></text:p>
          </draw:text-box>
        </draw:frame>
        <draw:frame draw:style-name="gr6" draw:text-style-name="P7" draw:layer="layout" svg:width="0.273cm" svg:height="0.276cm" svg:x="6.286cm" svg:y="12.839cm">
          <draw:text-box>
            <text:p text:style-name="P1"><text:span text:style-name="T11">20</text:span></text:p>
          </draw:text-box>
        </draw:frame>
        <draw:frame draw:style-name="gr3" draw:text-style-name="P4" draw:layer="layout" svg:width="5.099cm" svg:height="0.628cm" svg:x="2.2cm" svg:y="13.848cm">
          <draw:text-box>
            <text:p text:style-name="P1"><text:span text:style-name="T3">Departmental roles</text:span></text:p>
          </draw:text-box>
        </draw:frame>
        <draw:frame draw:style-name="gr5" draw:text-style-name="P6" draw:layer="layout" svg:width="4.379cm" svg:height="0.556cm" svg:x="2.2cm" svg:y="14.947cm">
          <draw:text-box>
            <text:p text:style-name="P1"><text:span text:style-name="T9">The Cabinet Office</text:span></text:p>
          </draw:text-box>
        </draw:frame>
        <draw:frame draw:style-name="gr1" draw:text-style-name="P2" draw:layer="layout" svg:width="16.008cm" svg:height="0.475cm" svg:x="2.2cm" svg:y="15.776cm">
          <draw:text-box>
            <text:p text:style-name="P1"><text:span text:style-name="T7">41. </text:span><text:span text:style-name="T4"><text:s/>The Cabinet Office contains the Cabinet Secretariats, which support the Cabinet </text:span></text:p>
          </draw:text-box>
        </draw:frame>
        <draw:frame draw:style-name="gr1" draw:text-style-name="P2" draw:layer="layout" svg:width="12.389cm" svg:height="0.475cm" svg:x="2.2cm" svg:y="16.34cm">
          <draw:text-box>
            <text:p text:style-name="P1"><text:span text:style-name="T4">and Cabinet Committees, and draw staff from across government.</text:span></text:p>
          </draw:text-box>
        </draw:frame>
        <draw:frame draw:style-name="gr6" draw:text-style-name="P7" draw:layer="layout" svg:width="0.273cm" svg:height="0.276cm" svg:x="14.545cm" svg:y="16.359cm">
          <draw:text-box>
            <text:p text:style-name="P1"><text:span text:style-name="T11">21</text:span></text:p>
          </draw:text-box>
        </draw:frame>
        <draw:frame draw:style-name="gr1" draw:text-style-name="P2" draw:layer="layout" svg:width="3.571cm" svg:height="0.475cm" svg:x="14.82cm" svg:y="16.34cm">
          <draw:text-box>
            <text:p text:style-name="P1"><text:span text:style-name="T4"><text:s/></text:span><text:span text:style-name="T4">In the period from </text:span></text:p>
          </draw:text-box>
        </draw:frame>
        <draw:frame draw:style-name="gr1" draw:text-style-name="P2" draw:layer="layout" svg:width="11.843cm" svg:height="0.475cm" svg:x="2.2cm" svg:y="16.905cm">
          <draw:text-box>
            <text:p text:style-name="P1"><text:span text:style-name="T4">2001 to 2003, the Overseas and Defence Secretariat (OD Sec)</text:span></text:p>
          </draw:text-box>
        </draw:frame>
        <draw:frame draw:style-name="gr6" draw:text-style-name="P7" draw:layer="layout" svg:width="0.273cm" svg:height="0.276cm" svg:x="13.989cm" svg:y="16.923cm">
          <draw:text-box>
            <text:p text:style-name="P1"><text:span text:style-name="T11">22</text:span></text:p>
          </draw:text-box>
        </draw:frame>
        <draw:frame draw:style-name="gr1" draw:text-style-name="P2" draw:layer="layout" svg:width="3.897cm" svg:height="0.475cm" svg:x="14.264cm" svg:y="16.905cm">
          <draw:text-box>
            <text:p text:style-name="P1"><text:span text:style-name="T4"><text:s/></text:span><text:span text:style-name="T4">was responsible for </text:span></text:p>
          </draw:text-box>
        </draw:frame>
        <draw:frame draw:style-name="gr1" draw:text-style-name="P2" draw:layer="layout" svg:width="9.171cm" svg:height="0.475cm" svg:x="2.2cm" svg:y="17.469cm">
          <draw:text-box>
            <text:p text:style-name="P1"><text:span text:style-name="T4">foreign and defence policy issues, including Iraq.</text:span></text:p>
          </draw:text-box>
        </draw:frame>
        <draw:frame draw:style-name="gr6" draw:text-style-name="P7" draw:layer="layout" svg:width="0.273cm" svg:height="0.276cm" svg:x="11.331cm" svg:y="17.488cm">
          <draw:text-box>
            <text:p text:style-name="P1"><text:span text:style-name="T11">23</text:span></text:p>
          </draw:text-box>
        </draw:frame>
        <draw:frame draw:style-name="gr1" draw:text-style-name="P2" draw:layer="layout" svg:width="14.924cm" svg:height="0.475cm" svg:x="2.2cm" svg:y="18.383cm">
          <draw:text-box>
            <text:p text:style-name="P1"><text:span text:style-name="T7">42. </text:span><text:span text:style-name="T4"><text:s/>In 2001 and 2002, of about a dozen staff in OD Sec, only two covered Iraq.</text:span></text:p>
          </draw:text-box>
        </draw:frame>
        <draw:frame draw:style-name="gr6" draw:text-style-name="P7" draw:layer="layout" svg:width="0.273cm" svg:height="0.276cm" svg:x="17.019cm" svg:y="18.402cm">
          <draw:text-box>
            <text:p text:style-name="P1"><text:span text:style-name="T11">24</text:span></text:p>
          </draw:text-box>
        </draw:frame>
        <draw:frame draw:style-name="gr1" draw:text-style-name="P2" draw:layer="layout" svg:width="1.543cm" svg:height="0.475cm" svg:x="17.293cm" svg:y="18.383cm">
          <draw:text-box>
            <text:p text:style-name="P1"><text:span text:style-name="T4"><text:s/></text:span><text:span text:style-name="T4">In both </text:span></text:p>
          </draw:text-box>
        </draw:frame>
        <draw:frame draw:style-name="gr1" draw:text-style-name="P2" draw:layer="layout" svg:width="6.856cm" svg:height="0.475cm" svg:x="2.2cm" svg:y="18.948cm">
          <draw:text-box>
            <text:p text:style-name="P1"><text:span text:style-name="T4">cases, Iraq was one part of their job.</text:span></text:p>
          </draw:text-box>
        </draw:frame>
        <draw:frame draw:style-name="gr1" draw:text-style-name="P2" draw:layer="layout" svg:width="16.74cm" svg:height="0.475cm" svg:x="2.2cm" svg:y="19.862cm">
          <draw:text-box>
            <text:p text:style-name="P1"><text:span text:style-name="T7">43. </text:span><text:span text:style-name="T4"><text:s/>Sir David Manning became Mr Blair’s Foreign Policy Adviser and Head of OD Sec in </text:span></text:p>
          </draw:text-box>
        </draw:frame>
        <draw:frame draw:style-name="gr1" draw:text-style-name="P2" draw:layer="layout" svg:width="16.436cm" svg:height="0.475cm" svg:x="2.2cm" svg:y="20.427cm">
          <draw:text-box>
            <text:p text:style-name="P1"><text:span text:style-name="T4">September 2001. That marked a change from previous arrangements, in which the two </text:span></text:p>
          </draw:text-box>
        </draw:frame>
        <draw:line draw:style-name="gr7" draw:text-style-name="P8" draw:layer="layout" svg:x1="2.199cm" svg:y1="22.889cm" svg:x2="7.3cm" svg:y2="22.889cm">
          <text:p/>
        </draw:line>
        <draw:frame draw:style-name="gr1" draw:text-style-name="P2" draw:layer="layout" svg:width="8.951cm" svg:height="0.475cm" svg:x="2.2cm" svg:y="20.991cm">
          <draw:text-box>
            <text:p text:style-name="P1"><text:span text:style-name="T4">roles had been held by two different individuals.</text:span></text:p>
          </draw:text-box>
        </draw:frame>
        <draw:frame draw:style-name="gr8" draw:text-style-name="P9" draw:layer="layout" svg:width="0.29cm" svg:height="0.23cm" svg:x="2.2cm" svg:y="23.41cm">
          <draw:text-box>
            <text:p text:style-name="P1"><text:span text:style-name="T12">18 </text:span></text:p>
          </draw:text-box>
        </draw:frame>
        <draw:frame draw:style-name="gr4" draw:text-style-name="P5" draw:layer="layout" svg:width="15.733cm" svg:height="0.395cm" svg:x="2.532cm" svg:y="23.394cm">
          <draw:text-box>
            <text:p text:style-name="P1"><text:span text:style-name="T14">Review of Intelligence on Weapons of Mass Destruction </text:span><text:span text:style-name="T13">[“The Butler Report”], 14 July 2004, HC 898. </text:span></text:p>
          </draw:text-box>
        </draw:frame>
        <draw:frame draw:style-name="gr4" draw:text-style-name="P5" draw:layer="layout" svg:width="1.598cm" svg:height="0.395cm" svg:x="2.2cm" svg:y="23.817cm">
          <draw:text-box>
            <text:p text:style-name="P1"><text:span text:style-name="T13">Page 147.</text:span></text:p>
          </draw:text-box>
        </draw:frame>
        <draw:frame draw:style-name="gr8" draw:text-style-name="P9" draw:layer="layout" svg:width="0.29cm" svg:height="0.23cm" svg:x="2.2cm" svg:y="24.256cm">
          <draw:text-box>
            <text:p text:style-name="P1"><text:span text:style-name="T12">19 </text:span></text:p>
          </draw:text-box>
        </draw:frame>
        <draw:frame draw:style-name="gr4" draw:text-style-name="P5" draw:layer="layout" svg:width="6.885cm" svg:height="0.395cm" svg:x="2.532cm" svg:y="24.241cm">
          <draw:text-box>
            <text:p text:style-name="P1"><text:span text:style-name="T13">Public hearing, 20 January 2010, pages 3-4.</text:span></text:p>
          </draw:text-box>
        </draw:frame>
        <draw:frame draw:style-name="gr8" draw:text-style-name="P9" draw:layer="layout" svg:width="0.29cm" svg:height="0.23cm" svg:x="2.2cm" svg:y="24.68cm">
          <draw:text-box>
            <text:p text:style-name="P1"><text:span text:style-name="T12">20 </text:span></text:p>
          </draw:text-box>
        </draw:frame>
        <draw:frame draw:style-name="gr4" draw:text-style-name="P5" draw:layer="layout" svg:width="6.394cm" svg:height="0.395cm" svg:x="2.532cm" svg:y="24.664cm">
          <draw:text-box>
            <text:p text:style-name="P1"><text:span text:style-name="T13">Public hearing, 20 January 2010, page 5.</text:span></text:p>
          </draw:text-box>
        </draw:frame>
        <draw:frame draw:style-name="gr8" draw:text-style-name="P9" draw:layer="layout" svg:width="0.29cm" svg:height="0.23cm" svg:x="2.2cm" svg:y="25.103cm">
          <draw:text-box>
            <text:p text:style-name="P1"><text:span text:style-name="T12">21 </text:span></text:p>
          </draw:text-box>
        </draw:frame>
        <draw:frame draw:style-name="gr4" draw:text-style-name="P5" draw:layer="layout" svg:width="7.33cm" svg:height="0.395cm" svg:x="2.532cm" svg:y="25.087cm">
          <draw:text-box>
            <text:p text:style-name="P1"><text:span text:style-name="T13">Statement McKane, 8 December 2010, page 1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2">22 </text:span></text:p>
          </draw:text-box>
        </draw:frame>
        <draw:frame draw:style-name="gr4" draw:text-style-name="P5" draw:layer="layout" svg:width="15.61cm" svg:height="0.395cm" svg:x="2.532cm" svg:y="25.511cm">
          <draw:text-box>
            <text:p text:style-name="P1"><text:span text:style-name="T13">Later renamed the Foreign and Defence Policy Secretariat (F&amp;DP Sec) and now part of the National </text:span></text:p>
          </draw:text-box>
        </draw:frame>
        <draw:frame draw:style-name="gr4" draw:text-style-name="P5" draw:layer="layout" svg:width="3.164cm" svg:height="0.395cm" svg:x="2.2cm" svg:y="25.934cm">
          <draw:text-box>
            <text:p text:style-name="P1"><text:span text:style-name="T13">Security Secretariat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2">23 </text:span></text:p>
          </draw:text-box>
        </draw:frame>
        <draw:frame draw:style-name="gr4" draw:text-style-name="P5" draw:layer="layout" svg:width="9.083cm" svg:height="0.395cm" svg:x="2.532cm" svg:y="26.357cm">
          <draw:text-box>
            <text:p text:style-name="P1"><text:span text:style-name="T13">Public hearing Manning, 30 November 2009, pages 44-45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2">24 </text:span></text:p>
          </draw:text-box>
        </draw:frame>
        <draw:frame draw:style-name="gr4" draw:text-style-name="P5" draw:layer="layout" svg:width="8.244cm" svg:height="0.395cm" svg:x="2.532cm" svg:y="26.781cm">
          <draw:text-box>
            <text:p text:style-name="P1"><text:span text:style-name="T13">Public hearing McKane, 19 January 2011, pages 2-3.</text:span></text:p>
          </draw:text-box>
        </draw:frame>
      </draw:page>
      <draw:page draw:name="page1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4</text:span></text:p>
          </draw:text-box>
        </draw:frame>
        <draw:frame draw:style-name="gr1" draw:text-style-name="P2" draw:layer="layout" svg:width="16.076cm" svg:height="0.475cm" svg:x="2.2cm" svg:y="2.525cm">
          <draw:text-box>
            <text:p text:style-name="P1"><text:span text:style-name="T7">44. </text:span><text:span text:style-name="T4"><text:s/>Lord Wilson of Dinton, Cabinet Secretary from 1998 to 2002, told the Inquiry that </text:span></text:p>
          </draw:text-box>
        </draw:frame>
        <draw:frame draw:style-name="gr1" draw:text-style-name="P2" draw:layer="layout" svg:width="16.237cm" svg:height="0.475cm" svg:x="2.2cm" svg:y="3.09cm">
          <draw:text-box>
            <text:p text:style-name="P1"><text:span text:style-name="T4">the appointment of Advisers and their role as Heads of the relevant Secretariats in the </text:span></text:p>
          </draw:text-box>
        </draw:frame>
        <draw:frame draw:style-name="gr1" draw:text-style-name="P2" draw:layer="layout" svg:width="15.754cm" svg:height="0.475cm" svg:x="2.2cm" svg:y="3.654cm">
          <draw:text-box>
            <text:p text:style-name="P1"><text:span text:style-name="T4">Cabinet Office had reflected Mr Blair’s desire to have his senior people around him: </text:span></text:p>
          </draw:text-box>
        </draw:frame>
        <draw:frame draw:style-name="gr1" draw:text-style-name="P2" draw:layer="layout" svg:width="12.563cm" svg:height="0.475cm" svg:x="2.2cm" svg:y="4.218cm">
          <draw:text-box>
            <text:p text:style-name="P1"><text:span text:style-name="T4">“</text:span><text:span text:style-name="T4">He had his own team. That is, to be honest, how he liked to work.”</text:span></text:p>
          </draw:text-box>
        </draw:frame>
        <draw:frame draw:style-name="gr6" draw:text-style-name="P7" draw:layer="layout" svg:width="0.273cm" svg:height="0.276cm" svg:x="14.71cm" svg:y="4.237cm">
          <draw:text-box>
            <text:p text:style-name="P1"><text:span text:style-name="T11">25</text:span></text:p>
          </draw:text-box>
        </draw:frame>
        <draw:frame draw:style-name="gr1" draw:text-style-name="P2" draw:layer="layout" svg:width="3.376cm" svg:height="0.475cm" svg:x="14.985cm" svg:y="4.218cm">
          <draw:text-box>
            <text:p text:style-name="P1"><text:span text:style-name="T4"><text:s/></text:span><text:span text:style-name="T4">Lord Wilson said </text:span></text:p>
          </draw:text-box>
        </draw:frame>
        <draw:frame draw:style-name="gr1" draw:text-style-name="P2" draw:layer="layout" svg:width="7.038cm" svg:height="0.475cm" svg:x="2.2cm" svg:y="4.783cm">
          <draw:text-box>
            <text:p text:style-name="P1"><text:span text:style-name="T4">that he had been against the change.</text:span></text:p>
          </draw:text-box>
        </draw:frame>
        <draw:frame draw:style-name="gr1" draw:text-style-name="P2" draw:layer="layout" svg:width="16.194cm" svg:height="0.475cm" svg:x="2.2cm" svg:y="5.697cm">
          <draw:text-box>
            <text:p text:style-name="P1"><text:span text:style-name="T7">45. </text:span><text:span text:style-name="T4"><text:s/>The Butler Review commented that the effect of the decision to combine “two key </text:span></text:p>
          </draw:text-box>
        </draw:frame>
        <draw:frame draw:style-name="gr1" draw:text-style-name="P2" draw:layer="layout" svg:width="15.962cm" svg:height="0.475cm" svg:x="2.2cm" svg:y="6.262cm">
          <draw:text-box>
            <text:p text:style-name="P1"><text:span text:style-name="T4">posts at the top of the Cabinet Secretariat” (the Heads of the Overseas and Defence </text:span></text:p>
          </draw:text-box>
        </draw:frame>
        <draw:frame draw:style-name="gr1" draw:text-style-name="P2" draw:layer="layout" svg:width="15.974cm" svg:height="0.475cm" svg:x="2.2cm" svg:y="6.826cm">
          <draw:text-box>
            <text:p text:style-name="P1"><text:span text:style-name="T4">and of the European Secretariats), with the posts of the Prime Minister’s Advisers on </text:span></text:p>
          </draw:text-box>
        </draw:frame>
        <draw:frame draw:style-name="gr1" draw:text-style-name="P2" draw:layer="layout" svg:width="16.313cm" svg:height="0.475cm" svg:x="2.2cm" svg:y="7.391cm">
          <draw:text-box>
            <text:p text:style-name="P1"><text:span text:style-name="T4">Foreign Affairs and on European Affairs, had been to: “weight their responsibility to the </text:span></text:p>
          </draw:text-box>
        </draw:frame>
        <draw:frame draw:style-name="gr1" draw:text-style-name="P2" draw:layer="layout" svg:width="16.076cm" svg:height="0.475cm" svg:x="2.2cm" svg:y="7.955cm">
          <draw:text-box>
            <text:p text:style-name="P1"><text:span text:style-name="T4">Prime Minister more heavily than their responsibility through the Cabinet Secretary to </text:span></text:p>
          </draw:text-box>
        </draw:frame>
        <draw:frame draw:style-name="gr1" draw:text-style-name="P2" draw:layer="layout" svg:width="4.587cm" svg:height="0.475cm" svg:x="2.2cm" svg:y="8.52cm">
          <draw:text-box>
            <text:p text:style-name="P1"><text:span text:style-name="T4">the Cabinet as a whole”.</text:span></text:p>
          </draw:text-box>
        </draw:frame>
        <draw:frame draw:style-name="gr6" draw:text-style-name="P7" draw:layer="layout" svg:width="0.273cm" svg:height="0.276cm" svg:x="6.765cm" svg:y="8.538cm">
          <draw:text-box>
            <text:p text:style-name="P1"><text:span text:style-name="T11">26</text:span></text:p>
          </draw:text-box>
        </draw:frame>
        <draw:frame draw:style-name="gr1" draw:text-style-name="P2" draw:layer="layout" svg:width="15.492cm" svg:height="0.475cm" svg:x="2.2cm" svg:y="9.434cm">
          <draw:text-box>
            <text:p text:style-name="P1"><text:span text:style-name="T7">46. </text:span><text:span text:style-name="T4"><text:s/>The Butler Review acknowledged that the “view of the present post-holders is </text:span></text:p>
          </draw:text-box>
        </draw:frame>
        <draw:frame draw:style-name="gr1" draw:text-style-name="P2" draw:layer="layout" svg:width="15.687cm" svg:height="0.475cm" svg:x="2.2cm" svg:y="9.998cm">
          <draw:text-box>
            <text:p text:style-name="P1"><text:span text:style-name="T4">that the arrangement works well, in particular in connecting the work of the Cabinet </text:span></text:p>
          </draw:text-box>
        </draw:frame>
        <draw:frame draw:style-name="gr1" draw:text-style-name="P2" draw:layer="layout" svg:width="15.441cm" svg:height="0.475cm" svg:x="2.2cm" svg:y="10.563cm">
          <draw:text-box>
            <text:p text:style-name="P1"><text:span text:style-name="T4">Secretariat to that of the Prime Minister’s office”. It also recorded that “it was clear </text:span></text:p>
          </draw:text-box>
        </draw:frame>
        <draw:frame draw:style-name="gr1" draw:text-style-name="P2" draw:layer="layout" svg:width="16.398cm" svg:height="0.475cm" svg:x="2.2cm" svg:y="11.127cm">
          <draw:text-box>
            <text:p text:style-name="P1"><text:span text:style-name="T4">from the departmental policy papers it had seen that there was very close co-operation </text:span></text:p>
          </draw:text-box>
        </draw:frame>
        <draw:frame draw:style-name="gr1" draw:text-style-name="P2" draw:layer="layout" svg:width="16.516cm" svg:height="0.475cm" svg:x="2.2cm" svg:y="11.692cm">
          <draw:text-box>
            <text:p text:style-name="P1"><text:span text:style-name="T4">between officials in the Prime Minister’s office and in the FCO in policy making on Iraq”. </text:span></text:p>
          </draw:text-box>
        </draw:frame>
        <draw:frame draw:style-name="gr1" draw:text-style-name="P2" draw:layer="layout" svg:width="15.924cm" svg:height="0.475cm" svg:x="2.2cm" svg:y="12.256cm">
          <draw:text-box>
            <text:p text:style-name="P1"><text:span text:style-name="T4">The Review commented: “It is nonetheless a shift which acts to concentrate detailed </text:span></text:p>
          </draw:text-box>
        </draw:frame>
        <draw:frame draw:style-name="gr1" draw:text-style-name="P2" draw:layer="layout" svg:width="12.749cm" svg:height="0.475cm" svg:x="2.2cm" svg:y="12.821cm">
          <draw:text-box>
            <text:p text:style-name="P1"><text:span text:style-name="T4">knowledge and effective decision-making in fewer minds at the top.”</text:span></text:p>
          </draw:text-box>
        </draw:frame>
        <draw:frame draw:style-name="gr1" draw:text-style-name="P2" draw:layer="layout" svg:width="16.271cm" svg:height="0.475cm" svg:x="2.2cm" svg:y="13.735cm">
          <draw:text-box>
            <text:p text:style-name="P1"><text:span text:style-name="T7">47. </text:span><text:span text:style-name="T4"><text:s/>The Butler Review concluded that the changes to the key posts at the head of the </text:span></text:p>
          </draw:text-box>
        </draw:frame>
        <draw:frame draw:style-name="gr1" draw:text-style-name="P2" draw:layer="layout" svg:width="4.587cm" svg:height="0.475cm" svg:x="2.2cm" svg:y="14.3cm">
          <draw:text-box>
            <text:p text:style-name="P1"><text:span text:style-name="T4">Cabinet Secretariat had:</text:span></text:p>
          </draw:text-box>
        </draw:frame>
        <draw:frame draw:style-name="gr1" draw:text-style-name="P2" draw:layer="layout" svg:width="14.036cm" svg:height="0.475cm" svg:x="2.95cm" svg:y="15.214cm">
          <draw:text-box>
            <text:p text:style-name="P1"><text:span text:style-name="T4">“… </text:span><text:span text:style-name="T4">lessened the support of the machinery of government for the collective </text:span></text:p>
          </draw:text-box>
        </draw:frame>
        <draw:frame draw:style-name="gr1" draw:text-style-name="P2" draw:layer="layout" svg:width="12.215cm" svg:height="0.475cm" svg:x="2.95cm" svg:y="15.778cm">
          <draw:text-box>
            <text:p text:style-name="P1"><text:span text:style-name="T4">responsibility of the Cabinet in the vital matter of war and peace.”</text:span></text:p>
          </draw:text-box>
        </draw:frame>
        <draw:frame draw:style-name="gr6" draw:text-style-name="P7" draw:layer="layout" svg:width="0.273cm" svg:height="0.276cm" svg:x="15.115cm" svg:y="15.797cm">
          <draw:text-box>
            <text:p text:style-name="P1"><text:span text:style-name="T11">27</text:span></text:p>
          </draw:text-box>
        </draw:frame>
        <draw:frame draw:style-name="gr1" draw:text-style-name="P2" draw:layer="layout" svg:width="15.619cm" svg:height="0.475cm" svg:x="2.2cm" svg:y="16.693cm">
          <draw:text-box>
            <text:p text:style-name="P1"><text:span text:style-name="T7">48. </text:span><text:span text:style-name="T4"><text:s/>Asked whether it would have been helpful for him to have a dual role similar to </text:span></text:p>
          </draw:text-box>
        </draw:frame>
        <draw:frame draw:style-name="gr1" draw:text-style-name="P2" draw:layer="layout" svg:width="16.139cm" svg:height="0.475cm" svg:x="2.2cm" svg:y="17.257cm">
          <draw:text-box>
            <text:p text:style-name="P1"><text:span text:style-name="T4">Sir David Manning’s roles as both the Prime Minister’s Foreign Policy Adviser and the </text:span></text:p>
          </draw:text-box>
        </draw:frame>
        <draw:frame draw:style-name="gr1" draw:text-style-name="P2" draw:layer="layout" svg:width="16.36cm" svg:height="0.475cm" svg:x="2.2cm" svg:y="17.822cm">
          <draw:text-box>
            <text:p text:style-name="P1"><text:span text:style-name="T4">Head of OD Sec, Sir David Omand told the Inquiry that he had “concluded on balance, </text:span></text:p>
          </draw:text-box>
        </draw:frame>
        <draw:frame draw:style-name="gr1" draw:text-style-name="P2" draw:layer="layout" svg:width="11.424cm" svg:height="0.475cm" svg:x="2.2cm" svg:y="18.386cm">
          <draw:text-box>
            <text:p text:style-name="P1"><text:span text:style-name="T4">the arrangement had more disadvantages than advantages”.</text:span></text:p>
          </draw:text-box>
        </draw:frame>
        <draw:frame draw:style-name="gr6" draw:text-style-name="P7" draw:layer="layout" svg:width="0.273cm" svg:height="0.276cm" svg:x="13.567cm" svg:y="18.405cm">
          <draw:text-box>
            <text:p text:style-name="P1"><text:span text:style-name="T11">28</text:span></text:p>
          </draw:text-box>
        </draw:frame>
        <draw:frame draw:style-name="gr1" draw:text-style-name="P2" draw:layer="layout" svg:width="2.915cm" svg:height="0.475cm" svg:x="13.841cm" svg:y="18.386cm">
          <draw:text-box>
            <text:p text:style-name="P1"><text:span text:style-name="T4"><text:s/></text:span><text:span text:style-name="T4">He added that:</text:span></text:p>
          </draw:text-box>
        </draw:frame>
        <draw:frame draw:style-name="gr1" draw:text-style-name="P2" draw:layer="layout" svg:width="14.514cm" svg:height="0.475cm" svg:x="2.95cm" svg:y="19.301cm">
          <draw:text-box>
            <text:p text:style-name="P1"><text:span text:style-name="T4">“</text:span><text:span text:style-name="T4">I think there is a helpful external perception of objectivity and support for the </text:span></text:p>
          </draw:text-box>
        </draw:frame>
        <draw:frame draw:style-name="gr1" draw:text-style-name="P2" draw:layer="layout" svg:width="15.162cm" svg:height="0.475cm" svg:x="2.95cm" svg:y="19.865cm">
          <draw:text-box>
            <text:p text:style-name="P1"><text:span text:style-name="T4">collective process amongst departments, if you are on the Cabinet Office side of </text:span></text:p>
          </draw:text-box>
        </draw:frame>
        <draw:frame draw:style-name="gr1" draw:text-style-name="P2" draw:layer="layout" svg:width="6.102cm" svg:height="0.475cm" svg:x="2.95cm" svg:y="20.43cm">
          <draw:text-box>
            <text:p text:style-name="P1"><text:span text:style-name="T4">the … door rather than in No.10.</text:span></text:p>
          </draw:text-box>
        </draw:frame>
        <draw:frame draw:style-name="gr1" draw:text-style-name="P2" draw:layer="layout" svg:width="15.746cm" svg:height="0.475cm" svg:x="2.95cm" svg:y="21.344cm">
          <draw:text-box>
            <text:p text:style-name="P1"><text:span text:style-name="T4">“</text:span><text:span text:style-name="T4">I hesitate to say this, but I think it does over a period of time tend to disenfranchise </text:span></text:p>
          </draw:text-box>
        </draw:frame>
        <draw:frame draw:style-name="gr1" draw:text-style-name="P2" draw:layer="layout" svg:width="14.268cm" svg:height="0.475cm" svg:x="2.95cm" svg:y="21.908cm">
          <draw:text-box>
            <text:p text:style-name="P1"><text:span text:style-name="T4">the Cabinet Secretary. It is a very subtle psychodynamic effect… any Prime </text:span></text:p>
          </draw:text-box>
        </draw:frame>
        <draw:frame draw:style-name="gr1" draw:text-style-name="P2" draw:layer="layout" svg:width="15.174cm" svg:height="0.475cm" svg:x="2.95cm" svg:y="22.473cm">
          <draw:text-box>
            <text:p text:style-name="P1"><text:span text:style-name="T4">Minister … is going to have a trusted group of inner confidants and advisers and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15.737cm" svg:height="0.475cm" svg:x="2.95cm" svg:y="23.037cm">
          <draw:text-box>
            <text:p text:style-name="P1"><text:span text:style-name="T4">if … the adviser is simultaneously the Deputy to the Cabinet Secretary and Head of </text:span></text:p>
          </draw:text-box>
        </draw:frame>
        <draw:frame draw:style-name="gr8" draw:text-style-name="P9" draw:layer="layout" svg:width="0.29cm" svg:height="0.23cm" svg:x="2.2cm" svg:y="24.68cm">
          <draw:text-box>
            <text:p text:style-name="P1"><text:span text:style-name="T12">25 </text:span></text:p>
          </draw:text-box>
        </draw:frame>
        <draw:frame draw:style-name="gr4" draw:text-style-name="P5" draw:layer="layout" svg:width="7.249cm" svg:height="0.395cm" svg:x="2.532cm" svg:y="24.664cm">
          <draw:text-box>
            <text:p text:style-name="P1"><text:span text:style-name="T13">Public hearing, 25 January 2011, pages 21-22.</text:span></text:p>
          </draw:text-box>
        </draw:frame>
        <draw:frame draw:style-name="gr8" draw:text-style-name="P9" draw:layer="layout" svg:width="0.29cm" svg:height="0.23cm" svg:x="2.2cm" svg:y="25.103cm">
          <draw:text-box>
            <text:p text:style-name="P1"><text:span text:style-name="T12">26 </text:span></text:p>
          </draw:text-box>
        </draw:frame>
        <draw:frame draw:style-name="gr4" draw:text-style-name="P5" draw:layer="layout" svg:width="15.733cm" svg:height="0.395cm" svg:x="2.532cm" svg:y="25.087cm">
          <draw:text-box>
            <text:p text:style-name="P1"><text:span text:style-name="T14">Review of Intelligence on Weapons of Mass Destruction </text:span><text:span text:style-name="T13">[“The Butler Report”], 14 July 2004, HC 898, </text:span></text:p>
          </draw:text-box>
        </draw:frame>
        <draw:frame draw:style-name="gr4" draw:text-style-name="P5" draw:layer="layout" svg:width="1.56cm" svg:height="0.395cm" svg:x="2.2cm" svg:y="25.511cm">
          <draw:text-box>
            <text:p text:style-name="P1"><text:span text:style-name="T13">page 147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2">27 </text:span></text:p>
          </draw:text-box>
        </draw:frame>
        <draw:frame draw:style-name="gr4" draw:text-style-name="P5" draw:layer="layout" svg:width="15.733cm" svg:height="0.395cm" svg:x="2.532cm" svg:y="25.934cm">
          <draw:text-box>
            <text:p text:style-name="P1"><text:span text:style-name="T14">Review of Intelligence on Weapons of Mass Destruction </text:span><text:span text:style-name="T13">[“The Butler Report”], 14 July 2004, HC 898, </text:span></text:p>
          </draw:text-box>
        </draw:frame>
        <draw:frame draw:style-name="gr4" draw:text-style-name="P5" draw:layer="layout" svg:width="2.44cm" svg:height="0.395cm" svg:x="2.2cm" svg:y="26.357cm">
          <draw:text-box>
            <text:p text:style-name="P1"><text:span text:style-name="T13">pages 147-148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2">28 </text:span></text:p>
          </draw:text-box>
        </draw:frame>
        <draw:frame draw:style-name="gr4" draw:text-style-name="P5" draw:layer="layout" svg:width="7.275cm" svg:height="0.395cm" svg:x="2.532cm" svg:y="26.781cm">
          <draw:text-box>
            <text:p text:style-name="P1"><text:span text:style-name="T13">Public hearing, 20 January 2010, pages 52-53.</text:span></text:p>
          </draw:text-box>
        </draw:frame>
      </draw:page>
      <draw:page draw:name="page11" draw:style-name="dp1" draw:master-page-name="master-page28">
        <draw:frame draw:style-name="gr4" draw:text-style-name="P5" draw:layer="layout" svg:width="6.217cm" svg:height="0.395cm" svg:x="12.591cm" svg:y="1.138cm">
          <draw:text-box>
            <text:p text:style-name="P1"><text:span text:style-name="T6">2 <text:s/>| <text:s/>Decision-making within government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5</text:span></text:p>
          </draw:text-box>
        </draw:frame>
        <draw:frame draw:style-name="gr1" draw:text-style-name="P2" draw:layer="layout" svg:width="14.971cm" svg:height="0.475cm" svg:x="2.95cm" svg:y="2.525cm">
          <draw:text-box>
            <text:p text:style-name="P1"><text:span text:style-name="T4">the Secretariat, then over a period of time it is likely that there will be an implicit </text:span></text:p>
          </draw:text-box>
        </draw:frame>
        <draw:frame draw:style-name="gr1" draw:text-style-name="P2" draw:layer="layout" svg:width="15.445cm" svg:height="0.475cm" svg:x="2.95cm" svg:y="3.09cm">
          <draw:text-box>
            <text:p text:style-name="P1"><text:span text:style-name="T4">assumption that the Cabinet Secretary’s interests are being represented… so you </text:span></text:p>
          </draw:text-box>
        </draw:frame>
        <draw:frame draw:style-name="gr1" draw:text-style-name="P2" draw:layer="layout" svg:width="12.008cm" svg:height="0.475cm" svg:x="2.95cm" svg:y="3.654cm">
          <draw:text-box>
            <text:p text:style-name="P1"><text:span text:style-name="T4">don’t really need to invite the Cabinet Secretary to the meeting.”</text:span></text:p>
          </draw:text-box>
        </draw:frame>
        <draw:frame draw:style-name="gr1" draw:text-style-name="P2" draw:layer="layout" svg:width="15.115cm" svg:height="0.475cm" svg:x="2.2cm" svg:y="4.568cm">
          <draw:text-box>
            <text:p text:style-name="P1"><text:span text:style-name="T7">49. </text:span><text:span text:style-name="T4"><text:s/>Asked whether that had affected decision-making on Iraq, Sir David Omand </text:span></text:p>
          </draw:text-box>
        </draw:frame>
        <draw:frame draw:style-name="gr1" draw:text-style-name="P2" draw:layer="layout" svg:width="2.961cm" svg:height="0.475cm" svg:x="2.2cm" svg:y="5.133cm">
          <draw:text-box>
            <text:p text:style-name="P1"><text:span text:style-name="T4">responded that:</text:span></text:p>
          </draw:text-box>
        </draw:frame>
        <draw:frame draw:style-name="gr1" draw:text-style-name="P2" draw:layer="layout" svg:width="15.992cm" svg:height="0.475cm" svg:x="2.95cm" svg:y="6.047cm">
          <draw:text-box>
            <text:p text:style-name="P1"><text:span text:style-name="T4">“</text:span><text:span text:style-name="T4">I think the Cabinet Secretary was not as present as previous Cabinet Secretaries … </text:span></text:p>
          </draw:text-box>
        </draw:frame>
        <draw:frame draw:style-name="gr1" draw:text-style-name="P2" draw:layer="layout" svg:width="15.293cm" svg:height="0.475cm" svg:x="2.95cm" svg:y="6.612cm">
          <draw:text-box>
            <text:p text:style-name="P1"><text:span text:style-name="T4">would have been. Of course one of the reasons for that is that the Prime Minister </text:span></text:p>
          </draw:text-box>
        </draw:frame>
        <draw:frame draw:style-name="gr1" draw:text-style-name="P2" draw:layer="layout" svg:width="14.391cm" svg:height="0.475cm" svg:x="2.95cm" svg:y="7.176cm">
          <draw:text-box>
            <text:p text:style-name="P1"><text:span text:style-name="T4">had given the Cabinet Secretary a very different agenda … the new Cabinet </text:span></text:p>
          </draw:text-box>
        </draw:frame>
        <draw:frame draw:style-name="gr1" draw:text-style-name="P2" draw:layer="layout" svg:width="8.689cm" svg:height="0.475cm" svg:x="2.95cm" svg:y="7.741cm">
          <draw:text-box>
            <text:p text:style-name="P1"><text:span text:style-name="T4">Secretary was chosen explicitly on that basis.”</text:span></text:p>
          </draw:text-box>
        </draw:frame>
        <draw:frame draw:style-name="gr1" draw:text-style-name="P2" draw:layer="layout" svg:width="16.076cm" svg:height="0.475cm" svg:x="2.2cm" svg:y="8.655cm">
          <draw:text-box>
            <text:p text:style-name="P1"><text:span text:style-name="T7">50. </text:span><text:span text:style-name="T4"><text:s/>Sir David agreed that the Cabinet Secretary could have “made a fuss” about that:</text:span></text:p>
          </draw:text-box>
        </draw:frame>
        <draw:frame draw:style-name="gr1" draw:text-style-name="P2" draw:layer="layout" svg:width="15.403cm" svg:height="0.475cm" svg:x="2.95cm" svg:y="9.57cm">
          <draw:text-box>
            <text:p text:style-name="P1"><text:span text:style-name="T4">“</text:span><text:span text:style-name="T4">But it would have been at the direct expense of not being able to devote the time </text:span></text:p>
          </draw:text-box>
        </draw:frame>
        <draw:frame draw:style-name="gr1" draw:text-style-name="P2" draw:layer="layout" svg:width="12.749cm" svg:height="0.475cm" svg:x="2.95cm" svg:y="10.134cm">
          <draw:text-box>
            <text:p text:style-name="P1"><text:span text:style-name="T4">to sorting out reform and delivery across the government’s agenda.”</text:span></text:p>
          </draw:text-box>
        </draw:frame>
        <draw:frame draw:style-name="gr6" draw:text-style-name="P7" draw:layer="layout" svg:width="0.341cm" svg:height="0.276cm" svg:x="15.649cm" svg:y="10.153cm">
          <draw:text-box>
            <text:p text:style-name="P1"><text:span text:style-name="T11"><text:s/></text:span><text:span text:style-name="T11">29</text:span></text:p>
          </draw:text-box>
        </draw:frame>
        <draw:frame draw:style-name="gr1" draw:text-style-name="P2" draw:layer="layout" svg:width="16.55cm" svg:height="0.475cm" svg:x="2.2cm" svg:y="11.048cm">
          <draw:text-box>
            <text:p text:style-name="P1"><text:span text:style-name="T7">51. </text:span><text:span text:style-name="T4"><text:s/>Describing the resource constraints in the Cabinet Office, Sir David Omand told the </text:span></text:p>
          </draw:text-box>
        </draw:frame>
        <draw:frame draw:style-name="gr1" draw:text-style-name="P2" draw:layer="layout" svg:width="16.127cm" svg:height="0.475cm" svg:x="2.2cm" svg:y="11.613cm">
          <draw:text-box>
            <text:p text:style-name="P1"><text:span text:style-name="T4">Inquiry that he had “inherited an overspend where there wasn’t enough money to pay </text:span></text:p>
          </draw:text-box>
        </draw:frame>
        <draw:frame draw:style-name="gr1" draw:text-style-name="P2" draw:layer="layout" svg:width="16.436cm" svg:height="0.475cm" svg:x="2.2cm" svg:y="12.177cm">
          <draw:text-box>
            <text:p text:style-name="P1"><text:span text:style-name="T4">for all” the units in Downing Street and the Cabinet Office, which were “funded from the </text:span></text:p>
          </draw:text-box>
        </draw:frame>
        <draw:frame draw:style-name="gr1" draw:text-style-name="P2" draw:layer="layout" svg:width="2.22cm" svg:height="0.475cm" svg:x="2.2cm" svg:y="12.742cm">
          <draw:text-box>
            <text:p text:style-name="P1"><text:span text:style-name="T4">same vote”.</text:span></text:p>
          </draw:text-box>
        </draw:frame>
        <draw:frame draw:style-name="gr6" draw:text-style-name="P7" draw:layer="layout" svg:width="0.273cm" svg:height="0.276cm" svg:x="4.412cm" svg:y="12.761cm">
          <draw:text-box>
            <text:p text:style-name="P1"><text:span text:style-name="T11">30</text:span></text:p>
          </draw:text-box>
        </draw:frame>
        <draw:frame draw:style-name="gr1" draw:text-style-name="P2" draw:layer="layout" svg:width="13.727cm" svg:height="0.475cm" svg:x="4.686cm" svg:y="12.742cm">
          <draw:text-box>
            <text:p text:style-name="P1"><text:span text:style-name="T4"><text:s/></text:span><text:span text:style-name="T4">The Treasury had kept them, he expected “deliberately”, on a “very tight </text:span></text:p>
          </draw:text-box>
        </draw:frame>
        <draw:frame draw:style-name="gr1" draw:text-style-name="P2" draw:layer="layout" svg:width="15.924cm" svg:height="0.475cm" svg:x="2.2cm" svg:y="13.306cm">
          <draw:text-box>
            <text:p text:style-name="P1"><text:span text:style-name="T4">leash in order to restrain the growth of Downing Street”. Sir David had found it “quite </text:span></text:p>
          </draw:text-box>
        </draw:frame>
        <draw:frame draw:style-name="gr1" draw:text-style-name="P2" draw:layer="layout" svg:width="15.598cm" svg:height="0.475cm" svg:x="2.2cm" svg:y="13.871cm">
          <draw:text-box>
            <text:p text:style-name="P1"><text:span text:style-name="T4">hard” to staff the Cabinet Office at the level he would have wanted and it had been </text:span></text:p>
          </draw:text-box>
        </draw:frame>
        <draw:frame draw:style-name="gr1" draw:text-style-name="P2" draw:layer="layout" svg:width="4.248cm" svg:height="0.475cm" svg:x="2.2cm" svg:y="14.435cm">
          <draw:text-box>
            <text:p text:style-name="P1"><text:span text:style-name="T4">necessary to prioritise.</text:span></text:p>
          </draw:text-box>
        </draw:frame>
        <draw:frame draw:style-name="gr1" draw:text-style-name="P2" draw:layer="layout" svg:width="6.995cm" svg:height="0.475cm" svg:x="2.2cm" svg:y="15.35cm">
          <draw:text-box>
            <text:p text:style-name="P1"><text:span text:style-name="T7">52. </text:span><text:span text:style-name="T4"><text:s/>In relation to Iraq, Sir David said:</text:span></text:p>
          </draw:text-box>
        </draw:frame>
        <draw:frame draw:style-name="gr1" draw:text-style-name="P2" draw:layer="layout" svg:width="15.505cm" svg:height="0.475cm" svg:x="2.95cm" svg:y="16.264cm">
          <draw:text-box>
            <text:p text:style-name="P1"><text:span text:style-name="T4">“</text:span><text:span text:style-name="T4">We did find money for OD Secretariat to expand… at the time of Iraq. We did find </text:span></text:p>
          </draw:text-box>
        </draw:frame>
        <draw:frame draw:style-name="gr1" draw:text-style-name="P2" draw:layer="layout" svg:width="15.644cm" svg:height="0.475cm" svg:x="2.95cm" svg:y="16.828cm">
          <draw:text-box>
            <text:p text:style-name="P1"><text:span text:style-name="T4">money to enable the Joint Intelligence Committee’s assessment staff to work at full </text:span></text:p>
          </draw:text-box>
        </draw:frame>
        <draw:frame draw:style-name="gr1" draw:text-style-name="P2" draw:layer="layout" svg:width="10.877cm" svg:height="0.475cm" svg:x="2.95cm" svg:y="17.393cm">
          <draw:text-box>
            <text:p text:style-name="P1"><text:span text:style-name="T4">tilt as the crisis – the run up to the campaign – developed.</text:span></text:p>
          </draw:text-box>
        </draw:frame>
        <draw:frame draw:style-name="gr1" draw:text-style-name="P2" draw:layer="layout" svg:width="15.081cm" svg:height="0.475cm" svg:x="2.95cm" svg:y="18.307cm">
          <draw:text-box>
            <text:p text:style-name="P1"><text:span text:style-name="T4">“</text:span><text:span text:style-name="T4">But it was a bit of a struggle and not necessarily ideal. It was also the case that </text:span></text:p>
          </draw:text-box>
        </draw:frame>
        <draw:frame draw:style-name="gr1" draw:text-style-name="P2" draw:layer="layout" svg:width="15.5cm" svg:height="0.475cm" svg:x="2.95cm" svg:y="18.872cm">
          <draw:text-box>
            <text:p text:style-name="P1"><text:span text:style-name="T4">the Overseas and Defence Secretariat, who were hard pressed on Iraq, were also </text:span></text:p>
          </draw:text-box>
        </draw:frame>
        <draw:frame draw:style-name="gr1" draw:text-style-name="P2" draw:layer="layout" svg:width="15.907cm" svg:height="0.475cm" svg:x="2.95cm" svg:y="19.436cm">
          <draw:text-box>
            <text:p text:style-name="P1"><text:span text:style-name="T4">valiantly providing me the sole support I had to work on a counter-terrorism strategy. </text:span></text:p>
          </draw:text-box>
        </draw:frame>
        <draw:frame draw:style-name="gr1" draw:text-style-name="P2" draw:layer="layout" svg:width="14.98cm" svg:height="0.475cm" svg:x="2.95cm" svg:y="20.001cm">
          <draw:text-box>
            <text:p text:style-name="P1"><text:span text:style-name="T4">I have nothing but praise for them. They did a fantastic job, but it was a stretch.”</text:span></text:p>
          </draw:text-box>
        </draw:frame>
        <draw:frame draw:style-name="gr1" draw:text-style-name="P2" draw:layer="layout" svg:width="3.973cm" svg:height="0.475cm" svg:x="2.2cm" svg:y="20.915cm">
          <draw:text-box>
            <text:p text:style-name="P1"><text:span text:style-name="T7">53. </text:span><text:span text:style-name="T4"><text:s/>Sir David added:</text:span></text:p>
          </draw:text-box>
        </draw:frame>
        <draw:frame draw:style-name="gr1" draw:text-style-name="P2" draw:layer="layout" svg:width="15.132cm" svg:height="0.475cm" svg:x="2.95cm" svg:y="21.83cm">
          <draw:text-box>
            <text:p text:style-name="P1"><text:span text:style-name="T4">“</text:span><text:span text:style-name="T4">In a sense, one of the lessons … is that you can’t enter into a run-up to a major </text:span></text:p>
          </draw:text-box>
        </draw:frame>
        <draw:frame draw:style-name="gr1" draw:text-style-name="P2" draw:layer="layout" svg:width="15.119cm" svg:height="0.475cm" svg:x="2.95cm" svg:y="22.394cm">
          <draw:text-box>
            <text:p text:style-name="P1"><text:span text:style-name="T4">conflict and continue with business as usual. There was a certain sense that the </text:span></text:p>
          </draw:text-box>
        </draw:frame>
        <draw:frame draw:style-name="gr1" draw:text-style-name="P2" draw:layer="layout" svg:width="15.504cm" svg:height="0.475cm" svg:x="2.95cm" svg:y="22.958cm">
          <draw:text-box>
            <text:p text:style-name="P1"><text:span text:style-name="T4">government was trying to do everything as well as manage this very major military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7.347cm" svg:height="0.475cm" svg:x="2.95cm" svg:y="23.523cm">
          <draw:text-box>
            <text:p text:style-name="P1"><text:span text:style-name="T4">operation – I don’t think that’s possible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2">29 </text:span></text:p>
          </draw:text-box>
        </draw:frame>
        <draw:frame draw:style-name="gr4" draw:text-style-name="P5" draw:layer="layout" svg:width="7.275cm" svg:height="0.395cm" svg:x="2.532cm" svg:y="26.357cm">
          <draw:text-box>
            <text:p text:style-name="P1"><text:span text:style-name="T13">Public hearing, 20 January 2010, pages 53-54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2">30 </text:span></text:p>
          </draw:text-box>
        </draw:frame>
        <draw:frame draw:style-name="gr4" draw:text-style-name="P5" draw:layer="layout" svg:width="6.885cm" svg:height="0.395cm" svg:x="2.532cm" svg:y="26.781cm">
          <draw:text-box>
            <text:p text:style-name="P1"><text:span text:style-name="T13">Public hearing, 20 January 2010, pages 6-7.</text:span></text:p>
          </draw:text-box>
        </draw:frame>
      </draw:page>
      <draw:page draw:name="page1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6</text:span></text:p>
          </draw:text-box>
        </draw:frame>
        <draw:frame draw:style-name="gr1" draw:text-style-name="P2" draw:layer="layout" svg:width="15.416cm" svg:height="0.475cm" svg:x="2.95cm" svg:y="2.525cm">
          <draw:text-box>
            <text:p text:style-name="P1"><text:span text:style-name="T4">“… </text:span><text:span text:style-name="T4">during the Falklands [Conflict in 1982] … although it was a much shorter affair </text:span></text:p>
          </draw:text-box>
        </draw:frame>
        <draw:frame draw:style-name="gr1" draw:text-style-name="P2" draw:layer="layout" svg:width="15.903cm" svg:height="0.475cm" svg:x="2.95cm" svg:y="3.09cm">
          <draw:text-box>
            <text:p text:style-name="P1"><text:span text:style-name="T4">… </text:span><text:span text:style-name="T4">for that period that dominated the work of that group of Ministers. They delegated </text:span></text:p>
          </draw:text-box>
        </draw:frame>
        <draw:frame draw:style-name="gr1" draw:text-style-name="P2" draw:layer="layout" svg:width="8.74cm" svg:height="0.475cm" svg:x="2.95cm" svg:y="3.654cm">
          <draw:text-box>
            <text:p text:style-name="P1"><text:span text:style-name="T4">everything else. That didn’t happen… on Iraq.”</text:span></text:p>
          </draw:text-box>
        </draw:frame>
        <draw:frame draw:style-name="gr1" draw:text-style-name="P2" draw:layer="layout" svg:width="15.424cm" svg:height="0.475cm" svg:x="2.2cm" svg:y="4.568cm">
          <draw:text-box>
            <text:p text:style-name="P1"><text:span text:style-name="T7">54. </text:span><text:span text:style-name="T4"><text:s/>Sir David Manning recognised that the teams working on Iraq were small and </text:span></text:p>
          </draw:text-box>
        </draw:frame>
        <draw:frame draw:style-name="gr1" draw:text-style-name="P2" draw:layer="layout" svg:width="12.135cm" svg:height="0.475cm" svg:x="2.2cm" svg:y="5.133cm">
          <draw:text-box>
            <text:p text:style-name="P1"><text:span text:style-name="T4">heavily loaded, and that fatigue was a factor, but told the Inquiry:</text:span></text:p>
          </draw:text-box>
        </draw:frame>
        <draw:frame draw:style-name="gr1" draw:text-style-name="P2" draw:layer="layout" svg:width="15.522cm" svg:height="0.475cm" svg:x="2.95cm" svg:y="6.047cm">
          <draw:text-box>
            <text:p text:style-name="P1"><text:span text:style-name="T4">“</text:span><text:span text:style-name="T4">I did not feel that, at official level, we were unable to manage the decision making </text:span></text:p>
          </draw:text-box>
        </draw:frame>
        <draw:frame draw:style-name="gr1" draw:text-style-name="P2" draw:layer="layout" svg:width="14.311cm" svg:height="0.475cm" svg:x="2.95cm" svg:y="6.612cm">
          <draw:text-box>
            <text:p text:style-name="P1"><text:span text:style-name="T4">processes or to relay the wishes of Ministers to the system or to reflect [the] </text:span></text:p>
          </draw:text-box>
        </draw:frame>
        <draw:frame draw:style-name="gr1" draw:text-style-name="P2" draw:layer="layout" svg:width="8.291cm" svg:height="0.475cm" svg:x="2.95cm" svg:y="7.176cm">
          <draw:text-box>
            <text:p text:style-name="P1"><text:span text:style-name="T4">system’s concerns to Ministers themselves.”</text:span></text:p>
          </draw:text-box>
        </draw:frame>
        <draw:frame draw:style-name="gr6" draw:text-style-name="P7" draw:layer="layout" svg:width="0.273cm" svg:height="0.276cm" svg:x="11.223cm" svg:y="7.195cm">
          <draw:text-box>
            <text:p text:style-name="P1"><text:span text:style-name="T11">31</text:span></text:p>
          </draw:text-box>
        </draw:frame>
        <draw:frame draw:style-name="gr5" draw:text-style-name="P6" draw:layer="layout" svg:width="9.214cm" svg:height="0.556cm" svg:x="2.2cm" svg:y="8.297cm">
          <draw:text-box>
            <text:p text:style-name="P1"><text:span text:style-name="T9">The Foreign and Commonwealth Office</text:span></text:p>
          </draw:text-box>
        </draw:frame>
        <draw:frame draw:style-name="gr1" draw:text-style-name="P2" draw:layer="layout" svg:width="15.25cm" svg:height="0.475cm" svg:x="2.2cm" svg:y="9.126cm">
          <draw:text-box>
            <text:p text:style-name="P1"><text:span text:style-name="T7">55. </text:span><text:span text:style-name="T4"><text:s/>In December 2003, the Foreign and Commonwealth Office (FCO) presented </text:span></text:p>
          </draw:text-box>
        </draw:frame>
        <draw:frame draw:style-name="gr1" draw:text-style-name="P2" draw:layer="layout" svg:width="14.7cm" svg:height="0.475cm" svg:x="2.2cm" svg:y="9.69cm">
          <draw:text-box>
            <text:p text:style-name="P1"><text:span text:style-name="T4">a “Strategy for the FCO” to Parliament, in which it listed the department’s “key </text:span></text:p>
          </draw:text-box>
        </draw:frame>
        <draw:frame draw:style-name="gr1" draw:text-style-name="P2" draw:layer="layout" svg:width="5.505cm" svg:height="0.475cm" svg:x="2.2cm" svg:y="10.255cm">
          <draw:text-box>
            <text:p text:style-name="P1"><text:span text:style-name="T4">contributions” to government.</text:span></text:p>
          </draw:text-box>
        </draw:frame>
        <draw:frame draw:style-name="gr6" draw:text-style-name="P7" draw:layer="layout" svg:width="0.273cm" svg:height="0.276cm" svg:x="7.683cm" svg:y="10.273cm">
          <draw:text-box>
            <text:p text:style-name="P1"><text:span text:style-name="T11">32</text:span></text:p>
          </draw:text-box>
        </draw:frame>
        <draw:frame draw:style-name="gr1" draw:text-style-name="P2" draw:layer="layout" svg:width="2.885cm" svg:height="0.475cm" svg:x="7.957cm" svg:y="10.255cm">
          <draw:text-box>
            <text:p text:style-name="P1"><text:span text:style-name="T4"><text:s/></text:span><text:span text:style-name="T4">They included:</text:span></text:p>
          </draw:text-box>
        </draw:frame>
        <draw:frame draw:style-name="gr2" draw:text-style-name="P3" draw:layer="layout" svg:width="0.634cm" svg:height="0.712cm" svg:x="2.95cm" svg:y="11.0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919cm" svg:height="0.475cm" svg:x="3.7cm" svg:y="11.169cm">
          <draw:text-box>
            <text:p text:style-name="P1"><text:span text:style-name="T4">“</text:span><text:span text:style-name="T4">co-ordination and leadership of the UK’s international policies”;</text:span></text:p>
          </draw:text-box>
        </draw:frame>
        <draw:frame draw:style-name="gr2" draw:text-style-name="P3" draw:layer="layout" svg:width="0.634cm" svg:height="0.712cm" svg:x="2.95cm" svg:y="11.6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12cm" svg:height="0.475cm" svg:x="3.7cm" svg:y="11.833cm">
          <draw:text-box>
            <text:p text:style-name="P1"><text:span text:style-name="T4">“</text:span><text:span text:style-name="T4">expert foreign policy advice for Ministers and the Prime Minister, feeding into </text:span></text:p>
          </draw:text-box>
        </draw:frame>
        <draw:frame draw:style-name="gr1" draw:text-style-name="P2" draw:layer="layout" svg:width="5.62cm" svg:height="0.475cm" svg:x="3.7cm" svg:y="12.398cm">
          <draw:text-box>
            <text:p text:style-name="P1"><text:span text:style-name="T4">the wider policy process”; and</text:span></text:p>
          </draw:text-box>
        </draw:frame>
        <draw:frame draw:style-name="gr2" draw:text-style-name="P3" draw:layer="layout" svg:width="0.634cm" svg:height="0.712cm" svg:x="2.95cm" svg:y="12.90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72cm" svg:height="0.475cm" svg:x="3.7cm" svg:y="13.062cm">
          <draw:text-box>
            <text:p text:style-name="P1"><text:span text:style-name="T4">“</text:span><text:span text:style-name="T4">rapid gathering, analysis and targeting of information for the Government and </text:span></text:p>
          </draw:text-box>
        </draw:frame>
        <draw:frame draw:style-name="gr1" draw:text-style-name="P2" draw:layer="layout" svg:width="1.441cm" svg:height="0.475cm" svg:x="3.7cm" svg:y="13.627cm">
          <draw:text-box>
            <text:p text:style-name="P1"><text:span text:style-name="T4">others”.</text:span></text:p>
          </draw:text-box>
        </draw:frame>
        <draw:frame draw:style-name="gr1" draw:text-style-name="P2" draw:layer="layout" svg:width="16.512cm" svg:height="0.475cm" svg:x="2.2cm" svg:y="14.541cm">
          <draw:text-box>
            <text:p text:style-name="P1"><text:span text:style-name="T7">56. </text:span><text:span text:style-name="T4"><text:s/>In the period from 2001 to 2003, prime responsibility within the FCO for information </text:span></text:p>
          </draw:text-box>
        </draw:frame>
        <draw:frame draw:style-name="gr1" draw:text-style-name="P2" draw:layer="layout" svg:width="15.153cm" svg:height="0.475cm" svg:x="2.2cm" svg:y="15.106cm">
          <draw:text-box>
            <text:p text:style-name="P1"><text:span text:style-name="T4">on other countries fell to the relevant regional department. For Iraq, that was the </text:span></text:p>
          </draw:text-box>
        </draw:frame>
        <draw:frame draw:style-name="gr1" draw:text-style-name="P2" draw:layer="layout" svg:width="15.53cm" svg:height="0.475cm" svg:x="2.2cm" svg:y="15.67cm">
          <draw:text-box>
            <text:p text:style-name="P1"><text:span text:style-name="T4">Middle East Department (MED), under the supervision of the Director, Middle East </text:span></text:p>
          </draw:text-box>
        </draw:frame>
        <draw:frame draw:style-name="gr1" draw:text-style-name="P2" draw:layer="layout" svg:width="3.164cm" svg:height="0.475cm" svg:x="2.2cm" svg:y="16.235cm">
          <draw:text-box>
            <text:p text:style-name="P1"><text:span text:style-name="T4">and North Africa.</text:span></text:p>
          </draw:text-box>
        </draw:frame>
        <draw:frame draw:style-name="gr1" draw:text-style-name="P2" draw:layer="layout" svg:width="15.868cm" svg:height="0.475cm" svg:x="2.2cm" svg:y="17.149cm">
          <draw:text-box>
            <text:p text:style-name="P1"><text:span text:style-name="T7">57. </text:span><text:span text:style-name="T4"><text:s/>The FCO Political Director, later known as the Director General (Political), is the </text:span></text:p>
          </draw:text-box>
        </draw:frame>
        <draw:frame draw:style-name="gr1" draw:text-style-name="P2" draw:layer="layout" svg:width="16.707cm" svg:height="0.475cm" svg:x="2.2cm" svg:y="17.713cm">
          <draw:text-box>
            <text:p text:style-name="P1"><text:span text:style-name="T4">senior FCO official responsible for developing and implementing FCO policy on the most </text:span></text:p>
          </draw:text-box>
        </draw:frame>
        <draw:frame draw:style-name="gr1" draw:text-style-name="P2" draw:layer="layout" svg:width="16.508cm" svg:height="0.475cm" svg:x="2.2cm" svg:y="18.278cm">
          <draw:text-box>
            <text:p text:style-name="P1"><text:span text:style-name="T4">significant bilateral and multilateral foreign policy issues facing the UK, and for directing </text:span></text:p>
          </draw:text-box>
        </draw:frame>
        <draw:frame draw:style-name="gr1" draw:text-style-name="P2" draw:layer="layout" svg:width="7.91cm" svg:height="0.475cm" svg:x="2.2cm" svg:y="18.842cm">
          <draw:text-box>
            <text:p text:style-name="P1"><text:span text:style-name="T4">policy advice to Ministers on those issues.</text:span></text:p>
          </draw:text-box>
        </draw:frame>
        <draw:frame draw:style-name="gr1" draw:text-style-name="P2" draw:layer="layout" svg:width="15.199cm" svg:height="0.475cm" svg:x="2.2cm" svg:y="19.757cm">
          <draw:text-box>
            <text:p text:style-name="P1"><text:span text:style-name="T7">58. </text:span><text:span text:style-name="T4"><text:s/>The Political Director is a member of the FCO Board and reports to the PUS.</text:span></text:p>
          </draw:text-box>
        </draw:frame>
        <draw:frame draw:style-name="gr1" draw:text-style-name="P2" draw:layer="layout" svg:width="15.517cm" svg:height="0.475cm" svg:x="2.2cm" svg:y="20.671cm">
          <draw:text-box>
            <text:p text:style-name="P1"><text:span text:style-name="T7">59. </text:span><text:span text:style-name="T4"><text:s/>The FCO Directorate of Strategy and Innovation (DSI) reports to the PUS and </text:span></text:p>
          </draw:text-box>
        </draw:frame>
        <draw:frame draw:style-name="gr1" draw:text-style-name="P2" draw:layer="layout" svg:width="15.987cm" svg:height="0.475cm" svg:x="2.2cm" svg:y="21.236cm">
          <draw:text-box>
            <text:p text:style-name="P1"><text:span text:style-name="T4">the FCO Board. Its role is to review policy in areas of high priority and supplement or </text:span></text:p>
          </draw:text-box>
        </draw:frame>
        <draw:frame draw:style-name="gr1" draw:text-style-name="P2" draw:layer="layout" svg:width="15.966cm" svg:height="0.475cm" svg:x="2.2cm" svg:y="21.8cm">
          <draw:text-box>
            <text:p text:style-name="P1"><text:span text:style-name="T4">challenge advice from the relevant department within the FCO. DSI was a significant </text:span></text:p>
          </draw:text-box>
        </draw:frame>
        <draw:frame draw:style-name="gr1" draw:text-style-name="P2" draw:layer="layout" svg:width="12.088cm" svg:height="0.475cm" svg:x="2.2cm" svg:y="22.365cm">
          <draw:text-box>
            <text:p text:style-name="P1"><text:span text:style-name="T4">contributor of strategy papers on Iraq in the second half of 2002.</text:span></text:p>
          </draw:text-box>
        </draw:frame>
        <draw:frame draw:style-name="gr1" draw:text-style-name="P2" draw:layer="layout" svg:width="15.398cm" svg:height="0.475cm" svg:x="2.2cm" svg:y="23.279cm">
          <draw:text-box>
            <text:p text:style-name="P1"><text:span text:style-name="T7">60. </text:span><text:span text:style-name="T4"><text:s/>The FCO Research Analysts provided expert support and background for the </text:span></text:p>
          </draw:text-box>
        </draw:frame>
        <draw:frame draw:style-name="gr1" draw:text-style-name="P2" draw:layer="layout" svg:width="16.55cm" svg:height="0.475cm" svg:x="2.2cm" svg:y="23.843cm">
          <draw:text-box>
            <text:p text:style-name="P1"><text:span text:style-name="T4">policy recommendations made by MED and the Iraq Policy Unit, drawing on information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1" draw:text-style-name="P2" draw:layer="layout" svg:width="16.296cm" svg:height="0.475cm" svg:x="2.2cm" svg:y="24.408cm">
          <draw:text-box>
            <text:p text:style-name="P1"><text:span text:style-name="T4">gained from contacts with Iraqi politicians and exiles, academics and journalists, those 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2">31 </text:span></text:p>
          </draw:text-box>
        </draw:frame>
        <draw:frame draw:style-name="gr4" draw:text-style-name="P5" draw:layer="layout" svg:width="7.643cm" svg:height="0.395cm" svg:x="2.532cm" svg:y="25.934cm">
          <draw:text-box>
            <text:p text:style-name="P1"><text:span text:style-name="T13">Public hearing, 30 November 2009, pages 48-49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2">32 </text:span></text:p>
          </draw:text-box>
        </draw:frame>
        <draw:frame draw:style-name="gr4" draw:text-style-name="P5" draw:layer="layout" svg:width="16.203cm" svg:height="0.395cm" svg:x="2.532cm" svg:y="26.357cm">
          <draw:text-box>
            <text:p text:style-name="P1"><text:span text:style-name="T13">Foreign and Commonwealth Office, </text:span><text:span text:style-name="T14">UK International Priorities: A Strategy for the FCO</text:span><text:span text:style-name="T13">, December 2003, </text:span></text:p>
          </draw:text-box>
        </draw:frame>
        <draw:frame draw:style-name="gr4" draw:text-style-name="P5" draw:layer="layout" svg:width="1.522cm" svg:height="0.395cm" svg:x="2.2cm" svg:y="26.781cm">
          <draw:text-box>
            <text:p text:style-name="P1"><text:span text:style-name="T13">Cm 6052.</text:span></text:p>
          </draw:text-box>
        </draw:frame>
      </draw:page>
      <draw:page draw:name="page13" draw:style-name="dp1" draw:master-page-name="master-page28">
        <draw:frame draw:style-name="gr4" draw:text-style-name="P5" draw:layer="layout" svg:width="6.217cm" svg:height="0.395cm" svg:x="12.591cm" svg:y="1.138cm">
          <draw:text-box>
            <text:p text:style-name="P1"><text:span text:style-name="T6">2 <text:s/>| <text:s/>Decision-making within government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7</text:span></text:p>
          </draw:text-box>
        </draw:frame>
        <draw:frame draw:style-name="gr1" draw:text-style-name="P2" draw:layer="layout" svg:width="7.94cm" svg:height="0.475cm" svg:x="2.2cm" svg:y="2.525cm">
          <draw:text-box>
            <text:p text:style-name="P1"><text:span text:style-name="T4">who had visited Iraq and from intelligence.</text:span></text:p>
          </draw:text-box>
        </draw:frame>
        <draw:frame draw:style-name="gr6" draw:text-style-name="P7" draw:layer="layout" svg:width="0.273cm" svg:height="0.276cm" svg:x="10.107cm" svg:y="2.544cm">
          <draw:text-box>
            <text:p text:style-name="P1"><text:span text:style-name="T11">33</text:span></text:p>
          </draw:text-box>
        </draw:frame>
        <draw:frame draw:style-name="gr1" draw:text-style-name="P2" draw:layer="layout" svg:width="7.94cm" svg:height="0.475cm" svg:x="10.381cm" svg:y="2.525cm">
          <draw:text-box>
            <text:p text:style-name="P1"><text:span text:style-name="T4"><text:s/></text:span><text:span text:style-name="T4">The Research Analysts also acted as the </text:span></text:p>
          </draw:text-box>
        </draw:frame>
        <draw:frame draw:style-name="gr1" draw:text-style-name="P2" draw:layer="layout" svg:width="15.941cm" svg:height="0.475cm" svg:x="2.2cm" svg:y="3.09cm">
          <draw:text-box>
            <text:p text:style-name="P1"><text:span text:style-name="T4">contact point within government for the US State Department’s Future of Iraq project </text:span></text:p>
          </draw:text-box>
        </draw:frame>
        <draw:frame draw:style-name="gr1" draw:text-style-name="P2" draw:layer="layout" svg:width="3.334cm" svg:height="0.475cm" svg:x="2.2cm" svg:y="3.654cm">
          <draw:text-box>
            <text:p text:style-name="P1"><text:span text:style-name="T4">(see Section 6.4).</text:span></text:p>
          </draw:text-box>
        </draw:frame>
        <draw:frame draw:style-name="gr1" draw:text-style-name="P2" draw:layer="layout" svg:width="15.733cm" svg:height="0.475cm" svg:x="2.2cm" svg:y="4.568cm">
          <draw:text-box>
            <text:p text:style-name="P1"><text:span text:style-name="T7">61. </text:span><text:span text:style-name="T4"><text:s/>The FCO told the Inquiry that one analyst worked full-time on Iraq during 2001, </text:span></text:p>
          </draw:text-box>
        </draw:frame>
        <draw:frame draw:style-name="gr1" draw:text-style-name="P2" draw:layer="layout" svg:width="6.162cm" svg:height="0.475cm" svg:x="2.2cm" svg:y="5.133cm">
          <draw:text-box>
            <text:p text:style-name="P1"><text:span text:style-name="T4">increasing to two from mid-2002.</text:span></text:p>
          </draw:text-box>
        </draw:frame>
        <draw:frame draw:style-name="gr6" draw:text-style-name="P7" draw:layer="layout" svg:width="0.273cm" svg:height="0.276cm" svg:x="8.341cm" svg:y="5.152cm">
          <draw:text-box>
            <text:p text:style-name="P1"><text:span text:style-name="T11">34</text:span></text:p>
          </draw:text-box>
        </draw:frame>
        <draw:frame draw:style-name="gr1" draw:text-style-name="P2" draw:layer="layout" svg:width="16.512cm" svg:height="0.475cm" svg:x="2.2cm" svg:y="6.047cm">
          <draw:text-box>
            <text:p text:style-name="P1"><text:span text:style-name="T7">62. </text:span><text:span text:style-name="T4"><text:s/>On 29 November 2002, the FCO Board discussed priorities for the coming months, </text:span></text:p>
          </draw:text-box>
        </draw:frame>
        <draw:frame draw:style-name="gr1" draw:text-style-name="P2" draw:layer="layout" svg:width="8.316cm" svg:height="0.475cm" svg:x="2.2cm" svg:y="6.612cm">
          <draw:text-box>
            <text:p text:style-name="P1"><text:span text:style-name="T4">including reviewing Iraq policy and planning:</text:span></text:p>
          </draw:text-box>
        </draw:frame>
        <draw:frame draw:style-name="gr1" draw:text-style-name="P2" draw:layer="layout" svg:width="15.424cm" svg:height="0.475cm" svg:x="2.95cm" svg:y="7.526cm">
          <draw:text-box>
            <text:p text:style-name="P1"><text:span text:style-name="T4">“</text:span><text:span text:style-name="T4">The Board agreed that the possibility of war in Iraq would remain the prime focus </text:span></text:p>
          </draw:text-box>
        </draw:frame>
        <draw:frame draw:style-name="gr1" draw:text-style-name="P2" draw:layer="layout" svg:width="15.894cm" svg:height="0.475cm" svg:x="2.95cm" svg:y="8.091cm">
          <draw:text-box>
            <text:p text:style-name="P1"><text:span text:style-name="T4">of attention over the next months. It discussed contingency plans being put in place. </text:span></text:p>
          </draw:text-box>
        </draw:frame>
        <draw:frame draw:style-name="gr1" draw:text-style-name="P2" draw:layer="layout" svg:width="15.394cm" svg:height="0.475cm" svg:x="2.95cm" svg:y="8.655cm">
          <draw:text-box>
            <text:p text:style-name="P1"><text:span text:style-name="T4">Work was in hand on staffing and establishing emergency units [see Section 6.5]. </text:span></text:p>
          </draw:text-box>
        </draw:frame>
        <draw:frame draw:style-name="gr1" draw:text-style-name="P2" draw:layer="layout" svg:width="15.763cm" svg:height="0.475cm" svg:x="2.95cm" svg:y="9.22cm">
          <draw:text-box>
            <text:p text:style-name="P1"><text:span text:style-name="T4">Procedures were due to be tested in January … Board members stressed the need </text:span></text:p>
          </draw:text-box>
        </draw:frame>
        <draw:frame draw:style-name="gr1" draw:text-style-name="P2" draw:layer="layout" svg:width="15.589cm" svg:height="0.475cm" svg:x="2.95cm" svg:y="9.784cm">
          <draw:text-box>
            <text:p text:style-name="P1"><text:span text:style-name="T4">to keep the level of threat under review; and to keep examining and testing out the </text:span></text:p>
          </draw:text-box>
        </draw:frame>
        <draw:frame draw:style-name="gr1" draw:text-style-name="P2" draw:layer="layout" svg:width="3.664cm" svg:height="0.475cm" svg:x="2.95cm" svg:y="10.348cm">
          <draw:text-box>
            <text:p text:style-name="P1"><text:span text:style-name="T4">contingency plans.”</text:span></text:p>
          </draw:text-box>
        </draw:frame>
        <draw:frame draw:style-name="gr6" draw:text-style-name="P7" draw:layer="layout" svg:width="0.273cm" svg:height="0.276cm" svg:x="6.598cm" svg:y="10.367cm">
          <draw:text-box>
            <text:p text:style-name="P1"><text:span text:style-name="T11">35</text:span></text:p>
          </draw:text-box>
        </draw:frame>
        <draw:frame draw:style-name="gr1" draw:text-style-name="P2" draw:layer="layout" svg:width="15.813cm" svg:height="0.475cm" svg:x="2.2cm" svg:y="11.263cm">
          <draw:text-box>
            <text:p text:style-name="P1"><text:span text:style-name="T7">63. </text:span><text:span text:style-name="T4"><text:s/>On 2 December, Mr Ricketts (FCO Political Director) sent Sir Michael Jay (FCO </text:span></text:p>
          </draw:text-box>
        </draw:frame>
        <draw:frame draw:style-name="gr1" draw:text-style-name="P2" draw:layer="layout" svg:width="11.97cm" svg:height="0.475cm" svg:x="2.2cm" svg:y="11.827cm">
          <draw:text-box>
            <text:p text:style-name="P1"><text:span text:style-name="T4">PUS) advice on “preparations for handling an all-out Iraq crisis”.</text:span></text:p>
          </draw:text-box>
        </draw:frame>
        <draw:frame draw:style-name="gr6" draw:text-style-name="P7" draw:layer="layout" svg:width="0.273cm" svg:height="0.276cm" svg:x="14.13cm" svg:y="11.846cm">
          <draw:text-box>
            <text:p text:style-name="P1"><text:span text:style-name="T11">36</text:span></text:p>
          </draw:text-box>
        </draw:frame>
        <draw:frame draw:style-name="gr1" draw:text-style-name="P2" draw:layer="layout" svg:width="4.295cm" svg:height="0.475cm" svg:x="14.404cm" svg:y="11.827cm">
          <draw:text-box>
            <text:p text:style-name="P1"><text:span text:style-name="T4"><text:s/></text:span><text:span text:style-name="T4">Mr Ricketts explained </text:span></text:p>
          </draw:text-box>
        </draw:frame>
        <draw:frame draw:style-name="gr1" draw:text-style-name="P2" draw:layer="layout" svg:width="16.296cm" svg:height="0.475cm" svg:x="2.2cm" svg:y="12.392cm">
          <draw:text-box>
            <text:p text:style-name="P1"><text:span text:style-name="T4">that he held daily meetings at 0900 to co-ordinate FCO activity, chaired in his absence </text:span></text:p>
          </draw:text-box>
        </draw:frame>
        <draw:frame draw:style-name="gr1" draw:text-style-name="P2" draw:layer="layout" svg:width="16.3cm" svg:height="0.475cm" svg:x="2.2cm" svg:y="12.956cm">
          <draw:text-box>
            <text:p text:style-name="P1"><text:span text:style-name="T4">by another FCO Board member or Mr Edward Chaplin (FCO Director, Middle East and </text:span></text:p>
          </draw:text-box>
        </draw:frame>
        <draw:frame draw:style-name="gr1" draw:text-style-name="P2" draw:layer="layout" svg:width="16.296cm" svg:height="0.475cm" svg:x="2.2cm" svg:y="13.521cm">
          <draw:text-box>
            <text:p text:style-name="P1"><text:span text:style-name="T4">North Africa). He also described the Iraq-related responsibilities of FCO senior officials:</text:span></text:p>
          </draw:text-box>
        </draw:frame>
        <draw:frame draw:style-name="gr1" draw:text-style-name="P2" draw:layer="layout" svg:width="15.081cm" svg:height="0.475cm" svg:x="2.95cm" svg:y="14.435cm">
          <draw:text-box>
            <text:p text:style-name="P1"><text:span text:style-name="T4">“</text:span><text:span text:style-name="T4">William Ehrman [Director General Defence and Intelligence] deals with JIC and </text:span></text:p>
          </draw:text-box>
        </draw:frame>
        <draw:frame draw:style-name="gr1" draw:text-style-name="P2" draw:layer="layout" svg:width="14.984cm" svg:height="0.475cm" svg:x="2.95cm" svg:y="15cm">
          <draw:text-box>
            <text:p text:style-name="P1"><text:span text:style-name="T4">MOD, Graham Fry [Director General Wider World] supervises work on consular </text:span></text:p>
          </draw:text-box>
        </draw:frame>
        <draw:frame draw:style-name="gr1" draw:text-style-name="P2" draw:layer="layout" svg:width="14.768cm" svg:height="0.475cm" svg:x="2.95cm" svg:y="15.564cm">
          <draw:text-box>
            <text:p text:style-name="P1"><text:span text:style-name="T4">planning …; Edward Chaplin and Charles Gray take the lead on policy advice, </text:span></text:p>
          </draw:text-box>
        </draw:frame>
        <draw:frame draw:style-name="gr1" draw:text-style-name="P2" draw:layer="layout" svg:width="15.996cm" svg:height="0.475cm" svg:x="2.95cm" svg:y="16.128cm">
          <draw:text-box>
            <text:p text:style-name="P1"><text:span text:style-name="T4">working with DSI for longer range thinking, with the UN and CFSP [Common Foreign </text:span></text:p>
          </draw:text-box>
        </draw:frame>
        <draw:frame draw:style-name="gr1" draw:text-style-name="P2" draw:layer="layout" svg:width="15.521cm" svg:height="0.475cm" svg:x="2.95cm" svg:y="16.693cm">
          <draw:text-box>
            <text:p text:style-name="P1"><text:span text:style-name="T4">and Security Policy] teams, with the Legal Advisers and others. I have deliberately </text:span></text:p>
          </draw:text-box>
        </draw:frame>
        <draw:frame draw:style-name="gr1" draw:text-style-name="P2" draw:layer="layout" svg:width="15.449cm" svg:height="0.475cm" svg:x="2.95cm" svg:y="17.257cm">
          <draw:text-box>
            <text:p text:style-name="P1"><text:span text:style-name="T4">involved a wide spread of senior managers, because we may well have to sustain </text:span></text:p>
          </draw:text-box>
        </draw:frame>
        <draw:frame draw:style-name="gr1" draw:text-style-name="P2" draw:layer="layout" svg:width="7.863cm" svg:height="0.475cm" svg:x="2.95cm" svg:y="17.822cm">
          <draw:text-box>
            <text:p text:style-name="P1"><text:span text:style-name="T4">an intense crisis for a significant period …</text:span></text:p>
          </draw:text-box>
        </draw:frame>
        <draw:frame draw:style-name="gr1" draw:text-style-name="P2" draw:layer="layout" svg:width="15.357cm" svg:height="0.475cm" svg:x="2.95cm" svg:y="18.736cm">
          <draw:text-box>
            <text:p text:style-name="P1"><text:span text:style-name="T4">“</text:span><text:span text:style-name="T4">You will of course want to be closely involved in all the policy-making. One of the </text:span></text:p>
          </draw:text-box>
        </draw:frame>
        <draw:frame draw:style-name="gr1" draw:text-style-name="P2" draw:layer="layout" svg:width="15.856cm" svg:height="0.475cm" svg:x="2.95cm" svg:y="19.301cm">
          <draw:text-box>
            <text:p text:style-name="P1"><text:span text:style-name="T4">key tasks of the Emergency Unit is to prepare the Foreign Secretary and you for the </text:span></text:p>
          </draw:text-box>
        </draw:frame>
        <draw:frame draw:style-name="gr1" draw:text-style-name="P2" draw:layer="layout" svg:width="15.483cm" svg:height="0.475cm" svg:x="2.95cm" svg:y="19.865cm">
          <draw:text-box>
            <text:p text:style-name="P1"><text:span text:style-name="T4">[anticipated] No.10 meetings, to ensure the FCO is pro-active and thinking ahead. </text:span></text:p>
          </draw:text-box>
        </draw:frame>
        <draw:frame draw:style-name="gr1" draw:text-style-name="P2" draw:layer="layout" svg:width="12.613cm" svg:height="0.475cm" svg:x="2.95cm" svg:y="20.43cm">
          <draw:text-box>
            <text:p text:style-name="P1"><text:span text:style-name="T4">I propose to take responsibility under you as overall co-ordinator …</text:span></text:p>
          </draw:text-box>
        </draw:frame>
        <draw:frame draw:style-name="gr1" draw:text-style-name="P2" draw:layer="layout" svg:width="14.586cm" svg:height="0.475cm" svg:x="2.95cm" svg:y="21.344cm">
          <draw:text-box>
            <text:p text:style-name="P1"><text:span text:style-name="T4">“</text:span><text:span text:style-name="T4">MED and Personnel Command discussed again this week the staff numbers </text:span></text:p>
          </draw:text-box>
        </draw:frame>
        <draw:frame draw:style-name="gr1" draw:text-style-name="P2" draw:layer="layout" svg:width="15.479cm" svg:height="0.475cm" svg:x="2.95cm" svg:y="21.908cm">
          <draw:text-box>
            <text:p text:style-name="P1"><text:span text:style-name="T4">required to produce this structure, and other essential augmentation (for example, </text:span></text:p>
          </draw:text-box>
        </draw:frame>
        <draw:frame draw:style-name="gr1" draw:text-style-name="P2" draw:layer="layout" svg:width="16cm" svg:height="0.475cm" svg:x="2.95cm" svg:y="22.473cm">
          <draw:text-box>
            <text:p text:style-name="P1"><text:span text:style-name="T4">for the Press Office and Consular Division) … But it will be vital that the Board meets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8.761cm" svg:height="0.475cm" svg:x="2.95cm" svg:y="23.037cm">
          <draw:text-box>
            <text:p text:style-name="P1"><text:span text:style-name="T4">early and decides which tasks can fall away …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2">33 </text:span></text:p>
          </draw:text-box>
        </draw:frame>
        <draw:frame draw:style-name="gr4" draw:text-style-name="P5" draw:layer="layout" svg:width="9.993cm" svg:height="0.395cm" svg:x="2.532cm" svg:y="25.511cm">
          <draw:text-box>
            <text:p text:style-name="P1"><text:span text:style-name="T13">Statement FCO Research Analysts, November 2009, pages 1-2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2">34 </text:span></text:p>
          </draw:text-box>
        </draw:frame>
        <draw:frame draw:style-name="gr4" draw:text-style-name="P5" draw:layer="layout" svg:width="10.255cm" svg:height="0.395cm" svg:x="2.532cm" svg:y="25.934cm">
          <draw:text-box>
            <text:p text:style-name="P1"><text:span text:style-name="T13">Email FCO to Iraq Inquiry, 3 June 2013, ‘FCO Research Analysts’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2">35 </text:span></text:p>
          </draw:text-box>
        </draw:frame>
        <draw:frame draw:style-name="gr4" draw:text-style-name="P5" draw:layer="layout" svg:width="7.821cm" svg:height="0.395cm" svg:x="2.532cm" svg:y="26.357cm">
          <draw:text-box>
            <text:p text:style-name="P1"><text:span text:style-name="T13">Minutes, 29 November 2002, FCO Board meeting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2">36 </text:span></text:p>
          </draw:text-box>
        </draw:frame>
        <draw:frame draw:style-name="gr4" draw:text-style-name="P5" draw:layer="layout" svg:width="11.817cm" svg:height="0.395cm" svg:x="2.532cm" svg:y="26.781cm">
          <draw:text-box>
            <text:p text:style-name="P1"><text:span text:style-name="T13">Minute Ricketts to PUS [FCO], 2 December 2002, ‘Iraq: Handling the Crisis’.</text:span></text:p>
          </draw:text-box>
        </draw:frame>
      </draw:page>
      <draw:page draw:name="page1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8</text:span></text:p>
          </draw:text-box>
        </draw:frame>
        <draw:frame draw:style-name="gr1" draw:text-style-name="P2" draw:layer="layout" svg:width="15.551cm" svg:height="0.475cm" svg:x="2.95cm" svg:y="2.525cm">
          <draw:text-box>
            <text:p text:style-name="P1"><text:span text:style-name="T4">“</text:span><text:span text:style-name="T4">This all looks unwieldy, but I am confident that it will work … In managing this, the </text:span></text:p>
          </draw:text-box>
        </draw:frame>
        <draw:frame draw:style-name="gr1" draw:text-style-name="P2" draw:layer="layout" svg:width="14.975cm" svg:height="0.475cm" svg:x="2.95cm" svg:y="3.09cm">
          <draw:text-box>
            <text:p text:style-name="P1"><text:span text:style-name="T4">trick will be to have a clear co-ordinating and tasking arrangement, without vast </text:span></text:p>
          </draw:text-box>
        </draw:frame>
        <draw:frame draw:style-name="gr1" draw:text-style-name="P2" draw:layer="layout" svg:width="15.606cm" svg:height="0.475cm" svg:x="2.95cm" svg:y="3.654cm">
          <draw:text-box>
            <text:p text:style-name="P1"><text:span text:style-name="T4">meetings … We will need to keep [overseas] posts well briefed and targeted, while </text:span></text:p>
          </draw:text-box>
        </draw:frame>
        <draw:frame draw:style-name="gr1" draw:text-style-name="P2" draw:layer="layout" svg:width="12.105cm" svg:height="0.475cm" svg:x="2.95cm" svg:y="4.218cm">
          <draw:text-box>
            <text:p text:style-name="P1"><text:span text:style-name="T4">encouraging them to exercise maximum restraint in reporting …”</text:span></text:p>
          </draw:text-box>
        </draw:frame>
        <draw:frame draw:style-name="gr1" draw:text-style-name="P2" draw:layer="layout" svg:width="16.355cm" svg:height="0.475cm" svg:x="2.2cm" svg:y="5.133cm">
          <draw:text-box>
            <text:p text:style-name="P1"><text:span text:style-name="T7">64. </text:span><text:span text:style-name="T4"><text:s/>The FCO Emergency Unit, responsible for co-ordination of all aspects of FCO Iraq </text:span></text:p>
          </draw:text-box>
        </draw:frame>
        <draw:frame draw:style-name="gr1" draw:text-style-name="P2" draw:layer="layout" svg:width="11.838cm" svg:height="0.475cm" svg:x="2.2cm" svg:y="5.697cm">
          <draw:text-box>
            <text:p text:style-name="P1"><text:span text:style-name="T4">policy during the military campaign, opened on 14 March 2003.</text:span></text:p>
          </draw:text-box>
        </draw:frame>
        <draw:frame draw:style-name="gr6" draw:text-style-name="P7" draw:layer="layout" svg:width="0.273cm" svg:height="0.276cm" svg:x="13.99cm" svg:y="5.716cm">
          <draw:text-box>
            <text:p text:style-name="P1"><text:span text:style-name="T11">37</text:span></text:p>
          </draw:text-box>
        </draw:frame>
        <draw:frame draw:style-name="gr1" draw:text-style-name="P2" draw:layer="layout" svg:width="3.8cm" svg:height="0.475cm" svg:x="14.264cm" svg:y="5.697cm">
          <draw:text-box>
            <text:p text:style-name="P1"><text:span text:style-name="T4"><text:s/></text:span><text:span text:style-name="T4">The FCO Consular </text:span></text:p>
          </draw:text-box>
        </draw:frame>
        <draw:frame draw:style-name="gr1" draw:text-style-name="P2" draw:layer="layout" svg:width="15.301cm" svg:height="0.475cm" svg:x="2.2cm" svg:y="6.262cm">
          <draw:text-box>
            <text:p text:style-name="P1"><text:span text:style-name="T4">Crisis Centre opened on 17 March. Both operated 24 hours a day throughout the </text:span></text:p>
          </draw:text-box>
        </draw:frame>
        <draw:frame draw:style-name="gr1" draw:text-style-name="P2" draw:layer="layout" svg:width="3.418cm" svg:height="0.475cm" svg:x="2.2cm" svg:y="6.826cm">
          <draw:text-box>
            <text:p text:style-name="P1"><text:span text:style-name="T4">military campaign.</text:span></text:p>
          </draw:text-box>
        </draw:frame>
        <draw:frame draw:style-name="gr1" draw:text-style-name="P2" draw:layer="layout" svg:width="16.139cm" svg:height="0.475cm" svg:x="2.2cm" svg:y="7.741cm">
          <draw:text-box>
            <text:p text:style-name="P1"><text:span text:style-name="T7">65. </text:span><text:span text:style-name="T4"><text:s/>After the closure of the Emergency Unit on 2 May, Mr Ricketts resumed daily Iraq </text:span></text:p>
          </draw:text-box>
        </draw:frame>
        <draw:frame draw:style-name="gr1" draw:text-style-name="P2" draw:layer="layout" svg:width="7.487cm" svg:height="0.475cm" svg:x="2.2cm" svg:y="8.305cm">
          <draw:text-box>
            <text:p text:style-name="P1"><text:span text:style-name="T4">policy meetings in his office from 6 May.</text:span></text:p>
          </draw:text-box>
        </draw:frame>
        <draw:frame draw:style-name="gr6" draw:text-style-name="P7" draw:layer="layout" svg:width="0.273cm" svg:height="0.276cm" svg:x="9.674cm" svg:y="8.324cm">
          <draw:text-box>
            <text:p text:style-name="P1"><text:span text:style-name="T11">38</text:span></text:p>
          </draw:text-box>
        </draw:frame>
        <draw:frame draw:style-name="gr5" draw:text-style-name="P6" draw:layer="layout" svg:width="8.82cm" svg:height="0.556cm" svg:x="2.2cm" svg:y="9.426cm">
          <draw:text-box>
            <text:p text:style-name="P1"><text:span text:style-name="T9">The Secret Intelligence Service and C</text:span></text:p>
          </draw:text-box>
        </draw:frame>
        <draw:frame draw:style-name="gr1" draw:text-style-name="P2" draw:layer="layout" svg:width="16.368cm" svg:height="0.475cm" svg:x="2.2cm" svg:y="10.255cm">
          <draw:text-box>
            <text:p text:style-name="P1"><text:span text:style-name="T7">66. </text:span><text:span text:style-name="T4"><text:s/>The 1994 Intelligence Services Act placed the Secret Intelligence Service (SIS) on </text:span></text:p>
          </draw:text-box>
        </draw:frame>
        <draw:frame draw:style-name="gr1" draw:text-style-name="P2" draw:layer="layout" svg:width="16.677cm" svg:height="0.475cm" svg:x="2.2cm" svg:y="10.819cm">
          <draw:text-box>
            <text:p text:style-name="P1"><text:span text:style-name="T4">a statutory basis, giving the Foreign Secretary responsibility for the work of SIS, defining </text:span></text:p>
          </draw:text-box>
        </draw:frame>
        <draw:frame draw:style-name="gr1" draw:text-style-name="P2" draw:layer="layout" svg:width="15.593cm" svg:height="0.475cm" svg:x="2.2cm" svg:y="11.383cm">
          <draw:text-box>
            <text:p text:style-name="P1"><text:span text:style-name="T4">the functions of the Service and the responsibilities of its Chief, who is known as C.</text:span></text:p>
          </draw:text-box>
        </draw:frame>
        <draw:frame draw:style-name="gr6" draw:text-style-name="P7" draw:layer="layout" svg:width="0.273cm" svg:height="0.276cm" svg:x="17.73cm" svg:y="11.402cm">
          <draw:text-box>
            <text:p text:style-name="P1"><text:span text:style-name="T11">39</text:span></text:p>
          </draw:text-box>
        </draw:frame>
        <draw:frame draw:style-name="gr1" draw:text-style-name="P2" draw:layer="layout" svg:width="16.817cm" svg:height="0.475cm" svg:x="2.2cm" svg:y="12.298cm">
          <draw:text-box>
            <text:p text:style-name="P1"><text:span text:style-name="T7">67. </text:span><text:span text:style-name="T4"><text:s/>The principal role of SIS is the production of secret intelligence on issues concerning </text:span></text:p>
          </draw:text-box>
        </draw:frame>
        <draw:frame draw:style-name="gr1" draw:text-style-name="P2" draw:layer="layout" svg:width="16.089cm" svg:height="0.475cm" svg:x="2.2cm" svg:y="12.862cm">
          <draw:text-box>
            <text:p text:style-name="P1"><text:span text:style-name="T4">Britain’s vital interests in the fields of security, defence, foreign and economic policies </text:span></text:p>
          </draw:text-box>
        </draw:frame>
        <draw:frame draw:style-name="gr1" draw:text-style-name="P2" draw:layer="layout" svg:width="15.234cm" svg:height="0.475cm" svg:x="2.2cm" svg:y="13.427cm">
          <draw:text-box>
            <text:p text:style-name="P1"><text:span text:style-name="T4">in accordance with requirements established by the Joint Intelligence Committee </text:span></text:p>
          </draw:text-box>
        </draw:frame>
        <draw:frame draw:style-name="gr1" draw:text-style-name="P2" draw:layer="layout" svg:width="15.259cm" svg:height="0.475cm" svg:x="2.2cm" svg:y="13.991cm">
          <draw:text-box>
            <text:p text:style-name="P1"><text:span text:style-name="T4">(JIC) and approved by Ministers. SIS uses human and technical sources to meet </text:span></text:p>
          </draw:text-box>
        </draw:frame>
        <draw:frame draw:style-name="gr1" draw:text-style-name="P2" draw:layer="layout" svg:width="15.568cm" svg:height="0.475cm" svg:x="2.2cm" svg:y="14.556cm">
          <draw:text-box>
            <text:p text:style-name="P1"><text:span text:style-name="T4">those requirements, as well as liaison with a wide range of foreign intelligence and </text:span></text:p>
          </draw:text-box>
        </draw:frame>
        <draw:frame draw:style-name="gr1" draw:text-style-name="P2" draw:layer="layout" svg:width="3.253cm" svg:height="0.475cm" svg:x="2.2cm" svg:y="15.12cm">
          <draw:text-box>
            <text:p text:style-name="P1"><text:span text:style-name="T4">security services.</text:span></text:p>
          </draw:text-box>
        </draw:frame>
        <draw:frame draw:style-name="gr6" draw:text-style-name="P7" draw:layer="layout" svg:width="0.273cm" svg:height="0.276cm" svg:x="5.446cm" svg:y="15.139cm">
          <draw:text-box>
            <text:p text:style-name="P1"><text:span text:style-name="T11">40</text:span></text:p>
          </draw:text-box>
        </draw:frame>
        <draw:frame draw:style-name="gr1" draw:text-style-name="P2" draw:layer="layout" svg:width="7.77cm" svg:height="0.475cm" svg:x="2.2cm" svg:y="16.035cm">
          <draw:text-box>
            <text:p text:style-name="P1"><text:span text:style-name="T7">68. </text:span><text:span text:style-name="T4"><text:s/>Sir Richard Dearlove told the Inquiry:</text:span></text:p>
          </draw:text-box>
        </draw:frame>
        <draw:frame draw:style-name="gr1" draw:text-style-name="P2" draw:layer="layout" svg:width="13.985cm" svg:height="0.475cm" svg:x="2.95cm" svg:y="16.949cm">
          <draw:text-box>
            <text:p text:style-name="P1"><text:span text:style-name="T4">“… </text:span><text:span text:style-name="T4">the Service is not the Foreign Office. It’s not a policy department. It’s a </text:span></text:p>
          </draw:text-box>
        </draw:frame>
        <draw:frame draw:style-name="gr1" draw:text-style-name="P2" draw:layer="layout" svg:width="14.459cm" svg:height="0.475cm" svg:x="2.95cm" svg:y="17.513cm">
          <draw:text-box>
            <text:p text:style-name="P1"><text:span text:style-name="T4">department which is essentially an operational department, which contains a </text:span></text:p>
          </draw:text-box>
        </draw:frame>
        <draw:frame draw:style-name="gr1" draw:text-style-name="P2" draw:layer="layout" svg:width="12.799cm" svg:height="0.475cm" svg:x="2.95cm" svg:y="18.078cm">
          <draw:text-box>
            <text:p text:style-name="P1"><text:span text:style-name="T4">lot of people with some really remarkable knowledge and expertise.”</text:span></text:p>
          </draw:text-box>
        </draw:frame>
        <draw:frame draw:style-name="gr6" draw:text-style-name="P7" draw:layer="layout" svg:width="0.273cm" svg:height="0.276cm" svg:x="15.704cm" svg:y="18.097cm">
          <draw:text-box>
            <text:p text:style-name="P1"><text:span text:style-name="T11">41</text:span></text:p>
          </draw:text-box>
        </draw:frame>
        <draw:frame draw:style-name="gr1" draw:text-style-name="P2" draw:layer="layout" svg:width="16.237cm" svg:height="0.475cm" svg:x="2.2cm" svg:y="18.992cm">
          <draw:text-box>
            <text:p text:style-name="P1"><text:span text:style-name="T7">69. </text:span><text:span text:style-name="T4"><text:s/>Under Section 2 of the Intelligence Services Act 1994, the Chief is responsible for </text:span></text:p>
          </draw:text-box>
        </draw:frame>
        <draw:frame draw:style-name="gr1" draw:text-style-name="P2" draw:layer="layout" svg:width="6.894cm" svg:height="0.475cm" svg:x="2.2cm" svg:y="19.557cm">
          <draw:text-box>
            <text:p text:style-name="P1"><text:span text:style-name="T4">the efficiency of the Service and it is:</text:span></text:p>
          </draw:text-box>
        </draw:frame>
        <draw:frame draw:style-name="gr1" draw:text-style-name="P2" draw:layer="layout" svg:width="4.397cm" svg:height="0.475cm" svg:x="2.95cm" svg:y="20.471cm">
          <draw:text-box>
            <text:p text:style-name="P1"><text:span text:style-name="T4">“… </text:span><text:span text:style-name="T4">his duty to ensure –</text:span></text:p>
          </draw:text-box>
        </draw:frame>
        <draw:frame draw:style-name="gr1" draw:text-style-name="P2" draw:layer="layout" svg:width="0.476cm" svg:height="0.475cm" svg:x="3.7cm" svg:y="21.386cm">
          <draw:text-box>
            <text:p text:style-name="P1"><text:span text:style-name="T4">a. </text:span></text:p>
          </draw:text-box>
        </draw:frame>
        <draw:frame draw:style-name="gr1" draw:text-style-name="P2" draw:layer="layout" svg:width="13.544cm" svg:height="0.475cm" svg:x="4.45cm" svg:y="21.386cm">
          <draw:text-box>
            <text:p text:style-name="P1"><text:span text:style-name="T4">that there are arrangements for securing that no information is obtained </text:span></text:p>
          </draw:text-box>
        </draw:frame>
        <draw:frame draw:style-name="gr1" draw:text-style-name="P2" draw:layer="layout" svg:width="13.35cm" svg:height="0.475cm" svg:x="4.45cm" svg:y="21.95cm">
          <draw:text-box>
            <text:p text:style-name="P1"><text:span text:style-name="T4">by the Intelligence Service except so far as is necessary for the proper </text:span></text:p>
          </draw:text-box>
        </draw:frame>
        <draw:frame draw:style-name="gr1" draw:text-style-name="P2" draw:layer="layout" svg:width="14.133cm" svg:height="0.475cm" svg:x="4.45cm" svg:y="22.515cm">
          <draw:text-box>
            <text:p text:style-name="P1"><text:span text:style-name="T4">discharge of its functions and that no information is disclosed except so far </text:span></text:p>
          </draw:text-box>
        </draw:frame>
        <draw:frame draw:style-name="gr1" draw:text-style-name="P2" draw:layer="layout" svg:width="2.86cm" svg:height="0.475cm" svg:x="4.45cm" svg:y="23.079cm">
          <draw:text-box>
            <text:p text:style-name="P1"><text:span text:style-name="T4">as necessary –</text:span></text:p>
          </draw:text-box>
        </draw:frame>
        <draw:frame draw:style-name="gr1" draw:text-style-name="P2" draw:layer="layout" svg:width="0.493cm" svg:height="0.475cm" svg:x="4.45cm" svg:y="23.793cm">
          <draw:text-box>
            <text:p text:style-name="P1"><text:span text:style-name="T4">(i)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line draw:style-name="gr9" draw:text-style-name="P8" draw:layer="layout" svg:x1="2.527cm" svg:y1="25.444cm" svg:x2="16.509cm" svg:y2="25.444cm">
          <text:p/>
        </draw:line>
        <draw:frame draw:style-name="gr1" draw:text-style-name="P2" draw:layer="layout" svg:width="3.101cm" svg:height="0.475cm" svg:x="5.2cm" svg:y="23.793cm">
          <draw:text-box>
            <text:p text:style-name="P1"><text:span text:style-name="T4">for that purpose;</text:span></text:p>
          </draw:text-box>
        </draw:frame>
        <draw:frame draw:style-name="gr8" draw:text-style-name="P9" draw:layer="layout" svg:width="0.29cm" svg:height="0.23cm" svg:x="2.2cm" svg:y="25.103cm">
          <draw:text-box>
            <text:p text:style-name="P1"><text:span text:style-name="T12">37 </text:span></text:p>
          </draw:text-box>
        </draw:frame>
        <draw:frame draw:style-name="gr4" draw:text-style-name="P5" draw:layer="layout" svg:width="13.989cm" svg:height="0.395cm" svg:x="2.528cm" svg:y="25.087cm">
          <draw:text-box>
            <text:p text:style-name="P1"><text:span text:style-name="T6">Telegram 130 FCO London to Abidjan, 13 March 2003, ‘Opening of FCO Emergency Unit’</text:span><text:span text:style-name="T13">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2">38 </text:span></text:p>
          </draw:text-box>
        </draw:frame>
        <draw:frame draw:style-name="gr4" draw:text-style-name="P5" draw:layer="layout" svg:width="8.934cm" svg:height="0.395cm" svg:x="2.532cm" svg:y="25.511cm">
          <draw:text-box>
            <text:p text:style-name="P1"><text:span text:style-name="T13">Minutes, 1 May 2003, FCO Emergency Unit Iraq meeting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2">39 </text:span></text:p>
          </draw:text-box>
        </draw:frame>
        <draw:frame draw:style-name="gr4" draw:text-style-name="P5" draw:layer="layout" svg:width="4.773cm" svg:height="0.395cm" svg:x="2.532cm" svg:y="25.934cm">
          <draw:text-box>
            <text:p text:style-name="P1"><text:span text:style-name="T13">Intelligence Services Act 1994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2">40 </text:span></text:p>
          </draw:text-box>
        </draw:frame>
        <draw:frame draw:style-name="gr4" draw:text-style-name="P5" draw:layer="layout" svg:width="11.258cm" svg:height="0.395cm" svg:x="2.532cm" svg:y="26.357cm">
          <draw:text-box>
            <text:p text:style-name="P1"><text:span text:style-name="T13">Cabinet Office, </text:span><text:span text:style-name="T14">National Intelligence Machinery</text:span><text:span text:style-name="T13">, 9 October 2001, page 6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2">41 </text:span></text:p>
          </draw:text-box>
        </draw:frame>
        <draw:frame draw:style-name="gr4" draw:text-style-name="P5" draw:layer="layout" svg:width="6.238cm" svg:height="0.395cm" svg:x="2.532cm" svg:y="26.781cm">
          <draw:text-box>
            <text:p text:style-name="P1"><text:span text:style-name="T13">Private hearing, 16 June 2010, page 12.</text:span></text:p>
          </draw:text-box>
        </draw:frame>
      </draw:page>
      <draw:page draw:name="page15" draw:style-name="dp1" draw:master-page-name="master-page28">
        <draw:frame draw:style-name="gr4" draw:text-style-name="P5" draw:layer="layout" svg:width="6.217cm" svg:height="0.395cm" svg:x="12.591cm" svg:y="1.138cm">
          <draw:text-box>
            <text:p text:style-name="P1"><text:span text:style-name="T6">2 <text:s/>| <text:s/>Decision-making within government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9</text:span></text:p>
          </draw:text-box>
        </draw:frame>
        <draw:frame draw:style-name="gr1" draw:text-style-name="P2" draw:layer="layout" svg:width="0.586cm" svg:height="0.475cm" svg:x="4.45cm" svg:y="2.525cm">
          <draw:text-box>
            <text:p text:style-name="P1"><text:span text:style-name="T4">(ii) </text:span></text:p>
          </draw:text-box>
        </draw:frame>
        <draw:frame draw:style-name="gr1" draw:text-style-name="P2" draw:layer="layout" svg:width="6.547cm" svg:height="0.475cm" svg:x="5.2cm" svg:y="2.525cm">
          <draw:text-box>
            <text:p text:style-name="P1"><text:span text:style-name="T4">in the interests of national security;</text:span></text:p>
          </draw:text-box>
        </draw:frame>
        <draw:frame draw:style-name="gr1" draw:text-style-name="P2" draw:layer="layout" svg:width="13.583cm" svg:height="0.475cm" svg:x="4.45cm" svg:y="3.24cm">
          <draw:text-box>
            <text:p text:style-name="P1"><text:span text:style-name="T4">(iii) <text:s/>for the purposes of the prevention or detection of a serious crime; or</text:span></text:p>
          </draw:text-box>
        </draw:frame>
        <draw:frame draw:style-name="gr1" draw:text-style-name="P2" draw:layer="layout" svg:width="9.535cm" svg:height="0.475cm" svg:x="4.45cm" svg:y="3.954cm">
          <draw:text-box>
            <text:p text:style-name="P1"><text:span text:style-name="T4">(iv) for the purpose of any criminal proceedings …”</text:span></text:p>
          </draw:text-box>
        </draw:frame>
        <draw:frame draw:style-name="gr1" draw:text-style-name="P2" draw:layer="layout" svg:width="15.949cm" svg:height="0.475cm" svg:x="2.2cm" svg:y="4.868cm">
          <draw:text-box>
            <text:p text:style-name="P1"><text:span text:style-name="T7">70. </text:span><text:span text:style-name="T4"><text:s/>The Chief is required to make an annual report on the work of the Service to the </text:span></text:p>
          </draw:text-box>
        </draw:frame>
        <draw:frame draw:style-name="gr1" draw:text-style-name="P2" draw:layer="layout" svg:width="16.364cm" svg:height="0.475cm" svg:x="2.2cm" svg:y="5.433cm">
          <draw:text-box>
            <text:p text:style-name="P1"><text:span text:style-name="T4">Prime Minister and the Foreign Secretary and “may at any time report to either of them </text:span></text:p>
          </draw:text-box>
        </draw:frame>
        <draw:frame draw:style-name="gr1" draw:text-style-name="P2" draw:layer="layout" svg:width="6.399cm" svg:height="0.475cm" svg:x="2.2cm" svg:y="5.997cm">
          <draw:text-box>
            <text:p text:style-name="P1"><text:span text:style-name="T4">on any matter relating to its work”.</text:span></text:p>
          </draw:text-box>
        </draw:frame>
        <draw:frame draw:style-name="gr6" draw:text-style-name="P7" draw:layer="layout" svg:width="0.273cm" svg:height="0.276cm" svg:x="8.576cm" svg:y="6.016cm">
          <draw:text-box>
            <text:p text:style-name="P1"><text:span text:style-name="T11">42</text:span></text:p>
          </draw:text-box>
        </draw:frame>
        <draw:frame draw:style-name="gr1" draw:text-style-name="P2" draw:layer="layout" svg:width="16.199cm" svg:height="0.475cm" svg:x="2.2cm" svg:y="6.912cm">
          <draw:text-box>
            <text:p text:style-name="P1"><text:span text:style-name="T7">71. </text:span><text:span text:style-name="T4"><text:s/>As a later version of the Cabinet Office document </text:span><text:span text:style-name="T10">National Intelligence Machinery</text:span><text:span text:style-name="T4"> </text:span></text:p>
          </draw:text-box>
        </draw:frame>
        <draw:frame draw:style-name="gr1" draw:text-style-name="P2" draw:layer="layout" svg:width="16.152cm" svg:height="0.475cm" svg:x="2.2cm" svg:y="7.476cm">
          <draw:text-box>
            <text:p text:style-name="P1"><text:span text:style-name="T4">states, the Agencies are responsible for evaluating and circulating their “mainly single-</text:span></text:p>
          </draw:text-box>
        </draw:frame>
        <draw:frame draw:style-name="gr1" draw:text-style-name="P2" draw:layer="layout" svg:width="2.974cm" svg:height="0.475cm" svg:x="2.2cm" svg:y="8.041cm">
          <draw:text-box>
            <text:p text:style-name="P1"><text:span text:style-name="T4">source reports”.</text:span></text:p>
          </draw:text-box>
        </draw:frame>
        <draw:frame draw:style-name="gr6" draw:text-style-name="P7" draw:layer="layout" svg:width="0.273cm" svg:height="0.276cm" svg:x="5.164cm" svg:y="8.059cm">
          <draw:text-box>
            <text:p text:style-name="P1"><text:span text:style-name="T11">43</text:span></text:p>
          </draw:text-box>
        </draw:frame>
        <draw:frame draw:style-name="gr1" draw:text-style-name="P2" draw:layer="layout" svg:width="12.876cm" svg:height="0.475cm" svg:x="2.2cm" svg:y="9.155cm">
          <draw:text-box>
            <text:p text:style-name="P1"><text:span text:style-name="T1">PROVISION OF INTELLIGENCE REPORTS TO KEY CUSTOMERS</text:span></text:p>
          </draw:text-box>
        </draw:frame>
        <draw:frame draw:style-name="gr1" draw:text-style-name="P2" draw:layer="layout" svg:width="16.546cm" svg:height="0.475cm" svg:x="2.2cm" svg:y="9.92cm">
          <draw:text-box>
            <text:p text:style-name="P1"><text:span text:style-name="T7">72. </text:span><text:span text:style-name="T4"><text:s/>Intelligence collected by the three Intelligence Agencies – SIS, the Security Service </text:span></text:p>
          </draw:text-box>
        </draw:frame>
        <draw:frame draw:style-name="gr1" draw:text-style-name="P2" draw:layer="layout" svg:width="16.525cm" svg:height="0.475cm" svg:x="2.2cm" svg:y="10.484cm">
          <draw:text-box>
            <text:p text:style-name="P1"><text:span text:style-name="T4">and the Government Communications Headquarters (GCHQ) – is passed directly in the </text:span></text:p>
          </draw:text-box>
        </draw:frame>
        <draw:frame draw:style-name="gr1" draw:text-style-name="P2" draw:layer="layout" svg:width="16.258cm" svg:height="0.475cm" svg:x="2.2cm" svg:y="11.048cm">
          <draw:text-box>
            <text:p text:style-name="P1"><text:span text:style-name="T4">form of reports to customer departments in government. Those reports assist decision-</text:span></text:p>
          </draw:text-box>
        </draw:frame>
        <draw:frame draw:style-name="gr1" draw:text-style-name="P2" draw:layer="layout" svg:width="16.567cm" svg:height="0.475cm" svg:x="2.2cm" svg:y="11.613cm">
          <draw:text-box>
            <text:p text:style-name="P1"><text:span text:style-name="T4">making. They also contribute, with other sources of information, to longer-term analysis, </text:span></text:p>
          </draw:text-box>
        </draw:frame>
        <draw:frame draw:style-name="gr1" draw:text-style-name="P2" draw:layer="layout" svg:width="7.791cm" svg:height="0.475cm" svg:x="2.2cm" svg:y="12.177cm">
          <draw:text-box>
            <text:p text:style-name="P1"><text:span text:style-name="T4">including Assessments issued by the JIC.</text:span></text:p>
          </draw:text-box>
        </draw:frame>
        <draw:frame draw:style-name="gr1" draw:text-style-name="P2" draw:layer="layout" svg:width="16.042cm" svg:height="0.475cm" svg:x="2.2cm" svg:y="13.092cm">
          <draw:text-box>
            <text:p text:style-name="P1"><text:span text:style-name="T7">73. </text:span><text:span text:style-name="T4"><text:s/>Lord Wilson told the Inquiry that Mr Blair’s travels overseas to secure support for </text:span></text:p>
          </draw:text-box>
        </draw:frame>
        <draw:frame draw:style-name="gr1" draw:text-style-name="P2" draw:layer="layout" svg:width="16.436cm" svg:height="0.475cm" svg:x="2.2cm" svg:y="13.656cm">
          <draw:text-box>
            <text:p text:style-name="P1"><text:span text:style-name="T4">action against Usama Bin Laden had had an impact on the relationship between No.10 </text:span></text:p>
          </draw:text-box>
        </draw:frame>
        <draw:frame draw:style-name="gr1" draw:text-style-name="P2" draw:layer="layout" svg:width="5.654cm" svg:height="0.475cm" svg:x="2.2cm" svg:y="14.221cm">
          <draw:text-box>
            <text:p text:style-name="P1"><text:span text:style-name="T4">and the Intelligence Agencies.</text:span></text:p>
          </draw:text-box>
        </draw:frame>
        <draw:frame draw:style-name="gr6" draw:text-style-name="P7" draw:layer="layout" svg:width="0.273cm" svg:height="0.276cm" svg:x="7.825cm" svg:y="14.239cm">
          <draw:text-box>
            <text:p text:style-name="P1"><text:span text:style-name="T11">44</text:span></text:p>
          </draw:text-box>
        </draw:frame>
        <draw:frame draw:style-name="gr1" draw:text-style-name="P2" draw:layer="layout" svg:width="9.371cm" svg:height="0.475cm" svg:x="8.1cm" svg:y="14.221cm">
          <draw:text-box>
            <text:p text:style-name="P1"><text:span text:style-name="T4"><text:s/></text:span><text:span text:style-name="T4">Sir Richard Dearlove, Chief of SIS, travelled with </text:span></text:p>
          </draw:text-box>
        </draw:frame>
        <draw:frame draw:style-name="gr1" draw:text-style-name="P2" draw:layer="layout" svg:width="15.733cm" svg:height="0.475cm" svg:x="2.2cm" svg:y="14.785cm">
          <draw:text-box>
            <text:p text:style-name="P1"><text:span text:style-name="T4">Mr Blair and had, in Lord Wilson’s words: “seized his chance, quite understandably, </text:span></text:p>
          </draw:text-box>
        </draw:frame>
        <draw:frame draw:style-name="gr1" draw:text-style-name="P2" draw:layer="layout" svg:width="14.26cm" svg:height="0.475cm" svg:x="2.2cm" svg:y="15.35cm">
          <draw:text-box>
            <text:p text:style-name="P1"><text:span text:style-name="T4">and got to know the Prime Minister and the Prime Minister got to know him”.</text:span></text:p>
          </draw:text-box>
        </draw:frame>
        <draw:frame draw:style-name="gr1" draw:text-style-name="P2" draw:layer="layout" svg:width="16.588cm" svg:height="0.475cm" svg:x="2.2cm" svg:y="16.264cm">
          <draw:text-box>
            <text:p text:style-name="P1"><text:span text:style-name="T7">74. </text:span><text:span text:style-name="T4"><text:s/>Asked about the pressures on SIS as a result of their success in producing material </text:span></text:p>
          </draw:text-box>
        </draw:frame>
        <draw:frame draw:style-name="gr1" draw:text-style-name="P2" draw:layer="layout" svg:width="16.567cm" svg:height="0.475cm" svg:x="2.2cm" svg:y="16.828cm">
          <draw:text-box>
            <text:p text:style-name="P1"><text:span text:style-name="T4">for the dossier, and when Mr Blair was relying on them and had put them on a pedestal, </text:span></text:p>
          </draw:text-box>
        </draw:frame>
        <draw:frame draw:style-name="gr1" draw:text-style-name="P2" draw:layer="layout" svg:width="8.642cm" svg:height="0.475cm" svg:x="2.2cm" svg:y="17.393cm">
          <draw:text-box>
            <text:p text:style-name="P1"><text:span text:style-name="T4">Sir Richard Dearlove told the Inquiry that was:</text:span></text:p>
          </draw:text-box>
        </draw:frame>
        <draw:frame draw:style-name="gr1" draw:text-style-name="P2" draw:layer="layout" svg:width="15.907cm" svg:height="0.475cm" svg:x="2.95cm" svg:y="18.307cm">
          <draw:text-box>
            <text:p text:style-name="P1"><text:span text:style-name="T4">“… </text:span><text:span text:style-name="T4">a fragile and dangerous position, as one was well aware at the time. I don’t deny </text:span></text:p>
          </draw:text-box>
        </draw:frame>
        <draw:frame draw:style-name="gr1" draw:text-style-name="P2" draw:layer="layout" svg:width="10.683cm" svg:height="0.475cm" svg:x="2.95cm" svg:y="18.872cm">
          <draw:text-box>
            <text:p text:style-name="P1"><text:span text:style-name="T4">that. But such are the events of government sometimes.”</text:span></text:p>
          </draw:text-box>
        </draw:frame>
        <draw:frame draw:style-name="gr6" draw:text-style-name="P7" draw:layer="layout" svg:width="0.273cm" svg:height="0.276cm" svg:x="13.586cm" svg:y="18.891cm">
          <draw:text-box>
            <text:p text:style-name="P1"><text:span text:style-name="T11">45</text:span></text:p>
          </draw:text-box>
        </draw:frame>
        <draw:frame draw:style-name="gr1" draw:text-style-name="P2" draw:layer="layout" svg:width="15.585cm" svg:height="0.475cm" svg:x="2.2cm" svg:y="19.786cm">
          <draw:text-box>
            <text:p text:style-name="P1"><text:span text:style-name="T7">75. </text:span><text:span text:style-name="T4"><text:s/>Asked about his joint visits to Washington with Sir Richard Dearlove, Sir David </text:span></text:p>
          </draw:text-box>
        </draw:frame>
        <draw:frame draw:style-name="gr1" draw:text-style-name="P2" draw:layer="layout" svg:width="16.787cm" svg:height="0.475cm" svg:x="2.2cm" svg:y="20.351cm">
          <draw:text-box>
            <text:p text:style-name="P1"><text:span text:style-name="T4">Manning told the Inquiry that they “probably reflected the new weight that the intelligence </text:span></text:p>
          </draw:text-box>
        </draw:frame>
        <draw:frame draw:style-name="gr1" draw:text-style-name="P2" draw:layer="layout" svg:width="7.343cm" svg:height="0.475cm" svg:x="2.2cm" svg:y="20.915cm">
          <draw:text-box>
            <text:p text:style-name="P1"><text:span text:style-name="T4">Agencies had in the system” after 9/11:</text:span></text:p>
          </draw:text-box>
        </draw:frame>
        <draw:frame draw:style-name="gr1" draw:text-style-name="P2" draw:layer="layout" svg:width="15.763cm" svg:height="0.475cm" svg:x="2.95cm" svg:y="21.83cm">
          <draw:text-box>
            <text:p text:style-name="P1"><text:span text:style-name="T4">“</text:span><text:span text:style-name="T4">It’s in a sense inevitable because the Americans chose to play it this way. [George] </text:span></text:p>
          </draw:text-box>
        </draw:frame>
        <draw:frame draw:style-name="gr1" draw:text-style-name="P2" draw:layer="layout" svg:width="15.098cm" svg:height="0.475cm" svg:x="2.95cm" svg:y="22.394cm">
          <draw:text-box>
            <text:p text:style-name="P1"><text:span text:style-name="T4">Tenet [Director of the CIA] is an absolutely key figure … and we have to find our </text:span></text:p>
          </draw:text-box>
        </draw:frame>
        <draw:frame draw:style-name="gr1" draw:text-style-name="P2" draw:layer="layout" svg:width="2.622cm" svg:height="0.475cm" svg:x="2.95cm" svg:y="22.958cm">
          <draw:text-box>
            <text:p text:style-name="P1"><text:span text:style-name="T4">counterparts.”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6" draw:text-style-name="P7" draw:layer="layout" svg:width="0.273cm" svg:height="0.276cm" svg:x="5.562cm" svg:y="22.977cm">
          <draw:text-box>
            <text:p text:style-name="P1"><text:span text:style-name="T11">46</text:span></text:p>
          </draw:text-box>
        </draw:frame>
        <draw:frame draw:style-name="gr8" draw:text-style-name="P9" draw:layer="layout" svg:width="0.29cm" svg:height="0.23cm" svg:x="2.2cm" svg:y="25.103cm">
          <draw:text-box>
            <text:p text:style-name="P1"><text:span text:style-name="T12">42 </text:span></text:p>
          </draw:text-box>
        </draw:frame>
        <draw:frame draw:style-name="gr4" draw:text-style-name="P5" draw:layer="layout" svg:width="4.773cm" svg:height="0.395cm" svg:x="2.532cm" svg:y="25.087cm">
          <draw:text-box>
            <text:p text:style-name="P1"><text:span text:style-name="T13">Intelligence Services Act 1994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2">43 </text:span></text:p>
          </draw:text-box>
        </draw:frame>
        <draw:frame draw:style-name="gr4" draw:text-style-name="P5" draw:layer="layout" svg:width="12.016cm" svg:height="0.395cm" svg:x="2.532cm" svg:y="25.511cm">
          <draw:text-box>
            <text:p text:style-name="P1"><text:span text:style-name="T13">Cabinet Office, </text:span><text:span text:style-name="T14">National Intelligence Machinery</text:span><text:span text:style-name="T13">, 19 November 2010, page 36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2">44 </text:span></text:p>
          </draw:text-box>
        </draw:frame>
        <draw:frame draw:style-name="gr4" draw:text-style-name="P5" draw:layer="layout" svg:width="6.564cm" svg:height="0.395cm" svg:x="2.532cm" svg:y="25.934cm">
          <draw:text-box>
            <text:p text:style-name="P1"><text:span text:style-name="T13">Public hearing, 25 January 2011, page 28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2">45 </text:span></text:p>
          </draw:text-box>
        </draw:frame>
        <draw:frame draw:style-name="gr4" draw:text-style-name="P5" draw:layer="layout" svg:width="6.238cm" svg:height="0.395cm" svg:x="2.532cm" svg:y="26.357cm">
          <draw:text-box>
            <text:p text:style-name="P1"><text:span text:style-name="T13">Private hearing, 16 June 2010, page 64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2">46 </text:span></text:p>
          </draw:text-box>
        </draw:frame>
        <draw:frame draw:style-name="gr4" draw:text-style-name="P5" draw:layer="layout" svg:width="6.729cm" svg:height="0.395cm" svg:x="2.532cm" svg:y="26.781cm">
          <draw:text-box>
            <text:p text:style-name="P1"><text:span text:style-name="T13">Private hearing, 24 June 2010, pages 9-10.</text:span></text:p>
          </draw:text-box>
        </draw:frame>
      </draw:page>
      <draw:page draw:name="page1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0</text:span></text:p>
          </draw:text-box>
        </draw:frame>
        <draw:frame draw:style-name="gr1" draw:text-style-name="P2" draw:layer="layout" svg:width="6.733cm" svg:height="0.475cm" svg:x="2.2cm" svg:y="2.525cm">
          <draw:text-box>
            <text:p text:style-name="P1"><text:span text:style-name="T7">76. </text:span><text:span text:style-name="T4"><text:s/>Sir David also commented that:</text:span></text:p>
          </draw:text-box>
        </draw:frame>
        <draw:frame draw:style-name="gr1" draw:text-style-name="P2" draw:layer="layout" svg:width="15.547cm" svg:height="0.475cm" svg:x="2.95cm" svg:y="3.44cm">
          <draw:text-box>
            <text:p text:style-name="P1"><text:span text:style-name="T4">“… </text:span><text:span text:style-name="T4">after 9/11 you see a completely new emphasis in Whitehall from Ministers, and </text:span></text:p>
          </draw:text-box>
        </draw:frame>
        <draw:frame draw:style-name="gr1" draw:text-style-name="P2" draw:layer="layout" svg:width="14.958cm" svg:height="0.475cm" svg:x="2.95cm" svg:y="4.004cm">
          <draw:text-box>
            <text:p text:style-name="P1"><text:span text:style-name="T4">indeed in terms of budgetary provision, for the Agencies. The fact that they had </text:span></text:p>
          </draw:text-box>
        </draw:frame>
        <draw:frame draw:style-name="gr1" draw:text-style-name="P2" draw:layer="layout" svg:width="15.449cm" svg:height="0.475cm" svg:x="2.95cm" svg:y="4.568cm">
          <draw:text-box>
            <text:p text:style-name="P1"><text:span text:style-name="T4">become the natural interlocutors of key players in the Bush Administration, and … </text:span></text:p>
          </draw:text-box>
        </draw:frame>
        <draw:frame draw:style-name="gr1" draw:text-style-name="P2" draw:layer="layout" svg:width="15.56cm" svg:height="0.475cm" svg:x="2.95cm" svg:y="5.133cm">
          <draw:text-box>
            <text:p text:style-name="P1"><text:span text:style-name="T4">given … much higher priority for resourcing … reflect[ed] a sort of shift in weight in </text:span></text:p>
          </draw:text-box>
        </draw:frame>
        <draw:frame draw:style-name="gr1" draw:text-style-name="P2" draw:layer="layout" svg:width="2.313cm" svg:height="0.475cm" svg:x="2.95cm" svg:y="5.697cm">
          <draw:text-box>
            <text:p text:style-name="P1"><text:span text:style-name="T4">the system.”</text:span></text:p>
          </draw:text-box>
        </draw:frame>
        <draw:frame draw:style-name="gr6" draw:text-style-name="P7" draw:layer="layout" svg:width="0.273cm" svg:height="0.276cm" svg:x="5.255cm" svg:y="5.716cm">
          <draw:text-box>
            <text:p text:style-name="P1"><text:span text:style-name="T11">47</text:span></text:p>
          </draw:text-box>
        </draw:frame>
        <draw:frame draw:style-name="gr1" draw:text-style-name="P2" draw:layer="layout" svg:width="14.984cm" svg:height="0.475cm" svg:x="2.2cm" svg:y="6.612cm">
          <draw:text-box>
            <text:p text:style-name="P1"><text:span text:style-name="T7">77. </text:span><text:span text:style-name="T4"><text:s/>Asked whether Sir Richard Dearlove spent more time with Mr Blair than his </text:span></text:p>
          </draw:text-box>
        </draw:frame>
        <draw:frame draw:style-name="gr1" draw:text-style-name="P2" draw:layer="layout" svg:width="11.72cm" svg:height="0.475cm" svg:x="2.2cm" svg:y="7.176cm">
          <draw:text-box>
            <text:p text:style-name="P1"><text:span text:style-name="T4">predecessors, Sir David commented that he did not know; but:</text:span></text:p>
          </draw:text-box>
        </draw:frame>
        <draw:frame draw:style-name="gr1" draw:text-style-name="P2" draw:layer="layout" svg:width="14.836cm" svg:height="0.475cm" svg:x="2.95cm" svg:y="8.091cm">
          <draw:text-box>
            <text:p text:style-name="P1"><text:span text:style-name="T4">“</text:span><text:span text:style-name="T4">Richard was certainly part of the group the Prime Minister consulted regularly, </text:span></text:p>
          </draw:text-box>
        </draw:frame>
        <draw:frame draw:style-name="gr1" draw:text-style-name="P2" draw:layer="layout" svg:width="14.218cm" svg:height="0.475cm" svg:x="2.95cm" svg:y="8.655cm">
          <draw:text-box>
            <text:p text:style-name="P1"><text:span text:style-name="T4">and … had access to the Prime Minister … pretty much when he wanted it.”</text:span></text:p>
          </draw:text-box>
        </draw:frame>
        <draw:frame draw:style-name="gr1" draw:text-style-name="P2" draw:layer="layout" svg:width="15.293cm" svg:height="0.475cm" svg:x="2.2cm" svg:y="9.57cm">
          <draw:text-box>
            <text:p text:style-name="P1"><text:span text:style-name="T7">78. </text:span><text:span text:style-name="T4"><text:s/>Asked for his observations on how the relationships between the intelligence </text:span></text:p>
          </draw:text-box>
        </draw:frame>
        <draw:frame draw:style-name="gr1" draw:text-style-name="P2" draw:layer="layout" svg:width="15.682cm" svg:height="0.475cm" svg:x="2.2cm" svg:y="10.134cm">
          <draw:text-box>
            <text:p text:style-name="P1"><text:span text:style-name="T4">services, in particular Sir Richard Dearlove, and Mr Blair, Mr Straw and himself had </text:span></text:p>
          </draw:text-box>
        </draw:frame>
        <draw:frame draw:style-name="gr1" draw:text-style-name="P2" draw:layer="layout" svg:width="6.619cm" svg:height="0.475cm" svg:x="2.2cm" svg:y="10.698cm">
          <draw:text-box>
            <text:p text:style-name="P1"><text:span text:style-name="T4">changed, Sir David told the Inquiry:</text:span></text:p>
          </draw:text-box>
        </draw:frame>
        <draw:frame draw:style-name="gr1" draw:text-style-name="P2" draw:layer="layout" svg:width="14.366cm" svg:height="0.475cm" svg:x="2.95cm" svg:y="11.613cm">
          <draw:text-box>
            <text:p text:style-name="P1"><text:span text:style-name="T4">“… </text:span><text:span text:style-name="T4">because the whole terrorism issue moved so rapidly up the agenda, and </text:span></text:p>
          </draw:text-box>
        </draw:frame>
        <draw:frame draw:style-name="gr1" draw:text-style-name="P2" draw:layer="layout" svg:width="15.001cm" svg:height="0.475cm" svg:x="2.95cm" svg:y="12.177cm">
          <draw:text-box>
            <text:p text:style-name="P1"><text:span text:style-name="T4">because there is a sense that we are vulnerable to asymmetric threats in a way </text:span></text:p>
          </draw:text-box>
        </draw:frame>
        <draw:frame draw:style-name="gr1" draw:text-style-name="P2" draw:layer="layout" svg:width="15.801cm" svg:height="0.475cm" svg:x="2.95cm" svg:y="12.742cm">
          <draw:text-box>
            <text:p text:style-name="P1"><text:span text:style-name="T4">that we haven’t been in the past, there is a new recognition of the importance of the </text:span></text:p>
          </draw:text-box>
        </draw:frame>
        <draw:frame draw:style-name="gr1" draw:text-style-name="P2" draw:layer="layout" svg:width="15.331cm" svg:height="0.475cm" svg:x="2.95cm" svg:y="13.306cm">
          <draw:text-box>
            <text:p text:style-name="P1"><text:span text:style-name="T4">Agencies, a new willingness among Ministers to fund and resource the Agencies, </text:span></text:p>
          </draw:text-box>
        </draw:frame>
        <draw:frame draw:style-name="gr1" draw:text-style-name="P2" draw:layer="layout" svg:width="16.012cm" svg:height="0.475cm" svg:x="2.95cm" svg:y="13.871cm">
          <draw:text-box>
            <text:p text:style-name="P1"><text:span text:style-name="T4">and a much greater dependence on advice from the Agencies on threats that are not </text:span></text:p>
          </draw:text-box>
        </draw:frame>
        <draw:frame draw:style-name="gr1" draw:text-style-name="P2" draw:layer="layout" svg:width="9.751cm" svg:height="0.475cm" svg:x="2.95cm" svg:y="14.435cm">
          <draw:text-box>
            <text:p text:style-name="P1"><text:span text:style-name="T4">the conventional threats that we have been used to.</text:span></text:p>
          </draw:text-box>
        </draw:frame>
        <draw:frame draw:style-name="gr1" draw:text-style-name="P2" draw:layer="layout" svg:width="14.976cm" svg:height="0.475cm" svg:x="2.95cm" svg:y="15.35cm">
          <draw:text-box>
            <text:p text:style-name="P1"><text:span text:style-name="T4">“… </text:span><text:span text:style-name="T4">in addition … you have two rather remarkable personalities as the Heads of </text:span></text:p>
          </draw:text-box>
        </draw:frame>
        <draw:frame draw:style-name="gr1" draw:text-style-name="P2" draw:layer="layout" svg:width="14.73cm" svg:height="0.475cm" svg:x="2.95cm" svg:y="15.914cm">
          <draw:text-box>
            <text:p text:style-name="P1"><text:span text:style-name="T4">[their respective] Agencies, Richard [Dearlove] and Eliza [Manningham-Buller] </text:span></text:p>
          </draw:text-box>
        </draw:frame>
        <draw:frame draw:style-name="gr1" draw:text-style-name="P2" draw:layer="layout" svg:width="14.666cm" svg:height="0.475cm" svg:x="2.95cm" svg:y="16.478cm">
          <draw:text-box>
            <text:p text:style-name="P1"><text:span text:style-name="T4">… </text:span><text:span text:style-name="T4">and if you find that the American system is using the Agencies really rather </text:span></text:p>
          </draw:text-box>
        </draw:frame>
        <draw:frame draw:style-name="gr1" draw:text-style-name="P2" draw:layer="layout" svg:width="15.382cm" svg:height="0.475cm" svg:x="2.95cm" svg:y="17.043cm">
          <draw:text-box>
            <text:p text:style-name="P1"><text:span text:style-name="T4">extensively, then it does change the pattern and the way we work, partly because </text:span></text:p>
          </draw:text-box>
        </draw:frame>
        <draw:frame draw:style-name="gr1" draw:text-style-name="P2" draw:layer="layout" svg:width="15.517cm" svg:height="0.475cm" svg:x="2.95cm" svg:y="17.607cm">
          <draw:text-box>
            <text:p text:style-name="P1"><text:span text:style-name="T4">the Government puts much more emphasis on the Agencies and much less, in my </text:span></text:p>
          </draw:text-box>
        </draw:frame>
        <draw:frame draw:style-name="gr1" draw:text-style-name="P2" draw:layer="layout" svg:width="15.78cm" svg:height="0.475cm" svg:x="2.95cm" svg:y="18.172cm">
          <draw:text-box>
            <text:p text:style-name="P1"><text:span text:style-name="T4">view – and I think it’s a mistake – on the traditional departments, but partly because </text:span></text:p>
          </draw:text-box>
        </draw:frame>
        <draw:frame draw:style-name="gr1" draw:text-style-name="P2" draw:layer="layout" svg:width="15.335cm" svg:height="0.475cm" svg:x="2.95cm" svg:y="18.736cm">
          <draw:text-box>
            <text:p text:style-name="P1"><text:span text:style-name="T4">we don’t have a lot of choice because this is the sort of network that’s developing.</text:span></text:p>
          </draw:text-box>
        </draw:frame>
        <draw:frame draw:style-name="gr1" draw:text-style-name="P2" draw:layer="layout" svg:width="15.107cm" svg:height="0.475cm" svg:x="2.95cm" svg:y="19.651cm">
          <draw:text-box>
            <text:p text:style-name="P1"><text:span text:style-name="T4">“… </text:span><text:span text:style-name="T4">in a way I think you have to accept that the Heads of the Agencies are much </text:span></text:p>
          </draw:text-box>
        </draw:frame>
        <draw:frame draw:style-name="gr1" draw:text-style-name="P2" draw:layer="layout" svg:width="15.352cm" svg:height="0.475cm" svg:x="2.95cm" svg:y="20.215cm">
          <draw:text-box>
            <text:p text:style-name="P1"><text:span text:style-name="T4">more like the traditional Permanent Under Secretaries, that their departments are </text:span></text:p>
          </draw:text-box>
        </draw:frame>
        <draw:frame draw:style-name="gr1" draw:text-style-name="P2" draw:layer="layout" svg:width="15.466cm" svg:height="0.475cm" svg:x="2.95cm" svg:y="20.78cm">
          <draw:text-box>
            <text:p text:style-name="P1"><text:span text:style-name="T4">frequently better funded to deal with these issues than the traditional departments </text:span></text:p>
          </draw:text-box>
        </draw:frame>
        <draw:frame draw:style-name="gr1" draw:text-style-name="P2" draw:layer="layout" svg:width="9.277cm" svg:height="0.475cm" svg:x="2.95cm" svg:y="21.344cm">
          <draw:text-box>
            <text:p text:style-name="P1"><text:span text:style-name="T4">are, have more resource, can act more quickly …</text:span></text:p>
          </draw:text-box>
        </draw:frame>
        <draw:frame draw:style-name="gr1" draw:text-style-name="P2" draw:layer="layout" svg:width="15.276cm" svg:height="0.475cm" svg:x="2.95cm" svg:y="22.258cm">
          <draw:text-box>
            <text:p text:style-name="P1"><text:span text:style-name="T4">“</text:span><text:span text:style-name="T4">So I think there has been a shift in the way that Whitehall operates, and I think it </text:span></text:p>
          </draw:text-box>
        </draw:frame>
        <draw:frame draw:style-name="gr1" draw:text-style-name="P2" draw:layer="layout" svg:width="15.276cm" svg:height="0.475cm" svg:x="2.95cm" svg:y="22.823cm">
          <draw:text-box>
            <text:p text:style-name="P1"><text:span text:style-name="T4">is inevitable that, as a result of that shift, the Heads of the Agencies have greater </text:span></text:p>
          </draw:text-box>
        </draw:frame>
        <draw:frame draw:style-name="gr1" draw:text-style-name="P2" draw:layer="layout" svg:width="4.532cm" svg:height="0.475cm" svg:x="2.95cm" svg:y="23.387cm">
          <draw:text-box>
            <text:p text:style-name="P1"><text:span text:style-name="T4">weight in the system …”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6" draw:text-style-name="P7" draw:layer="layout" svg:width="0.273cm" svg:height="0.276cm" svg:x="7.467cm" svg:y="23.406cm">
          <draw:text-box>
            <text:p text:style-name="P1"><text:span text:style-name="T11">48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2">47 </text:span></text:p>
          </draw:text-box>
        </draw:frame>
        <draw:frame draw:style-name="gr4" draw:text-style-name="P5" draw:layer="layout" svg:width="6.238cm" svg:height="0.395cm" svg:x="2.532cm" svg:y="26.357cm">
          <draw:text-box>
            <text:p text:style-name="P1"><text:span text:style-name="T13">Private hearing, 24 June 2010, page 10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2">48 </text:span></text:p>
          </draw:text-box>
        </draw:frame>
        <draw:frame draw:style-name="gr4" draw:text-style-name="P5" draw:layer="layout" svg:width="6.924cm" svg:height="0.395cm" svg:x="2.532cm" svg:y="26.781cm">
          <draw:text-box>
            <text:p text:style-name="P1"><text:span text:style-name="T13">Private hearing, 24 June 2010, pages 43-45.</text:span></text:p>
          </draw:text-box>
        </draw:frame>
      </draw:page>
      <draw:page draw:name="page17" draw:style-name="dp1" draw:master-page-name="master-page28">
        <draw:frame draw:style-name="gr4" draw:text-style-name="P5" draw:layer="layout" svg:width="6.217cm" svg:height="0.395cm" svg:x="12.591cm" svg:y="1.138cm">
          <draw:text-box>
            <text:p text:style-name="P1"><text:span text:style-name="T6">2 <text:s/>| <text:s/>Decision-making within government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1</text:span></text:p>
          </draw:text-box>
        </draw:frame>
        <draw:frame draw:style-name="gr1" draw:text-style-name="P2" draw:layer="layout" svg:width="16.296cm" svg:height="0.475cm" svg:x="2.2cm" svg:y="2.525cm">
          <draw:text-box>
            <text:p text:style-name="P1"><text:span text:style-name="T7">79. </text:span><text:span text:style-name="T4"><text:s/>Sir David added that when, in crises, time was very short, there was a “tendency”, </text:span></text:p>
          </draw:text-box>
        </draw:frame>
        <draw:frame draw:style-name="gr1" draw:text-style-name="P2" draw:layer="layout" svg:width="14.929cm" svg:height="0.475cm" svg:x="2.2cm" svg:y="3.09cm">
          <draw:text-box>
            <text:p text:style-name="P1"><text:span text:style-name="T4">if a message was being passed through an Agency, for that Agency to deliver it.</text:span></text:p>
          </draw:text-box>
        </draw:frame>
        <draw:frame draw:style-name="gr6" draw:text-style-name="P7" draw:layer="layout" svg:width="0.273cm" svg:height="0.276cm" svg:x="17.065cm" svg:y="3.108cm">
          <draw:text-box>
            <text:p text:style-name="P1"><text:span text:style-name="T11">49</text:span></text:p>
          </draw:text-box>
        </draw:frame>
        <draw:frame draw:style-name="gr1" draw:text-style-name="P2" draw:layer="layout" svg:width="16.745cm" svg:height="0.475cm" svg:x="2.2cm" svg:y="4.004cm">
          <draw:text-box>
            <text:p text:style-name="P1"><text:span text:style-name="T7">80. </text:span><text:span text:style-name="T4"><text:s/>Asked if the Agencies were being drawn into giving policy advice without necessarily </text:span></text:p>
          </draw:text-box>
        </draw:frame>
        <draw:frame draw:style-name="gr1" draw:text-style-name="P2" draw:layer="layout" svg:width="15.272cm" svg:height="0.475cm" svg:x="2.2cm" svg:y="4.568cm">
          <draw:text-box>
            <text:p text:style-name="P1"><text:span text:style-name="T4">having the experience fully to occupy that role, Sir David responded that they did </text:span></text:p>
          </draw:text-box>
        </draw:frame>
        <draw:frame draw:style-name="gr1" draw:text-style-name="P2" draw:layer="layout" svg:width="7.842cm" svg:height="0.475cm" svg:x="2.2cm" svg:y="5.133cm">
          <draw:text-box>
            <text:p text:style-name="P1"><text:span text:style-name="T4">“</text:span><text:span text:style-name="T4">give more policy advice than in the past”.</text:span></text:p>
          </draw:text-box>
        </draw:frame>
        <draw:frame draw:style-name="gr6" draw:text-style-name="P7" draw:layer="layout" svg:width="0.273cm" svg:height="0.276cm" svg:x="10.012cm" svg:y="5.152cm">
          <draw:text-box>
            <text:p text:style-name="P1"><text:span text:style-name="T11">50</text:span></text:p>
          </draw:text-box>
        </draw:frame>
        <draw:frame draw:style-name="gr1" draw:text-style-name="P2" draw:layer="layout" svg:width="7.098cm" svg:height="0.475cm" svg:x="10.287cm" svg:y="5.133cm">
          <draw:text-box>
            <text:p text:style-name="P1"><text:span text:style-name="T4"><text:s/></text:span><text:span text:style-name="T4">Because of the way the process had </text:span></text:p>
          </draw:text-box>
        </draw:frame>
        <draw:frame draw:style-name="gr1" draw:text-style-name="P2" draw:layer="layout" svg:width="15.297cm" svg:height="0.475cm" svg:x="2.2cm" svg:y="5.697cm">
          <draw:text-box>
            <text:p text:style-name="P1"><text:span text:style-name="T4">changed they had “found themselves almost being sucked into giving that advice </text:span></text:p>
          </draw:text-box>
        </draw:frame>
        <draw:frame draw:style-name="gr1" draw:text-style-name="P2" draw:layer="layout" svg:width="15.195cm" svg:height="0.475cm" svg:x="2.2cm" svg:y="6.262cm">
          <draw:text-box>
            <text:p text:style-name="P1"><text:span text:style-name="T4">from time to time”. They had found themselves more in a “policy influencing role, </text:span></text:p>
          </draw:text-box>
        </draw:frame>
        <draw:frame draw:style-name="gr1" draw:text-style-name="P2" draw:layer="layout" svg:width="3.922cm" svg:height="0.475cm" svg:x="2.2cm" svg:y="6.826cm">
          <draw:text-box>
            <text:p text:style-name="P1"><text:span text:style-name="T4">than was traditional”.</text:span></text:p>
          </draw:text-box>
        </draw:frame>
        <draw:frame draw:style-name="gr1" draw:text-style-name="P2" draw:layer="layout" svg:width="16cm" svg:height="0.475cm" svg:x="2.2cm" svg:y="7.741cm">
          <draw:text-box>
            <text:p text:style-name="P1"><text:span text:style-name="T7">81. </text:span><text:span text:style-name="T4"><text:s/>Asked for the perspective from No.10 on whether SIS had oversold what it could </text:span></text:p>
          </draw:text-box>
        </draw:frame>
        <draw:frame draw:style-name="gr1" draw:text-style-name="P2" draw:layer="layout" svg:width="16.385cm" svg:height="0.475cm" svg:x="2.2cm" svg:y="8.305cm">
          <draw:text-box>
            <text:p text:style-name="P1"><text:span text:style-name="T4">deliver, Sir David Manning told the Inquiry: “I can only say, looking back … that the fact </text:span></text:p>
          </draw:text-box>
        </draw:frame>
        <draw:frame draw:style-name="gr1" draw:text-style-name="P2" draw:layer="layout" svg:width="15.814cm" svg:height="0.475cm" svg:x="2.2cm" svg:y="8.87cm">
          <draw:text-box>
            <text:p text:style-name="P1"><text:span text:style-name="T4">was the intelligence does feel as though it delivered more than it actually did. I think </text:span></text:p>
          </draw:text-box>
        </draw:frame>
        <draw:frame draw:style-name="gr1" draw:text-style-name="P2" draw:layer="layout" svg:width="14.7cm" svg:height="0.475cm" svg:x="2.2cm" svg:y="9.434cm">
          <draw:text-box>
            <text:p text:style-name="P1"><text:span text:style-name="T4">quite quickly after the invasion it became clear that some of them felt that too.”</text:span></text:p>
          </draw:text-box>
        </draw:frame>
        <draw:frame draw:style-name="gr6" draw:text-style-name="P7" draw:layer="layout" svg:width="0.273cm" svg:height="0.276cm" svg:x="16.836cm" svg:y="9.453cm">
          <draw:text-box>
            <text:p text:style-name="P1"><text:span text:style-name="T11">51</text:span></text:p>
          </draw:text-box>
        </draw:frame>
        <draw:frame draw:style-name="gr1" draw:text-style-name="P2" draw:layer="layout" svg:width="13.637cm" svg:height="0.475cm" svg:x="2.2cm" svg:y="10.348cm">
          <draw:text-box>
            <text:p text:style-name="P1"><text:span text:style-name="T7">82. </text:span><text:span text:style-name="T4"><text:s/>In relation to Sir Richard Dearlove’s role, Sir David Omand said that:</text:span></text:p>
          </draw:text-box>
        </draw:frame>
        <draw:frame draw:style-name="gr1" draw:text-style-name="P2" draw:layer="layout" svg:width="15.649cm" svg:height="0.475cm" svg:x="2.95cm" svg:y="11.263cm">
          <draw:text-box>
            <text:p text:style-name="P1"><text:span text:style-name="T4">“</text:span><text:span text:style-name="T4">SIS were very much in the inner council. They had proved their worth to the Prime </text:span></text:p>
          </draw:text-box>
        </draw:frame>
        <draw:frame draw:style-name="gr1" draw:text-style-name="P2" draw:layer="layout" svg:width="15.568cm" svg:height="0.475cm" svg:x="2.95cm" svg:y="11.827cm">
          <draw:text-box>
            <text:p text:style-name="P1"><text:span text:style-name="T4">Minister in a number of really very, very valuable pieces of work, not just delivering </text:span></text:p>
          </draw:text-box>
        </draw:frame>
        <draw:frame draw:style-name="gr1" draw:text-style-name="P2" draw:layer="layout" svg:width="15.636cm" svg:height="0.475cm" svg:x="2.95cm" svg:y="12.392cm">
          <draw:text-box>
            <text:p text:style-name="P1"><text:span text:style-name="T4">intelligence, but … conducting back channel diplomacy, and that, I’m sure weighed </text:span></text:p>
          </draw:text-box>
        </draw:frame>
        <draw:frame draw:style-name="gr1" draw:text-style-name="P2" draw:layer="layout" svg:width="14.679cm" svg:height="0.475cm" svg:x="2.95cm" svg:y="12.956cm">
          <draw:text-box>
            <text:p text:style-name="P1"><text:span text:style-name="T4">heavily on the Prime Minister’s calculation that, ‘These are people I should be </text:span></text:p>
          </draw:text-box>
        </draw:frame>
        <draw:frame draw:style-name="gr1" draw:text-style-name="P2" draw:layer="layout" svg:width="2.246cm" svg:height="0.475cm" svg:x="2.95cm" svg:y="13.521cm">
          <draw:text-box>
            <text:p text:style-name="P1"><text:span text:style-name="T4">listening to.’</text:span></text:p>
          </draw:text-box>
        </draw:frame>
        <draw:frame draw:style-name="gr1" draw:text-style-name="P2" draw:layer="layout" svg:width="0.425cm" svg:height="0.475cm" svg:x="2.95cm" svg:y="14.435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353cm" svg:height="0.475cm" svg:x="2.95cm" svg:y="15.35cm">
          <draw:text-box>
            <text:p text:style-name="P1"><text:span text:style-name="T4">“… </text:span><text:span text:style-name="T4">it is quite tempting to comment if you are the confidant of the Prime Minister – </text:span></text:p>
          </draw:text-box>
        </draw:frame>
        <draw:frame draw:style-name="gr1" draw:text-style-name="P2" draw:layer="layout" svg:width="15.479cm" svg:height="0.475cm" svg:x="2.95cm" svg:y="15.914cm">
          <draw:text-box>
            <text:p text:style-name="P1"><text:span text:style-name="T4">and you can go back to Churchill and his intelligence advisers … to find this in the </text:span></text:p>
          </draw:text-box>
        </draw:frame>
        <draw:frame draw:style-name="gr1" draw:text-style-name="P2" draw:layer="layout" svg:width="15.826cm" svg:height="0.475cm" svg:x="2.95cm" svg:y="16.478cm">
          <draw:text-box>
            <text:p text:style-name="P1"><text:span text:style-name="T4">role of the then Chief of the SIS in Churchill’s inner council. It is quite tempting to go </text:span></text:p>
          </draw:text-box>
        </draw:frame>
        <draw:frame draw:style-name="gr1" draw:text-style-name="P2" draw:layer="layout" svg:width="15.318cm" svg:height="0.475cm" svg:x="2.95cm" svg:y="17.043cm">
          <draw:text-box>
            <text:p text:style-name="P1"><text:span text:style-name="T4">over that line and start expressing an opinion on the policy itself. I wasn’t there to </text:span></text:p>
          </draw:text-box>
        </draw:frame>
        <draw:frame draw:style-name="gr1" draw:text-style-name="P2" draw:layer="layout" svg:width="11.153cm" svg:height="0.475cm" svg:x="2.95cm" svg:y="17.607cm">
          <draw:text-box>
            <text:p text:style-name="P1"><text:span text:style-name="T4">know if that happened … I’m making a more general point.”</text:span></text:p>
          </draw:text-box>
        </draw:frame>
        <draw:frame draw:style-name="gr6" draw:text-style-name="P7" draw:layer="layout" svg:width="0.273cm" svg:height="0.276cm" svg:x="14.057cm" svg:y="17.626cm">
          <draw:text-box>
            <text:p text:style-name="P1"><text:span text:style-name="T11">52</text:span></text:p>
          </draw:text-box>
        </draw:frame>
        <draw:frame draw:style-name="gr1" draw:text-style-name="P2" draw:layer="layout" svg:width="3.973cm" svg:height="0.475cm" svg:x="2.2cm" svg:y="18.522cm">
          <draw:text-box>
            <text:p text:style-name="P1"><text:span text:style-name="T7">83. </text:span><text:span text:style-name="T4"><text:s/>Sir David added:</text:span></text:p>
          </draw:text-box>
        </draw:frame>
        <draw:frame draw:style-name="gr1" draw:text-style-name="P2" draw:layer="layout" svg:width="15.649cm" svg:height="0.475cm" svg:x="2.95cm" svg:y="19.436cm">
          <draw:text-box>
            <text:p text:style-name="P1"><text:span text:style-name="T4">“</text:span><text:span text:style-name="T4">I think there were certainly people in the intelligence community, and there are still </text:span></text:p>
          </draw:text-box>
        </draw:frame>
        <draw:frame draw:style-name="gr1" draw:text-style-name="P2" draw:layer="layout" svg:width="15.687cm" svg:height="0.475cm" svg:x="2.95cm" svg:y="20.001cm">
          <draw:text-box>
            <text:p text:style-name="P1"><text:span text:style-name="T4">some, who believe that something will turn up in Syria, and I am certainly not going </text:span></text:p>
          </draw:text-box>
        </draw:frame>
        <draw:frame draw:style-name="gr1" draw:text-style-name="P2" draw:layer="layout" svg:width="15.699cm" svg:height="0.475cm" svg:x="2.95cm" svg:y="20.565cm">
          <draw:text-box>
            <text:p text:style-name="P1"><text:span text:style-name="T4">to break my own rules and say categorically that won’t happen. We could all still be </text:span></text:p>
          </draw:text-box>
        </draw:frame>
        <draw:frame draw:style-name="gr1" draw:text-style-name="P2" draw:layer="layout" svg:width="15.581cm" svg:height="0.475cm" svg:x="2.95cm" svg:y="21.13cm">
          <draw:text-box>
            <text:p text:style-name="P1"><text:span text:style-name="T4">surprised. But there was a sense in which, because of past successes – very, very </text:span></text:p>
          </draw:text-box>
        </draw:frame>
        <draw:frame draw:style-name="gr1" draw:text-style-name="P2" draw:layer="layout" svg:width="15.145cm" svg:height="0.475cm" svg:x="2.95cm" svg:y="21.694cm">
          <draw:text-box>
            <text:p text:style-name="P1"><text:span text:style-name="T4">considerable successes supporting this government, that SIS overpromised and </text:span></text:p>
          </draw:text-box>
        </draw:frame>
        <draw:frame draw:style-name="gr1" draw:text-style-name="P2" draw:layer="layout" svg:width="15.53cm" svg:height="0.475cm" svg:x="2.95cm" svg:y="22.258cm">
          <draw:text-box>
            <text:p text:style-name="P1"><text:span text:style-name="T4">underdelivered, and when that became clear that the intelligence was very hard to </text:span></text:p>
          </draw:text-box>
        </draw:frame>
        <draw:frame draw:style-name="gr1" draw:text-style-name="P2" draw:layer="layout" svg:width="13.502cm" svg:height="0.475cm" svg:x="2.95cm" svg:y="22.823cm">
          <draw:text-box>
            <text:p text:style-name="P1"><text:span text:style-name="T4">find … they really were having to bust a gut to generate the intelligence.</text:span></text:p>
          </draw:text-box>
        </draw:frame>
        <draw:frame draw:style-name="gr1" draw:text-style-name="P2" draw:layer="layout" svg:width="14.535cm" svg:height="0.475cm" svg:x="2.95cm" svg:y="23.737cm">
          <draw:text-box>
            <text:p text:style-name="P1"><text:span text:style-name="T4">“</text:span><text:span text:style-name="T4">I think the Butler Committee really uncovered that the tradecraft at that point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15.767cm" svg:height="0.475cm" svg:x="2.95cm" svg:y="24.302cm">
          <draw:text-box>
            <text:p text:style-name="P1"><text:span text:style-name="T4">wasn’t as good as it should have been for validation… that’s one of the background 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2">49 </text:span></text:p>
          </draw:text-box>
        </draw:frame>
        <draw:frame draw:style-name="gr4" draw:text-style-name="P5" draw:layer="layout" svg:width="6.238cm" svg:height="0.395cm" svg:x="2.532cm" svg:y="25.511cm">
          <draw:text-box>
            <text:p text:style-name="P1"><text:span text:style-name="T13">Private hearing, 24 June 2010, page 46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2">50 </text:span></text:p>
          </draw:text-box>
        </draw:frame>
        <draw:frame draw:style-name="gr4" draw:text-style-name="P5" draw:layer="layout" svg:width="6.924cm" svg:height="0.395cm" svg:x="2.532cm" svg:y="25.934cm">
          <draw:text-box>
            <text:p text:style-name="P1"><text:span text:style-name="T13">Private hearing, 24 June 2010, pages 46-47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2">51 </text:span></text:p>
          </draw:text-box>
        </draw:frame>
        <draw:frame draw:style-name="gr4" draw:text-style-name="P5" draw:layer="layout" svg:width="7.313cm" svg:height="0.395cm" svg:x="2.532cm" svg:y="26.357cm">
          <draw:text-box>
            <text:p text:style-name="P1"><text:span text:style-name="T13">Private hearing, 24 June 2010, pages 120-121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2">52 </text:span></text:p>
          </draw:text-box>
        </draw:frame>
        <draw:frame draw:style-name="gr4" draw:text-style-name="P5" draw:layer="layout" svg:width="7.275cm" svg:height="0.395cm" svg:x="2.532cm" svg:y="26.781cm">
          <draw:text-box>
            <text:p text:style-name="P1"><text:span text:style-name="T13">Public hearing, 20 January 2010, pages 61-62.</text:span></text:p>
          </draw:text-box>
        </draw:frame>
      </draw:page>
      <draw:page draw:name="page1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2</text:span></text:p>
          </draw:text-box>
        </draw:frame>
        <draw:frame draw:style-name="gr1" draw:text-style-name="P2" draw:layer="layout" svg:width="15.327cm" svg:height="0.475cm" svg:x="2.95cm" svg:y="2.525cm">
          <draw:text-box>
            <text:p text:style-name="P1"><text:span text:style-name="T4">reasons why people were very unwilling to actually conclude: no … we may have </text:span></text:p>
          </draw:text-box>
        </draw:frame>
        <draw:frame draw:style-name="gr1" draw:text-style-name="P2" draw:layer="layout" svg:width="6.792cm" svg:height="0.475cm" svg:x="2.95cm" svg:y="3.09cm">
          <draw:text-box>
            <text:p text:style-name="P1"><text:span text:style-name="T4">miscalculated, or misassessed this.”</text:span></text:p>
          </draw:text-box>
        </draw:frame>
        <draw:frame draw:style-name="gr6" draw:text-style-name="P7" draw:layer="layout" svg:width="0.273cm" svg:height="0.276cm" svg:x="9.726cm" svg:y="3.108cm">
          <draw:text-box>
            <text:p text:style-name="P1"><text:span text:style-name="T11">53</text:span></text:p>
          </draw:text-box>
        </draw:frame>
        <draw:frame draw:style-name="gr1" draw:text-style-name="P2" draw:layer="layout" svg:width="16.173cm" svg:height="0.475cm" svg:x="2.2cm" svg:y="4.004cm">
          <draw:text-box>
            <text:p text:style-name="P1"><text:span text:style-name="T7">84. </text:span><text:span text:style-name="T4"><text:s/>Asked about his views on Sir David Omand’s comment from the standpoint of the </text:span></text:p>
          </draw:text-box>
        </draw:frame>
        <draw:frame draw:style-name="gr1" draw:text-style-name="P2" draw:layer="layout" svg:width="13.248cm" svg:height="0.475cm" svg:x="2.2cm" svg:y="4.568cm">
          <draw:text-box>
            <text:p text:style-name="P1"><text:span text:style-name="T4">JIC, Sir John Scarlett (Chairman of the JIC from 2001 to 2004) replied:</text:span></text:p>
          </draw:text-box>
        </draw:frame>
        <draw:frame draw:style-name="gr1" draw:text-style-name="P2" draw:layer="layout" svg:width="15.755cm" svg:height="0.475cm" svg:x="2.95cm" svg:y="5.483cm">
          <draw:text-box>
            <text:p text:style-name="P1"><text:span text:style-name="T4">“</text:span><text:span text:style-name="T4">I think what David was referring to there was the situation in January and February </text:span></text:p>
          </draw:text-box>
        </draw:frame>
        <draw:frame draw:style-name="gr1" draw:text-style-name="P2" draw:layer="layout" svg:width="15.471cm" svg:height="0.475cm" svg:x="2.95cm" svg:y="6.047cm">
          <draw:text-box>
            <text:p text:style-name="P1"><text:span text:style-name="T4">2003, when UNMOVIC [the United Nations Monitoring, Verification and Inspection </text:span></text:p>
          </draw:text-box>
        </draw:frame>
        <draw:frame draw:style-name="gr1" draw:text-style-name="P2" draw:layer="layout" svg:width="16.017cm" svg:height="0.475cm" svg:x="2.95cm" svg:y="6.612cm">
          <draw:text-box>
            <text:p text:style-name="P1"><text:span text:style-name="T4">Commission] were not finding things, and so the reaction might have been: well, why </text:span></text:p>
          </draw:text-box>
        </draw:frame>
        <draw:frame draw:style-name="gr1" draw:text-style-name="P2" draw:layer="layout" svg:width="15.521cm" svg:height="0.475cm" svg:x="2.95cm" svg:y="7.176cm">
          <draw:text-box>
            <text:p text:style-name="P1"><text:span text:style-name="T4">is that? But the reaction was: well it’s there. This just goes to show that UNMOVIC </text:span></text:p>
          </draw:text-box>
        </draw:frame>
        <draw:frame draw:style-name="gr1" draw:text-style-name="P2" draw:layer="layout" svg:width="6.61cm" svg:height="0.475cm" svg:x="2.95cm" svg:y="7.741cm">
          <draw:text-box>
            <text:p text:style-name="P1"><text:span text:style-name="T4">aren’t much use and we will find it.”</text:span></text:p>
          </draw:text-box>
        </draw:frame>
        <draw:frame draw:style-name="gr6" draw:text-style-name="P7" draw:layer="layout" svg:width="0.273cm" svg:height="0.276cm" svg:x="9.538cm" svg:y="7.759cm">
          <draw:text-box>
            <text:p text:style-name="P1"><text:span text:style-name="T11">54</text:span></text:p>
          </draw:text-box>
        </draw:frame>
        <draw:frame draw:style-name="gr1" draw:text-style-name="P2" draw:layer="layout" svg:width="13.722cm" svg:height="0.475cm" svg:x="2.2cm" svg:y="8.655cm">
          <draw:text-box>
            <text:p text:style-name="P1"><text:span text:style-name="T7">85. </text:span><text:span text:style-name="T4"><text:s/>In a letter to Mr Hoon on 17 September 2002, Sir Kevin Tebbit wrote:</text:span></text:p>
          </draw:text-box>
        </draw:frame>
        <draw:frame draw:style-name="gr1" draw:text-style-name="P2" draw:layer="layout" svg:width="13.909cm" svg:height="0.475cm" svg:x="2.95cm" svg:y="9.57cm">
          <draw:text-box>
            <text:p text:style-name="P1"><text:span text:style-name="T4">“</text:span><text:span text:style-name="T4">I also counselled against excessive briefings of the Prime Minister by the </text:span></text:p>
          </draw:text-box>
        </draw:frame>
        <draw:frame draw:style-name="gr1" draw:text-style-name="P2" draw:layer="layout" svg:width="15.221cm" svg:height="0.475cm" svg:x="2.95cm" svg:y="10.134cm">
          <draw:text-box>
            <text:p text:style-name="P1"><text:span text:style-name="T4">intelligence agencies, when it was evident that their input could be transmitted in </text:span></text:p>
          </draw:text-box>
        </draw:frame>
        <draw:frame draw:style-name="gr1" draw:text-style-name="P2" draw:layer="layout" svg:width="15.615cm" svg:height="0.475cm" svg:x="2.95cm" svg:y="10.698cm">
          <draw:text-box>
            <text:p text:style-name="P1"><text:span text:style-name="T4">written form and his time could be better spent with those Ministers (ie you and the </text:span></text:p>
          </draw:text-box>
        </draw:frame>
        <draw:frame draw:style-name="gr1" draw:text-style-name="P2" draw:layer="layout" svg:width="15.263cm" svg:height="0.475cm" svg:x="2.95cm" svg:y="11.263cm">
          <draw:text-box>
            <text:p text:style-name="P1"><text:span text:style-name="T4">Foreign Secretary) in the small groups needed to decide executive action or give </text:span></text:p>
          </draw:text-box>
        </draw:frame>
        <draw:frame draw:style-name="gr1" draw:text-style-name="P2" draw:layer="layout" svg:width="3.067cm" svg:height="0.475cm" svg:x="2.95cm" svg:y="11.827cm">
          <draw:text-box>
            <text:p text:style-name="P1"><text:span text:style-name="T4">policy direction.”</text:span></text:p>
          </draw:text-box>
        </draw:frame>
        <draw:frame draw:style-name="gr6" draw:text-style-name="P7" draw:layer="layout" svg:width="0.273cm" svg:height="0.276cm" svg:x="6.009cm" svg:y="11.846cm">
          <draw:text-box>
            <text:p text:style-name="P1"><text:span text:style-name="T11">55</text:span></text:p>
          </draw:text-box>
        </draw:frame>
        <draw:frame draw:style-name="gr5" draw:text-style-name="P6" draw:layer="layout" svg:width="5.59cm" svg:height="0.556cm" svg:x="2.2cm" svg:y="12.948cm">
          <draw:text-box>
            <text:p text:style-name="P1"><text:span text:style-name="T9">The Ministry of Defence</text:span></text:p>
          </draw:text-box>
        </draw:frame>
        <draw:frame draw:style-name="gr1" draw:text-style-name="P2" draw:layer="layout" svg:width="15.102cm" svg:height="0.475cm" svg:x="2.2cm" svg:y="13.777cm">
          <draw:text-box>
            <text:p text:style-name="P1"><text:span text:style-name="T7">86. </text:span><text:span text:style-name="T4"><text:s/>The Ministry of Defence (MOD) is both a Department of State and a Military </text:span></text:p>
          </draw:text-box>
        </draw:frame>
        <draw:frame draw:style-name="gr1" draw:text-style-name="P2" draw:layer="layout" svg:width="4.489cm" svg:height="0.475cm" svg:x="2.2cm" svg:y="14.341cm">
          <draw:text-box>
            <text:p text:style-name="P1"><text:span text:style-name="T4">Strategic Headquarters.</text:span></text:p>
          </draw:text-box>
        </draw:frame>
        <draw:frame draw:style-name="gr1" draw:text-style-name="P2" draw:layer="layout" svg:width="16.114cm" svg:height="0.475cm" svg:x="2.2cm" svg:y="15.256cm">
          <draw:text-box>
            <text:p text:style-name="P1"><text:span text:style-name="T7">87. </text:span><text:span text:style-name="T4"><text:s/>The Defence Secretary</text:span><text:span text:style-name="T15"> </text:span><text:span text:style-name="T4">is responsible for the formulation and conduct of defence </text:span></text:p>
          </draw:text-box>
        </draw:frame>
        <draw:frame draw:style-name="gr1" draw:text-style-name="P2" draw:layer="layout" svg:width="15.729cm" svg:height="0.475cm" svg:x="2.2cm" svg:y="15.82cm">
          <draw:text-box>
            <text:p text:style-name="P1"><text:span text:style-name="T4">policy and chairs the Defence Council, which provides the formal legal basis for the </text:span></text:p>
          </draw:text-box>
        </draw:frame>
        <draw:frame draw:style-name="gr1" draw:text-style-name="P2" draw:layer="layout" svg:width="5.654cm" svg:height="0.475cm" svg:x="2.2cm" svg:y="16.385cm">
          <draw:text-box>
            <text:p text:style-name="P1"><text:span text:style-name="T4">conduct of Defence in the UK.</text:span></text:p>
          </draw:text-box>
        </draw:frame>
        <draw:frame draw:style-name="gr1" draw:text-style-name="P2" draw:layer="layout" svg:width="15.801cm" svg:height="0.475cm" svg:x="2.2cm" svg:y="17.299cm">
          <draw:text-box>
            <text:p text:style-name="P1"><text:span text:style-name="T7">88. </text:span><text:span text:style-name="T4"><text:s/>The Defence Council has a range of powers vested in it by Parliament (through </text:span></text:p>
          </draw:text-box>
        </draw:frame>
        <draw:frame draw:style-name="gr1" draw:text-style-name="P2" draw:layer="layout" svg:width="16.415cm" svg:height="0.475cm" svg:x="2.2cm" svg:y="17.863cm">
          <draw:text-box>
            <text:p text:style-name="P1"><text:span text:style-name="T4">statute) and, under Letters Patent issued by Her Majesty The Queen, exercises on Her </text:span></text:p>
          </draw:text-box>
        </draw:frame>
        <draw:frame draw:style-name="gr1" draw:text-style-name="P2" draw:layer="layout" svg:width="16.3cm" svg:height="0.475cm" svg:x="2.2cm" svg:y="18.428cm">
          <draw:text-box>
            <text:p text:style-name="P1"><text:span text:style-name="T4">behalf the function of the Royal Prerogative, including committing the Armed Forces to </text:span></text:p>
          </draw:text-box>
        </draw:frame>
        <draw:frame draw:style-name="gr1" draw:text-style-name="P2" draw:layer="layout" svg:width="3.562cm" svg:height="0.475cm" svg:x="2.2cm" svg:y="18.992cm">
          <draw:text-box>
            <text:p text:style-name="P1"><text:span text:style-name="T4">military operations.</text:span></text:p>
          </draw:text-box>
        </draw:frame>
        <draw:frame draw:style-name="gr6" draw:text-style-name="P7" draw:layer="layout" svg:width="0.273cm" svg:height="0.276cm" svg:x="5.753cm" svg:y="19.011cm">
          <draw:text-box>
            <text:p text:style-name="P1"><text:span text:style-name="T11">56</text:span></text:p>
          </draw:text-box>
        </draw:frame>
        <draw:frame draw:style-name="gr1" draw:text-style-name="P2" draw:layer="layout" svg:width="15.945cm" svg:height="0.475cm" svg:x="2.2cm" svg:y="19.907cm">
          <draw:text-box>
            <text:p text:style-name="P1"><text:span text:style-name="T7">89. </text:span><text:span text:style-name="T4"><text:s/>The Defence Secretary has two principal advisers: the PUS and the Chief of the </text:span></text:p>
          </draw:text-box>
        </draw:frame>
        <draw:frame draw:style-name="gr1" draw:text-style-name="P2" draw:layer="layout" svg:width="3.981cm" svg:height="0.475cm" svg:x="2.2cm" svg:y="20.471cm">
          <draw:text-box>
            <text:p text:style-name="P1"><text:span text:style-name="T4">Defence Staff (CDS).</text:span></text:p>
          </draw:text-box>
        </draw:frame>
        <draw:frame draw:style-name="gr6" draw:text-style-name="P7" draw:layer="layout" svg:width="0.273cm" svg:height="0.276cm" svg:x="6.168cm" svg:y="20.49cm">
          <draw:text-box>
            <text:p text:style-name="P1"><text:span text:style-name="T11">57</text:span></text:p>
          </draw:text-box>
        </draw:frame>
        <draw:frame draw:style-name="gr1" draw:text-style-name="P2" draw:layer="layout" svg:width="11.585cm" svg:height="0.475cm" svg:x="6.443cm" svg:y="20.471cm">
          <draw:text-box>
            <text:p text:style-name="P1"><text:span text:style-name="T4"><text:s/></text:span><text:span text:style-name="T4">They are separately responsible for ensuring that sound and </text:span></text:p>
          </draw:text-box>
        </draw:frame>
        <draw:frame draw:style-name="gr1" draw:text-style-name="P2" draw:layer="layout" svg:width="6.013cm" svg:height="0.475cm" svg:x="2.2cm" svg:y="21.036cm">
          <draw:text-box>
            <text:p text:style-name="P1"><text:span text:style-name="T4">timely advice reaches Ministers.</text:span></text:p>
          </draw:text-box>
        </draw:frame>
        <draw:frame draw:style-name="gr6" draw:text-style-name="P7" draw:layer="layout" svg:width="0.273cm" svg:height="0.276cm" svg:x="8.199cm" svg:y="21.054cm">
          <draw:text-box>
            <text:p text:style-name="P1"><text:span text:style-name="T11">58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10.153cm" svg:height="0.475cm" svg:x="2.2cm" svg:y="21.95cm">
          <draw:text-box>
            <text:p text:style-name="P1"><text:span text:style-name="T7">90. </text:span><text:span text:style-name="T4"><text:s/>The PUS is the Secretary of the Defence Council.</text:span></text:p>
          </draw:text-box>
        </draw:frame>
        <draw:frame draw:style-name="gr8" draw:text-style-name="P9" draw:layer="layout" svg:width="0.29cm" svg:height="0.23cm" svg:x="2.2cm" svg:y="24.68cm">
          <draw:text-box>
            <text:p text:style-name="P1"><text:span text:style-name="T12">53 </text:span></text:p>
          </draw:text-box>
        </draw:frame>
        <draw:frame draw:style-name="gr4" draw:text-style-name="P5" draw:layer="layout" svg:width="7.275cm" svg:height="0.395cm" svg:x="2.532cm" svg:y="24.664cm">
          <draw:text-box>
            <text:p text:style-name="P1"><text:span text:style-name="T13">Public hearing, 20 January 2010, pages 63-64.</text:span></text:p>
          </draw:text-box>
        </draw:frame>
        <draw:frame draw:style-name="gr8" draw:text-style-name="P9" draw:layer="layout" svg:width="0.29cm" svg:height="0.23cm" svg:x="2.2cm" svg:y="25.103cm">
          <draw:text-box>
            <text:p text:style-name="P1"><text:span text:style-name="T12">54 </text:span></text:p>
          </draw:text-box>
        </draw:frame>
        <draw:line draw:style-name="gr9" draw:text-style-name="P8" draw:layer="layout" svg:x1="2.531cm" svg:y1="25.867cm" svg:x2="17.564cm" svg:y2="25.867cm">
          <text:p/>
        </draw:line>
        <draw:frame draw:style-name="gr4" draw:text-style-name="P5" draw:layer="layout" svg:width="5.946cm" svg:height="0.395cm" svg:x="2.532cm" svg:y="25.087cm">
          <draw:text-box>
            <text:p text:style-name="P1"><text:span text:style-name="T13">Private hearing, 5 May 2010, page 36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2">55 </text:span></text:p>
          </draw:text-box>
        </draw:frame>
        <draw:frame draw:style-name="gr4" draw:text-style-name="P5" draw:layer="layout" svg:width="15.047cm" svg:height="0.395cm" svg:x="2.532cm" svg:y="25.511cm">
          <draw:text-box>
            <text:p text:style-name="P1"><text:span text:style-name="T6">Minute Tebbit to Secretary of State [MOD], 17 September 2002, ‘Iraq: Machinery of Government’</text:span><text:span text:style-name="T13">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2">56 </text:span></text:p>
          </draw:text-box>
        </draw:frame>
        <draw:frame draw:style-name="gr4" draw:text-style-name="P5" draw:layer="layout" svg:width="14.894cm" svg:height="0.395cm" svg:x="2.532cm" svg:y="25.934cm">
          <draw:text-box>
            <text:p text:style-name="P1"><text:span text:style-name="T13">Ministry of Defence, </text:span><text:span text:style-name="T14">The New Defence Operating Model</text:span><text:span text:style-name="T13">, Version 3.0: December 2012, page 18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2">57 </text:span></text:p>
          </draw:text-box>
        </draw:frame>
        <draw:frame draw:style-name="gr4" draw:text-style-name="P5" draw:layer="layout" svg:width="10.789cm" svg:height="0.395cm" svg:x="2.532cm" svg:y="26.357cm">
          <draw:text-box>
            <text:p text:style-name="P1"><text:span text:style-name="T13">Ministry of Defence, </text:span><text:span text:style-name="T14">Annual Report and Accounts 2002-03</text:span><text:span text:style-name="T13">, page 145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2">58 </text:span></text:p>
          </draw:text-box>
        </draw:frame>
        <draw:frame draw:style-name="gr4" draw:text-style-name="P5" draw:layer="layout" svg:width="14.967cm" svg:height="0.395cm" svg:x="2.532cm" svg:y="26.781cm">
          <draw:text-box>
            <text:p text:style-name="P1"><text:span text:style-name="T13">Ministry of Defence, </text:span><text:span text:style-name="T14">Defence Framework – How Defence Works</text:span><text:span text:style-name="T13">, September 2008, pages 11-12.</text:span></text:p>
          </draw:text-box>
        </draw:frame>
      </draw:page>
      <draw:page draw:name="page19" draw:style-name="dp1" draw:master-page-name="master-page28">
        <draw:frame draw:style-name="gr4" draw:text-style-name="P5" draw:layer="layout" svg:width="6.217cm" svg:height="0.395cm" svg:x="12.591cm" svg:y="1.138cm">
          <draw:text-box>
            <text:p text:style-name="P1"><text:span text:style-name="T6">2 <text:s/>| <text:s/>Decision-making within government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3</text:span></text:p>
          </draw:text-box>
        </draw:frame>
        <draw:frame draw:style-name="gr1" draw:text-style-name="P2" draw:layer="layout" svg:width="16.63cm" svg:height="0.475cm" svg:x="2.2cm" svg:y="2.525cm">
          <draw:text-box>
            <text:p text:style-name="P1"><text:span text:style-name="T7">91. </text:span><text:span text:style-name="T4"><text:s/>The Defence Secretary is responsible for the direction and conduct of all operations </text:span></text:p>
          </draw:text-box>
        </draw:frame>
        <draw:frame draw:style-name="gr1" draw:text-style-name="P2" draw:layer="layout" svg:width="4.032cm" svg:height="0.475cm" svg:x="2.2cm" svg:y="3.09cm">
          <draw:text-box>
            <text:p text:style-name="P1"><text:span text:style-name="T4">by UK Armed Forces.</text:span></text:p>
          </draw:text-box>
        </draw:frame>
        <draw:frame draw:style-name="gr6" draw:text-style-name="P7" draw:layer="layout" svg:width="0.273cm" svg:height="0.276cm" svg:x="6.223cm" svg:y="3.108cm">
          <draw:text-box>
            <text:p text:style-name="P1"><text:span text:style-name="T11">59</text:span></text:p>
          </draw:text-box>
        </draw:frame>
        <draw:frame draw:style-name="gr1" draw:text-style-name="P2" draw:layer="layout" svg:width="11.035cm" svg:height="0.475cm" svg:x="6.497cm" svg:y="3.09cm">
          <draw:text-box>
            <text:p text:style-name="P1"><text:span text:style-name="T4"><text:s/></text:span><text:span text:style-name="T4">He provides strategic direction, endorses the allocation of </text:span></text:p>
          </draw:text-box>
        </draw:frame>
        <draw:frame draw:style-name="gr1" draw:text-style-name="P2" draw:layer="layout" svg:width="16.525cm" svg:height="0.475cm" svg:x="2.2cm" svg:y="3.654cm">
          <draw:text-box>
            <text:p text:style-name="P1"><text:span text:style-name="T4">resources and sets the constraints on the use of force and is accountable to Parliament </text:span></text:p>
          </draw:text-box>
        </draw:frame>
        <draw:frame draw:style-name="gr1" draw:text-style-name="P2" draw:layer="layout" svg:width="8.227cm" svg:height="0.475cm" svg:x="2.2cm" svg:y="4.218cm">
          <draw:text-box>
            <text:p text:style-name="P1"><text:span text:style-name="T4">for all the decisions and actions of Defence.</text:span></text:p>
          </draw:text-box>
        </draw:frame>
        <draw:frame draw:style-name="gr6" draw:text-style-name="P7" draw:layer="layout" svg:width="0.273cm" svg:height="0.276cm" svg:x="10.389cm" svg:y="4.237cm">
          <draw:text-box>
            <text:p text:style-name="P1"><text:span text:style-name="T11">60</text:span></text:p>
          </draw:text-box>
        </draw:frame>
        <draw:frame draw:style-name="gr1" draw:text-style-name="P2" draw:layer="layout" svg:width="15.216cm" svg:height="0.475cm" svg:x="2.2cm" svg:y="5.133cm">
          <draw:text-box>
            <text:p text:style-name="P1"><text:span text:style-name="T7">92. </text:span><text:span text:style-name="T4"><text:s/>Force levels and Rules of Engagement are subject to policy decisions made </text:span></text:p>
          </draw:text-box>
        </draw:frame>
        <draw:frame draw:style-name="gr1" draw:text-style-name="P2" draw:layer="layout" svg:width="14.802cm" svg:height="0.475cm" svg:x="2.2cm" svg:y="5.697cm">
          <draw:text-box>
            <text:p text:style-name="P1"><text:span text:style-name="T4">by Ministers, taking into account legal advice. Those decisions are recorded in </text:span></text:p>
          </draw:text-box>
        </draw:frame>
        <draw:frame draw:style-name="gr1" draw:text-style-name="P2" draw:layer="layout" svg:width="3.135cm" svg:height="0.475cm" svg:x="2.2cm" svg:y="6.262cm">
          <draw:text-box>
            <text:p text:style-name="P1"><text:span text:style-name="T4">a CDS Directive.</text:span></text:p>
          </draw:text-box>
        </draw:frame>
        <draw:frame draw:style-name="gr1" draw:text-style-name="P2" draw:layer="layout" svg:width="15.805cm" svg:height="0.475cm" svg:x="2.2cm" svg:y="7.176cm">
          <draw:text-box>
            <text:p text:style-name="P1"><text:span text:style-name="T7">93. </text:span><text:span text:style-name="T4"><text:s/>As a Department of State, MOD Head Office ensures the conduct of operations </text:span></text:p>
          </draw:text-box>
        </draw:frame>
        <draw:frame draw:style-name="gr1" draw:text-style-name="P2" draw:layer="layout" svg:width="15.504cm" svg:height="0.475cm" svg:x="2.2cm" svg:y="7.741cm">
          <draw:text-box>
            <text:p text:style-name="P1"><text:span text:style-name="T4">reflects the Defence Secretary’s direction and is consistent with wider government </text:span></text:p>
          </draw:text-box>
        </draw:frame>
        <draw:frame draw:style-name="gr1" draw:text-style-name="P2" draw:layer="layout" svg:width="1.17cm" svg:height="0.475cm" svg:x="2.2cm" svg:y="8.305cm">
          <draw:text-box>
            <text:p text:style-name="P1"><text:span text:style-name="T4">policy.</text:span></text:p>
          </draw:text-box>
        </draw:frame>
        <draw:frame draw:style-name="gr6" draw:text-style-name="P7" draw:layer="layout" svg:width="0.273cm" svg:height="0.276cm" svg:x="3.369cm" svg:y="8.324cm">
          <draw:text-box>
            <text:p text:style-name="P1"><text:span text:style-name="T11">61</text:span></text:p>
          </draw:text-box>
        </draw:frame>
        <draw:frame draw:style-name="gr1" draw:text-style-name="P2" draw:layer="layout" svg:width="14.684cm" svg:height="0.475cm" svg:x="3.643cm" svg:y="8.305cm">
          <draw:text-box>
            <text:p text:style-name="P1"><text:span text:style-name="T4"><text:s/></text:span><text:span text:style-name="T4">Its focus is at the strategic level: to define the ways in which military force will </text:span></text:p>
          </draw:text-box>
        </draw:frame>
        <draw:frame draw:style-name="gr1" draw:text-style-name="P2" draw:layer="layout" svg:width="16.698cm" svg:height="0.475cm" svg:x="2.2cm" svg:y="8.87cm">
          <draw:text-box>
            <text:p text:style-name="P1"><text:span text:style-name="T4">contribute to the achievement of the Government’s current and future security objectives </text:span></text:p>
          </draw:text-box>
        </draw:frame>
        <draw:frame draw:style-name="gr1" draw:text-style-name="P2" draw:layer="layout" svg:width="11.453cm" svg:height="0.475cm" svg:x="2.2cm" svg:y="9.434cm">
          <draw:text-box>
            <text:p text:style-name="P1"><text:span text:style-name="T4">and to determine the military means required to deliver them.</text:span></text:p>
          </draw:text-box>
        </draw:frame>
        <draw:frame draw:style-name="gr1" draw:text-style-name="P2" draw:layer="layout" svg:width="16.012cm" svg:height="0.475cm" svg:x="2.2cm" svg:y="10.348cm">
          <draw:text-box>
            <text:p text:style-name="P1"><text:span text:style-name="T7">94. </text:span><text:span text:style-name="T4"><text:s/>As the most senior civil servant in the Department of State, the PUS has primary </text:span></text:p>
          </draw:text-box>
        </draw:frame>
        <draw:frame draw:style-name="gr1" draw:text-style-name="P2" draw:layer="layout" svg:width="11.817cm" svg:height="0.475cm" svg:x="2.2cm" svg:y="10.913cm">
          <draw:text-box>
            <text:p text:style-name="P1"><text:span text:style-name="T4">responsibility for policy, finance and administration in the MOD.</text:span></text:p>
          </draw:text-box>
        </draw:frame>
        <draw:frame draw:style-name="gr6" draw:text-style-name="P7" draw:layer="layout" svg:width="0.273cm" svg:height="0.276cm" svg:x="13.98cm" svg:y="10.932cm">
          <draw:text-box>
            <text:p text:style-name="P1"><text:span text:style-name="T11">62</text:span></text:p>
          </draw:text-box>
        </draw:frame>
        <draw:frame draw:style-name="gr1" draw:text-style-name="P2" draw:layer="layout" svg:width="15.915cm" svg:height="0.475cm" svg:x="2.2cm" svg:y="11.827cm">
          <draw:text-box>
            <text:p text:style-name="P1"><text:span text:style-name="T7">95. </text:span><text:span text:style-name="T4"><text:s/>The PUS provides policy advice to Ministers on current and potential operations.</text:span></text:p>
          </draw:text-box>
        </draw:frame>
        <draw:frame draw:style-name="gr6" draw:text-style-name="P7" draw:layer="layout" svg:width="0.273cm" svg:height="0.276cm" svg:x="18.036cm" svg:y="11.846cm">
          <draw:text-box>
            <text:p text:style-name="P1"><text:span text:style-name="T11">63</text:span></text:p>
          </draw:text-box>
        </draw:frame>
        <draw:frame draw:style-name="gr1" draw:text-style-name="P2" draw:layer="layout" svg:width="12.494cm" svg:height="0.475cm" svg:x="2.2cm" svg:y="12.742cm">
          <draw:text-box>
            <text:p text:style-name="P1"><text:span text:style-name="T7">96. </text:span><text:span text:style-name="T4"><text:s/>The PUS’s core responsibilities and accountabilities comprise:</text:span></text:p>
          </draw:text-box>
        </draw:frame>
        <draw:frame draw:style-name="gr1" draw:text-style-name="P2" draw:layer="layout" svg:width="0.422cm" svg:height="0.475cm" svg:x="2.811cm" svg:y="13.656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52cm" svg:y="13.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727cm" svg:height="0.475cm" svg:x="3.7cm" svg:y="13.656cm">
          <draw:text-box>
            <text:p text:style-name="P1"><text:span text:style-name="T4">Leading [the Ministry of] Defence, with CDS (to Defence Secretary).</text:span></text:p>
          </draw:text-box>
        </draw:frame>
        <draw:frame draw:style-name="gr2" draw:text-style-name="P3" draw:layer="layout" svg:width="0.634cm" svg:height="0.712cm" svg:x="2.95cm" svg:y="14.1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017cm" svg:height="0.475cm" svg:x="3.7cm" svg:y="14.321cm">
          <draw:text-box>
            <text:p text:style-name="P1"><text:span text:style-name="T4">Defence and nuclear policy advice …</text:span></text:p>
          </draw:text-box>
        </draw:frame>
        <draw:frame draw:style-name="gr2" draw:text-style-name="P3" draw:layer="layout" svg:width="0.634cm" svg:height="0.712cm" svg:x="2.95cm" svg:y="14.8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26cm" svg:height="0.475cm" svg:x="3.7cm" svg:y="14.985cm">
          <draw:text-box>
            <text:p text:style-name="P1"><text:span text:style-name="T4">Accounting Officer duties …</text:span></text:p>
          </draw:text-box>
        </draw:frame>
        <draw:frame draw:style-name="gr2" draw:text-style-name="P3" draw:layer="layout" svg:width="0.634cm" svg:height="0.712cm" svg:x="2.95cm" svg:y="15.4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517cm" svg:height="0.475cm" svg:x="3.7cm" svg:y="15.65cm">
          <draw:text-box>
            <text:p text:style-name="P1"><text:span text:style-name="T4">Developing an affordable programme (to Defence Secretary).</text:span></text:p>
          </draw:text-box>
        </draw:frame>
        <draw:frame draw:style-name="gr2" draw:text-style-name="P3" draw:layer="layout" svg:width="0.634cm" svg:height="0.712cm" svg:x="2.95cm" svg:y="16.1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245cm" svg:height="0.475cm" svg:x="3.7cm" svg:y="16.314cm">
          <draw:text-box>
            <text:p text:style-name="P1"><text:span text:style-name="T4">Formulating Defence strategy (with CDS) (to Defence Secretary).</text:span></text:p>
          </draw:text-box>
        </draw:frame>
        <draw:frame draw:style-name="gr2" draw:text-style-name="P3" draw:layer="layout" svg:width="0.634cm" svg:height="0.712cm" svg:x="2.95cm" svg:y="16.8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41cm" svg:height="0.475cm" svg:x="3.7cm" svg:y="16.978cm">
          <draw:text-box>
            <text:p text:style-name="P1"><text:span text:style-name="T4">Acting as head of profession for MOD civil servants (to Defence Secretary).</text:span></text:p>
          </draw:text-box>
        </draw:frame>
        <draw:frame draw:style-name="gr2" draw:text-style-name="P3" draw:layer="layout" svg:width="0.634cm" svg:height="0.712cm" svg:x="2.95cm" svg:y="17.4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149cm" svg:height="0.475cm" svg:x="3.7cm" svg:y="17.643cm">
          <draw:text-box>
            <text:p text:style-name="P1"><text:span text:style-name="T4">Co-ordinating delivery of top level decision making …”</text:span></text:p>
          </draw:text-box>
        </draw:frame>
        <draw:frame draw:style-name="gr1" draw:text-style-name="P2" draw:layer="layout" svg:width="15.382cm" svg:height="0.475cm" svg:x="2.2cm" svg:y="18.557cm">
          <draw:text-box>
            <text:p text:style-name="P1"><text:span text:style-name="T7">97. </text:span><text:span text:style-name="T4"><text:s/>The PUS is also responsible for: “Leading the [MOD’s] relationship with other </text:span></text:p>
          </draw:text-box>
        </draw:frame>
        <draw:frame draw:style-name="gr1" draw:text-style-name="P2" draw:layer="layout" svg:width="5.146cm" svg:height="0.475cm" svg:x="2.2cm" svg:y="19.122cm">
          <draw:text-box>
            <text:p text:style-name="P1"><text:span text:style-name="T4">Government Departments.”</text:span></text:p>
          </draw:text-box>
        </draw:frame>
        <draw:frame draw:style-name="gr6" draw:text-style-name="P7" draw:layer="layout" svg:width="0.273cm" svg:height="0.276cm" svg:x="7.329cm" svg:y="19.141cm">
          <draw:text-box>
            <text:p text:style-name="P1"><text:span text:style-name="T11">64</text:span></text:p>
          </draw:text-box>
        </draw:frame>
        <draw:frame draw:style-name="gr1" draw:text-style-name="P2" draw:layer="layout" svg:width="16.554cm" svg:height="0.475cm" svg:x="2.2cm" svg:y="20.036cm">
          <draw:text-box>
            <text:p text:style-name="P1"><text:span text:style-name="T7">98. </text:span><text:span text:style-name="T4"><text:s/>The PUS is the MOD’s Principal Accounting Office and is personally accountable to </text:span></text:p>
          </draw:text-box>
        </draw:frame>
        <draw:frame draw:style-name="gr1" draw:text-style-name="P2" draw:layer="layout" svg:width="14.793cm" svg:height="0.475cm" svg:x="2.2cm" svg:y="20.601cm">
          <draw:text-box>
            <text:p text:style-name="P1"><text:span text:style-name="T4">Parliament for the expenditure of all public money voted for Defence purposes.</text:span></text:p>
          </draw:text-box>
        </draw:frame>
        <draw:frame draw:style-name="gr6" draw:text-style-name="P7" draw:layer="layout" svg:width="0.273cm" svg:height="0.276cm" svg:x="16.931cm" svg:y="20.619cm">
          <draw:text-box>
            <text:p text:style-name="P1"><text:span text:style-name="T11">65</text:span></text:p>
          </draw:text-box>
        </draw:frame>
        <draw:frame draw:style-name="gr1" draw:text-style-name="P2" draw:layer="layout" svg:width="16.296cm" svg:height="0.475cm" svg:x="2.2cm" svg:y="21.515cm">
          <draw:text-box>
            <text:p text:style-name="P1"><text:span text:style-name="T7">99. </text:span><text:span text:style-name="T4"><text:s/>As professional head of the Armed Forces, the CDS is responsible for the delivery </text:span></text:p>
          </draw:text-box>
        </draw:frame>
        <draw:frame draw:style-name="gr1" draw:text-style-name="P2" draw:layer="layout" svg:width="12.169cm" svg:height="0.475cm" svg:x="2.2cm" svg:y="22.08cm">
          <draw:text-box>
            <text:p text:style-name="P1"><text:span text:style-name="T4">of military capability, including the direction of military operations.</text:span></text:p>
          </draw:text-box>
        </draw:frame>
        <draw:line draw:style-name="gr7" draw:text-style-name="P8" draw:layer="layout" svg:x1="2.199cm" svg:y1="23.313cm" svg:x2="7.3cm" svg:y2="23.313cm">
          <text:p/>
        </draw:line>
        <draw:frame draw:style-name="gr6" draw:text-style-name="P7" draw:layer="layout" svg:width="0.273cm" svg:height="0.276cm" svg:x="14.333cm" svg:y="22.098cm">
          <draw:text-box>
            <text:p text:style-name="P1"><text:span text:style-name="T11">66</text:span></text:p>
          </draw:text-box>
        </draw:frame>
        <draw:frame draw:style-name="gr8" draw:text-style-name="P9" draw:layer="layout" svg:width="0.29cm" svg:height="0.23cm" svg:x="2.2cm" svg:y="23.833cm">
          <draw:text-box>
            <text:p text:style-name="P1"><text:span text:style-name="T12">59 </text:span></text:p>
          </draw:text-box>
        </draw:frame>
        <draw:frame draw:style-name="gr4" draw:text-style-name="P5" draw:layer="layout" svg:width="12.537cm" svg:height="0.395cm" svg:x="2.532cm" svg:y="23.817cm">
          <draw:text-box>
            <text:p text:style-name="P1"><text:span text:style-name="T13">Ministry of Defence, </text:span><text:span text:style-name="T14">The New Operating Model: How Defence Works</text:span><text:span text:style-name="T13">, April 2013.</text:span></text:p>
          </draw:text-box>
        </draw:frame>
        <draw:frame draw:style-name="gr8" draw:text-style-name="P9" draw:layer="layout" svg:width="0.29cm" svg:height="0.23cm" svg:x="2.2cm" svg:y="24.256cm">
          <draw:text-box>
            <text:p text:style-name="P1"><text:span text:style-name="T12">60 </text:span></text:p>
          </draw:text-box>
        </draw:frame>
        <draw:frame draw:style-name="gr4" draw:text-style-name="P5" draw:layer="layout" svg:width="14.112cm" svg:height="0.395cm" svg:x="2.532cm" svg:y="24.241cm">
          <draw:text-box>
            <text:p text:style-name="P1"><text:span text:style-name="T13">Ministry of Defence, </text:span><text:span text:style-name="T14">Defence Framework – How Defence Works</text:span><text:span text:style-name="T13">, September 2008, page 5.</text:span></text:p>
          </draw:text-box>
        </draw:frame>
        <draw:frame draw:style-name="gr8" draw:text-style-name="P9" draw:layer="layout" svg:width="0.29cm" svg:height="0.23cm" svg:x="2.2cm" svg:y="24.68cm">
          <draw:text-box>
            <text:p text:style-name="P1"><text:span text:style-name="T12">61 </text:span></text:p>
          </draw:text-box>
        </draw:frame>
        <draw:frame draw:style-name="gr4" draw:text-style-name="P5" draw:layer="layout" svg:width="12.845cm" svg:height="0.395cm" svg:x="2.532cm" svg:y="24.664cm">
          <draw:text-box>
            <text:p text:style-name="P1"><text:span text:style-name="T13">Ministry of Defence, </text:span><text:span text:style-name="T14">Transforming Defence</text:span><text:span text:style-name="T13">, Version 3.0: December 2012, page 24.</text:span></text:p>
          </draw:text-box>
        </draw:frame>
        <draw:frame draw:style-name="gr8" draw:text-style-name="P9" draw:layer="layout" svg:width="0.29cm" svg:height="0.23cm" svg:x="2.2cm" svg:y="25.103cm">
          <draw:text-box>
            <text:p text:style-name="P1"><text:span text:style-name="T12">62 </text:span></text:p>
          </draw:text-box>
        </draw:frame>
        <draw:frame draw:style-name="gr4" draw:text-style-name="P5" draw:layer="layout" svg:width="9.133cm" svg:height="0.395cm" svg:x="2.532cm" svg:y="25.087cm">
          <draw:text-box>
            <text:p text:style-name="P1"><text:span text:style-name="T13">Ministry of Defence, </text:span><text:span text:style-name="T14">Annual Report and Accounts 2002-03</text:span><text:span text:style-name="T13">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2">63 </text:span></text:p>
          </draw:text-box>
        </draw:frame>
        <draw:frame draw:style-name="gr4" draw:text-style-name="P5" draw:layer="layout" svg:width="12.537cm" svg:height="0.395cm" svg:x="2.532cm" svg:y="25.511cm">
          <draw:text-box>
            <text:p text:style-name="P1"><text:span text:style-name="T13">Ministry of Defence, </text:span><text:span text:style-name="T14">The New Operating Model: How Defence Works</text:span><text:span text:style-name="T13">, April 2013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2">64 </text:span></text:p>
          </draw:text-box>
        </draw:frame>
        <draw:frame draw:style-name="gr4" draw:text-style-name="P5" draw:layer="layout" svg:width="8.359cm" svg:height="0.395cm" svg:x="2.532cm" svg:y="25.934cm">
          <draw:text-box>
            <text:p text:style-name="P1"><text:span text:style-name="T13">Ministry of Defence intranet, ‘Responsibilities of PUS’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2">65 </text:span></text:p>
          </draw:text-box>
        </draw:frame>
        <draw:frame draw:style-name="gr4" draw:text-style-name="P5" draw:layer="layout" svg:width="9.133cm" svg:height="0.395cm" svg:x="2.532cm" svg:y="26.357cm">
          <draw:text-box>
            <text:p text:style-name="P1"><text:span text:style-name="T13">Ministry of Defence, </text:span><text:span text:style-name="T14">Annual Report and Accounts 2002-03</text:span><text:span text:style-name="T13">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2">66 </text:span></text:p>
          </draw:text-box>
        </draw:frame>
        <draw:frame draw:style-name="gr4" draw:text-style-name="P5" draw:layer="layout" svg:width="14.112cm" svg:height="0.395cm" svg:x="2.532cm" svg:y="26.781cm">
          <draw:text-box>
            <text:p text:style-name="P1"><text:span text:style-name="T13">Ministry of Defence, </text:span><text:span text:style-name="T14">How Defence Works – Defence Framework</text:span><text:span text:style-name="T13">, September 2008, page 3.</text:span></text:p>
          </draw:text-box>
        </draw:frame>
      </draw:page>
      <draw:page draw:name="page2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4</text:span></text:p>
          </draw:text-box>
        </draw:frame>
        <draw:frame draw:style-name="gr1" draw:text-style-name="P2" draw:layer="layout" svg:width="15.293cm" svg:height="0.475cm" svg:x="2.2cm" svg:y="2.525cm">
          <draw:text-box>
            <text:p text:style-name="P1"><text:span text:style-name="T7">100. </text:span><text:span text:style-name="T4"><text:s/>Lord Boyce, CDS from February 2001 to May 2003, told the Inquiry that his </text:span></text:p>
          </draw:text-box>
        </draw:frame>
        <draw:frame draw:style-name="gr1" draw:text-style-name="P2" draw:layer="layout" svg:width="11.673cm" svg:height="0.475cm" svg:x="2.2cm" svg:y="3.09cm">
          <draw:text-box>
            <text:p text:style-name="P1"><text:span text:style-name="T4">responsibility was to advise on military capability and capacity.</text:span></text:p>
          </draw:text-box>
        </draw:frame>
        <draw:frame draw:style-name="gr6" draw:text-style-name="P7" draw:layer="layout" svg:width="0.273cm" svg:height="0.276cm" svg:x="13.839cm" svg:y="3.108cm">
          <draw:text-box>
            <text:p text:style-name="P1"><text:span text:style-name="T11">67</text:span></text:p>
          </draw:text-box>
        </draw:frame>
        <draw:frame draw:style-name="gr1" draw:text-style-name="P2" draw:layer="layout" svg:width="15.826cm" svg:height="0.475cm" svg:x="2.2cm" svg:y="4.004cm">
          <draw:text-box>
            <text:p text:style-name="P1"><text:span text:style-name="T7">101. </text:span><text:span text:style-name="T4"><text:s/>As the principal military adviser to the Defence Secretary and the Government/</text:span></text:p>
          </draw:text-box>
        </draw:frame>
        <draw:frame draw:style-name="gr1" draw:text-style-name="P2" draw:layer="layout" svg:width="16.156cm" svg:height="0.475cm" svg:x="2.2cm" svg:y="4.568cm">
          <draw:text-box>
            <text:p text:style-name="P1"><text:span text:style-name="T4">Prime Minister, the CDS will attend Cabinet or its sub-committees as required and will </text:span></text:p>
          </draw:text-box>
        </draw:frame>
        <draw:frame draw:style-name="gr1" draw:text-style-name="P2" draw:layer="layout" svg:width="15.996cm" svg:height="0.475cm" svg:x="2.2cm" svg:y="5.133cm">
          <draw:text-box>
            <text:p text:style-name="P1"><text:span text:style-name="T4">draw on the operationally focused advice provided by the Service Chiefs of Staff and </text:span></text:p>
          </draw:text-box>
        </draw:frame>
        <draw:frame draw:style-name="gr1" draw:text-style-name="P2" draw:layer="layout" svg:width="11.043cm" svg:height="0.475cm" svg:x="2.2cm" svg:y="5.697cm">
          <draw:text-box>
            <text:p text:style-name="P1"><text:span text:style-name="T4">senior civil servants through the Chiefs of Staff Committee.</text:span></text:p>
          </draw:text-box>
        </draw:frame>
        <draw:frame draw:style-name="gr6" draw:text-style-name="P7" draw:layer="layout" svg:width="0.273cm" svg:height="0.276cm" svg:x="13.204cm" svg:y="5.716cm">
          <draw:text-box>
            <text:p text:style-name="P1"><text:span text:style-name="T11">68</text:span></text:p>
          </draw:text-box>
        </draw:frame>
        <draw:frame draw:style-name="gr1" draw:text-style-name="P2" draw:layer="layout" svg:width="16.469cm" svg:height="0.475cm" svg:x="2.2cm" svg:y="6.612cm">
          <draw:text-box>
            <text:p text:style-name="P1"><text:span text:style-name="T7">102. </text:span><text:span text:style-name="T4"><text:s/>The CDS, advised by the Vice Chief of the Defence Staff (VCDS) and the Service </text:span></text:p>
          </draw:text-box>
        </draw:frame>
        <draw:frame draw:style-name="gr1" draw:text-style-name="P2" draw:layer="layout" svg:width="16.317cm" svg:height="0.475cm" svg:x="2.2cm" svg:y="7.176cm">
          <draw:text-box>
            <text:p text:style-name="P1"><text:span text:style-name="T4">Chiefs, is responsible for the formulation of the military strategy and its coherence with </text:span></text:p>
          </draw:text-box>
        </draw:frame>
        <draw:frame draw:style-name="gr1" draw:text-style-name="P2" draw:layer="layout" svg:width="16.482cm" svg:height="0.475cm" svg:x="2.2cm" svg:y="7.741cm">
          <draw:text-box>
            <text:p text:style-name="P1"><text:span text:style-name="T4">government policy. Following the Defence Secretary’s direction, the CDS is responsible </text:span></text:p>
          </draw:text-box>
        </draw:frame>
        <draw:frame draw:style-name="gr1" draw:text-style-name="P2" draw:layer="layout" svg:width="11.91cm" svg:height="0.475cm" svg:x="2.2cm" svg:y="8.305cm">
          <draw:text-box>
            <text:p text:style-name="P1"><text:span text:style-name="T4">for the planning, direction and conduct of all military operations.</text:span></text:p>
          </draw:text-box>
        </draw:frame>
        <draw:frame draw:style-name="gr1" draw:text-style-name="P2" draw:layer="layout" svg:width="6.606cm" svg:height="0.475cm" svg:x="2.2cm" svg:y="9.22cm">
          <draw:text-box>
            <text:p text:style-name="P1"><text:span text:style-name="T7">103. </text:span><text:span text:style-name="T4"><text:s/>Through a CDS Directive, he:</text:span></text:p>
          </draw:text-box>
        </draw:frame>
        <draw:frame draw:style-name="gr2" draw:text-style-name="P3" draw:layer="layout" svg:width="0.634cm" svg:height="0.712cm" svg:x="2.95cm" svg:y="9.9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042cm" svg:height="0.475cm" svg:x="3.7cm" svg:y="10.134cm">
          <draw:text-box>
            <text:p text:style-name="P1"><text:span text:style-name="T4">Appoints the operational commander.</text:span></text:p>
          </draw:text-box>
        </draw:frame>
        <draw:frame draw:style-name="gr2" draw:text-style-name="P3" draw:layer="layout" svg:width="0.634cm" svg:height="0.712cm" svg:x="2.95cm" svg:y="10.6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217cm" svg:height="0.475cm" svg:x="3.7cm" svg:y="10.798cm">
          <draw:text-box>
            <text:p text:style-name="P1"><text:span text:style-name="T4">Provides strategic direction.</text:span></text:p>
          </draw:text-box>
        </draw:frame>
        <draw:frame draw:style-name="gr2" draw:text-style-name="P3" draw:layer="layout" svg:width="0.634cm" svg:height="0.712cm" svg:x="2.95cm" svg:y="11.3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287cm" svg:height="0.475cm" svg:x="3.7cm" svg:y="11.463cm">
          <draw:text-box>
            <text:p text:style-name="P1"><text:span text:style-name="T4">Identifies the military conditions for success.</text:span></text:p>
          </draw:text-box>
        </draw:frame>
        <draw:frame draw:style-name="gr2" draw:text-style-name="P3" draw:layer="layout" svg:width="0.634cm" svg:height="0.712cm" svg:x="2.95cm" svg:y="11.9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201cm" svg:height="0.475cm" svg:x="3.7cm" svg:y="12.127cm">
          <draw:text-box>
            <text:p text:style-name="P1"><text:span text:style-name="T4">Designates the theatre and joint operations area.</text:span></text:p>
          </draw:text-box>
        </draw:frame>
        <draw:frame draw:style-name="gr2" draw:text-style-name="P3" draw:layer="layout" svg:width="0.634cm" svg:height="0.712cm" svg:x="2.95cm" svg:y="12.6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919cm" svg:height="0.475cm" svg:x="3.7cm" svg:y="12.792cm">
          <draw:text-box>
            <text:p text:style-name="P1"><text:span text:style-name="T4">Specifies force levels and resources.</text:span></text:p>
          </draw:text-box>
        </draw:frame>
        <draw:frame draw:style-name="gr2" draw:text-style-name="P3" draw:layer="layout" svg:width="0.634cm" svg:height="0.712cm" svg:x="2.95cm" svg:y="13.3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032cm" svg:height="0.475cm" svg:x="3.7cm" svg:y="13.456cm">
          <draw:text-box>
            <text:p text:style-name="P1"><text:span text:style-name="T4">Promulgates the constraints on the use of force.</text:span></text:p>
          </draw:text-box>
        </draw:frame>
        <draw:frame draw:style-name="gr2" draw:text-style-name="P3" draw:layer="layout" svg:width="0.634cm" svg:height="0.712cm" svg:x="2.95cm" svg:y="13.9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244cm" svg:height="0.475cm" svg:x="3.7cm" svg:y="14.121cm">
          <draw:text-box>
            <text:p text:style-name="P1"><text:span text:style-name="T4">Sets the strategic intelligence requirements.</text:span></text:p>
          </draw:text-box>
        </draw:frame>
        <draw:frame draw:style-name="gr6" draw:text-style-name="P7" draw:layer="layout" svg:width="0.273cm" svg:height="0.276cm" svg:x="11.912cm" svg:y="14.139cm">
          <draw:text-box>
            <text:p text:style-name="P1"><text:span text:style-name="T11">69</text:span></text:p>
          </draw:text-box>
        </draw:frame>
        <draw:frame draw:style-name="gr1" draw:text-style-name="P2" draw:layer="layout" svg:width="16.038cm" svg:height="0.475cm" svg:x="2.2cm" svg:y="15.035cm">
          <draw:text-box>
            <text:p text:style-name="P1"><text:span text:style-name="T7">104. </text:span><text:span text:style-name="T4"><text:s/>The Chiefs of Staff Committee (COS)</text:span><text:span text:style-name="T15"> </text:span><text:span text:style-name="T4">is the main forum through which the CDS </text:span></text:p>
          </draw:text-box>
        </draw:frame>
        <draw:frame draw:style-name="gr1" draw:text-style-name="P2" draw:layer="layout" svg:width="15.771cm" svg:height="0.475cm" svg:x="2.2cm" svg:y="15.6cm">
          <draw:text-box>
            <text:p text:style-name="P1"><text:span text:style-name="T4">seeks and obtains the collective military advice of the single Service Chiefs of Staff, </text:span></text:p>
          </draw:text-box>
        </draw:frame>
        <draw:frame draw:style-name="gr1" draw:text-style-name="P2" draw:layer="layout" svg:width="15.623cm" svg:height="0.475cm" svg:x="2.2cm" svg:y="16.164cm">
          <draw:text-box>
            <text:p text:style-name="P1"><text:span text:style-name="T4">and through which he discharges his responsibility for the preparation and conduct </text:span></text:p>
          </draw:text-box>
        </draw:frame>
        <draw:frame draw:style-name="gr1" draw:text-style-name="P2" draw:layer="layout" svg:width="4.036cm" svg:height="0.475cm" svg:x="2.2cm" svg:y="16.728cm">
          <draw:text-box>
            <text:p text:style-name="P1"><text:span text:style-name="T4">of military operations.</text:span></text:p>
          </draw:text-box>
        </draw:frame>
        <draw:frame draw:style-name="gr6" draw:text-style-name="P7" draw:layer="layout" svg:width="0.273cm" svg:height="0.276cm" svg:x="6.223cm" svg:y="16.747cm">
          <draw:text-box>
            <text:p text:style-name="P1"><text:span text:style-name="T11">70</text:span></text:p>
          </draw:text-box>
        </draw:frame>
        <draw:frame draw:style-name="gr1" draw:text-style-name="P2" draw:layer="layout" svg:width="16.207cm" svg:height="0.475cm" svg:x="2.2cm" svg:y="17.643cm">
          <draw:text-box>
            <text:p text:style-name="P1"><text:span text:style-name="T7">105. </text:span><text:span text:style-name="T4"><text:s/>The Committee is chaired by the CDS. The three Service Chiefs of Staff and the </text:span></text:p>
          </draw:text-box>
        </draw:frame>
        <draw:frame draw:style-name="gr1" draw:text-style-name="P2" draw:layer="layout" svg:width="16.343cm" svg:height="0.475cm" svg:x="2.2cm" svg:y="18.207cm">
          <draw:text-box>
            <text:p text:style-name="P1"><text:span text:style-name="T4">VCDS are the only other full members. Responsibility for the decisions and advice that </text:span></text:p>
          </draw:text-box>
        </draw:frame>
        <draw:frame draw:style-name="gr1" draw:text-style-name="P2" draw:layer="layout" svg:width="14.467cm" svg:height="0.475cm" svg:x="2.2cm" svg:y="18.772cm">
          <draw:text-box>
            <text:p text:style-name="P1"><text:span text:style-name="T4">emerge rests solely with the CDS. More information on COS is set out below.</text:span></text:p>
          </draw:text-box>
        </draw:frame>
        <draw:frame draw:style-name="gr1" draw:text-style-name="P2" draw:layer="layout" svg:width="15.436cm" svg:height="0.475cm" svg:x="2.2cm" svg:y="19.686cm">
          <draw:text-box>
            <text:p text:style-name="P1"><text:span text:style-name="T7">106. </text:span><text:span text:style-name="T4"><text:s/>Mr Hoon told the Inquiry that it was important that he, the CDS and the PUS </text:span></text:p>
          </draw:text-box>
        </draw:frame>
        <draw:frame draw:style-name="gr1" draw:text-style-name="P2" draw:layer="layout" svg:width="8.829cm" svg:height="0.475cm" svg:x="2.2cm" svg:y="20.251cm">
          <draw:text-box>
            <text:p text:style-name="P1"><text:span text:style-name="T4">“</text:span><text:span text:style-name="T4">worked together, otherwise we had problems”:</text:span></text:p>
          </draw:text-box>
        </draw:frame>
        <draw:frame draw:style-name="gr1" draw:text-style-name="P2" draw:layer="layout" svg:width="15.369cm" svg:height="0.475cm" svg:x="2.95cm" svg:y="21.165cm">
          <draw:text-box>
            <text:p text:style-name="P1"><text:span text:style-name="T4">“… </text:span><text:span text:style-name="T4">it was important for me to enjoy the confidence of the military, but at the same </text:span></text:p>
          </draw:text-box>
        </draw:frame>
        <draw:frame draw:style-name="gr1" draw:text-style-name="P2" draw:layer="layout" svg:width="15.259cm" svg:height="0.475cm" svg:x="2.95cm" svg:y="21.73cm">
          <draw:text-box>
            <text:p text:style-name="P1"><text:span text:style-name="T4">time ensure that those responsible for developing policy on the Civil Service side </text:span></text:p>
          </draw:text-box>
        </draw:frame>
        <draw:frame draw:style-name="gr1" draw:text-style-name="P2" draw:layer="layout" svg:width="8.519cm" svg:height="0.475cm" svg:x="2.95cm" svg:y="22.294cm">
          <draw:text-box>
            <text:p text:style-name="P1"><text:span text:style-name="T4">were comfortable with where we were going.”</text:span></text:p>
          </draw:text-box>
        </draw:frame>
        <draw:frame draw:style-name="gr6" draw:text-style-name="P7" draw:layer="layout" svg:width="0.273cm" svg:height="0.276cm" svg:x="11.444cm" svg:y="22.313cm">
          <draw:text-box>
            <text:p text:style-name="P1"><text:span text:style-name="T11">71</text:span></text:p>
          </draw:text-box>
        </draw:frame>
        <draw:frame draw:style-name="gr1" draw:text-style-name="P2" draw:layer="layout" svg:width="16.055cm" svg:height="0.475cm" svg:x="2.2cm" svg:y="23.208cm">
          <draw:text-box>
            <text:p text:style-name="P1"><text:span text:style-name="T7">107. </text:span><text:span text:style-name="T4"><text:s/>Mr Hoon added that “one of the great successes” of the MOD was the extent to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16.063cm" svg:height="0.475cm" svg:x="2.2cm" svg:y="23.773cm">
          <draw:text-box>
            <text:p text:style-name="P1"><text:span text:style-name="T4">which it was “genuinely joined up” and the “real integration between the civil servants </text:span></text:p>
          </draw:text-box>
        </draw:frame>
        <draw:frame draw:style-name="gr8" draw:text-style-name="P9" draw:layer="layout" svg:width="0.29cm" svg:height="0.23cm" svg:x="2.2cm" svg:y="25.103cm">
          <draw:text-box>
            <text:p text:style-name="P1"><text:span text:style-name="T12">67 </text:span></text:p>
          </draw:text-box>
        </draw:frame>
        <draw:frame draw:style-name="gr4" draw:text-style-name="P5" draw:layer="layout" svg:width="6.763cm" svg:height="0.395cm" svg:x="2.532cm" svg:y="25.087cm">
          <draw:text-box>
            <text:p text:style-name="P1"><text:span text:style-name="T13">Public hearing, 3 December 2009, page 76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2">68 </text:span></text:p>
          </draw:text-box>
        </draw:frame>
        <draw:frame draw:style-name="gr4" draw:text-style-name="P5" draw:layer="layout" svg:width="14.213cm" svg:height="0.395cm" svg:x="2.532cm" svg:y="25.511cm">
          <draw:text-box>
            <text:p text:style-name="P1"><text:span text:style-name="T13">Ministry of Defence, </text:span><text:span text:style-name="T14">How Defence Works – Defence Framework</text:span><text:span text:style-name="T13">, December 2010, page 14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2">69 </text:span></text:p>
          </draw:text-box>
        </draw:frame>
        <draw:frame draw:style-name="gr4" draw:text-style-name="P5" draw:layer="layout" svg:width="13.997cm" svg:height="0.395cm" svg:x="2.532cm" svg:y="25.934cm">
          <draw:text-box>
            <text:p text:style-name="P1"><text:span text:style-name="T13">Ministry of Defence, </text:span><text:span text:style-name="T14">The New Operating Model: How Defence Works</text:span><text:span text:style-name="T13">, April 2013, page 24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2">70 </text:span></text:p>
          </draw:text-box>
        </draw:frame>
        <draw:frame draw:style-name="gr4" draw:text-style-name="P5" draw:layer="layout" svg:width="14.213cm" svg:height="0.395cm" svg:x="2.532cm" svg:y="26.357cm">
          <draw:text-box>
            <text:p text:style-name="P1"><text:span text:style-name="T13">Ministry of Defence, </text:span><text:span text:style-name="T14">How Defence Works – Defence Framework</text:span><text:span text:style-name="T13">, December 2010, page 29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2">71 </text:span></text:p>
          </draw:text-box>
        </draw:frame>
        <draw:frame draw:style-name="gr4" draw:text-style-name="P5" draw:layer="layout" svg:width="6.394cm" svg:height="0.395cm" svg:x="2.532cm" svg:y="26.781cm">
          <draw:text-box>
            <text:p text:style-name="P1"><text:span text:style-name="T13">Public hearing, 19 January 2010, page 2.</text:span></text:p>
          </draw:text-box>
        </draw:frame>
      </draw:page>
      <draw:page draw:name="page21" draw:style-name="dp1" draw:master-page-name="master-page28">
        <draw:frame draw:style-name="gr4" draw:text-style-name="P5" draw:layer="layout" svg:width="6.217cm" svg:height="0.395cm" svg:x="12.591cm" svg:y="1.138cm">
          <draw:text-box>
            <text:p text:style-name="P1"><text:span text:style-name="T6">2 <text:s/>| <text:s/>Decision-making within government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5</text:span></text:p>
          </draw:text-box>
        </draw:frame>
        <draw:frame draw:style-name="gr1" draw:text-style-name="P2" draw:layer="layout" svg:width="16.156cm" svg:height="0.475cm" svg:x="2.2cm" svg:y="2.525cm">
          <draw:text-box>
            <text:p text:style-name="P1"><text:span text:style-name="T4">and the military”. He had “excellent relationship[s]” with each of the Chiefs of Defence </text:span></text:p>
          </draw:text-box>
        </draw:frame>
        <draw:frame draw:style-name="gr1" draw:text-style-name="P2" draw:layer="layout" svg:width="15.5cm" svg:height="0.475cm" svg:x="2.2cm" svg:y="3.09cm">
          <draw:text-box>
            <text:p text:style-name="P1"><text:span text:style-name="T4">Staff with whom he worked, and “very regular … informal and formal meetings”. In </text:span></text:p>
          </draw:text-box>
        </draw:frame>
        <draw:frame draw:style-name="gr1" draw:text-style-name="P2" draw:layer="layout" svg:width="15.255cm" svg:height="0.475cm" svg:x="2.2cm" svg:y="3.654cm">
          <draw:text-box>
            <text:p text:style-name="P1"><text:span text:style-name="T4">the course of “campaigns like Iraq”, such meetings were “on a daily or more than </text:span></text:p>
          </draw:text-box>
        </draw:frame>
        <draw:frame draw:style-name="gr1" draw:text-style-name="P2" draw:layer="layout" svg:width="2.241cm" svg:height="0.475cm" svg:x="2.2cm" svg:y="4.218cm">
          <draw:text-box>
            <text:p text:style-name="P1"><text:span text:style-name="T4">daily basis”.</text:span></text:p>
          </draw:text-box>
        </draw:frame>
        <draw:frame draw:style-name="gr6" draw:text-style-name="P7" draw:layer="layout" svg:width="0.273cm" svg:height="0.276cm" svg:x="4.435cm" svg:y="4.237cm">
          <draw:text-box>
            <text:p text:style-name="P1"><text:span text:style-name="T11">72</text:span></text:p>
          </draw:text-box>
        </draw:frame>
        <draw:frame draw:style-name="gr1" draw:text-style-name="P2" draw:layer="layout" svg:width="5.124cm" svg:height="0.475cm" svg:x="2.2cm" svg:y="5.333cm">
          <draw:text-box>
            <text:p text:style-name="P1"><text:span text:style-name="T1">ROLES WITHIN THE MOD</text:span></text:p>
          </draw:text-box>
        </draw:frame>
        <draw:frame draw:style-name="gr1" draw:text-style-name="P2" draw:layer="layout" svg:width="11.635cm" svg:height="0.475cm" svg:x="2.2cm" svg:y="6.097cm">
          <draw:text-box>
            <text:p text:style-name="P1"><text:span text:style-name="T7">108. </text:span><text:span text:style-name="T4"><text:s/>The principal task of the Defence Intelligence Staff (DIS)</text:span></text:p>
          </draw:text-box>
        </draw:frame>
        <draw:frame draw:style-name="gr6" draw:text-style-name="P7" draw:layer="layout" svg:width="0.273cm" svg:height="0.276cm" svg:x="13.77cm" svg:y="6.116cm">
          <draw:text-box>
            <text:p text:style-name="P1"><text:span text:style-name="T11">73</text:span></text:p>
          </draw:text-box>
        </draw:frame>
        <draw:frame draw:style-name="gr1" draw:text-style-name="P2" draw:layer="layout" svg:width="3.995cm" svg:height="0.475cm" svg:x="14.044cm" svg:y="6.097cm">
          <draw:text-box>
            <text:p text:style-name="P1"><text:span text:style-name="T4"><text:s/></text:span><text:span text:style-name="T4">was the provision of </text:span></text:p>
          </draw:text-box>
        </draw:frame>
        <draw:frame draw:style-name="gr1" draw:text-style-name="P2" draw:layer="layout" svg:width="16.719cm" svg:height="0.475cm" svg:x="2.2cm" svg:y="6.662cm">
          <draw:text-box>
            <text:p text:style-name="P1"><text:span text:style-name="T4">intelligence to inform MOD policy formulation and procurement decisions, and to support </text:span></text:p>
          </draw:text-box>
        </draw:frame>
        <draw:frame draw:style-name="gr1" draw:text-style-name="P2" draw:layer="layout" svg:width="3.562cm" svg:height="0.475cm" svg:x="2.2cm" svg:y="7.226cm">
          <draw:text-box>
            <text:p text:style-name="P1"><text:span text:style-name="T4">military operations.</text:span></text:p>
          </draw:text-box>
        </draw:frame>
        <draw:frame draw:style-name="gr6" draw:text-style-name="P7" draw:layer="layout" svg:width="0.273cm" svg:height="0.276cm" svg:x="5.753cm" svg:y="7.245cm">
          <draw:text-box>
            <text:p text:style-name="P1"><text:span text:style-name="T11">74</text:span></text:p>
          </draw:text-box>
        </draw:frame>
        <draw:frame draw:style-name="gr1" draw:text-style-name="P2" draw:layer="layout" svg:width="15.894cm" svg:height="0.475cm" svg:x="2.2cm" svg:y="8.141cm">
          <draw:text-box>
            <text:p text:style-name="P1"><text:span text:style-name="T7">109. </text:span><text:span text:style-name="T4"><text:s/>DIS worked closely with other UK intelligence organisations and with overseas </text:span></text:p>
          </draw:text-box>
        </draw:frame>
        <draw:frame draw:style-name="gr1" draw:text-style-name="P2" draw:layer="layout" svg:width="1.086cm" svg:height="0.475cm" svg:x="2.2cm" svg:y="8.705cm">
          <draw:text-box>
            <text:p text:style-name="P1"><text:span text:style-name="T4">allies.</text:span></text:p>
          </draw:text-box>
        </draw:frame>
        <draw:frame draw:style-name="gr6" draw:text-style-name="P7" draw:layer="layout" svg:width="0.273cm" svg:height="0.276cm" svg:x="3.282cm" svg:y="8.724cm">
          <draw:text-box>
            <text:p text:style-name="P1"><text:span text:style-name="T11">75</text:span></text:p>
          </draw:text-box>
        </draw:frame>
        <draw:frame draw:style-name="gr1" draw:text-style-name="P2" draw:layer="layout" svg:width="14.836cm" svg:height="0.475cm" svg:x="3.557cm" svg:y="8.705cm">
          <draw:text-box>
            <text:p text:style-name="P1"><text:span text:style-name="T4"><text:s/></text:span><text:span text:style-name="T4">Its sources included human, signals and imagery intelligence, as well as open </text:span></text:p>
          </draw:text-box>
        </draw:frame>
        <draw:frame draw:style-name="gr1" draw:text-style-name="P2" draw:layer="layout" svg:width="12.782cm" svg:height="0.475cm" svg:x="2.2cm" svg:y="9.27cm">
          <draw:text-box>
            <text:p text:style-name="P1"><text:span text:style-name="T4">sources. The DIS produced a number of reports on the state of Iraq.</text:span></text:p>
          </draw:text-box>
        </draw:frame>
        <draw:frame draw:style-name="gr1" draw:text-style-name="P2" draw:layer="layout" svg:width="15.356cm" svg:height="0.475cm" svg:x="2.2cm" svg:y="10.184cm">
          <draw:text-box>
            <text:p text:style-name="P1"><text:span text:style-name="T7">110. </text:span><text:span text:style-name="T4"><text:s/>The Defence Crisis Management Organisation (DCMO) is tasked to provide </text:span></text:p>
          </draw:text-box>
        </draw:frame>
        <draw:frame draw:style-name="gr1" draw:text-style-name="P2" draw:layer="layout" svg:width="15.615cm" svg:height="0.475cm" svg:x="2.2cm" svg:y="10.748cm">
          <draw:text-box>
            <text:p text:style-name="P1"><text:span text:style-name="T4">“</text:span><text:span text:style-name="T4">politically aware military advice to inform the strategic commitment of UK forces to </text:span></text:p>
          </draw:text-box>
        </draw:frame>
        <draw:frame draw:style-name="gr1" draw:text-style-name="P2" draw:layer="layout" svg:width="7.774cm" svg:height="0.475cm" svg:x="2.2cm" svg:y="11.313cm">
          <draw:text-box>
            <text:p text:style-name="P1"><text:span text:style-name="T4">overseas joint and combined operations”.</text:span></text:p>
          </draw:text-box>
        </draw:frame>
        <draw:frame draw:style-name="gr6" draw:text-style-name="P7" draw:layer="layout" svg:width="0.273cm" svg:height="0.276cm" svg:x="9.942cm" svg:y="11.332cm">
          <draw:text-box>
            <text:p text:style-name="P1"><text:span text:style-name="T11">76</text:span></text:p>
          </draw:text-box>
        </draw:frame>
        <draw:frame draw:style-name="gr1" draw:text-style-name="P2" draw:layer="layout" svg:width="16.135cm" svg:height="0.475cm" svg:x="2.2cm" svg:y="12.227cm">
          <draw:text-box>
            <text:p text:style-name="P1"><text:span text:style-name="T7">111. </text:span><text:span text:style-name="T4"><text:s/>The DCMO comprises the Permanent Joint Headquarters (PJHQ) and elements </text:span></text:p>
          </draw:text-box>
        </draw:frame>
        <draw:frame draw:style-name="gr1" draw:text-style-name="P2" draw:layer="layout" svg:width="14.941cm" svg:height="0.475cm" svg:x="2.2cm" svg:y="12.792cm">
          <draw:text-box>
            <text:p text:style-name="P1"><text:span text:style-name="T4">of the MOD Central Staff, single service frontline commands and other relevant </text:span></text:p>
          </draw:text-box>
        </draw:frame>
        <draw:frame draw:style-name="gr1" draw:text-style-name="P2" draw:layer="layout" svg:width="2.483cm" svg:height="0.475cm" svg:x="2.2cm" svg:y="13.356cm">
          <draw:text-box>
            <text:p text:style-name="P1"><text:span text:style-name="T4">departments.</text:span></text:p>
          </draw:text-box>
        </draw:frame>
        <draw:frame draw:style-name="gr6" draw:text-style-name="P7" draw:layer="layout" svg:width="0.273cm" svg:height="0.276cm" svg:x="4.671cm" svg:y="13.375cm">
          <draw:text-box>
            <text:p text:style-name="P1"><text:span text:style-name="T11">77</text:span></text:p>
          </draw:text-box>
        </draw:frame>
        <draw:frame draw:style-name="gr1" draw:text-style-name="P2" draw:layer="layout" svg:width="15.331cm" svg:height="0.475cm" svg:x="2.2cm" svg:y="14.271cm">
          <draw:text-box>
            <text:p text:style-name="P1"><text:span text:style-name="T7">112. </text:span><text:span text:style-name="T4"><text:s/>As head of PJHQ, the Chief of Joint Operations (CJO) is responsible for the </text:span></text:p>
          </draw:text-box>
        </draw:frame>
        <draw:frame draw:style-name="gr1" draw:text-style-name="P2" draw:layer="layout" svg:width="10.276cm" svg:height="0.475cm" svg:x="2.2cm" svg:y="14.835cm">
          <draw:text-box>
            <text:p text:style-name="P1"><text:span text:style-name="T4">planning and execution of joint (tri-Service) operations.</text:span></text:p>
          </draw:text-box>
        </draw:frame>
        <draw:frame draw:style-name="gr6" draw:text-style-name="P7" draw:layer="layout" svg:width="0.273cm" svg:height="0.276cm" svg:x="12.436cm" svg:y="14.854cm">
          <draw:text-box>
            <text:p text:style-name="P1"><text:span text:style-name="T11">78</text:span></text:p>
          </draw:text-box>
        </draw:frame>
        <draw:frame draw:style-name="gr1" draw:text-style-name="P2" draw:layer="layout" svg:width="15.314cm" svg:height="0.475cm" svg:x="2.2cm" svg:y="15.75cm">
          <draw:text-box>
            <text:p text:style-name="P1"><text:span text:style-name="T7">113. </text:span><text:span text:style-name="T4"><text:s/>CJO reports directly to the CDS for contingency planning and advice on the </text:span></text:p>
          </draw:text-box>
        </draw:frame>
        <draw:frame draw:style-name="gr1" draw:text-style-name="P2" draw:layer="layout" svg:width="8.558cm" svg:height="0.475cm" svg:x="2.2cm" svg:y="16.314cm">
          <draw:text-box>
            <text:p text:style-name="P1"><text:span text:style-name="T4">conduct and resourcing of current operations.</text:span></text:p>
          </draw:text-box>
        </draw:frame>
        <draw:frame draw:style-name="gr6" draw:text-style-name="P7" draw:layer="layout" svg:width="0.273cm" svg:height="0.276cm" svg:x="10.719cm" svg:y="16.333cm">
          <draw:text-box>
            <text:p text:style-name="P1"><text:span text:style-name="T11">79</text:span></text:p>
          </draw:text-box>
        </draw:frame>
        <draw:frame draw:style-name="gr1" draw:text-style-name="P2" draw:layer="layout" svg:width="6.073cm" svg:height="0.475cm" svg:x="10.993cm" svg:y="16.314cm">
          <draw:text-box>
            <text:p text:style-name="P1"><text:span text:style-name="T4"><text:s/></text:span><text:span text:style-name="T4">At the operational level, CJO is </text:span></text:p>
          </draw:text-box>
        </draw:frame>
        <draw:frame draw:style-name="gr1" draw:text-style-name="P2" draw:layer="layout" svg:width="16.47cm" svg:height="0.475cm" svg:x="2.2cm" svg:y="16.878cm">
          <draw:text-box>
            <text:p text:style-name="P1"><text:span text:style-name="T4">responsible for the deployment, direction, sustainment and recovery of deployed forces </text:span></text:p>
          </draw:text-box>
        </draw:frame>
        <draw:frame draw:style-name="gr1" draw:text-style-name="P2" draw:layer="layout" svg:width="12.829cm" svg:height="0.475cm" svg:x="2.2cm" svg:y="17.443cm">
          <draw:text-box>
            <text:p text:style-name="P1"><text:span text:style-name="T4">in order to deliver the military strategy set out in the CDS’s Directive.</text:span></text:p>
          </draw:text-box>
        </draw:frame>
        <draw:frame draw:style-name="gr1" draw:text-style-name="P2" draw:layer="layout" svg:width="16.216cm" svg:height="0.475cm" svg:x="2.2cm" svg:y="18.357cm">
          <draw:text-box>
            <text:p text:style-name="P1"><text:span text:style-name="T7">114. </text:span><text:span text:style-name="T4"><text:s/>The CJO is the Commander Joint Operations for current operations for which he </text:span></text:p>
          </draw:text-box>
        </draw:frame>
        <draw:frame draw:style-name="gr1" draw:text-style-name="P2" draw:layer="layout" svg:width="2.716cm" svg:height="0.475cm" svg:x="2.2cm" svg:y="18.922cm">
          <draw:text-box>
            <text:p text:style-name="P1"><text:span text:style-name="T4">is responsible.</text:span></text:p>
          </draw:text-box>
        </draw:frame>
        <draw:frame draw:style-name="gr1" draw:text-style-name="P2" draw:layer="layout" svg:width="16.698cm" svg:height="0.475cm" svg:x="2.2cm" svg:y="19.836cm">
          <draw:text-box>
            <text:p text:style-name="P1"><text:span text:style-name="T7">115. </text:span><text:span text:style-name="T4"><text:s/>The MOD Central Staff advises both the PUS and CDS. Between 2001 and 2009 it </text:span></text:p>
          </draw:text-box>
        </draw:frame>
        <draw:frame draw:style-name="gr1" draw:text-style-name="P2" draw:layer="layout" svg:width="16.801cm" svg:height="0.475cm" svg:x="2.2cm" svg:y="20.401cm">
          <draw:text-box>
            <text:p text:style-name="P1"><text:span text:style-name="T4">was led jointly by the VCDS and the Second Permanent Secretary (2nd PUS),</text:span><text:span text:style-name="T15"> </text:span><text:span text:style-name="T4">supported </text:span></text:p>
          </draw:text-box>
        </draw:frame>
        <draw:line draw:style-name="gr7" draw:text-style-name="P8" draw:layer="layout" svg:x1="2.199cm" svg:y1="22.89cm" svg:x2="7.3cm" svg:y2="22.89cm">
          <text:p/>
        </draw:line>
        <draw:frame draw:style-name="gr1" draw:text-style-name="P2" draw:layer="layout" svg:width="2.737cm" svg:height="0.475cm" svg:x="2.2cm" svg:y="20.965cm">
          <draw:text-box>
            <text:p text:style-name="P1"><text:span text:style-name="T4">by a joint staff.</text:span></text:p>
          </draw:text-box>
        </draw:frame>
        <draw:frame draw:style-name="gr8" draw:text-style-name="P9" draw:layer="layout" svg:width="0.29cm" svg:height="0.23cm" svg:x="2.2cm" svg:y="23.41cm">
          <draw:text-box>
            <text:p text:style-name="P1"><text:span text:style-name="T12">72 </text:span></text:p>
          </draw:text-box>
        </draw:frame>
        <draw:frame draw:style-name="gr4" draw:text-style-name="P5" draw:layer="layout" svg:width="6.394cm" svg:height="0.395cm" svg:x="2.532cm" svg:y="23.394cm">
          <draw:text-box>
            <text:p text:style-name="P1"><text:span text:style-name="T13">Public hearing, 19 January 2010, page 3.</text:span></text:p>
          </draw:text-box>
        </draw:frame>
        <draw:frame draw:style-name="gr8" draw:text-style-name="P9" draw:layer="layout" svg:width="0.29cm" svg:height="0.23cm" svg:x="2.2cm" svg:y="23.833cm">
          <draw:text-box>
            <text:p text:style-name="P1"><text:span text:style-name="T12">73 </text:span></text:p>
          </draw:text-box>
        </draw:frame>
        <draw:frame draw:style-name="gr4" draw:text-style-name="P5" draw:layer="layout" svg:width="6.344cm" svg:height="0.395cm" svg:x="2.532cm" svg:y="23.817cm">
          <draw:text-box>
            <text:p text:style-name="P1"><text:span text:style-name="T13">Now known as Defence Intelligence (DI).</text:span></text:p>
          </draw:text-box>
        </draw:frame>
        <draw:frame draw:style-name="gr8" draw:text-style-name="P9" draw:layer="layout" svg:width="0.29cm" svg:height="0.23cm" svg:x="2.2cm" svg:y="24.256cm">
          <draw:text-box>
            <text:p text:style-name="P1"><text:span text:style-name="T12">74 </text:span></text:p>
          </draw:text-box>
        </draw:frame>
        <draw:frame draw:style-name="gr4" draw:text-style-name="P5" draw:layer="layout" svg:width="14.958cm" svg:height="0.395cm" svg:x="2.532cm" svg:y="24.241cm">
          <draw:text-box>
            <text:p text:style-name="P1"><text:span text:style-name="T13">Letter MOD to Iraq Inquiry, 29 April 2010, ‘MOD Evidence – Submission on Defence Intelligence </text:span></text:p>
          </draw:text-box>
        </draw:frame>
        <draw:frame draw:style-name="gr4" draw:text-style-name="P5" draw:layer="layout" svg:width="1.805cm" svg:height="0.395cm" svg:x="2.2cm" svg:y="24.664cm">
          <draw:text-box>
            <text:p text:style-name="P1"><text:span text:style-name="T13">Staff (DIS)’.</text:span></text:p>
          </draw:text-box>
        </draw:frame>
        <draw:frame draw:style-name="gr8" draw:text-style-name="P9" draw:layer="layout" svg:width="0.29cm" svg:height="0.23cm" svg:x="2.2cm" svg:y="25.103cm">
          <draw:text-box>
            <text:p text:style-name="P1"><text:span text:style-name="T12">75 </text:span></text:p>
          </draw:text-box>
        </draw:frame>
        <draw:frame draw:style-name="gr4" draw:text-style-name="P5" draw:layer="layout" svg:width="5.467cm" svg:height="0.395cm" svg:x="2.532cm" svg:y="25.087cm">
          <draw:text-box>
            <text:p text:style-name="P1"><text:span text:style-name="T13">www.gov.uk, ‘Defence Intelligence’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2">76 </text:span></text:p>
          </draw:text-box>
        </draw:frame>
        <draw:frame draw:style-name="gr4" draw:text-style-name="P5" draw:layer="layout" svg:width="14.213cm" svg:height="0.395cm" svg:x="2.532cm" svg:y="25.511cm">
          <draw:text-box>
            <text:p text:style-name="P1"><text:span text:style-name="T13">Ministry of Defence, </text:span><text:span text:style-name="T14">How Defence Works – Defence Framework</text:span><text:span text:style-name="T13">, December 2010, page 14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2">77 </text:span></text:p>
          </draw:text-box>
        </draw:frame>
        <draw:frame draw:style-name="gr4" draw:text-style-name="P5" draw:layer="layout" svg:width="11.306cm" svg:height="0.395cm" svg:x="2.532cm" svg:y="25.934cm">
          <draw:text-box>
            <text:p text:style-name="P1"><text:span text:style-name="T13">House of Commons, </text:span><text:span text:style-name="T14">Official Report</text:span><text:span text:style-name="T13">, 16 November 2004, column 1290W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2">78 </text:span></text:p>
          </draw:text-box>
        </draw:frame>
        <draw:frame draw:style-name="gr4" draw:text-style-name="P5" draw:layer="layout" svg:width="9.133cm" svg:height="0.395cm" svg:x="2.532cm" svg:y="26.357cm">
          <draw:text-box>
            <text:p text:style-name="P1"><text:span text:style-name="T13">Ministry of Defence, </text:span><text:span text:style-name="T14">Annual Report and Accounts 2002-03</text:span><text:span text:style-name="T13">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2">79 </text:span></text:p>
          </draw:text-box>
        </draw:frame>
        <draw:frame draw:style-name="gr4" draw:text-style-name="P5" draw:layer="layout" svg:width="12.537cm" svg:height="0.395cm" svg:x="2.532cm" svg:y="26.781cm">
          <draw:text-box>
            <text:p text:style-name="P1"><text:span text:style-name="T13">Ministry of Defence, </text:span><text:span text:style-name="T14">The New Operating Model: How Defence Works</text:span><text:span text:style-name="T13">, April 2013.</text:span></text:p>
          </draw:text-box>
        </draw:frame>
      </draw:page>
      <draw:page draw:name="page2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6</text:span></text:p>
          </draw:text-box>
        </draw:frame>
        <draw:frame draw:style-name="gr1" draw:text-style-name="P2" draw:layer="layout" svg:width="16.792cm" svg:height="0.475cm" svg:x="2.2cm" svg:y="2.525cm">
          <draw:text-box>
            <text:p text:style-name="P1"><text:span text:style-name="T7">116. </text:span><text:span text:style-name="T4"><text:s/>The two most senior members of the Central Staff with responsibilities for decisions </text:span></text:p>
          </draw:text-box>
        </draw:frame>
        <draw:frame draw:style-name="gr1" draw:text-style-name="P2" draw:layer="layout" svg:width="15.361cm" svg:height="0.475cm" svg:x="2.2cm" svg:y="3.09cm">
          <draw:text-box>
            <text:p text:style-name="P1"><text:span text:style-name="T4">on military operations were the Deputy Chief of the Defence Staff (Commitments) </text:span></text:p>
          </draw:text-box>
        </draw:frame>
        <draw:frame draw:style-name="gr1" draw:text-style-name="P2" draw:layer="layout" svg:width="15.445cm" svg:height="0.475cm" svg:x="2.2cm" svg:y="3.654cm">
          <draw:text-box>
            <text:p text:style-name="P1"><text:span text:style-name="T4">(DCDS(C)) and the Policy Director. They were supported by the Assistant Chief of </text:span></text:p>
          </draw:text-box>
        </draw:frame>
        <draw:frame draw:style-name="gr1" draw:text-style-name="P2" draw:layer="layout" svg:width="15.856cm" svg:height="0.475cm" svg:x="2.2cm" svg:y="4.218cm">
          <draw:text-box>
            <text:p text:style-name="P1"><text:span text:style-name="T4">Defence Staff Operations (ACDS(Ops)) and the Director General Operational Policy </text:span></text:p>
          </draw:text-box>
        </draw:frame>
        <draw:frame draw:style-name="gr1" draw:text-style-name="P2" draw:layer="layout" svg:width="2.453cm" svg:height="0.475cm" svg:x="2.2cm" svg:y="4.783cm">
          <draw:text-box>
            <text:p text:style-name="P1"><text:span text:style-name="T4">(DG Op Pol).</text:span></text:p>
          </draw:text-box>
        </draw:frame>
        <draw:frame draw:style-name="gr6" draw:text-style-name="P7" draw:layer="layout" svg:width="0.273cm" svg:height="0.276cm" svg:x="4.646cm" svg:y="4.802cm">
          <draw:text-box>
            <text:p text:style-name="P1"><text:span text:style-name="T11">80</text:span></text:p>
          </draw:text-box>
        </draw:frame>
        <draw:frame draw:style-name="gr1" draw:text-style-name="P2" draw:layer="layout" svg:width="15.077cm" svg:height="0.475cm" svg:x="2.2cm" svg:y="5.697cm">
          <draw:text-box>
            <text:p text:style-name="P1"><text:span text:style-name="T7">117. </text:span><text:span text:style-name="T4"><text:s/>In the period from 2002 to 2003, DCDS(C) was supported by the Strategic </text:span></text:p>
          </draw:text-box>
        </draw:frame>
        <draw:frame draw:style-name="gr1" draw:text-style-name="P2" draw:layer="layout" svg:width="4.371cm" svg:height="0.475cm" svg:x="2.2cm" svg:y="6.262cm">
          <draw:text-box>
            <text:p text:style-name="P1"><text:span text:style-name="T4">Planning Group (SPG).</text:span></text:p>
          </draw:text-box>
        </draw:frame>
        <draw:frame draw:style-name="gr1" draw:text-style-name="P2" draw:layer="layout" svg:width="15.716cm" svg:height="0.475cm" svg:x="2.2cm" svg:y="7.176cm">
          <draw:text-box>
            <text:p text:style-name="P1"><text:span text:style-name="T7">118. </text:span><text:span text:style-name="T4"><text:s/>Lieutenant General Sir Robert Fry, DCDS(C) from July 2003 to January 2006, </text:span></text:p>
          </draw:text-box>
        </draw:frame>
        <draw:frame draw:style-name="gr1" draw:text-style-name="P2" draw:layer="layout" svg:width="15.962cm" svg:height="0.475cm" svg:x="2.2cm" svg:y="7.741cm">
          <draw:text-box>
            <text:p text:style-name="P1"><text:span text:style-name="T4">stated that he was “responsible for the military strategic advice to the Chiefs of Staff”.</text:span></text:p>
          </draw:text-box>
        </draw:frame>
        <draw:frame draw:style-name="gr6" draw:text-style-name="P7" draw:layer="layout" svg:width="0.273cm" svg:height="0.276cm" svg:x="18.098cm" svg:y="7.759cm">
          <draw:text-box>
            <text:p text:style-name="P1"><text:span text:style-name="T11">81</text:span></text:p>
          </draw:text-box>
        </draw:frame>
        <draw:frame draw:style-name="gr1" draw:text-style-name="P2" draw:layer="layout" svg:width="16.665cm" svg:height="0.475cm" svg:x="2.2cm" svg:y="8.655cm">
          <draw:text-box>
            <text:p text:style-name="P1"><text:span text:style-name="T7">119. </text:span><text:span text:style-name="T4"><text:s/>Sir Kevin Tebbit told the Inquiry that the Policy Director was responsible for leading </text:span></text:p>
          </draw:text-box>
        </draw:frame>
        <draw:frame draw:style-name="gr1" draw:text-style-name="P2" draw:layer="layout" svg:width="14.332cm" svg:height="0.475cm" svg:x="2.2cm" svg:y="9.22cm">
          <draw:text-box>
            <text:p text:style-name="P1"><text:span text:style-name="T4">the effort to balance political and military considerations in producing advice.</text:span></text:p>
          </draw:text-box>
        </draw:frame>
        <draw:frame draw:style-name="gr6" draw:text-style-name="P7" draw:layer="layout" svg:width="0.273cm" svg:height="0.276cm" svg:x="16.476cm" svg:y="9.238cm">
          <draw:text-box>
            <text:p text:style-name="P1"><text:span text:style-name="T11">82</text:span></text:p>
          </draw:text-box>
        </draw:frame>
        <draw:frame draw:style-name="gr1" draw:text-style-name="P2" draw:layer="layout" svg:width="7.313cm" svg:height="0.475cm" svg:x="2.2cm" svg:y="10.334cm">
          <draw:text-box>
            <text:p text:style-name="P1"><text:span text:style-name="T1">THE CHIEFS OF STAFF COMMITTEE</text:span></text:p>
          </draw:text-box>
        </draw:frame>
        <draw:frame draw:style-name="gr1" draw:text-style-name="P2" draw:layer="layout" svg:width="15.525cm" svg:height="0.475cm" svg:x="2.2cm" svg:y="11.098cm">
          <draw:text-box>
            <text:p text:style-name="P1"><text:span text:style-name="T7">120. </text:span><text:span text:style-name="T4"><text:s/>The Chiefs of Staff Committee is supported by the Chiefs of Staff Secretariat </text:span></text:p>
          </draw:text-box>
        </draw:frame>
        <draw:frame draw:style-name="gr1" draw:text-style-name="P2" draw:layer="layout" svg:width="16.537cm" svg:height="0.475cm" svg:x="2.2cm" svg:y="11.663cm">
          <draw:text-box>
            <text:p text:style-name="P1"><text:span text:style-name="T4">(COSSEC), which ensures that minutes and decisions are promulgated swiftly, a record </text:span></text:p>
          </draw:text-box>
        </draw:frame>
        <draw:frame draw:style-name="gr1" draw:text-style-name="P2" draw:layer="layout" svg:width="15.28cm" svg:height="0.475cm" svg:x="2.2cm" svg:y="12.227cm">
          <draw:text-box>
            <text:p text:style-name="P1"><text:span text:style-name="T4">of outstanding actions is prepared and maintained, and papers are prepared and </text:span></text:p>
          </draw:text-box>
        </draw:frame>
        <draw:frame draw:style-name="gr1" draw:text-style-name="P2" draw:layer="layout" svg:width="6.259cm" svg:height="0.475cm" svg:x="2.2cm" svg:y="12.792cm">
          <draw:text-box>
            <text:p text:style-name="P1"><text:span text:style-name="T4">circulated to support discussions.</text:span></text:p>
          </draw:text-box>
        </draw:frame>
        <draw:frame draw:style-name="gr1" draw:text-style-name="P2" draw:layer="layout" svg:width="15.115cm" svg:height="0.475cm" svg:x="2.2cm" svg:y="13.706cm">
          <draw:text-box>
            <text:p text:style-name="P1"><text:span text:style-name="T7">121. </text:span><text:span text:style-name="T4"><text:s/>The papers prepared for COS meetings and the minutes of its discussions </text:span></text:p>
          </draw:text-box>
        </draw:frame>
        <draw:frame draw:style-name="gr1" draw:text-style-name="P2" draw:layer="layout" svg:width="15.564cm" svg:height="0.475cm" svg:x="2.2cm" svg:y="14.271cm">
          <draw:text-box>
            <text:p text:style-name="P1"><text:span text:style-name="T4">(although they are not a verbatim record) provide a major source of information for </text:span></text:p>
          </draw:text-box>
        </draw:frame>
        <draw:frame draw:style-name="gr1" draw:text-style-name="P2" draw:layer="layout" svg:width="2.072cm" svg:height="0.475cm" svg:x="2.2cm" svg:y="14.835cm">
          <draw:text-box>
            <text:p text:style-name="P1"><text:span text:style-name="T4">the Inquiry.</text:span></text:p>
          </draw:text-box>
        </draw:frame>
        <draw:frame draw:style-name="gr1" draw:text-style-name="P2" draw:layer="layout" svg:width="16.385cm" svg:height="0.475cm" svg:x="2.2cm" svg:y="15.75cm">
          <draw:text-box>
            <text:p text:style-name="P1"><text:span text:style-name="T7">122. </text:span><text:span text:style-name="T4"><text:s/>From time to time, the Chiefs of Staff also hold discussions which are unminuted. </text:span></text:p>
          </draw:text-box>
        </draw:frame>
        <draw:frame draw:style-name="gr1" draw:text-style-name="P2" draw:layer="layout" svg:width="15.475cm" svg:height="0.475cm" svg:x="2.2cm" svg:y="16.314cm">
          <draw:text-box>
            <text:p text:style-name="P1"><text:span text:style-name="T4">Those include early discussions on Iraq in the first half of 2002 and Chiefs of Staff </text:span></text:p>
          </draw:text-box>
        </draw:frame>
        <draw:frame draw:style-name="gr1" draw:text-style-name="P2" draw:layer="layout" svg:width="5.488cm" svg:height="0.475cm" svg:x="2.2cm" svg:y="16.878cm">
          <draw:text-box>
            <text:p text:style-name="P1"><text:span text:style-name="T4">(Informal) (COS(I)) meetings.</text:span></text:p>
          </draw:text-box>
        </draw:frame>
        <draw:frame draw:style-name="gr1" draw:text-style-name="P2" draw:layer="layout" svg:width="15.949cm" svg:height="0.475cm" svg:x="2.2cm" svg:y="17.793cm">
          <draw:text-box>
            <text:p text:style-name="P1"><text:span text:style-name="T7">123. </text:span><text:span text:style-name="T4"><text:s/>By early 2002, the COS Committee was already meeting at least once a week, </text:span></text:p>
          </draw:text-box>
        </draw:frame>
        <draw:frame draw:style-name="gr1" draw:text-style-name="P2" draw:layer="layout" svg:width="16.262cm" svg:height="0.475cm" svg:x="2.2cm" svg:y="18.357cm">
          <draw:text-box>
            <text:p text:style-name="P1"><text:span text:style-name="T4">often designated as COS (Operations), to discuss operational issues in addition to the </text:span></text:p>
          </draw:text-box>
        </draw:frame>
        <draw:frame draw:style-name="gr1" draw:text-style-name="P2" draw:layer="layout" svg:width="9.828cm" svg:height="0.475cm" svg:x="2.2cm" svg:y="18.922cm">
          <draw:text-box>
            <text:p text:style-name="P1"><text:span text:style-name="T4">regular cycle of meetings on non-operational issues.</text:span></text:p>
          </draw:text-box>
        </draw:frame>
        <draw:frame draw:style-name="gr1" draw:text-style-name="P2" draw:layer="layout" svg:width="15.034cm" svg:height="0.475cm" svg:x="2.2cm" svg:y="19.836cm">
          <draw:text-box>
            <text:p text:style-name="P1"><text:span text:style-name="T7">124. </text:span><text:span text:style-name="T4"><text:s/>In 2002, there were 71 meetings of the COS Committee. Issues related to </text:span></text:p>
          </draw:text-box>
        </draw:frame>
        <draw:frame draw:style-name="gr1" draw:text-style-name="P2" draw:layer="layout" svg:width="16.046cm" svg:height="0.475cm" svg:x="2.2cm" svg:y="20.401cm">
          <draw:text-box>
            <text:p text:style-name="P1"><text:span text:style-name="T4">Afghanistan constituted the main business until 19 September, when COS discussed </text:span></text:p>
          </draw:text-box>
        </draw:frame>
        <draw:frame draw:style-name="gr1" draw:text-style-name="P2" draw:layer="layout" svg:width="13.358cm" svg:height="0.475cm" svg:x="2.2cm" svg:y="20.965cm">
          <draw:text-box>
            <text:p text:style-name="P1"><text:span text:style-name="T4">a paper addressing potential UK support to US operations against Iraq.</text:span></text:p>
          </draw:text-box>
        </draw:frame>
        <draw:frame draw:style-name="gr6" draw:text-style-name="P7" draw:layer="layout" svg:width="0.273cm" svg:height="0.276cm" svg:x="15.496cm" svg:y="20.984cm">
          <draw:text-box>
            <text:p text:style-name="P1"><text:span text:style-name="T11">83</text:span></text:p>
          </draw:text-box>
        </draw:frame>
        <draw:frame draw:style-name="gr1" draw:text-style-name="P2" draw:layer="layout" svg:width="13.684cm" svg:height="0.475cm" svg:x="2.2cm" svg:y="21.88cm">
          <draw:text-box>
            <text:p text:style-name="P1"><text:span text:style-name="T7">125. </text:span><text:span text:style-name="T4"><text:s/>From 19 September, the COS Committee met weekly, usually on a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12.562cm" svg:height="0.475cm" svg:x="2.2cm" svg:y="22.444cm">
          <draw:text-box>
            <text:p text:style-name="P1"><text:span text:style-name="T4">Wednesday morning, to discuss Iraq, and other operational issues.</text:span></text:p>
          </draw:text-box>
        </draw:frame>
        <draw:frame draw:style-name="gr8" draw:text-style-name="P9" draw:layer="layout" svg:width="0.29cm" svg:height="0.23cm" svg:x="2.2cm" svg:y="25.103cm">
          <draw:text-box>
            <text:p text:style-name="P1"><text:span text:style-name="T12">80 </text:span></text:p>
          </draw:text-box>
        </draw:frame>
        <draw:frame draw:style-name="gr4" draw:text-style-name="P5" draw:layer="layout" svg:width="14.514cm" svg:height="0.395cm" svg:x="2.528cm" svg:y="25.087cm">
          <draw:text-box>
            <text:p text:style-name="P1"><text:span text:style-name="T13">The MOD confers the title Director General on personnel at two-star, or civilian Director level; </text:span></text:p>
          </draw:text-box>
        </draw:frame>
        <draw:frame draw:style-name="gr4" draw:text-style-name="P5" draw:layer="layout" svg:width="5.7cm" svg:height="0.395cm" svg:x="2.2cm" svg:y="25.511cm">
          <draw:text-box>
            <text:p text:style-name="P1"><text:span text:style-name="T13">usage elsewhere in Whitehall differs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2">81 </text:span></text:p>
          </draw:text-box>
        </draw:frame>
        <draw:frame draw:style-name="gr4" draw:text-style-name="P5" draw:layer="layout" svg:width="6.957cm" svg:height="0.395cm" svg:x="2.532cm" svg:y="25.934cm">
          <draw:text-box>
            <text:p text:style-name="P1"><text:span text:style-name="T13">Public hearing, 16 December 2009, page 72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2">82 </text:span></text:p>
          </draw:text-box>
        </draw:frame>
        <draw:frame draw:style-name="gr4" draw:text-style-name="P5" draw:layer="layout" svg:width="6.763cm" svg:height="0.395cm" svg:x="2.532cm" svg:y="26.357cm">
          <draw:text-box>
            <text:p text:style-name="P1"><text:span text:style-name="T13">Public hearing, 3 December 2009, page 10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2">83 </text:span></text:p>
          </draw:text-box>
        </draw:frame>
        <draw:frame draw:style-name="gr4" draw:text-style-name="P5" draw:layer="layout" svg:width="8.329cm" svg:height="0.395cm" svg:x="2.532cm" svg:y="26.781cm">
          <draw:text-box>
            <text:p text:style-name="P1"><text:span text:style-name="T13">Minutes, 19 September 2002, Chiefs of Staff meeting.</text:span></text:p>
          </draw:text-box>
        </draw:frame>
      </draw:page>
      <draw:page draw:name="page23" draw:style-name="dp1" draw:master-page-name="master-page28">
        <draw:frame draw:style-name="gr4" draw:text-style-name="P5" draw:layer="layout" svg:width="6.217cm" svg:height="0.395cm" svg:x="12.591cm" svg:y="1.138cm">
          <draw:text-box>
            <text:p text:style-name="P1"><text:span text:style-name="T6">2 <text:s/>| <text:s/>Decision-making within government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7</text:span></text:p>
          </draw:text-box>
        </draw:frame>
        <draw:frame draw:style-name="gr1" draw:text-style-name="P2" draw:layer="layout" svg:width="15.415cm" svg:height="0.475cm" svg:x="2.2cm" svg:y="2.525cm">
          <draw:text-box>
            <text:p text:style-name="P1"><text:span text:style-name="T7">126. </text:span><text:span text:style-name="T4"><text:s/>The agenda for the weekly COS (Operations) meetings usually comprised a </text:span></text:p>
          </draw:text-box>
        </draw:frame>
        <draw:frame draw:style-name="gr1" draw:text-style-name="P2" draw:layer="layout" svg:width="11.106cm" svg:height="0.475cm" svg:x="2.2cm" svg:y="3.09cm">
          <draw:text-box>
            <text:p text:style-name="P1"><text:span text:style-name="T4">briefing from the Chief of Defence Intelligence, followed by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061cm" svg:height="0.475cm" svg:x="3.7cm" svg:y="4.004cm">
          <draw:text-box>
            <text:p text:style-name="P1"><text:span text:style-name="T4">“</text:span><text:span text:style-name="T4">political/military overview”;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3.952cm" svg:height="0.475cm" svg:x="3.7cm" svg:y="4.668cm">
          <draw:text-box>
            <text:p text:style-name="P1"><text:span text:style-name="T4">operational planning;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2.106cm" svg:height="0.475cm" svg:x="3.7cm" svg:y="5.333cm">
          <draw:text-box>
            <text:p text:style-name="P1"><text:span text:style-name="T4">media; and</text:span></text:p>
          </draw:text-box>
        </draw:frame>
        <draw:frame draw:style-name="gr2" draw:text-style-name="P3" draw:layer="layout" svg:width="0.634cm" svg:height="0.712cm" svg:x="2.95cm" svg:y="5.8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2.059cm" svg:height="0.475cm" svg:x="3.7cm" svg:y="5.997cm">
          <draw:text-box>
            <text:p text:style-name="P1"><text:span text:style-name="T4">next steps.</text:span></text:p>
          </draw:text-box>
        </draw:frame>
        <draw:frame draw:style-name="gr1" draw:text-style-name="P2" draw:layer="layout" svg:width="16.364cm" svg:height="0.475cm" svg:x="2.2cm" svg:y="6.912cm">
          <draw:text-box>
            <text:p text:style-name="P1"><text:span text:style-name="T7">127. </text:span><text:span text:style-name="T4"><text:s/>By the autumn of 2002, COS (Operations) meetings were attended by a range of </text:span></text:p>
          </draw:text-box>
        </draw:frame>
        <draw:frame draw:style-name="gr1" draw:text-style-name="P2" draw:layer="layout" svg:width="9.662cm" svg:height="0.475cm" svg:x="2.2cm" svg:y="7.476cm">
          <draw:text-box>
            <text:p text:style-name="P1"><text:span text:style-name="T4">military and civilian officials or their representatives.</text:span></text:p>
          </draw:text-box>
        </draw:frame>
        <draw:frame draw:style-name="gr1" draw:text-style-name="P2" draw:layer="layout" svg:width="15.089cm" svg:height="0.475cm" svg:x="2.2cm" svg:y="8.391cm">
          <draw:text-box>
            <text:p text:style-name="P1"><text:span text:style-name="T7">128. </text:span><text:span text:style-name="T4"><text:s/>In late 2002/early 2003, that included the MOD PUS, the Chief of Defence </text:span></text:p>
          </draw:text-box>
        </draw:frame>
        <draw:frame draw:style-name="gr1" draw:text-style-name="P2" draw:layer="layout" svg:width="16.465cm" svg:height="0.475cm" svg:x="2.2cm" svg:y="8.955cm">
          <draw:text-box>
            <text:p text:style-name="P1"><text:span text:style-name="T4">Logistics, the DCDS(C), the Chief of Defence Intelligence, the Deputy Chief of Defence </text:span></text:p>
          </draw:text-box>
        </draw:frame>
        <draw:frame draw:style-name="gr1" draw:text-style-name="P2" draw:layer="layout" svg:width="15.107cm" svg:height="0.475cm" svg:x="2.2cm" svg:y="9.52cm">
          <draw:text-box>
            <text:p text:style-name="P1"><text:span text:style-name="T4">Staff (Equipment Capability), the Deputy Chief of Defence Staff (Personnel), the </text:span></text:p>
          </draw:text-box>
        </draw:frame>
        <draw:frame draw:style-name="gr1" draw:text-style-name="P2" draw:layer="layout" svg:width="15.661cm" svg:height="0.475cm" svg:x="2.2cm" svg:y="10.084cm">
          <draw:text-box>
            <text:p text:style-name="P1"><text:span text:style-name="T4">Policy Director, the Director General of Corporate Communications and, frequently, </text:span></text:p>
          </draw:text-box>
        </draw:frame>
        <draw:frame draw:style-name="gr1" draw:text-style-name="P2" draw:layer="layout" svg:width="14.929cm" svg:height="0.475cm" svg:x="2.2cm" svg:y="10.648cm">
          <draw:text-box>
            <text:p text:style-name="P1"><text:span text:style-name="T4">senior officials from some or all of the Cabinet Office, the FCO, SIS and GCHQ.</text:span></text:p>
          </draw:text-box>
        </draw:frame>
        <draw:frame draw:style-name="gr1" draw:text-style-name="P2" draw:layer="layout" svg:width="16.512cm" svg:height="0.475cm" svg:x="2.2cm" svg:y="11.563cm">
          <draw:text-box>
            <text:p text:style-name="P1"><text:span text:style-name="T7">129. </text:span><text:span text:style-name="T4"><text:s/>The first recorded attendance by a DFID representative was on 19 February 2003.</text:span></text:p>
          </draw:text-box>
        </draw:frame>
        <draw:frame draw:style-name="gr1" draw:text-style-name="P2" draw:layer="layout" svg:width="16.355cm" svg:height="0.475cm" svg:x="2.2cm" svg:y="12.477cm">
          <draw:text-box>
            <text:p text:style-name="P1"><text:span text:style-name="T7">130. </text:span><text:span text:style-name="T4"><text:s/>Meetings with Defence Ministers often followed COS (Operations) meetings. The </text:span></text:p>
          </draw:text-box>
        </draw:frame>
        <draw:frame draw:style-name="gr1" draw:text-style-name="P2" draw:layer="layout" svg:width="16.728cm" svg:height="0.475cm" svg:x="2.2cm" svg:y="13.042cm">
          <draw:text-box>
            <text:p text:style-name="P1"><text:span text:style-name="T4">papers examined by the Inquiry for the period between 2001 and 2009 suggest that they </text:span></text:p>
          </draw:text-box>
        </draw:frame>
        <draw:frame draw:style-name="gr1" draw:text-style-name="P2" draw:layer="layout" svg:width="15.873cm" svg:height="0.475cm" svg:x="2.2cm" svg:y="13.606cm">
          <draw:text-box>
            <text:p text:style-name="P1"><text:span text:style-name="T4">were essentially briefing meetings and no records of the discussions were produced.</text:span></text:p>
          </draw:text-box>
        </draw:frame>
        <draw:frame draw:style-name="gr1" draw:text-style-name="P2" draw:layer="layout" svg:width="15.944cm" svg:height="0.475cm" svg:x="2.2cm" svg:y="14.521cm">
          <draw:text-box>
            <text:p text:style-name="P1"><text:span text:style-name="T7">131. </text:span><text:span text:style-name="T4"><text:s/>The MOD has conducted an extensive search of its archives and no records of </text:span></text:p>
          </draw:text-box>
        </draw:frame>
        <draw:frame draw:style-name="gr1" draw:text-style-name="P2" draw:layer="layout" svg:width="8.82cm" svg:height="0.475cm" svg:x="2.2cm" svg:y="15.085cm">
          <draw:text-box>
            <text:p text:style-name="P1"><text:span text:style-name="T4">minutes for these meetings have been located.</text:span></text:p>
          </draw:text-box>
        </draw:frame>
        <draw:frame draw:style-name="gr1" draw:text-style-name="P2" draw:layer="layout" svg:width="14.404cm" svg:height="0.475cm" svg:x="2.2cm" svg:y="16cm">
          <draw:text-box>
            <text:p text:style-name="P1"><text:span text:style-name="T7">132. </text:span><text:span text:style-name="T4"><text:s/>Lord Boyce told the Inquiry that attendance at COS meetings provided </text:span></text:p>
          </draw:text-box>
        </draw:frame>
        <draw:frame draw:style-name="gr1" draw:text-style-name="P2" draw:layer="layout" svg:width="15.594cm" svg:height="0.475cm" svg:x="2.2cm" svg:y="16.564cm">
          <draw:text-box>
            <text:p text:style-name="P1"><text:span text:style-name="T4">“</text:span><text:span text:style-name="T4">transparency of what the military were doing” for other departments, and that they </text:span></text:p>
          </draw:text-box>
        </draw:frame>
        <draw:frame draw:style-name="gr1" draw:text-style-name="P2" draw:layer="layout" svg:width="8.604cm" svg:height="0.475cm" svg:x="2.2cm" svg:y="17.128cm">
          <draw:text-box>
            <text:p text:style-name="P1"><text:span text:style-name="T4">would provide inputs setting out their thinking.</text:span></text:p>
          </draw:text-box>
        </draw:frame>
        <draw:frame draw:style-name="gr6" draw:text-style-name="P7" draw:layer="layout" svg:width="0.273cm" svg:height="0.276cm" svg:x="10.766cm" svg:y="17.147cm">
          <draw:text-box>
            <text:p text:style-name="P1"><text:span text:style-name="T11">84</text:span></text:p>
          </draw:text-box>
        </draw:frame>
        <draw:frame draw:style-name="gr1" draw:text-style-name="P2" draw:layer="layout" svg:width="15.936cm" svg:height="0.475cm" svg:x="2.2cm" svg:y="18.043cm">
          <draw:text-box>
            <text:p text:style-name="P1"><text:span text:style-name="T7">133. </text:span><text:span text:style-name="T4"><text:s/>Sir Kevin Tebbit added that it was “a very important way of making sure people </text:span></text:p>
          </draw:text-box>
        </draw:frame>
        <draw:frame draw:style-name="gr1" draw:text-style-name="P2" draw:layer="layout" svg:width="6.602cm" svg:height="0.475cm" svg:x="2.2cm" svg:y="18.607cm">
          <draw:text-box>
            <text:p text:style-name="P1"><text:span text:style-name="T4">understood the tempo of planning”.</text:span></text:p>
          </draw:text-box>
        </draw:frame>
        <draw:frame draw:style-name="gr1" draw:text-style-name="P2" draw:layer="layout" svg:width="16.381cm" svg:height="0.475cm" svg:x="2.2cm" svg:y="19.522cm">
          <draw:text-box>
            <text:p text:style-name="P1"><text:span text:style-name="T7">134. </text:span><text:span text:style-name="T4"><text:s/>General Sir John Reith, Chief of Joint Operations from August 2001 to July 2004, </text:span></text:p>
          </draw:text-box>
        </draw:frame>
        <draw:frame draw:style-name="gr1" draw:text-style-name="P2" draw:layer="layout" svg:width="15.742cm" svg:height="0.475cm" svg:x="2.2cm" svg:y="20.086cm">
          <draw:text-box>
            <text:p text:style-name="P1"><text:span text:style-name="T4">told the Inquiry that PJHQ had a “very, very close relationship” with the MOD and in </text:span></text:p>
          </draw:text-box>
        </draw:frame>
        <draw:frame draw:style-name="gr1" draw:text-style-name="P2" draw:layer="layout" svg:width="7.165cm" svg:height="0.475cm" svg:x="2.2cm" svg:y="20.651cm">
          <draw:text-box>
            <text:p text:style-name="P1"><text:span text:style-name="T4">particular with the Commitments Staff:</text:span></text:p>
          </draw:text-box>
        </draw:frame>
        <draw:frame draw:style-name="gr1" draw:text-style-name="P2" draw:layer="layout" svg:width="15.56cm" svg:height="0.475cm" svg:x="2.95cm" svg:y="21.565cm">
          <draw:text-box>
            <text:p text:style-name="P1"><text:span text:style-name="T4">“… </text:span><text:span text:style-name="T4">every single paper that we produced at PJHQ was staffed through the … MOD </text:span></text:p>
          </draw:text-box>
        </draw:frame>
        <draw:frame draw:style-name="gr1" draw:text-style-name="P2" draw:layer="layout" svg:width="15.687cm" svg:height="0.475cm" svg:x="2.95cm" svg:y="22.13cm">
          <draw:text-box>
            <text:p text:style-name="P1"><text:span text:style-name="T4">before it went under my signature into the Chiefs of Staff Committee, and we had a </text:span></text:p>
          </draw:text-box>
        </draw:frame>
        <draw:frame draw:style-name="gr1" draw:text-style-name="P2" draw:layer="layout" svg:width="15.894cm" svg:height="0.475cm" svg:x="2.95cm" svg:y="22.694cm">
          <draw:text-box>
            <text:p text:style-name="P1"><text:span text:style-name="T4">VTC [video conference] every morning … I was on regular VTCs for the op[erations] </text:span></text:p>
          </draw:text-box>
        </draw:frame>
        <draw:frame draw:style-name="gr1" draw:text-style-name="P2" draw:layer="layout" svg:width="9.154cm" svg:height="0.475cm" svg:x="2.95cm" svg:y="23.258cm">
          <draw:text-box>
            <text:p text:style-name="P1"><text:span text:style-name="T4">Chiefs of Staff meetings and for the Ministerials.”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6" draw:text-style-name="P7" draw:layer="layout" svg:width="0.273cm" svg:height="0.276cm" svg:x="12.072cm" svg:y="23.277cm">
          <draw:text-box>
            <text:p text:style-name="P1"><text:span text:style-name="T11">85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2">84 </text:span></text:p>
          </draw:text-box>
        </draw:frame>
        <draw:frame draw:style-name="gr4" draw:text-style-name="P5" draw:layer="layout" svg:width="6.763cm" svg:height="0.395cm" svg:x="2.532cm" svg:y="26.357cm">
          <draw:text-box>
            <text:p text:style-name="P1"><text:span text:style-name="T13">Public hearing, 3 December 2009, page 80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2">85 </text:span></text:p>
          </draw:text-box>
        </draw:frame>
        <draw:frame draw:style-name="gr4" draw:text-style-name="P5" draw:layer="layout" svg:width="7.025cm" svg:height="0.395cm" svg:x="2.532cm" svg:y="26.781cm">
          <draw:text-box>
            <text:p text:style-name="P1"><text:span text:style-name="T13">Private hearing, 15 January 2010, pages 3-4.</text:span></text:p>
          </draw:text-box>
        </draw:frame>
      </draw:page>
      <draw:page draw:name="page2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8</text:span></text:p>
          </draw:text-box>
        </draw:frame>
        <draw:frame draw:style-name="gr5" draw:text-style-name="P6" draw:layer="layout" svg:width="10.928cm" svg:height="0.556cm" svg:x="2.2cm" svg:y="2.513cm">
          <draw:text-box>
            <text:p text:style-name="P1"><text:span text:style-name="T9">The Department for International Development</text:span></text:p>
          </draw:text-box>
        </draw:frame>
        <draw:frame draw:style-name="gr1" draw:text-style-name="P2" draw:layer="layout" svg:width="16.016cm" svg:height="0.475cm" svg:x="2.2cm" svg:y="3.341cm">
          <draw:text-box>
            <text:p text:style-name="P1"><text:span text:style-name="T7">135. </text:span><text:span text:style-name="T4"><text:s/>In 2003, the Department for International Development (DFID) was responsible </text:span></text:p>
          </draw:text-box>
        </draw:frame>
        <draw:frame draw:style-name="gr1" draw:text-style-name="P2" draw:layer="layout" svg:width="15.403cm" svg:height="0.475cm" svg:x="2.2cm" svg:y="3.905cm">
          <draw:text-box>
            <text:p text:style-name="P1"><text:span text:style-name="T4">for leading the Government’s contribution to eliminating poverty. The International </text:span></text:p>
          </draw:text-box>
        </draw:frame>
        <draw:frame draw:style-name="gr1" draw:text-style-name="P2" draw:layer="layout" svg:width="15.047cm" svg:height="0.475cm" svg:x="2.2cm" svg:y="4.47cm">
          <draw:text-box>
            <text:p text:style-name="P1"><text:span text:style-name="T4">Development Act, which came into effect in June 2002, had established poverty </text:span></text:p>
          </draw:text-box>
        </draw:frame>
        <draw:frame draw:style-name="gr1" draw:text-style-name="P2" draw:layer="layout" svg:width="13.587cm" svg:height="0.475cm" svg:x="2.2cm" svg:y="5.034cm">
          <draw:text-box>
            <text:p text:style-name="P1"><text:span text:style-name="T4">reduction as the overarching purpose of British development assistance.</text:span></text:p>
          </draw:text-box>
        </draw:frame>
        <draw:frame draw:style-name="gr1" draw:text-style-name="P2" draw:layer="layout" svg:width="15.288cm" svg:height="0.475cm" svg:x="2.2cm" svg:y="5.949cm">
          <draw:text-box>
            <text:p text:style-name="P1"><text:span text:style-name="T7">136. </text:span><text:span text:style-name="T4"><text:s/>Within DFID, the Iraq Team in the Middle East and North Africa Department </text:span></text:p>
          </draw:text-box>
        </draw:frame>
        <draw:frame draw:style-name="gr1" draw:text-style-name="P2" draw:layer="layout" svg:width="15.543cm" svg:height="0.475cm" svg:x="2.2cm" svg:y="6.513cm">
          <draw:text-box>
            <text:p text:style-name="P1"><text:span text:style-name="T4">included advisers with expertise on conflict, humanitarian assistance, governance, </text:span></text:p>
          </draw:text-box>
        </draw:frame>
        <draw:frame draw:style-name="gr1" draw:text-style-name="P2" draw:layer="layout" svg:width="15.513cm" svg:height="0.475cm" svg:x="2.2cm" svg:y="7.078cm">
          <draw:text-box>
            <text:p text:style-name="P1"><text:span text:style-name="T4">infrastructure, economics and social development who provided analysis to inform </text:span></text:p>
          </draw:text-box>
        </draw:frame>
        <draw:frame draw:style-name="gr1" draw:text-style-name="P2" draw:layer="layout" svg:width="1.89cm" svg:height="0.475cm" svg:x="2.2cm" svg:y="7.642cm">
          <draw:text-box>
            <text:p text:style-name="P1"><text:span text:style-name="T4">decisions.</text:span></text:p>
          </draw:text-box>
        </draw:frame>
        <draw:frame draw:style-name="gr6" draw:text-style-name="P7" draw:layer="layout" svg:width="0.273cm" svg:height="0.276cm" svg:x="4.082cm" svg:y="7.661cm">
          <draw:text-box>
            <text:p text:style-name="P1"><text:span text:style-name="T11">86</text:span></text:p>
          </draw:text-box>
        </draw:frame>
        <draw:frame draw:style-name="gr1" draw:text-style-name="P2" draw:layer="layout" svg:width="14.044cm" svg:height="0.475cm" svg:x="4.357cm" svg:y="7.642cm">
          <draw:text-box>
            <text:p text:style-name="P1"><text:span text:style-name="T4"><text:s/></text:span><text:span text:style-name="T4">The DFID Iraq Team worked closely with the FCO and drew on the FCO’s </text:span></text:p>
          </draw:text-box>
        </draw:frame>
        <draw:frame draw:style-name="gr1" draw:text-style-name="P2" draw:layer="layout" svg:width="6.543cm" svg:height="0.475cm" svg:x="2.2cm" svg:y="8.206cm">
          <draw:text-box>
            <text:p text:style-name="P1"><text:span text:style-name="T4">Iraq-related research and analysis.</text:span></text:p>
          </draw:text-box>
        </draw:frame>
        <draw:frame draw:style-name="gr1" draw:text-style-name="P2" draw:layer="layout" svg:width="16.452cm" svg:height="0.475cm" svg:x="2.2cm" svg:y="9.121cm">
          <draw:text-box>
            <text:p text:style-name="P1"><text:span text:style-name="T7">137. </text:span><text:span text:style-name="T4"><text:s/>Advisers were drawn from the relevant DFID professional cadres with consultants </text:span></text:p>
          </draw:text-box>
        </draw:frame>
        <draw:frame draw:style-name="gr1" draw:text-style-name="P2" draw:layer="layout" svg:width="14.175cm" svg:height="0.475cm" svg:x="2.2cm" svg:y="9.685cm">
          <draw:text-box>
            <text:p text:style-name="P1"><text:span text:style-name="T4">brought in to provide advice on specific issues and projects where required.</text:span></text:p>
          </draw:text-box>
        </draw:frame>
        <draw:frame draw:style-name="gr1" draw:text-style-name="P2" draw:layer="layout" svg:width="16.643cm" svg:height="0.475cm" svg:x="2.2cm" svg:y="10.6cm">
          <draw:text-box>
            <text:p text:style-name="P1"><text:span text:style-name="T7">138. </text:span><text:span text:style-name="T4"><text:s/>In addition, DFID’s Conflict and Humanitarian Affairs Department (CHAD) provided </text:span></text:p>
          </draw:text-box>
        </draw:frame>
        <draw:frame draw:style-name="gr1" draw:text-style-name="P2" draw:layer="layout" svg:width="8.579cm" svg:height="0.475cm" svg:x="2.2cm" svg:y="11.164cm">
          <draw:text-box>
            <text:p text:style-name="P1"><text:span text:style-name="T4">specific policy and operational advice on Iraq.</text:span></text:p>
          </draw:text-box>
        </draw:frame>
        <draw:frame draw:style-name="gr3" draw:text-style-name="P4" draw:layer="layout" svg:width="10.691cm" svg:height="0.628cm" svg:x="2.2cm" svg:y="12.192cm">
          <draw:text-box>
            <text:p text:style-name="P1"><text:span text:style-name="T3">Decision-making machinery pre-conflict</text:span></text:p>
          </draw:text-box>
        </draw:frame>
        <draw:frame draw:style-name="gr1" draw:text-style-name="P2" draw:layer="layout" svg:width="16.537cm" svg:height="0.475cm" svg:x="2.2cm" svg:y="13.084cm">
          <draw:text-box>
            <text:p text:style-name="P1"><text:span text:style-name="T7">139. </text:span><text:span text:style-name="T4"><text:s/>Lord Wilson told the Inquiry that between January 1998 and January 1999 he had </text:span></text:p>
          </draw:text-box>
        </draw:frame>
        <draw:frame draw:style-name="gr1" draw:text-style-name="P2" draw:layer="layout" svg:width="15.957cm" svg:height="0.475cm" svg:x="2.2cm" svg:y="13.649cm">
          <draw:text-box>
            <text:p text:style-name="P1"><text:span text:style-name="T4">attended and noted 21 Ministerial discussions on Iraq; 10 in Cabinet, of which seven </text:span></text:p>
          </draw:text-box>
        </draw:frame>
        <draw:frame draw:style-name="gr1" draw:text-style-name="P2" draw:layer="layout" svg:width="16.529cm" svg:height="0.475cm" svg:x="2.2cm" svg:y="14.213cm">
          <draw:text-box>
            <text:p text:style-name="P1"><text:span text:style-name="T4">had “some substance”; five in the Defence and Overseas Policy Committee (DOP); and </text:span></text:p>
          </draw:text-box>
        </draw:frame>
        <draw:frame draw:style-name="gr1" draw:text-style-name="P2" draw:layer="layout" svg:width="8.884cm" svg:height="0.475cm" svg:x="2.2cm" svg:y="14.778cm">
          <draw:text-box>
            <text:p text:style-name="P1"><text:span text:style-name="T4">six ad hoc meetings, including one JIC briefing.</text:span></text:p>
          </draw:text-box>
        </draw:frame>
        <draw:frame draw:style-name="gr6" draw:text-style-name="P7" draw:layer="layout" svg:width="0.273cm" svg:height="0.276cm" svg:x="11.048cm" svg:y="14.796cm">
          <draw:text-box>
            <text:p text:style-name="P1"><text:span text:style-name="T11">87</text:span></text:p>
          </draw:text-box>
        </draw:frame>
        <draw:frame draw:style-name="gr1" draw:text-style-name="P2" draw:layer="layout" svg:width="15.843cm" svg:height="0.475cm" svg:x="2.2cm" svg:y="15.692cm">
          <draw:text-box>
            <text:p text:style-name="P1"><text:span text:style-name="T7">140. </text:span><text:span text:style-name="T4"><text:s/>The Cabinet Office informed the Inquiry that there was no discussion of Iraq in </text:span></text:p>
          </draw:text-box>
        </draw:frame>
        <draw:frame draw:style-name="gr1" draw:text-style-name="P2" draw:layer="layout" svg:width="16.567cm" svg:height="0.475cm" svg:x="2.2cm" svg:y="16.256cm">
          <draw:text-box>
            <text:p text:style-name="P1"><text:span text:style-name="T4">DOP in 1999 or 2000, and that the four discussions in Cabinet in early 1999 (the last on </text:span></text:p>
          </draw:text-box>
        </draw:frame>
        <draw:frame draw:style-name="gr1" draw:text-style-name="P2" draw:layer="layout" svg:width="11.576cm" svg:height="0.475cm" svg:x="2.2cm" svg:y="16.821cm">
          <draw:text-box>
            <text:p text:style-name="P1"><text:span text:style-name="T4">7 March) were confined to brief updates on the No-Fly Zones.</text:span></text:p>
          </draw:text-box>
        </draw:frame>
        <draw:frame draw:style-name="gr6" draw:text-style-name="P7" draw:layer="layout" svg:width="0.273cm" svg:height="0.276cm" svg:x="13.73cm" svg:y="16.84cm">
          <draw:text-box>
            <text:p text:style-name="P1"><text:span text:style-name="T11">88</text:span></text:p>
          </draw:text-box>
        </draw:frame>
        <draw:frame draw:style-name="gr1" draw:text-style-name="P2" draw:layer="layout" svg:width="4.16cm" svg:height="0.475cm" svg:x="14.004cm" svg:y="16.821cm">
          <draw:text-box>
            <text:p text:style-name="P1"><text:span text:style-name="T4"><text:s/></text:span><text:span text:style-name="T4">There is no record of </text:span></text:p>
          </draw:text-box>
        </draw:frame>
        <draw:frame draw:style-name="gr1" draw:text-style-name="P2" draw:layer="layout" svg:width="7.33cm" svg:height="0.475cm" svg:x="2.2cm" svg:y="17.385cm">
          <draw:text-box>
            <text:p text:style-name="P1"><text:span text:style-name="T4">any Cabinet discussion of Iraq in 2000.</text:span></text:p>
          </draw:text-box>
        </draw:frame>
        <draw:frame draw:style-name="gr1" draw:text-style-name="P2" draw:layer="layout" svg:width="15.555cm" svg:height="0.475cm" svg:x="2.2cm" svg:y="18.3cm">
          <draw:text-box>
            <text:p text:style-name="P1"><text:span text:style-name="T7">141. </text:span><text:span text:style-name="T4"><text:s/>In contrast, Lord Wilson told the Inquiry that between 9/11 and January 2002 </text:span></text:p>
          </draw:text-box>
        </draw:frame>
        <draw:frame draw:style-name="gr1" draw:text-style-name="P2" draw:layer="layout" svg:width="15.31cm" svg:height="0.475cm" svg:x="2.2cm" svg:y="18.864cm">
          <draw:text-box>
            <text:p text:style-name="P1"><text:span text:style-name="T4">he attended 46 Ministerial meetings on international terrorism and/or Afghanistan.</text:span></text:p>
          </draw:text-box>
        </draw:frame>
        <draw:frame draw:style-name="gr6" draw:text-style-name="P7" draw:layer="layout" svg:width="0.273cm" svg:height="0.276cm" svg:x="17.449cm" svg:y="18.883cm">
          <draw:text-box>
            <text:p text:style-name="P1"><text:span text:style-name="T11">89</text:span></text:p>
          </draw:text-box>
        </draw:frame>
        <draw:frame draw:style-name="gr1" draw:text-style-name="P2" draw:layer="layout" svg:width="0.422cm" svg:height="0.475cm" svg:x="17.723cm" svg:y="18.8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8cm" svg:height="0.475cm" svg:x="2.2cm" svg:y="19.429cm">
          <draw:text-box>
            <text:p text:style-name="P1"><text:span text:style-name="T4">Those were: 13 Cabinet meetings (four of which were very short); 12 meetings of a new </text:span></text:p>
          </draw:text-box>
        </draw:frame>
        <draw:frame draw:style-name="gr1" draw:text-style-name="P2" draw:layer="layout" svg:width="16.283cm" svg:height="0.475cm" svg:x="2.2cm" svg:y="19.993cm">
          <draw:text-box>
            <text:p text:style-name="P1"><text:span text:style-name="T4">Cabinet Committee, DOP(IT) (Defence and Overseas Policy (International Terrorism)), </text:span></text:p>
          </draw:text-box>
        </draw:frame>
        <draw:frame draw:style-name="gr1" draw:text-style-name="P2" draw:layer="layout" svg:width="16.123cm" svg:height="0.475cm" svg:x="2.2cm" svg:y="20.558cm">
          <draw:text-box>
            <text:p text:style-name="P1"><text:span text:style-name="T4">which was set up as a sort of “War Cabinet”; and 21 ad hoc meetings, although many </text:span></text:p>
          </draw:text-box>
        </draw:frame>
        <draw:frame draw:style-name="gr1" draw:text-style-name="P2" draw:layer="layout" svg:width="9.582cm" svg:height="0.475cm" svg:x="2.2cm" svg:y="21.122cm">
          <draw:text-box>
            <text:p text:style-name="P1"><text:span text:style-name="T4">of those had taken place “round the Cabinet table”.</text:span></text:p>
          </draw:text-box>
        </draw:frame>
        <draw:frame draw:style-name="gr5" draw:text-style-name="P6" draw:layer="layout" svg:width="10.632cm" svg:height="0.556cm" svg:x="2.2cm" svg:y="22.243cm">
          <draw:text-box>
            <text:p text:style-name="P1"><text:span text:style-name="T9">The Defence and Overseas Policy Committee</text:span></text:p>
          </draw:text-box>
        </draw:frame>
        <draw:frame draw:style-name="gr1" draw:text-style-name="P2" draw:layer="layout" svg:width="16.698cm" svg:height="0.475cm" svg:x="2.2cm" svg:y="23.071cm">
          <draw:text-box>
            <text:p text:style-name="P1"><text:span text:style-name="T7">142. </text:span><text:span text:style-name="T4"><text:s/>DOP, formally a Sub Committee of the Cabinet, was created in 1963, with Terms of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15.568cm" svg:height="0.475cm" svg:x="2.2cm" svg:y="23.636cm">
          <draw:text-box>
            <text:p text:style-name="P1"><text:span text:style-name="T4">Reference: “To keep under review the Government’s defence and overseas policy.”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2">86 </text:span></text:p>
          </draw:text-box>
        </draw:frame>
        <draw:frame draw:style-name="gr4" draw:text-style-name="P5" draw:layer="layout" svg:width="12.774cm" svg:height="0.395cm" svg:x="2.532cm" svg:y="25.511cm">
          <draw:text-box>
            <text:p text:style-name="P1"><text:span text:style-name="T13">Email DFID to Iraq Inquiry [junior official], 19 June 2013, ‘Iraq Inquiry new queries’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2">87 </text:span></text:p>
          </draw:text-box>
        </draw:frame>
        <draw:frame draw:style-name="gr4" draw:text-style-name="P5" draw:layer="layout" svg:width="6.538cm" svg:height="0.395cm" svg:x="2.532cm" svg:y="25.934cm">
          <draw:text-box>
            <text:p text:style-name="P1"><text:span text:style-name="T13">Public hearing, 25 January 2011, page 11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2">88 </text:span></text:p>
          </draw:text-box>
        </draw:frame>
        <draw:frame draw:style-name="gr4" draw:text-style-name="P5" draw:layer="layout" svg:width="16.101cm" svg:height="0.395cm" svg:x="2.532cm" svg:y="26.357cm">
          <draw:text-box>
            <text:p text:style-name="P1"><text:span text:style-name="T13">Email Cabinet Office to Aldred, 5 July 2011, ‘FOI request for joint MOD/FCO memo on Iraq Policy 1999’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2">89 </text:span></text:p>
          </draw:text-box>
        </draw:frame>
        <draw:frame draw:style-name="gr4" draw:text-style-name="P5" draw:layer="layout" svg:width="6.538cm" svg:height="0.395cm" svg:x="2.532cm" svg:y="26.781cm">
          <draw:text-box>
            <text:p text:style-name="P1"><text:span text:style-name="T13">Public hearing, 25 January 2011, page 11.</text:span></text:p>
          </draw:text-box>
        </draw:frame>
      </draw:page>
      <draw:page draw:name="page25" draw:style-name="dp1" draw:master-page-name="master-page28">
        <draw:frame draw:style-name="gr4" draw:text-style-name="P5" draw:layer="layout" svg:width="6.217cm" svg:height="0.395cm" svg:x="12.591cm" svg:y="1.138cm">
          <draw:text-box>
            <text:p text:style-name="P1"><text:span text:style-name="T6">2 <text:s/>| <text:s/>Decision-making within government</text:span></text:p>
          </draw:text-box>
        </draw:frame>
        <draw:polygon draw:style-name="gr10" draw:text-style-name="P10" draw:layer="layout" svg:width="15.083cm" svg:height="20.82cm" svg:x="2.958cm" svg:y="4.571cm" svg:viewBox="0 0 15084 20821" draw:points="0,20821 15084,20821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89</text:span></text:p>
          </draw:text-box>
        </draw:frame>
        <draw:frame draw:style-name="gr1" draw:text-style-name="P2" draw:layer="layout" svg:width="14.912cm" svg:height="0.475cm" svg:x="2.2cm" svg:y="2.525cm">
          <draw:text-box>
            <text:p text:style-name="P1"><text:span text:style-name="T7">143. </text:span><text:span text:style-name="T4"><text:s/>DOP was chaired by the Prime Minister, and its membership included the </text:span></text:p>
          </draw:text-box>
        </draw:frame>
        <draw:frame draw:style-name="gr1" draw:text-style-name="P2" draw:layer="layout" svg:width="15.754cm" svg:height="0.475cm" svg:x="2.2cm" svg:y="3.09cm">
          <draw:text-box>
            <text:p text:style-name="P1"><text:span text:style-name="T4">Chancellor of the Exchequer, the Foreign Secretary, the Defence Secretary and the </text:span></text:p>
          </draw:text-box>
        </draw:frame>
        <draw:frame draw:style-name="gr1" draw:text-style-name="P2" draw:layer="layout" svg:width="12.977cm" svg:height="0.475cm" svg:x="2.2cm" svg:y="3.654cm">
          <draw:text-box>
            <text:p text:style-name="P1"><text:span text:style-name="T4">International Development Secretary. The CDS attended as required.</text:span></text:p>
          </draw:text-box>
        </draw:frame>
        <draw:frame draw:style-name="gr5" draw:text-style-name="P6" draw:layer="layout" svg:width="9.789cm" svg:height="0.556cm" svg:x="5.615cm" svg:y="4.975cm">
          <draw:text-box>
            <text:p text:style-name="P1"><text:span text:style-name="T9">The conventions used in Cabinet minutes</text:span></text:p>
          </draw:text-box>
        </draw:frame>
        <draw:frame draw:style-name="gr4" draw:text-style-name="P5" draw:layer="layout" svg:width="13.431cm" svg:height="0.395cm" svg:x="3.45cm" svg:y="5.897cm">
          <draw:text-box>
            <text:p text:style-name="P1"><text:span text:style-name="T13">The </text:span><text:span text:style-name="T14">Guide to Minute Taking</text:span><text:span text:style-name="T13"> produced by the Cabinet Office in June 2001 said that the </text:span></text:p>
          </draw:text-box>
        </draw:frame>
        <draw:frame draw:style-name="gr4" draw:text-style-name="P5" draw:layer="layout" svg:width="14.112cm" svg:height="0.395cm" svg:x="3.45cm" svg:y="6.391cm">
          <draw:text-box>
            <text:p text:style-name="P1"><text:span text:style-name="T13">first purpose of a minute was to set out the conclusions reached so that those who have to </text:span></text:p>
          </draw:text-box>
        </draw:frame>
        <draw:frame draw:style-name="gr4" draw:text-style-name="P5" draw:layer="layout" svg:width="13.828cm" svg:height="0.395cm" svg:x="3.45cm" svg:y="6.885cm">
          <draw:text-box>
            <text:p text:style-name="P1"><text:span text:style-name="T13">take action know precisely what to do; the second purpose was to “give the reasons why </text:span></text:p>
          </draw:text-box>
        </draw:frame>
        <draw:frame draw:style-name="gr4" draw:text-style-name="P5" draw:layer="layout" svg:width="4.866cm" svg:height="0.395cm" svg:x="3.45cm" svg:y="7.378cm">
          <draw:text-box>
            <text:p text:style-name="P1"><text:span text:style-name="T13">the conclusions were reached”.</text:span></text:p>
          </draw:text-box>
        </draw:frame>
        <draw:frame draw:style-name="gr4" draw:text-style-name="P5" draw:layer="layout" svg:width="2.479cm" svg:height="0.395cm" svg:x="3.45cm" svg:y="8.072cm">
          <draw:text-box>
            <text:p text:style-name="P1"><text:span text:style-name="T13">The </text:span><text:span text:style-name="T14">Guide</text:span><text:span text:style-name="T13"> said:</text:span></text:p>
          </draw:text-box>
        </draw:frame>
        <draw:frame draw:style-name="gr4" draw:text-style-name="P5" draw:layer="layout" svg:width="5.54cm" svg:height="0.395cm" svg:x="4.2cm" svg:y="8.766cm">
          <draw:text-box>
            <text:p text:style-name="P1"><text:span text:style-name="T13">“</text:span><text:span text:style-name="T13">A good minute of a meeting will be:</text:span></text:p>
          </draw:text-box>
        </draw:frame>
        <draw:frame draw:style-name="gr4" draw:text-style-name="P5" draw:layer="layout" svg:width="0.352cm" svg:height="0.395cm" svg:x="4.95cm" svg:y="9.36cm">
          <draw:text-box>
            <text:p text:style-name="P1"><text:span text:style-name="T13">i. </text:span></text:p>
          </draw:text-box>
        </draw:frame>
        <draw:frame draw:style-name="gr4" draw:text-style-name="P5" draw:layer="layout" svg:width="2.991cm" svg:height="0.395cm" svg:x="5.7cm" svg:y="9.36cm">
          <draw:text-box>
            <text:p text:style-name="P1"><text:span text:style-name="T13">brief but intelligible;</text:span></text:p>
          </draw:text-box>
        </draw:frame>
        <draw:frame draw:style-name="gr4" draw:text-style-name="P5" draw:layer="layout" svg:width="0.352cm" svg:height="0.395cm" svg:x="4.95cm" svg:y="9.954cm">
          <draw:text-box>
            <text:p text:style-name="P1"><text:span text:style-name="T13">ii. </text:span></text:p>
          </draw:text-box>
        </draw:frame>
        <draw:frame draw:style-name="gr4" draw:text-style-name="P5" draw:layer="layout" svg:width="2.284cm" svg:height="0.395cm" svg:x="5.7cm" svg:y="9.954cm">
          <draw:text-box>
            <text:p text:style-name="P1"><text:span text:style-name="T13">self-contained;</text:span></text:p>
          </draw:text-box>
        </draw:frame>
        <draw:frame draw:style-name="gr4" draw:text-style-name="P5" draw:layer="layout" svg:width="0.425cm" svg:height="0.395cm" svg:x="4.95cm" svg:y="10.548cm">
          <draw:text-box>
            <text:p text:style-name="P1"><text:span text:style-name="T13">iii. </text:span></text:p>
          </draw:text-box>
        </draw:frame>
        <draw:frame draw:style-name="gr4" draw:text-style-name="P5" draw:layer="layout" svg:width="4.4cm" svg:height="0.395cm" svg:x="5.7cm" svg:y="10.548cm">
          <draw:text-box>
            <text:p text:style-name="P1"><text:span text:style-name="T13">in the main, impersonal; and</text:span></text:p>
          </draw:text-box>
        </draw:frame>
        <draw:frame draw:style-name="gr4" draw:text-style-name="P5" draw:layer="layout" svg:width="0.425cm" svg:height="0.395cm" svg:x="4.95cm" svg:y="11.142cm">
          <draw:text-box>
            <text:p text:style-name="P1"><text:span text:style-name="T13">iv. </text:span></text:p>
          </draw:text-box>
        </draw:frame>
        <draw:frame draw:style-name="gr4" draw:text-style-name="P5" draw:layer="layout" svg:width="8.232cm" svg:height="0.395cm" svg:x="5.7cm" svg:y="11.142cm">
          <draw:text-box>
            <text:p text:style-name="P1"><text:span text:style-name="T13">to the full extent that the discussion allows, decisive.”</text:span></text:p>
          </draw:text-box>
        </draw:frame>
        <draw:frame draw:style-name="gr8" draw:text-style-name="P9" draw:layer="layout" svg:width="0.231cm" svg:height="0.23cm" svg:x="13.975cm" svg:y="11.157cm">
          <draw:text-box>
            <text:p text:style-name="P1"><text:span text:style-name="T12">90</text:span></text:p>
          </draw:text-box>
        </draw:frame>
        <draw:frame draw:style-name="gr4" draw:text-style-name="P5" draw:layer="layout" svg:width="13.151cm" svg:height="0.395cm" svg:x="3.45cm" svg:y="11.736cm">
          <draw:text-box>
            <text:p text:style-name="P1"><text:span text:style-name="T13">The </text:span><text:span text:style-name="T14">Guide</text:span><text:span text:style-name="T13"> made clear that a minute was “not a substitute for a verbatim record” and </text:span></text:p>
          </draw:text-box>
        </draw:frame>
        <draw:frame draw:style-name="gr4" draw:text-style-name="P5" draw:layer="layout" svg:width="13.93cm" svg:height="0.395cm" svg:x="3.45cm" svg:y="12.23cm">
          <draw:text-box>
            <text:p text:style-name="P1"><text:span text:style-name="T13">should not reproduce points made by every speaker. Instead they should be grouped into </text:span></text:p>
          </draw:text-box>
        </draw:frame>
        <draw:frame draw:style-name="gr4" draw:text-style-name="P5" draw:layer="layout" svg:width="6.36cm" svg:height="0.395cm" svg:x="3.45cm" svg:y="12.723cm">
          <draw:text-box>
            <text:p text:style-name="P1"><text:span text:style-name="T13">paragraphs which develop the argument.</text:span></text:p>
          </draw:text-box>
        </draw:frame>
        <draw:frame draw:style-name="gr4" draw:text-style-name="P5" draw:layer="layout" svg:width="13.426cm" svg:height="0.395cm" svg:x="3.45cm" svg:y="13.417cm">
          <draw:text-box>
            <text:p text:style-name="P1"><text:span text:style-name="T13">Points should be attributed to an individual when “a specifically departmental view has </text:span></text:p>
          </draw:text-box>
        </draw:frame>
        <draw:frame draw:style-name="gr4" draw:text-style-name="P5" draw:layer="layout" svg:width="13.79cm" svg:height="0.395cm" svg:x="3.45cm" svg:y="13.911cm">
          <draw:text-box>
            <text:p text:style-name="P1"><text:span text:style-name="T13">been put forward, or a suggestion has been made to safeguard a departmental interest”, </text:span></text:p>
          </draw:text-box>
        </draw:frame>
        <draw:frame draw:style-name="gr4" draw:text-style-name="P5" draw:layer="layout" svg:width="13.87cm" svg:height="0.395cm" svg:x="3.45cm" svg:y="14.405cm">
          <draw:text-box>
            <text:p text:style-name="P1"><text:span text:style-name="T13">or when a speaker reserves their position or registers dissent. Dissent to the conclusions </text:span></text:p>
          </draw:text-box>
        </draw:frame>
        <draw:frame draw:style-name="gr4" draw:text-style-name="P5" draw:layer="layout" svg:width="12.998cm" svg:height="0.395cm" svg:x="3.45cm" svg:y="14.899cm">
          <draw:text-box>
            <text:p text:style-name="P1"><text:span text:style-name="T13">of a Cabinet meeting should only be recorded if the dissenting Minister indicates an </text:span></text:p>
          </draw:text-box>
        </draw:frame>
        <draw:frame draw:style-name="gr4" draw:text-style-name="P5" draw:layer="layout" svg:width="2.864cm" svg:height="0.395cm" svg:x="3.45cm" svg:y="15.393cm">
          <draw:text-box>
            <text:p text:style-name="P1"><text:span text:style-name="T13">intention to resign.</text:span></text:p>
          </draw:text-box>
        </draw:frame>
        <draw:frame draw:style-name="gr4" draw:text-style-name="P5" draw:layer="layout" svg:width="12.758cm" svg:height="0.395cm" svg:x="3.45cm" svg:y="16.087cm">
          <draw:text-box>
            <text:p text:style-name="P1"><text:span text:style-name="T13">The </text:span><text:span text:style-name="T14">Guide</text:span><text:span text:style-name="T13"> advised that when the Chair had summed up a discussion “it is usually </text:span></text:p>
          </draw:text-box>
        </draw:frame>
        <draw:frame draw:style-name="gr4" draw:text-style-name="P5" draw:layer="layout" svg:width="13.544cm" svg:height="0.395cm" svg:x="3.45cm" svg:y="16.581cm">
          <draw:text-box>
            <text:p text:style-name="P1"><text:span text:style-name="T13">convenient to record this as a formal summing up” to record “the sense of the meeting” </text:span></text:p>
          </draw:text-box>
        </draw:frame>
        <draw:frame draw:style-name="gr4" draw:text-style-name="P5" draw:layer="layout" svg:width="13.354cm" svg:height="0.395cm" svg:x="3.45cm" svg:y="17.074cm">
          <draw:text-box>
            <text:p text:style-name="P1"><text:span text:style-name="T13">and avoid lengthy conclusions. A minute should end with conclusions which are “clear </text:span></text:p>
          </draw:text-box>
        </draw:frame>
        <draw:frame draw:style-name="gr4" draw:text-style-name="P5" draw:layer="layout" svg:width="2.034cm" svg:height="0.395cm" svg:x="3.45cm" svg:y="17.568cm">
          <draw:text-box>
            <text:p text:style-name="P1"><text:span text:style-name="T13">and precise”.</text:span></text:p>
          </draw:text-box>
        </draw:frame>
        <draw:frame draw:style-name="gr4" draw:text-style-name="P5" draw:layer="layout" svg:width="13.113cm" svg:height="0.395cm" svg:x="3.45cm" svg:y="18.262cm">
          <draw:text-box>
            <text:p text:style-name="P1"><text:span text:style-name="T13">The </text:span><text:span text:style-name="T14">Guide</text:span><text:span text:style-name="T13"> explained that conventions govern the formulae used to indicate different </text:span></text:p>
          </draw:text-box>
        </draw:frame>
        <draw:frame draw:style-name="gr4" draw:text-style-name="P5" draw:layer="layout" svg:width="13.197cm" svg:height="0.395cm" svg:x="3.45cm" svg:y="18.756cm">
          <draw:text-box>
            <text:p text:style-name="P1"><text:span text:style-name="T13">kinds of action, which reflected “the constitutional position of Ministers as individually </text:span></text:p>
          </draw:text-box>
        </draw:frame>
        <draw:frame draw:style-name="gr4" draw:text-style-name="P5" draw:layer="layout" svg:width="12.778cm" svg:height="0.395cm" svg:x="3.45cm" svg:y="19.25cm">
          <draw:text-box>
            <text:p text:style-name="P1"><text:span text:style-name="T13">responsible for matters covered by their department while sharing in the collective </text:span></text:p>
          </draw:text-box>
        </draw:frame>
        <draw:frame draw:style-name="gr4" draw:text-style-name="P5" draw:layer="layout" svg:width="12.922cm" svg:height="0.395cm" svg:x="3.45cm" svg:y="19.744cm">
          <draw:text-box>
            <text:p text:style-name="P1"><text:span text:style-name="T13">responsibility of members of the Government”. The formulae also distinguished the </text:span></text:p>
          </draw:text-box>
        </draw:frame>
        <draw:frame draw:style-name="gr4" draw:text-style-name="P5" draw:layer="layout" svg:width="10.619cm" svg:height="0.395cm" svg:x="3.45cm" svg:y="20.238cm">
          <draw:text-box>
            <text:p text:style-name="P1"><text:span text:style-name="T13">positions of the Chair of a Committee and its Secretariat. They were:</text:span></text:p>
          </draw:text-box>
        </draw:frame>
        <draw:frame draw:style-name="gr4" draw:text-style-name="P5" draw:layer="layout" svg:width="2.712cm" svg:height="0.395cm" svg:x="4.2cm" svg:y="20.932cm">
          <draw:text-box>
            <text:p text:style-name="P1"><text:span text:style-name="T13">“</text:span><text:span text:style-name="T13">The Committee–</text:span></text:p>
          </draw:text-box>
        </draw:frame>
        <draw:frame draw:style-name="gr4" draw:text-style-name="P5" draw:layer="layout" svg:width="0.391cm" svg:height="0.395cm" svg:x="4.95cm" svg:y="21.626cm">
          <draw:text-box>
            <text:p text:style-name="P1"><text:span text:style-name="T13">1. </text:span></text:p>
          </draw:text-box>
        </draw:frame>
        <draw:frame draw:style-name="gr4" draw:text-style-name="P5" draw:layer="layout" svg:width="4.35cm" svg:height="0.395cm" svg:x="5.7cm" svg:y="21.626cm">
          <draw:text-box>
            <text:p text:style-name="P1"><text:span text:style-name="T13">Approved [a memorandum].</text:span></text:p>
          </draw:text-box>
        </draw:frame>
        <draw:frame draw:style-name="gr4" draw:text-style-name="P5" draw:layer="layout" svg:width="0.391cm" svg:height="0.395cm" svg:x="4.95cm" svg:y="22.219cm">
          <draw:text-box>
            <text:p text:style-name="P1"><text:span text:style-name="T13">2. </text:span></text:p>
          </draw:text-box>
        </draw:frame>
        <draw:frame draw:style-name="gr4" draw:text-style-name="P5" draw:layer="layout" svg:width="4.781cm" svg:height="0.395cm" svg:x="5.7cm" svg:y="22.219cm">
          <draw:text-box>
            <text:p text:style-name="P1"><text:span text:style-name="T13">Agreed [on a course of action].</text:span></text:p>
          </draw:text-box>
        </draw:frame>
        <draw:frame draw:style-name="gr4" draw:text-style-name="P5" draw:layer="layout" svg:width="0.391cm" svg:height="0.395cm" svg:x="4.95cm" svg:y="22.813cm">
          <draw:text-box>
            <text:p text:style-name="P1"><text:span text:style-name="T13">3. </text:span></text:p>
          </draw:text-box>
        </draw:frame>
        <draw:frame draw:style-name="gr4" draw:text-style-name="P5" draw:layer="layout" svg:width="5.759cm" svg:height="0.395cm" svg:x="5.7cm" svg:y="22.813cm">
          <draw:text-box>
            <text:p text:style-name="P1"><text:span text:style-name="T13">Agreed to resume their discussion …</text:span></text:p>
          </draw:text-box>
        </draw:frame>
        <draw:frame draw:style-name="gr4" draw:text-style-name="P5" draw:layer="layout" svg:width="0.391cm" svg:height="0.395cm" svg:x="4.95cm" svg:y="23.407cm">
          <draw:text-box>
            <text:p text:style-name="P1"><text:span text:style-name="T13">4. </text:span></text:p>
          </draw:text-box>
        </draw:frame>
        <draw:frame draw:style-name="gr4" draw:text-style-name="P5" draw:layer="layout" svg:width="4.455cm" svg:height="0.395cm" svg:x="5.7cm" svg:y="23.407cm">
          <draw:text-box>
            <text:p text:style-name="P1"><text:span text:style-name="T13">Instructed the Secretaries …</text:span></text:p>
          </draw:text-box>
        </draw:frame>
        <draw:frame draw:style-name="gr4" draw:text-style-name="P5" draw:layer="layout" svg:width="0.391cm" svg:height="0.395cm" svg:x="4.95cm" svg:y="24.001cm">
          <draw:text-box>
            <text:p text:style-name="P1"><text:span text:style-name="T13">5. </text:span></text:p>
          </draw:text-box>
        </draw:frame>
        <draw:frame draw:style-name="gr4" draw:text-style-name="P5" draw:layer="layout" svg:width="11.474cm" svg:height="0.395cm" svg:x="5.7cm" svg:y="24.001cm">
          <draw:text-box>
            <text:p text:style-name="P1"><text:span text:style-name="T13">Invited the Chancellor of the Exchequer [or the Treasury in the case of an </text:span></text:p>
          </draw:text-box>
        </draw:frame>
        <draw:line draw:style-name="gr7" draw:text-style-name="P8" draw:layer="layout" svg:x1="2.199cm" svg:y1="26.626cm" svg:x2="7.3cm" svg:y2="26.626cm">
          <text:p/>
        </draw:line>
        <draw:frame draw:style-name="gr4" draw:text-style-name="P5" draw:layer="layout" svg:width="7.732cm" svg:height="0.395cm" svg:x="5.7cm" svg:y="24.495cm">
          <draw:text-box>
            <text:p text:style-name="P1"><text:span text:style-name="T13">Official Committee] to … (do not say ‘authorised’).</text:span></text:p>
          </draw:text-box>
        </draw:frame>
        <draw:frame draw:style-name="gr8" draw:text-style-name="P9" draw:layer="layout" svg:width="0.29cm" svg:height="0.23cm" svg:x="2.2cm" svg:y="27.146cm">
          <draw:text-box>
            <text:p text:style-name="P1"><text:span text:style-name="T12">90 </text:span></text:p>
          </draw:text-box>
        </draw:frame>
        <draw:frame draw:style-name="gr4" draw:text-style-name="P5" draw:layer="layout" svg:width="7.931cm" svg:height="0.395cm" svg:x="2.532cm" svg:y="27.131cm">
          <draw:text-box>
            <text:p text:style-name="P1"><text:span text:style-name="T13">Cabinet Office, </text:span><text:span text:style-name="T14">Guide to Minute Taking</text:span><text:span text:style-name="T13">, June 2001.</text:span></text:p>
          </draw:text-box>
        </draw:frame>
      </draw:page>
      <draw:page draw:name="page2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10" draw:text-style-name="P10" draw:layer="layout" svg:width="15.083cm" svg:height="3.458cm" svg:x="2.958cm" svg:y="2.608cm" svg:viewBox="0 0 15084 3459" draw:points="0,3459 15084,3459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90</text:span></text:p>
          </draw:text-box>
        </draw:frame>
        <draw:frame draw:style-name="gr4" draw:text-style-name="P5" draw:layer="layout" svg:width="0.391cm" svg:height="0.395cm" svg:x="4.95cm" svg:y="3.055cm">
          <draw:text-box>
            <text:p text:style-name="P1"><text:span text:style-name="T13">6. </text:span></text:p>
          </draw:text-box>
        </draw:frame>
        <draw:frame draw:style-name="gr4" draw:text-style-name="P5" draw:layer="layout" svg:width="10.75cm" svg:height="0.395cm" svg:x="5.7cm" svg:y="3.055cm">
          <draw:text-box>
            <text:p text:style-name="P1"><text:span text:style-name="T13">Took note that the Chancellor of the Exchequer [or Treasury] would…</text:span></text:p>
          </draw:text-box>
        </draw:frame>
        <draw:frame draw:style-name="gr4" draw:text-style-name="P5" draw:layer="layout" svg:width="0.391cm" svg:height="0.395cm" svg:x="4.95cm" svg:y="3.649cm">
          <draw:text-box>
            <text:p text:style-name="P1"><text:span text:style-name="T13">7. </text:span></text:p>
          </draw:text-box>
        </draw:frame>
        <draw:frame draw:style-name="gr4" draw:text-style-name="P5" draw:layer="layout" svg:width="1.619cm" svg:height="0.395cm" svg:x="5.7cm" svg:y="3.649cm">
          <draw:text-box>
            <text:p text:style-name="P1"><text:span text:style-name="T13">Took note.</text:span></text:p>
          </draw:text-box>
        </draw:frame>
        <draw:frame draw:style-name="gr4" draw:text-style-name="P5" draw:layer="layout" svg:width="0.391cm" svg:height="0.395cm" svg:x="4.95cm" svg:y="4.243cm">
          <draw:text-box>
            <text:p text:style-name="P1"><text:span text:style-name="T13">8. </text:span></text:p>
          </draw:text-box>
        </draw:frame>
        <draw:frame draw:style-name="gr4" draw:text-style-name="P5" draw:layer="layout" svg:width="10.941cm" svg:height="0.395cm" svg:x="5.7cm" svg:y="4.243cm">
          <draw:text-box>
            <text:p text:style-name="P1"><text:span text:style-name="T13">Took note, with approval, of the Prime Minister’s [Chair’s] summing up </text:span></text:p>
          </draw:text-box>
        </draw:frame>
        <draw:frame draw:style-name="gr4" draw:text-style-name="P5" draw:layer="layout" svg:width="10.56cm" svg:height="0.395cm" svg:x="5.7cm" svg:y="4.737cm">
          <draw:text-box>
            <text:p text:style-name="P1"><text:span text:style-name="T13">of their discussions [and invited the Ministers concerned to proceed </text:span></text:p>
          </draw:text-box>
        </draw:frame>
        <draw:frame draw:style-name="gr4" draw:text-style-name="P5" draw:layer="layout" svg:width="2.093cm" svg:height="0.395cm" svg:x="5.7cm" svg:y="5.231cm">
          <draw:text-box>
            <text:p text:style-name="P1"><text:span text:style-name="T13">accordingly].”</text:span></text:p>
          </draw:text-box>
        </draw:frame>
        <draw:frame draw:style-name="gr5" draw:text-style-name="P6" draw:layer="layout" svg:width="8.968cm" svg:height="0.556cm" svg:x="2.2cm" svg:y="6.738cm">
          <draw:text-box>
            <text:p text:style-name="P1"><text:span text:style-name="T9">The Ad Hoc Meeting (the War Cabinet)</text:span></text:p>
          </draw:text-box>
        </draw:frame>
        <draw:frame draw:style-name="gr1" draw:text-style-name="P2" draw:layer="layout" svg:width="16.342cm" svg:height="0.475cm" svg:x="2.2cm" svg:y="7.566cm">
          <draw:text-box>
            <text:p text:style-name="P1"><text:span text:style-name="T7">144. </text:span><text:span text:style-name="T4"><text:s/>In June 2002, officials began to discuss changes to the Government’s machinery </text:span></text:p>
          </draw:text-box>
        </draw:frame>
        <draw:frame draw:style-name="gr1" draw:text-style-name="P2" draw:layer="layout" svg:width="5.226cm" svg:height="0.475cm" svg:x="2.2cm" svg:y="8.131cm">
          <draw:text-box>
            <text:p text:style-name="P1"><text:span text:style-name="T4">for Iraq policy and planning.</text:span></text:p>
          </draw:text-box>
        </draw:frame>
        <draw:frame draw:style-name="gr1" draw:text-style-name="P2" draw:layer="layout" svg:width="15.902cm" svg:height="0.475cm" svg:x="2.2cm" svg:y="9.045cm">
          <draw:text-box>
            <text:p text:style-name="P1"><text:span text:style-name="T7">145. </text:span><text:span text:style-name="T4"><text:s/>Recommendations to improve Whitehall co-ordination at official and Ministerial </text:span></text:p>
          </draw:text-box>
        </draw:frame>
        <draw:frame draw:style-name="gr1" draw:text-style-name="P2" draw:layer="layout" svg:width="8.232cm" svg:height="0.475cm" svg:x="2.2cm" svg:y="9.61cm">
          <draw:text-box>
            <text:p text:style-name="P1"><text:span text:style-name="T4">level were put to Mr Blair in mid-September.</text:span></text:p>
          </draw:text-box>
        </draw:frame>
        <draw:frame draw:style-name="gr1" draw:text-style-name="P2" draw:layer="layout" svg:width="15.58cm" svg:height="0.475cm" svg:x="2.2cm" svg:y="10.524cm">
          <draw:text-box>
            <text:p text:style-name="P1"><text:span text:style-name="T7">146. </text:span><text:span text:style-name="T4"><text:s/>Mr Tom McKane, Deputy Head of OD Sec, sent Sir David Manning a note on </text:span></text:p>
          </draw:text-box>
        </draw:frame>
        <draw:frame draw:style-name="gr1" draw:text-style-name="P2" draw:layer="layout" svg:width="10.602cm" svg:height="0.475cm" svg:x="2.2cm" svg:y="11.089cm">
          <draw:text-box>
            <text:p text:style-name="P1"><text:span text:style-name="T4">possible machinery “for managing Iraq” on 2 September.</text:span></text:p>
          </draw:text-box>
        </draw:frame>
        <draw:frame draw:style-name="gr6" draw:text-style-name="P7" draw:layer="layout" svg:width="0.341cm" svg:height="0.276cm" svg:x="12.765cm" svg:y="11.107cm">
          <draw:text-box>
            <text:p text:style-name="P1"><text:span text:style-name="T11">91 </text:span></text:p>
          </draw:text-box>
        </draw:frame>
        <draw:frame draw:style-name="gr1" draw:text-style-name="P2" draw:layer="layout" svg:width="4.519cm" svg:height="0.475cm" svg:x="13.108cm" svg:y="11.089cm">
          <draw:text-box>
            <text:p text:style-name="P1"><text:span text:style-name="T4">He recalled that he and </text:span></text:p>
          </draw:text-box>
        </draw:frame>
        <draw:frame draw:style-name="gr1" draw:text-style-name="P2" draw:layer="layout" svg:width="16.169cm" svg:height="0.475cm" svg:x="2.2cm" svg:y="11.653cm">
          <draw:text-box>
            <text:p text:style-name="P1"><text:span text:style-name="T4">Sir David had already agreed that, “following the pattern of Afghanistan”, there should </text:span></text:p>
          </draw:text-box>
        </draw:frame>
        <draw:frame draw:style-name="gr1" draw:text-style-name="P2" draw:layer="layout" svg:width="16.563cm" svg:height="0.475cm" svg:x="2.2cm" svg:y="12.217cm">
          <draw:text-box>
            <text:p text:style-name="P1"><text:span text:style-name="T4">be two groups of officials: an “inner group” chaired by Sir David (or Mr Desmond Bowen </text:span></text:p>
          </draw:text-box>
        </draw:frame>
        <draw:frame draw:style-name="gr1" draw:text-style-name="P2" draw:layer="layout" svg:width="15.835cm" svg:height="0.475cm" svg:x="2.2cm" svg:y="12.782cm">
          <draw:text-box>
            <text:p text:style-name="P1"><text:span text:style-name="T4">who would shortly be taking over from Mr McKane) and a more junior “wider group”, </text:span></text:p>
          </draw:text-box>
        </draw:frame>
        <draw:frame draw:style-name="gr1" draw:text-style-name="P2" draw:layer="layout" svg:width="7.427cm" svg:height="0.475cm" svg:x="2.2cm" svg:y="13.346cm">
          <draw:text-box>
            <text:p text:style-name="P1"><text:span text:style-name="T4">chaired by Mr Bowen or Mr Drummond.</text:span></text:p>
          </draw:text-box>
        </draw:frame>
        <draw:frame draw:style-name="gr1" draw:text-style-name="P2" draw:layer="layout" svg:width="16.541cm" svg:height="0.475cm" svg:x="2.2cm" svg:y="14.261cm">
          <draw:text-box>
            <text:p text:style-name="P1"><text:span text:style-name="T7">147. </text:span><text:span text:style-name="T4"><text:s/>Mr McKane proposed that the inner group “should begin work once you [Sir David </text:span></text:p>
          </draw:text-box>
        </draw:frame>
        <draw:frame draw:style-name="gr1" draw:text-style-name="P2" draw:layer="layout" svg:width="16.605cm" svg:height="0.475cm" svg:x="2.2cm" svg:y="14.825cm">
          <draw:text-box>
            <text:p text:style-name="P1"><text:span text:style-name="T4">Manning] decide that the time is right”. It would comprise the Chair of the JIC or Chief of </text:span></text:p>
          </draw:text-box>
        </draw:frame>
        <draw:frame draw:style-name="gr1" draw:text-style-name="P2" draw:layer="layout" svg:width="16.275cm" svg:height="0.475cm" svg:x="2.2cm" svg:y="15.39cm">
          <draw:text-box>
            <text:p text:style-name="P1"><text:span text:style-name="T4">the Assessments Staff, the FCO Middle East Director, the DCDS(C) and/or Mr Ian Lee </text:span></text:p>
          </draw:text-box>
        </draw:frame>
        <draw:frame draw:style-name="gr1" draw:text-style-name="P2" draw:layer="layout" svg:width="16.525cm" svg:height="0.475cm" svg:x="2.2cm" svg:y="15.954cm">
          <draw:text-box>
            <text:p text:style-name="P1"><text:span text:style-name="T4">(MOD Director General Operational Policy), and representatives of all three Intelligence </text:span></text:p>
          </draw:text-box>
        </draw:frame>
        <draw:frame draw:style-name="gr1" draw:text-style-name="P2" draw:layer="layout" svg:width="15.941cm" svg:height="0.475cm" svg:x="2.2cm" svg:y="16.519cm">
          <draw:text-box>
            <text:p text:style-name="P1"><text:span text:style-name="T4">Agencies and the Home Office. Mr McKane asked whether it should also include the </text:span></text:p>
          </draw:text-box>
        </draw:frame>
        <draw:frame draw:style-name="gr1" draw:text-style-name="P2" draw:layer="layout" svg:width="16.796cm" svg:height="0.475cm" svg:x="2.2cm" svg:y="17.083cm">
          <draw:text-box>
            <text:p text:style-name="P1"><text:span text:style-name="T4">Defence Intelligence Staff (DIS) and a No.10 information specialist. He proposed that the </text:span></text:p>
          </draw:text-box>
        </draw:frame>
        <draw:frame draw:style-name="gr1" draw:text-style-name="P2" draw:layer="layout" svg:width="16.745cm" svg:height="0.475cm" svg:x="2.2cm" svg:y="17.647cm">
          <draw:text-box>
            <text:p text:style-name="P1"><text:span text:style-name="T4">wider group “should meet periodically from now on and, inter alia, address the issues set </text:span></text:p>
          </draw:text-box>
        </draw:frame>
        <draw:frame draw:style-name="gr1" draw:text-style-name="P2" draw:layer="layout" svg:width="8.464cm" svg:height="0.475cm" svg:x="2.2cm" svg:y="18.212cm">
          <draw:text-box>
            <text:p text:style-name="P1"><text:span text:style-name="T4">out in Jim Drummond’s minute of 30 August”.</text:span></text:p>
          </draw:text-box>
        </draw:frame>
        <draw:frame draw:style-name="gr1" draw:text-style-name="P2" draw:layer="layout" svg:width="16.249cm" svg:height="0.475cm" svg:x="2.2cm" svg:y="19.126cm">
          <draw:text-box>
            <text:p text:style-name="P1"><text:span text:style-name="T7">148. </text:span><text:span text:style-name="T4"><text:s/>Mr McKane wrote that “we also need to consider the composition of a Ministerial </text:span></text:p>
          </draw:text-box>
        </draw:frame>
        <draw:frame draw:style-name="gr1" draw:text-style-name="P2" draw:layer="layout" svg:width="15.022cm" svg:height="0.475cm" svg:x="2.2cm" svg:y="19.691cm">
          <draw:text-box>
            <text:p text:style-name="P1"><text:span text:style-name="T4">Group”. He recommended the creation of a separate Ad Hoc Sub-Committee of </text:span></text:p>
          </draw:text-box>
        </draw:frame>
        <draw:frame draw:style-name="gr1" draw:text-style-name="P2" draw:layer="layout" svg:width="16.072cm" svg:height="0.475cm" svg:x="2.2cm" svg:y="20.255cm">
          <draw:text-box>
            <text:p text:style-name="P1"><text:span text:style-name="T4">DOP, chaired by the Prime Minister, with the participation of the Foreign and Defence </text:span></text:p>
          </draw:text-box>
        </draw:frame>
        <draw:frame draw:style-name="gr1" draw:text-style-name="P2" draw:layer="layout" svg:width="15.873cm" svg:height="0.475cm" svg:x="2.2cm" svg:y="20.82cm">
          <draw:text-box>
            <text:p text:style-name="P1"><text:span text:style-name="T4">Secretaries and the Intelligence Chiefs. DOP “could meet less frequently and be the </text:span></text:p>
          </draw:text-box>
        </draw:frame>
        <draw:frame draw:style-name="gr1" draw:text-style-name="P2" draw:layer="layout" svg:width="16.106cm" svg:height="0.475cm" svg:x="2.2cm" svg:y="21.384cm">
          <draw:text-box>
            <text:p text:style-name="P1"><text:span text:style-name="T4">means of formalising decisions”. Mr McKane also suggested that Lord Goldsmith, the </text:span></text:p>
          </draw:text-box>
        </draw:frame>
        <draw:frame draw:style-name="gr1" draw:text-style-name="P2" draw:layer="layout" svg:width="16.605cm" svg:height="0.475cm" svg:x="2.2cm" svg:y="21.949cm">
          <draw:text-box>
            <text:p text:style-name="P1"><text:span text:style-name="T4">Attorney General, be invited “to be in attendance at both these groups, as required” and </text:span></text:p>
          </draw:text-box>
        </draw:frame>
        <draw:frame draw:style-name="gr1" draw:text-style-name="P2" draw:layer="layout" svg:width="12.905cm" svg:height="0.475cm" svg:x="2.2cm" svg:y="22.513cm">
          <draw:text-box>
            <text:p text:style-name="P1"><text:span text:style-name="T4">Mr Robin Cook, the Leader of the House, “be invited to attend DOP”.</text:span></text:p>
          </draw:text-box>
        </draw:frame>
        <draw:frame draw:style-name="gr1" draw:text-style-name="P2" draw:layer="layout" svg:width="13.443cm" svg:height="0.475cm" svg:x="2.2cm" svg:y="23.427cm">
          <draw:text-box>
            <text:p text:style-name="P1"><text:span text:style-name="T7">149. </text:span><text:span text:style-name="T4"><text:s/>Sir David Manning put the proposals to Mr Blair on 12 September.</text:span></text:p>
          </draw:text-box>
        </draw:frame>
        <draw:frame draw:style-name="gr6" draw:text-style-name="P7" draw:layer="layout" svg:width="0.273cm" svg:height="0.276cm" svg:x="15.566cm" svg:y="23.411cm">
          <draw:text-box>
            <text:p text:style-name="P1"><text:span text:style-name="T11">92</text:span></text:p>
          </draw:text-box>
        </draw:frame>
        <draw:frame draw:style-name="gr6" draw:text-style-name="P7" draw:layer="layout" svg:width="0.246cm" svg:height="0.276cm" svg:x="15.84cm" svg:y="23.44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2.944cm" svg:height="0.475cm" svg:x="15.895cm" svg:y="23.427cm">
          <draw:text-box>
            <text:p text:style-name="P1"><text:span text:style-name="T4">At official level, </text:span></text:p>
          </draw:text-box>
        </draw:frame>
        <draw:frame draw:style-name="gr1" draw:text-style-name="P2" draw:layer="layout" svg:width="15.945cm" svg:height="0.475cm" svg:x="2.2cm" svg:y="23.992cm">
          <draw:text-box>
            <text:p text:style-name="P1"><text:span text:style-name="T4">Sir David recommended that he or Mr Bowen should chair an inner group, to include </text:span></text:p>
          </draw:text-box>
        </draw:frame>
        <draw:frame draw:style-name="gr1" draw:text-style-name="P2" draw:layer="layout" svg:width="15.814cm" svg:height="0.475cm" svg:x="2.2cm" svg:y="24.556cm">
          <draw:text-box>
            <text:p text:style-name="P1"><text:span text:style-name="T4">the JIC, the FCO, the MOD, SIS, the Security Service, GCHQ, the Home Office and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line draw:style-name="gr9" draw:text-style-name="P8" draw:layer="layout" svg:x1="2.531cm" svg:y1="26.714cm" svg:x2="10.983cm" svg:y2="26.714cm">
          <text:p/>
        </draw:line>
        <draw:frame draw:style-name="gr1" draw:text-style-name="P2" draw:layer="layout" svg:width="11.081cm" svg:height="0.475cm" svg:x="2.2cm" svg:y="25.121cm">
          <draw:text-box>
            <text:p text:style-name="P1"><text:span text:style-name="T4">Sir David Omand, the Cabinet Office Permanent Secretary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2">91 </text:span></text:p>
          </draw:text-box>
        </draw:frame>
        <draw:line draw:style-name="gr9" draw:text-style-name="P8" draw:layer="layout" svg:x1="2.531cm" svg:y1="27.137cm" svg:x2="12.12cm" svg:y2="27.137cm">
          <text:p/>
        </draw:line>
        <draw:frame draw:style-name="gr4" draw:text-style-name="P5" draw:layer="layout" svg:width="8.392cm" svg:height="0.395cm" svg:x="2.532cm" svg:y="26.357cm">
          <draw:text-box>
            <text:p text:style-name="P1"><text:span text:style-name="T6">Minute McKane to Manning, 2 September 2002, ‘Iraq’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2">92 </text:span></text:p>
          </draw:text-box>
        </draw:frame>
        <draw:frame draw:style-name="gr4" draw:text-style-name="P5" draw:layer="layout" svg:width="9.514cm" svg:height="0.395cm" svg:x="2.532cm" svg:y="26.781cm">
          <draw:text-box>
            <text:p text:style-name="P1"><text:span text:style-name="T6">Minute Manning to Prime Minister, 12 September 2002, ‘Iraq’.</text:span></text:p>
          </draw:text-box>
        </draw:frame>
      </draw:page>
      <draw:page draw:name="page27" draw:style-name="dp1" draw:master-page-name="master-page28">
        <draw:frame draw:style-name="gr4" draw:text-style-name="P5" draw:layer="layout" svg:width="6.217cm" svg:height="0.395cm" svg:x="12.591cm" svg:y="1.138cm">
          <draw:text-box>
            <text:p text:style-name="P1"><text:span text:style-name="T6">2 <text:s/>| <text:s/>Decision-making within government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1</text:span></text:p>
          </draw:text-box>
        </draw:frame>
        <draw:frame draw:style-name="gr1" draw:text-style-name="P2" draw:layer="layout" svg:width="15.97cm" svg:height="0.475cm" svg:x="2.2cm" svg:y="2.525cm">
          <draw:text-box>
            <text:p text:style-name="P1"><text:span text:style-name="T7">150. </text:span><text:span text:style-name="T4"><text:s/>A wider group, chaired by OD Sec, would be “tasked as necessary by the inner </text:span></text:p>
          </draw:text-box>
        </draw:frame>
        <draw:frame draw:style-name="gr1" draw:text-style-name="P2" draw:layer="layout" svg:width="16.139cm" svg:height="0.475cm" svg:x="2.2cm" svg:y="3.09cm">
          <draw:text-box>
            <text:p text:style-name="P1"><text:span text:style-name="T4">group”. The additional members would include DFID, the Metropolitan Police Service, </text:span></text:p>
          </draw:text-box>
        </draw:frame>
        <draw:frame draw:style-name="gr1" draw:text-style-name="P2" draw:layer="layout" svg:width="15.97cm" svg:height="0.475cm" svg:x="2.2cm" svg:y="3.654cm">
          <draw:text-box>
            <text:p text:style-name="P1"><text:span text:style-name="T4">the Treasury, the Department of Trade and Industry (DTI) and media specialists from </text:span></text:p>
          </draw:text-box>
        </draw:frame>
        <draw:frame draw:style-name="gr1" draw:text-style-name="P2" draw:layer="layout" svg:width="3.808cm" svg:height="0.475cm" svg:x="2.2cm" svg:y="4.218cm">
          <draw:text-box>
            <text:p text:style-name="P1"><text:span text:style-name="T4">No.10 and the FCO.</text:span></text:p>
          </draw:text-box>
        </draw:frame>
        <draw:frame draw:style-name="gr1" draw:text-style-name="P2" draw:layer="layout" svg:width="16.749cm" svg:height="0.475cm" svg:x="2.2cm" svg:y="5.133cm">
          <draw:text-box>
            <text:p text:style-name="P1"><text:span text:style-name="T7">151. </text:span><text:span text:style-name="T4"><text:s/>In his advice to Mr Blair, Sir David Manning adjusted slightly Mr McKane’s proposal </text:span></text:p>
          </draw:text-box>
        </draw:frame>
        <draw:frame draw:style-name="gr1" draw:text-style-name="P2" draw:layer="layout" svg:width="7.156cm" svg:height="0.475cm" svg:x="2.2cm" svg:y="5.697cm">
          <draw:text-box>
            <text:p text:style-name="P1"><text:span text:style-name="T4">for a Ministerial Group. He suggested:</text:span></text:p>
          </draw:text-box>
        </draw:frame>
        <draw:frame draw:style-name="gr1" draw:text-style-name="P2" draw:layer="layout" svg:width="14.984cm" svg:height="0.475cm" svg:x="2.95cm" svg:y="6.612cm">
          <draw:text-box>
            <text:p text:style-name="P1"><text:span text:style-name="T4">“</text:span><text:span text:style-name="T4">If we follow the Afghan precedent, we would set up an Ad Hoc Group (perhaps </text:span></text:p>
          </draw:text-box>
        </draw:frame>
        <draw:frame draw:style-name="gr1" draw:text-style-name="P2" draw:layer="layout" svg:width="14.886cm" svg:height="0.475cm" svg:x="2.95cm" svg:y="7.176cm">
          <draw:text-box>
            <text:p text:style-name="P1"><text:span text:style-name="T4">technically a Sub-Committee of DOP under your chairmanship) to include Jack </text:span></text:p>
          </draw:text-box>
        </draw:frame>
        <draw:frame draw:style-name="gr1" draw:text-style-name="P2" draw:layer="layout" svg:width="15.327cm" svg:height="0.475cm" svg:x="2.95cm" svg:y="7.741cm">
          <draw:text-box>
            <text:p text:style-name="P1"><text:span text:style-name="T4">[Straw], Geoff [Hoon], CDS [Admiral Sir Michael Boyce], C [Sir Richard Dearlove] </text:span></text:p>
          </draw:text-box>
        </draw:frame>
        <draw:frame draw:style-name="gr1" draw:text-style-name="P2" draw:layer="layout" svg:width="15.619cm" svg:height="0.475cm" svg:x="2.95cm" svg:y="8.305cm">
          <draw:text-box>
            <text:p text:style-name="P1"><text:span text:style-name="T4">and No.10. The idea would be to keep it tight with meetings in the Den. If we move </text:span></text:p>
          </draw:text-box>
        </draw:frame>
        <draw:frame draw:style-name="gr1" draw:text-style-name="P2" draw:layer="layout" svg:width="15.5cm" svg:height="0.475cm" svg:x="2.95cm" svg:y="8.87cm">
          <draw:text-box>
            <text:p text:style-name="P1"><text:span text:style-name="T4">to military action, we would, of course, need to widen this to include John Prescott </text:span></text:p>
          </draw:text-box>
        </draw:frame>
        <draw:frame draw:style-name="gr1" draw:text-style-name="P2" draw:layer="layout" svg:width="14.831cm" svg:height="0.475cm" svg:x="2.95cm" svg:y="9.434cm">
          <draw:text-box>
            <text:p text:style-name="P1"><text:span text:style-name="T4">[the Deputy Prime Minister], David Blunkett [the Home Secretary] and perhaps </text:span></text:p>
          </draw:text-box>
        </draw:frame>
        <draw:frame draw:style-name="gr1" draw:text-style-name="P2" draw:layer="layout" svg:width="1.302cm" svg:height="0.475cm" svg:x="2.95cm" svg:y="9.998cm">
          <draw:text-box>
            <text:p text:style-name="P1"><text:span text:style-name="T4">others.</text:span></text:p>
          </draw:text-box>
        </draw:frame>
        <draw:frame draw:style-name="gr1" draw:text-style-name="P2" draw:layer="layout" svg:width="13.731cm" svg:height="0.475cm" svg:x="2.95cm" svg:y="10.913cm">
          <draw:text-box>
            <text:p text:style-name="P1"><text:span text:style-name="T4">“</text:span><text:span text:style-name="T4">This leaves the question of what to do about the Attorney. I assume that </text:span></text:p>
          </draw:text-box>
        </draw:frame>
        <draw:frame draw:style-name="gr1" draw:text-style-name="P2" draw:layer="layout" svg:width="13.803cm" svg:height="0.475cm" svg:x="2.95cm" svg:y="11.477cm">
          <draw:text-box>
            <text:p text:style-name="P1"><text:span text:style-name="T4">you would not want him to attend your Ad Hoc Group except by invitation </text:span></text:p>
          </draw:text-box>
        </draw:frame>
        <draw:frame draw:style-name="gr1" draw:text-style-name="P2" draw:layer="layout" svg:width="4.273cm" svg:height="0.475cm" svg:x="2.95cm" svg:y="12.042cm">
          <draw:text-box>
            <text:p text:style-name="P1"><text:span text:style-name="T4">on specific occasions.”</text:span></text:p>
          </draw:text-box>
        </draw:frame>
        <draw:frame draw:style-name="gr1" draw:text-style-name="P2" draw:layer="layout" svg:width="16.254cm" svg:height="0.475cm" svg:x="2.2cm" svg:y="12.956cm">
          <draw:text-box>
            <text:p text:style-name="P1"><text:span text:style-name="T7">152. </text:span><text:span text:style-name="T4"><text:s/>Ms Clare Short, the International Development Secretary, was not on Sir David’s </text:span></text:p>
          </draw:text-box>
        </draw:frame>
        <draw:frame draw:style-name="gr1" draw:text-style-name="P2" draw:layer="layout" svg:width="6.233cm" svg:height="0.475cm" svg:x="2.2cm" svg:y="13.521cm">
          <draw:text-box>
            <text:p text:style-name="P1"><text:span text:style-name="T4">list of recommended participants.</text:span></text:p>
          </draw:text-box>
        </draw:frame>
        <draw:frame draw:style-name="gr1" draw:text-style-name="P2" draw:layer="layout" svg:width="16.431cm" svg:height="0.475cm" svg:x="2.2cm" svg:y="14.435cm">
          <draw:text-box>
            <text:p text:style-name="P1"><text:span text:style-name="T7">153. </text:span><text:span text:style-name="T4"><text:s/>Mr Blair wrote on Sir David Manning’s advice: “Yes but we can wait before setting </text:span></text:p>
          </draw:text-box>
        </draw:frame>
        <draw:frame draw:style-name="gr1" draw:text-style-name="P2" draw:layer="layout" svg:width="4.752cm" svg:height="0.475cm" svg:x="2.2cm" svg:y="15cm">
          <draw:text-box>
            <text:p text:style-name="P1"><text:span text:style-name="T4">up a key Cabinet Group.”</text:span></text:p>
          </draw:text-box>
        </draw:frame>
        <draw:frame draw:style-name="gr6" draw:text-style-name="P7" draw:layer="layout" svg:width="0.273cm" svg:height="0.276cm" svg:x="6.93cm" svg:y="15.018cm">
          <draw:text-box>
            <text:p text:style-name="P1"><text:span text:style-name="T11">93</text:span></text:p>
          </draw:text-box>
        </draw:frame>
        <draw:frame draw:style-name="gr1" draw:text-style-name="P2" draw:layer="layout" svg:width="15.889cm" svg:height="0.475cm" svg:x="2.2cm" svg:y="15.914cm">
          <draw:text-box>
            <text:p text:style-name="P1"><text:span text:style-name="T7">154. </text:span><text:span text:style-name="T4"><text:s/>Mr Jonathan Powell, Mr Blair’s Chief of Staff, instructed Sir David Manning: “to </text:span></text:p>
          </draw:text-box>
        </draw:frame>
        <draw:frame draw:style-name="gr1" draw:text-style-name="P2" draw:layer="layout" svg:width="11.796cm" svg:height="0.475cm" svg:x="2.2cm" svg:y="16.478cm">
          <draw:text-box>
            <text:p text:style-name="P1"><text:span text:style-name="T4">progress official groups and leave Minist[eria]l groups for now”.</text:span></text:p>
          </draw:text-box>
        </draw:frame>
        <draw:frame draw:style-name="gr6" draw:text-style-name="P7" draw:layer="layout" svg:width="0.273cm" svg:height="0.276cm" svg:x="13.965cm" svg:y="16.497cm">
          <draw:text-box>
            <text:p text:style-name="P1"><text:span text:style-name="T11">94</text:span></text:p>
          </draw:text-box>
        </draw:frame>
        <draw:frame draw:style-name="gr1" draw:text-style-name="P2" draw:layer="layout" svg:width="16.292cm" svg:height="0.475cm" svg:x="2.2cm" svg:y="17.393cm">
          <draw:text-box>
            <text:p text:style-name="P1"><text:span text:style-name="T7">155. </text:span><text:span text:style-name="T4"><text:s/>Asked by the Inquiry whether having more stress testing by very senior ministers </text:span></text:p>
          </draw:text-box>
        </draw:frame>
        <draw:frame draw:style-name="gr1" draw:text-style-name="P2" draw:layer="layout" svg:width="15.005cm" svg:height="0.475cm" svg:x="2.2cm" svg:y="17.957cm">
          <draw:text-box>
            <text:p text:style-name="P1"><text:span text:style-name="T4">not directly involved with Iraq issues might have helped to highlight some of the </text:span></text:p>
          </draw:text-box>
        </draw:frame>
        <draw:frame draw:style-name="gr1" draw:text-style-name="P2" draw:layer="layout" svg:width="12.867cm" svg:height="0.475cm" svg:x="2.2cm" svg:y="18.522cm">
          <draw:text-box>
            <text:p text:style-name="P1"><text:span text:style-name="T4">weaknesses in areas such as post-conflict planning, Mr Blair replied:</text:span></text:p>
          </draw:text-box>
        </draw:frame>
        <draw:frame draw:style-name="gr1" draw:text-style-name="P2" draw:layer="layout" svg:width="14.933cm" svg:height="0.475cm" svg:x="2.95cm" svg:y="19.436cm">
          <draw:text-box>
            <text:p text:style-name="P1"><text:span text:style-name="T4">“… </text:span><text:span text:style-name="T4">in one sense I would like to say ‘yes’, because it would be in a way an easy </text:span></text:p>
          </draw:text-box>
        </draw:frame>
        <draw:frame draw:style-name="gr1" draw:text-style-name="P2" draw:layer="layout" svg:width="15.695cm" svg:height="0.475cm" svg:x="2.95cm" svg:y="20.001cm">
          <draw:text-box>
            <text:p text:style-name="P1"><text:span text:style-name="T4">enough concession to make. My frank belief is it would not have made a great deal </text:span></text:p>
          </draw:text-box>
        </draw:frame>
        <draw:frame draw:style-name="gr1" draw:text-style-name="P2" draw:layer="layout" svg:width="15.407cm" svg:height="0.475cm" svg:x="2.95cm" svg:y="20.565cm">
          <draw:text-box>
            <text:p text:style-name="P1"><text:span text:style-name="T4">of difference, no. The committee meetings that we had, small ‘a’, small ‘h’, ad hoc </text:span></text:p>
          </draw:text-box>
        </draw:frame>
        <draw:frame draw:style-name="gr1" draw:text-style-name="P2" draw:layer="layout" svg:width="15.365cm" svg:height="0.475cm" svg:x="2.95cm" svg:y="21.13cm">
          <draw:text-box>
            <text:p text:style-name="P1"><text:span text:style-name="T4">meetings, I think there were 28 of them, 14 of which were minuted. I had the right </text:span></text:p>
          </draw:text-box>
        </draw:frame>
        <draw:frame draw:style-name="gr1" draw:text-style-name="P2" draw:layer="layout" svg:width="15.775cm" svg:height="0.475cm" svg:x="2.95cm" svg:y="21.694cm">
          <draw:text-box>
            <text:p text:style-name="P1"><text:span text:style-name="T4">people there … no-one was saying to me ‘Do it a different way’. I mean, if someone </text:span></text:p>
          </draw:text-box>
        </draw:frame>
        <draw:frame draw:style-name="gr1" draw:text-style-name="P2" draw:layer="layout" svg:width="15.284cm" svg:height="0.475cm" svg:x="2.95cm" svg:y="22.258cm">
          <draw:text-box>
            <text:p text:style-name="P1"><text:span text:style-name="T4">had I would have listened to it, but I have to say to you in addition when I looked, </text:span></text:p>
          </draw:text-box>
        </draw:frame>
        <draw:frame draw:style-name="gr1" draw:text-style-name="P2" draw:layer="layout" svg:width="14.98cm" svg:height="0.475cm" svg:x="2.95cm" svg:y="22.823cm">
          <draw:text-box>
            <text:p text:style-name="P1"><text:span text:style-name="T4">for example, at Mrs Thatcher’s War Cabinet, it didn’t have the Chancellor of the </text:span></text:p>
          </draw:text-box>
        </draw:frame>
        <draw:frame draw:style-name="gr1" draw:text-style-name="P2" draw:layer="layout" svg:width="12.469cm" svg:height="0.475cm" svg:x="2.95cm" svg:y="23.387cm">
          <draw:text-box>
            <text:p text:style-name="P1"><text:span text:style-name="T4">Exchequer on it… you have there the people that you need there.”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line draw:style-name="gr9" draw:text-style-name="P8" draw:layer="layout" svg:x1="2.531cm" svg:y1="26.29cm" svg:x2="16.022cm" svg:y2="26.29cm">
          <text:p/>
        </draw:line>
        <draw:frame draw:style-name="gr6" draw:text-style-name="P7" draw:layer="layout" svg:width="0.273cm" svg:height="0.276cm" svg:x="15.353cm" svg:y="23.371cm">
          <draw:text-box>
            <text:p text:style-name="P1"><text:span text:style-name="T11">95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2">93 </text:span></text:p>
          </draw:text-box>
        </draw:frame>
        <draw:line draw:style-name="gr9" draw:text-style-name="P8" draw:layer="layout" svg:x1="2.531cm" svg:y1="26.714cm" svg:x2="16.355cm" svg:y2="26.714cm">
          <text:p/>
        </draw:line>
        <draw:frame draw:style-name="gr4" draw:text-style-name="P5" draw:layer="layout" svg:width="13.392cm" svg:height="0.395cm" svg:x="2.532cm" svg:y="25.934cm">
          <draw:text-box>
            <text:p text:style-name="P1"><text:span text:style-name="T6">Manuscript note Blair on Minute Manning to Prime Minister, 12 September 2002, ‘Iraq’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2">94 </text:span></text:p>
          </draw:text-box>
        </draw:frame>
        <draw:frame draw:style-name="gr4" draw:text-style-name="P5" draw:layer="layout" svg:width="13.722cm" svg:height="0.395cm" svg:x="2.532cm" svg:y="26.357cm">
          <draw:text-box>
            <text:p text:style-name="P1"><text:span text:style-name="T6">Manuscript note Powell on Minute Manning to Prime Minister, 12 September 2002, ‘Iraq’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2">95 </text:span></text:p>
          </draw:text-box>
        </draw:frame>
        <draw:frame draw:style-name="gr4" draw:text-style-name="P5" draw:layer="layout" svg:width="7.249cm" svg:height="0.395cm" svg:x="2.532cm" svg:y="26.781cm">
          <draw:text-box>
            <text:p text:style-name="P1"><text:span text:style-name="T13">Public hearing, 21 January 2011, pages 26-27.</text:span></text:p>
          </draw:text-box>
        </draw:frame>
      </draw:page>
      <draw:page draw:name="page2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2</text:span></text:p>
          </draw:text-box>
        </draw:frame>
        <draw:frame draw:style-name="gr1" draw:text-style-name="P2" draw:layer="layout" svg:width="16.791cm" svg:height="0.475cm" svg:x="2.2cm" svg:y="2.525cm">
          <draw:text-box>
            <text:p text:style-name="P1"><text:span text:style-name="T7">156. </text:span><text:span text:style-name="T4"><text:s/>A member of OD Sec wrote to Sir David Manning on 30 January with a draft minute </text:span></text:p>
          </draw:text-box>
        </draw:frame>
        <draw:frame draw:style-name="gr1" draw:text-style-name="P2" draw:layer="layout" svg:width="16.334cm" svg:height="0.475cm" svg:x="2.2cm" svg:y="3.09cm">
          <draw:text-box>
            <text:p text:style-name="P1"><text:span text:style-name="T4">from Sir Andrew Turnbull to Mr Blair setting out “on a contingency basis” a proposal for </text:span></text:p>
          </draw:text-box>
        </draw:frame>
        <draw:frame draw:style-name="gr1" draw:text-style-name="P2" draw:layer="layout" svg:width="13.299cm" svg:height="0.475cm" svg:x="2.2cm" svg:y="3.654cm">
          <draw:text-box>
            <text:p text:style-name="P1"><text:span text:style-name="T4">“</text:span><text:span text:style-name="T4">meeting and briefing arrangements for handling any conflict with Iraq”.</text:span></text:p>
          </draw:text-box>
        </draw:frame>
        <draw:frame draw:style-name="gr6" draw:text-style-name="P7" draw:layer="layout" svg:width="0.273cm" svg:height="0.276cm" svg:x="15.448cm" svg:y="3.673cm">
          <draw:text-box>
            <text:p text:style-name="P1"><text:span text:style-name="T11">96</text:span></text:p>
          </draw:text-box>
        </draw:frame>
        <draw:frame draw:style-name="gr1" draw:text-style-name="P2" draw:layer="layout" svg:width="2.284cm" svg:height="0.475cm" svg:x="15.722cm" svg:y="3.654cm">
          <draw:text-box>
            <text:p text:style-name="P1"><text:span text:style-name="T4"><text:s/></text:span><text:span text:style-name="T4">The official </text:span></text:p>
          </draw:text-box>
        </draw:frame>
        <draw:frame draw:style-name="gr1" draw:text-style-name="P2" draw:layer="layout" svg:width="15.941cm" svg:height="0.475cm" svg:x="2.2cm" svg:y="4.218cm">
          <draw:text-box>
            <text:p text:style-name="P1"><text:span text:style-name="T4">suggested that Sir David might like to discuss the issue with Mr Blair before the draft </text:span></text:p>
          </draw:text-box>
        </draw:frame>
        <draw:frame draw:style-name="gr1" draw:text-style-name="P2" draw:layer="layout" svg:width="5.45cm" svg:height="0.475cm" svg:x="2.2cm" svg:y="4.783cm">
          <draw:text-box>
            <text:p text:style-name="P1"><text:span text:style-name="T4">was submitted to Sir Andrew.</text:span></text:p>
          </draw:text-box>
        </draw:frame>
        <draw:frame draw:style-name="gr1" draw:text-style-name="P2" draw:layer="layout" svg:width="14.628cm" svg:height="0.475cm" svg:x="2.2cm" svg:y="5.697cm">
          <draw:text-box>
            <text:p text:style-name="P1"><text:span text:style-name="T7">157. </text:span><text:span text:style-name="T4"><text:s/>The draft minute proposed that, “given the sensitivity of the issues to be </text:span></text:p>
          </draw:text-box>
        </draw:frame>
        <draw:frame draw:style-name="gr1" draw:text-style-name="P2" draw:layer="layout" svg:width="15.246cm" svg:height="0.475cm" svg:x="2.2cm" svg:y="6.262cm">
          <draw:text-box>
            <text:p text:style-name="P1"><text:span text:style-name="T4">discussed”, the “War Cabinet” should be a “very small, informal group” “limited to </text:span></text:p>
          </draw:text-box>
        </draw:frame>
        <draw:frame draw:style-name="gr1" draw:text-style-name="P2" draw:layer="layout" svg:width="15.352cm" svg:height="0.475cm" svg:x="2.2cm" svg:y="6.826cm">
          <draw:text-box>
            <text:p text:style-name="P1"><text:span text:style-name="T4">the Foreign Secretary, the Defence Secretary, CDS, C, John Scarlett plus a small </text:span></text:p>
          </draw:text-box>
        </draw:frame>
        <draw:frame draw:style-name="gr1" draw:text-style-name="P2" draw:layer="layout" svg:width="16.33cm" svg:height="0.475cm" svg:x="2.2cm" svg:y="7.391cm">
          <draw:text-box>
            <text:p text:style-name="P1"><text:span text:style-name="T4">Secretariat”. There was also “a case for including a non-departmental Cabinet Minister </text:span></text:p>
          </draw:text-box>
        </draw:frame>
        <draw:frame draw:style-name="gr1" draw:text-style-name="P2" draw:layer="layout" svg:width="15.97cm" svg:height="0.475cm" svg:x="2.2cm" svg:y="7.955cm">
          <draw:text-box>
            <text:p text:style-name="P1"><text:span text:style-name="T4">who is not quite so close to the action”. The membership could also be “extended </text:span><text:span text:style-name="T15">as </text:span></text:p>
          </draw:text-box>
        </draw:frame>
        <draw:frame draw:style-name="gr1" draw:text-style-name="P2" draw:layer="layout" svg:width="16.385cm" svg:height="0.475cm" svg:x="2.2cm" svg:y="8.52cm">
          <draw:text-box>
            <text:p text:style-name="P1"><text:span text:style-name="T15">necessary on a case by case basis</text:span><text:span text:style-name="T4">, if there was a need to involve any other Minister </text:span></text:p>
          </draw:text-box>
        </draw:frame>
        <draw:frame draw:style-name="gr1" draw:text-style-name="P2" draw:layer="layout" svg:width="14.544cm" svg:height="0.475cm" svg:x="2.2cm" svg:y="9.084cm">
          <draw:text-box>
            <text:p text:style-name="P1"><text:span text:style-name="T4">(such as the Attorney General or Development Secretary) in the discussions”.</text:span></text:p>
          </draw:text-box>
        </draw:frame>
        <draw:frame draw:style-name="gr1" draw:text-style-name="P2" draw:layer="layout" svg:width="4.159cm" svg:height="0.475cm" svg:x="2.2cm" svg:y="9.998cm">
          <draw:text-box>
            <text:p text:style-name="P1"><text:span text:style-name="T7">158. </text:span><text:span text:style-name="T4"><text:s/>The draft stated:</text:span></text:p>
          </draw:text-box>
        </draw:frame>
        <draw:frame draw:style-name="gr1" draw:text-style-name="P2" draw:layer="layout" svg:width="14.434cm" svg:height="0.475cm" svg:x="2.95cm" svg:y="10.913cm">
          <draw:text-box>
            <text:p text:style-name="P1"><text:span text:style-name="T4">“</text:span><text:span text:style-name="T4">The core group could be formally constituted as a Cabinet Committee. But I </text:span></text:p>
          </draw:text-box>
        </draw:frame>
        <draw:frame draw:style-name="gr1" draw:text-style-name="P2" draw:layer="layout" svg:width="15.475cm" svg:height="0.475cm" svg:x="2.95cm" svg:y="11.477cm">
          <draw:text-box>
            <text:p text:style-name="P1"><text:span text:style-name="T4">recommend that it be established as an Ad Hoc Ministerial Committee. This would </text:span></text:p>
          </draw:text-box>
        </draw:frame>
        <draw:frame draw:style-name="gr1" draw:text-style-name="P2" draw:layer="layout" svg:width="15.864cm" svg:height="0.475cm" svg:x="2.95cm" svg:y="12.042cm">
          <draw:text-box>
            <text:p text:style-name="P1"><text:span text:style-name="T4">help foster an air of informality and obviate the need to publish any composition and </text:span></text:p>
          </draw:text-box>
        </draw:frame>
        <draw:frame draw:style-name="gr1" draw:text-style-name="P2" draw:layer="layout" svg:width="3.706cm" svg:height="0.475cm" svg:x="2.95cm" svg:y="12.606cm">
          <draw:text-box>
            <text:p text:style-name="P1"><text:span text:style-name="T4">terms of reference.”</text:span></text:p>
          </draw:text-box>
        </draw:frame>
        <draw:frame draw:style-name="gr1" draw:text-style-name="P2" draw:layer="layout" svg:width="9.446cm" svg:height="0.475cm" svg:x="2.2cm" svg:y="13.521cm">
          <draw:text-box>
            <text:p text:style-name="P1"><text:span text:style-name="T7">159. </text:span><text:span text:style-name="T4"><text:s/>The covering minute to Sir David stated that:</text:span></text:p>
          </draw:text-box>
        </draw:frame>
        <draw:frame draw:style-name="gr1" draw:text-style-name="P2" draw:layer="layout" svg:width="14.959cm" svg:height="0.475cm" svg:x="2.95cm" svg:y="14.435cm">
          <draw:text-box>
            <text:p text:style-name="P1"><text:span text:style-name="T4">“</text:span><text:span text:style-name="T4">In terms of managing the business this is fine. But in the absence of a formally </text:span></text:p>
          </draw:text-box>
        </draw:frame>
        <draw:frame draw:style-name="gr1" draw:text-style-name="P2" draw:layer="layout" svg:width="15.132cm" svg:height="0.475cm" svg:x="2.95cm" svg:y="15cm">
          <draw:text-box>
            <text:p text:style-name="P1"><text:span text:style-name="T4">constituted ‘War Cabinet’ as we had with Afghanistan, which was the public face </text:span></text:p>
          </draw:text-box>
        </draw:frame>
        <draw:frame draw:style-name="gr1" draw:text-style-name="P2" draw:layer="layout" svg:width="15.276cm" svg:height="0.475cm" svg:x="2.95cm" svg:y="15.564cm">
          <draw:text-box>
            <text:p text:style-name="P1"><text:span text:style-name="T4">of decision taking, could lead to unhelpful speculation about how the conflict was </text:span></text:p>
          </draw:text-box>
        </draw:frame>
        <draw:frame draw:style-name="gr1" draw:text-style-name="P2" draw:layer="layout" svg:width="14.675cm" svg:height="0.475cm" svg:x="2.95cm" svg:y="16.128cm">
          <draw:text-box>
            <text:p text:style-name="P1"><text:span text:style-name="T4">being managed. Other Ministers might also feel excluded. One way round the </text:span></text:p>
          </draw:text-box>
        </draw:frame>
        <draw:frame draw:style-name="gr1" draw:text-style-name="P2" draw:layer="layout" svg:width="15.462cm" svg:height="0.475cm" svg:x="2.95cm" svg:y="16.693cm">
          <draw:text-box>
            <text:p text:style-name="P1"><text:span text:style-name="T4">problem would be for DOP to be convened occasionally (thereby bringing in Clare </text:span></text:p>
          </draw:text-box>
        </draw:frame>
        <draw:frame draw:style-name="gr1" draw:text-style-name="P2" draw:layer="layout" svg:width="15.242cm" svg:height="0.475cm" svg:x="2.95cm" svg:y="17.257cm">
          <draw:text-box>
            <text:p text:style-name="P1"><text:span text:style-name="T4">Short and Gordon Brown) when there is a need for a wider discussion – perhaps </text:span></text:p>
          </draw:text-box>
        </draw:frame>
        <draw:frame draw:style-name="gr1" draw:text-style-name="P2" draw:layer="layout" svg:width="15.28cm" svg:height="0.475cm" svg:x="2.95cm" svg:y="17.822cm">
          <draw:text-box>
            <text:p text:style-name="P1"><text:span text:style-name="T4">before Cabinet each week. This would be in addition to more regular meetings of </text:span></text:p>
          </draw:text-box>
        </draw:frame>
        <draw:frame draw:style-name="gr1" draw:text-style-name="P2" draw:layer="layout" svg:width="3.122cm" svg:height="0.475cm" svg:x="2.95cm" svg:y="18.386cm">
          <draw:text-box>
            <text:p text:style-name="P1"><text:span text:style-name="T4">the inner group.”</text:span></text:p>
          </draw:text-box>
        </draw:frame>
        <draw:frame draw:style-name="gr1" draw:text-style-name="P2" draw:layer="layout" svg:width="15.614cm" svg:height="0.475cm" svg:x="2.2cm" svg:y="19.301cm">
          <draw:text-box>
            <text:p text:style-name="P1"><text:span text:style-name="T7">160. </text:span><text:span text:style-name="T4"><text:s/>The draft minute stated that COBR should be “activated in the immediate run </text:span></text:p>
          </draw:text-box>
        </draw:frame>
        <draw:frame draw:style-name="gr1" draw:text-style-name="P2" draw:layer="layout" svg:width="15.606cm" svg:height="0.475cm" svg:x="2.2cm" svg:y="19.865cm">
          <draw:text-box>
            <text:p text:style-name="P1"><text:span text:style-name="T4">up to any military action, and manned on a 24 hour basis”; and that: “As during the </text:span></text:p>
          </draw:text-box>
        </draw:frame>
        <draw:frame draw:style-name="gr1" draw:text-style-name="P2" draw:layer="layout" svg:width="14.844cm" svg:height="0.475cm" svg:x="2.2cm" svg:y="20.43cm">
          <draw:text-box>
            <text:p text:style-name="P1"><text:span text:style-name="T4">Afghanistan conflict, David Manning would chair official-level meetings (both in </text:span></text:p>
          </draw:text-box>
        </draw:frame>
        <draw:frame draw:style-name="gr1" draw:text-style-name="P2" draw:layer="layout" svg:width="15.869cm" svg:height="0.475cm" svg:x="2.2cm" svg:y="20.994cm">
          <draw:text-box>
            <text:p text:style-name="P1"><text:span text:style-name="T4">restricted and wider formats) to co-ordinate and galvanise Departmental activity and </text:span></text:p>
          </draw:text-box>
        </draw:frame>
        <draw:frame draw:style-name="gr1" draw:text-style-name="P2" draw:layer="layout" svg:width="16.072cm" svg:height="0.475cm" svg:x="2.2cm" svg:y="21.558cm">
          <draw:text-box>
            <text:p text:style-name="P1"><text:span text:style-name="T4">to ensure that you are properly briefed on developments.” A daily intelligence update, </text:span></text:p>
          </draw:text-box>
        </draw:frame>
        <draw:frame draw:style-name="gr1" draw:text-style-name="P2" draw:layer="layout" svg:width="16.377cm" svg:height="0.475cm" svg:x="2.2cm" svg:y="22.123cm">
          <draw:text-box>
            <text:p text:style-name="P1"><text:span text:style-name="T4">an ‘Overnight Sitrep’ prepared early each morning “covering the main international and </text:span></text:p>
          </draw:text-box>
        </draw:frame>
        <draw:frame draw:style-name="gr1" draw:text-style-name="P2" draw:layer="layout" svg:width="16.58cm" svg:height="0.475cm" svg:x="2.2cm" svg:y="22.687cm">
          <draw:text-box>
            <text:p text:style-name="P1"><text:span text:style-name="T4">military developments”, and “a more detailed thematic ‘Evening Round-Up’ following the 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line draw:style-name="gr9" draw:text-style-name="P8" draw:layer="layout" svg:x1="2.531cm" svg:y1="27.137cm" svg:x2="13.963cm" svg:y2="27.137cm">
          <text:p/>
        </draw:line>
        <draw:frame draw:style-name="gr1" draw:text-style-name="P2" draw:layer="layout" svg:width="7.609cm" svg:height="0.475cm" svg:x="2.2cm" svg:y="23.252cm">
          <draw:text-box>
            <text:p text:style-name="P1"><text:span text:style-name="T4">Afghanistan model” were also proposed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2">96 </text:span></text:p>
          </draw:text-box>
        </draw:frame>
        <draw:frame draw:style-name="gr4" draw:text-style-name="P5" draw:layer="layout" svg:width="11.364cm" svg:height="0.395cm" svg:x="2.532cm" svg:y="26.781cm">
          <draw:text-box>
            <text:p text:style-name="P1"><text:span text:style-name="T6">Minute Gibbons to Manning, 30 January 2003, ‘Iraq: Crisis Management’.</text:span></text:p>
          </draw:text-box>
        </draw:frame>
      </draw:page>
      <draw:page draw:name="page29" draw:style-name="dp1" draw:master-page-name="master-page28">
        <draw:frame draw:style-name="gr4" draw:text-style-name="P5" draw:layer="layout" svg:width="6.217cm" svg:height="0.395cm" svg:x="12.591cm" svg:y="1.138cm">
          <draw:text-box>
            <text:p text:style-name="P1"><text:span text:style-name="T6">2 <text:s/>| <text:s/>Decision-making within government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3</text:span></text:p>
          </draw:text-box>
        </draw:frame>
        <draw:frame draw:style-name="gr1" draw:text-style-name="P2" draw:layer="layout" svg:width="15.86cm" svg:height="0.475cm" svg:x="2.2cm" svg:y="2.525cm">
          <draw:text-box>
            <text:p text:style-name="P1"><text:span text:style-name="T7">161. </text:span><text:span text:style-name="T4"><text:s/>The official also informed Sir David that the MOD was planning on the basis of </text:span></text:p>
          </draw:text-box>
        </draw:frame>
        <draw:frame draw:style-name="gr1" draw:text-style-name="P2" draw:layer="layout" svg:width="15.771cm" svg:height="0.475cm" svg:x="2.2cm" svg:y="3.09cm">
          <draw:text-box>
            <text:p text:style-name="P1"><text:span text:style-name="T4">a daily press briefing at 1000, and the importance of striking a balance between the </text:span></text:p>
          </draw:text-box>
        </draw:frame>
        <draw:frame draw:style-name="gr1" draw:text-style-name="P2" draw:layer="layout" svg:width="8.443cm" svg:height="0.475cm" svg:x="2.2cm" svg:y="3.654cm">
          <draw:text-box>
            <text:p text:style-name="P1"><text:span text:style-name="T4">various briefings in theatre, London and Iraq.</text:span></text:p>
          </draw:text-box>
        </draw:frame>
        <draw:frame draw:style-name="gr6" draw:text-style-name="P7" draw:layer="layout" svg:width="0.273cm" svg:height="0.276cm" svg:x="10.602cm" svg:y="3.673cm">
          <draw:text-box>
            <text:p text:style-name="P1"><text:span text:style-name="T11">97</text:span></text:p>
          </draw:text-box>
        </draw:frame>
        <draw:frame draw:style-name="gr1" draw:text-style-name="P2" draw:layer="layout" svg:width="16.342cm" svg:height="0.475cm" svg:x="2.2cm" svg:y="4.568cm">
          <draw:text-box>
            <text:p text:style-name="P1"><text:span text:style-name="T7">162. </text:span><text:span text:style-name="T4"><text:s/>Sir David Manning sent the minute to Mr Jonathan Powell, writing: “Grateful if we </text:span></text:p>
          </draw:text-box>
        </draw:frame>
        <draw:frame draw:style-name="gr1" draw:text-style-name="P2" draw:layer="layout" svg:width="2.809cm" svg:height="0.475cm" svg:x="2.2cm" svg:y="5.133cm">
          <draw:text-box>
            <text:p text:style-name="P1"><text:span text:style-name="T4">could discuss.”</text:span></text:p>
          </draw:text-box>
        </draw:frame>
        <draw:frame draw:style-name="gr6" draw:text-style-name="P7" draw:layer="layout" svg:width="0.273cm" svg:height="0.276cm" svg:x="5cm" svg:y="5.152cm">
          <draw:text-box>
            <text:p text:style-name="P1"><text:span text:style-name="T11">98</text:span></text:p>
          </draw:text-box>
        </draw:frame>
        <draw:frame draw:style-name="gr1" draw:text-style-name="P2" draw:layer="layout" svg:width="16.177cm" svg:height="0.475cm" svg:x="2.2cm" svg:y="6.047cm">
          <draw:text-box>
            <text:p text:style-name="P1"><text:span text:style-name="T7">163. </text:span><text:span text:style-name="T4"><text:s/>An ‘Ad Hoc Meeting’ of Ministers took place daily from 19 March to 12 April, with </text:span></text:p>
          </draw:text-box>
        </draw:frame>
        <draw:frame draw:style-name="gr1" draw:text-style-name="P2" draw:layer="layout" svg:width="15.725cm" svg:height="0.475cm" svg:x="2.2cm" svg:y="6.612cm">
          <draw:text-box>
            <text:p text:style-name="P1"><text:span text:style-name="T4">the exception of Sundays 30 March and 6 April. The Committee then met five times </text:span></text:p>
          </draw:text-box>
        </draw:frame>
        <draw:frame draw:style-name="gr1" draw:text-style-name="P2" draw:layer="layout" svg:width="4.282cm" svg:height="0.475cm" svg:x="2.2cm" svg:y="7.176cm">
          <draw:text-box>
            <text:p text:style-name="P1"><text:span text:style-name="T4">before the end of April.</text:span></text:p>
          </draw:text-box>
        </draw:frame>
        <draw:frame draw:style-name="gr1" draw:text-style-name="P2" draw:layer="layout" svg:width="13.163cm" svg:height="0.475cm" svg:x="2.2cm" svg:y="8.091cm">
          <draw:text-box>
            <text:p text:style-name="P1"><text:span text:style-name="T7">164. </text:span><text:span text:style-name="T4"><text:s/>Sir Kevin Tebbit wrote to Sir Andrew Turnbull on 5 March stating:</text:span></text:p>
          </draw:text-box>
        </draw:frame>
        <draw:frame draw:style-name="gr1" draw:text-style-name="P2" draw:layer="layout" svg:width="15.306cm" svg:height="0.475cm" svg:x="2.95cm" svg:y="9.005cm">
          <draw:text-box>
            <text:p text:style-name="P1"><text:span text:style-name="T4">“</text:span><text:span text:style-name="T4">I am sure you have this in hand already, but in case it might help, I should like to </text:span></text:p>
          </draw:text-box>
        </draw:frame>
        <draw:frame draw:style-name="gr1" draw:text-style-name="P2" draw:layer="layout" svg:width="15.945cm" svg:height="0.475cm" svg:x="2.95cm" svg:y="9.57cm">
          <draw:text-box>
            <text:p text:style-name="P1"><text:span text:style-name="T4">offer you my thoughts on the procedure for handling the legal basis for any offensive </text:span></text:p>
          </draw:text-box>
        </draw:frame>
        <draw:frame draw:style-name="gr1" draw:text-style-name="P2" draw:layer="layout" svg:width="15.61cm" svg:height="0.475cm" svg:x="2.95cm" svg:y="10.134cm">
          <draw:text-box>
            <text:p text:style-name="P1"><text:span text:style-name="T4">operations … in Iraq – a subject touching on my responsibilities since it is the CDS </text:span></text:p>
          </draw:text-box>
        </draw:frame>
        <draw:frame draw:style-name="gr1" draw:text-style-name="P2" draw:layer="layout" svg:width="15.835cm" svg:height="0.475cm" svg:x="2.95cm" svg:y="10.698cm">
          <draw:text-box>
            <text:p text:style-name="P1"><text:span text:style-name="T4">who will need to be assured that he will be acting on the basis of a lawful instruction </text:span></text:p>
          </draw:text-box>
        </draw:frame>
        <draw:frame draw:style-name="gr1" draw:text-style-name="P2" draw:layer="layout" svg:width="9.646cm" svg:height="0.475cm" svg:x="2.95cm" svg:y="11.263cm">
          <draw:text-box>
            <text:p text:style-name="P1"><text:span text:style-name="T4">from the Prime Minister and the Defence Secretary.</text:span></text:p>
          </draw:text-box>
        </draw:frame>
        <draw:frame draw:style-name="gr1" draw:text-style-name="P2" draw:layer="layout" svg:width="15.636cm" svg:height="0.475cm" svg:x="2.95cm" svg:y="12.177cm">
          <draw:text-box>
            <text:p text:style-name="P1"><text:span text:style-name="T4">“</text:span><text:span text:style-name="T4">It is not possible to be certain about the precise circumstances in which this would </text:span></text:p>
          </draw:text-box>
        </draw:frame>
        <draw:frame draw:style-name="gr1" draw:text-style-name="P2" draw:layer="layout" svg:width="15.75cm" svg:height="0.475cm" svg:x="2.95cm" svg:y="12.742cm">
          <draw:text-box>
            <text:p text:style-name="P1"><text:span text:style-name="T4">arise because we cannot be sure about the UN scenario involved … Clearly full UN </text:span></text:p>
          </draw:text-box>
        </draw:frame>
        <draw:frame draw:style-name="gr1" draw:text-style-name="P2" draw:layer="layout" svg:width="14.624cm" svg:height="0.475cm" svg:x="2.95cm" svg:y="13.306cm">
          <draw:text-box>
            <text:p text:style-name="P1"><text:span text:style-name="T4">cover is devoutly to be desired – and not just for the military operation itself …</text:span></text:p>
          </draw:text-box>
        </draw:frame>
        <draw:frame draw:style-name="gr1" draw:text-style-name="P2" draw:layer="layout" svg:width="15.945cm" svg:height="0.475cm" svg:x="2.95cm" svg:y="14.221cm">
          <draw:text-box>
            <text:p text:style-name="P1"><text:span text:style-name="T4">“</text:span><text:span text:style-name="T4">My purpose in writing, however, is not to argue the legal merits of the case … but to </text:span></text:p>
          </draw:text-box>
        </draw:frame>
        <draw:frame draw:style-name="gr1" draw:text-style-name="P2" draw:layer="layout" svg:width="16.051cm" svg:height="0.475cm" svg:x="2.95cm" svg:y="14.785cm">
          <draw:text-box>
            <text:p text:style-name="P1"><text:span text:style-name="T4">flag up … that the call to action from President Bush could come at quite short notice </text:span></text:p>
          </draw:text-box>
        </draw:frame>
        <draw:frame draw:style-name="gr1" draw:text-style-name="P2" draw:layer="layout" svg:width="14.45cm" svg:height="0.475cm" svg:x="2.95cm" svg:y="15.35cm">
          <draw:text-box>
            <text:p text:style-name="P1"><text:span text:style-name="T4">and that we need to be prepared to handle the legalities so we can deliver …</text:span></text:p>
          </draw:text-box>
        </draw:frame>
        <draw:frame draw:style-name="gr1" draw:text-style-name="P2" draw:layer="layout" svg:width="14.717cm" svg:height="0.475cm" svg:x="2.95cm" svg:y="16.264cm">
          <draw:text-box>
            <text:p text:style-name="P1"><text:span text:style-name="T4">“</text:span><text:span text:style-name="T4">In these circumstances, I suggest that the Prime Minister should be prepared </text:span></text:p>
          </draw:text-box>
        </draw:frame>
        <draw:frame draw:style-name="gr1" draw:text-style-name="P2" draw:layer="layout" svg:width="14.675cm" svg:height="0.475cm" svg:x="2.95cm" svg:y="16.828cm">
          <draw:text-box>
            <text:p text:style-name="P1"><text:span text:style-name="T4">to convene a special meeting of the inner ‘war’ Cabinet (Defence and Foreign </text:span></text:p>
          </draw:text-box>
        </draw:frame>
        <draw:frame draw:style-name="gr1" draw:text-style-name="P2" draw:layer="layout" svg:width="15.174cm" svg:height="0.475cm" svg:x="2.95cm" svg:y="17.393cm">
          <draw:text-box>
            <text:p text:style-name="P1"><text:span text:style-name="T4">Secretaries certainly, Chancellor, DPM [Deputy Prime Minister], Home Secretary </text:span></text:p>
          </draw:text-box>
        </draw:frame>
        <draw:frame draw:style-name="gr1" draw:text-style-name="P2" draw:layer="layout" svg:width="15.839cm" svg:height="0.475cm" svg:x="2.95cm" svg:y="17.957cm">
          <draw:text-box>
            <text:p text:style-name="P1"><text:span text:style-name="T4">possibly, Attorney General, crucially) at which CDS effectively receives his legal and </text:span></text:p>
          </draw:text-box>
        </draw:frame>
        <draw:frame draw:style-name="gr1" draw:text-style-name="P2" draw:layer="layout" svg:width="15.941cm" svg:height="0.475cm" svg:x="2.95cm" svg:y="18.522cm">
          <draw:text-box>
            <text:p text:style-name="P1"><text:span text:style-name="T4">constitutional authorisation. We have already given the Attorney General information </text:span></text:p>
          </draw:text-box>
        </draw:frame>
        <draw:frame draw:style-name="gr1" draw:text-style-name="P2" draw:layer="layout" svg:width="15.699cm" svg:height="0.475cm" svg:x="2.95cm" svg:y="19.086cm">
          <draw:text-box>
            <text:p text:style-name="P1"><text:span text:style-name="T4">and MOD briefings on objectives and rationale, and I understand that John Scarlett </text:span></text:p>
          </draw:text-box>
        </draw:frame>
        <draw:frame draw:style-name="gr1" draw:text-style-name="P2" draw:layer="layout" svg:width="12.926cm" svg:height="0.475cm" svg:x="2.95cm" svg:y="19.651cm">
          <draw:text-box>
            <text:p text:style-name="P1"><text:span text:style-name="T4">is conducting further briefing on the basis of the intelligence material.</text:span></text:p>
          </draw:text-box>
        </draw:frame>
        <draw:frame draw:style-name="gr1" draw:text-style-name="P2" draw:layer="layout" svg:width="14.099cm" svg:height="0.475cm" svg:x="2.95cm" svg:y="20.565cm">
          <draw:text-box>
            <text:p text:style-name="P1"><text:span text:style-name="T4">“</text:span><text:span text:style-name="T4">While it is not possible to predict the timing of the event precisely … could </text:span></text:p>
          </draw:text-box>
        </draw:frame>
        <draw:frame draw:style-name="gr1" draw:text-style-name="P2" draw:layer="layout" svg:width="14.264cm" svg:height="0.475cm" svg:x="2.95cm" svg:y="21.13cm">
          <draw:text-box>
            <text:p text:style-name="P1"><text:span text:style-name="T4">conceivably be as early as 10 March … in the event, albeit unlikely, that the </text:span></text:p>
          </draw:text-box>
        </draw:frame>
        <draw:frame draw:style-name="gr1" draw:text-style-name="P2" draw:layer="layout" svg:width="15.78cm" svg:height="0.475cm" svg:x="2.95cm" svg:y="21.694cm">
          <draw:text-box>
            <text:p text:style-name="P1"><text:span text:style-name="T4">Americans lost hope in the UN and move fast. Michael Jay may have a better fix on </text:span></text:p>
          </draw:text-box>
        </draw:frame>
        <draw:frame draw:style-name="gr1" draw:text-style-name="P2" draw:layer="layout" svg:width="15.517cm" svg:height="0.475cm" svg:x="2.95cm" svg:y="22.258cm">
          <draw:text-box>
            <text:p text:style-name="P1"><text:span text:style-name="T4">this, but I guess the more likely timing would be for Security Council action around </text:span></text:p>
          </draw:text-box>
        </draw:frame>
        <draw:frame draw:style-name="gr1" draw:text-style-name="P2" draw:layer="layout" svg:width="12.795cm" svg:height="0.475cm" svg:x="2.95cm" svg:y="22.823cm">
          <draw:text-box>
            <text:p text:style-name="P1"><text:span text:style-name="T4">the weekend of 15/16 March, and therefore for a meeting after that.”</text:span></text:p>
          </draw:text-box>
        </draw:frame>
        <draw:frame draw:style-name="gr6" draw:text-style-name="P7" draw:layer="layout" svg:width="0.273cm" svg:height="0.276cm" svg:x="15.681cm" svg:y="22.842cm">
          <draw:text-box>
            <text:p text:style-name="P1"><text:span text:style-name="T11">99</text:span></text:p>
          </draw:text-box>
        </draw:frame>
        <draw:frame draw:style-name="gr1" draw:text-style-name="P2" draw:layer="layout" svg:width="16.203cm" svg:height="0.475cm" svg:x="2.2cm" svg:y="23.737cm">
          <draw:text-box>
            <text:p text:style-name="P1"><text:span text:style-name="T7">165. </text:span><text:span text:style-name="T4"><text:s/>In a minute of 14 March, Mr Powell recorded that “we have agreed” that Mr Blair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line draw:style-name="gr9" draw:text-style-name="P8" draw:layer="layout" svg:x1="2.531cm" svg:y1="25.867cm" svg:x2="13.963cm" svg:y2="25.867cm">
          <text:p/>
        </draw:line>
        <draw:frame draw:style-name="gr1" draw:text-style-name="P2" draw:layer="layout" svg:width="16.533cm" svg:height="0.475cm" svg:x="2.2cm" svg:y="24.302cm">
          <draw:text-box>
            <text:p text:style-name="P1"><text:span text:style-name="T4">would start to hold daily meetings of a ‘War Cabinet” from 0830 on 19 March. Mr Powell 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2">97 </text:span></text:p>
          </draw:text-box>
        </draw:frame>
        <draw:line draw:style-name="gr9" draw:text-style-name="P8" draw:layer="layout" svg:x1="2.531cm" svg:y1="26.29cm" svg:x2="18.799cm" svg:y2="26.29cm">
          <text:p/>
        </draw:line>
        <draw:line draw:style-name="gr9" draw:text-style-name="P8" draw:layer="layout" svg:x1="2.199cm" svg:y1="26.714cm" svg:x2="6.297cm" svg:y2="26.714cm">
          <text:p/>
        </draw:line>
        <draw:frame draw:style-name="gr4" draw:text-style-name="P5" draw:layer="layout" svg:width="11.364cm" svg:height="0.395cm" svg:x="2.532cm" svg:y="25.511cm">
          <draw:text-box>
            <text:p text:style-name="P1"><text:span text:style-name="T6">Minute Gibbons to Manning, 30 January 2003, ‘Iraq: Crisis Management’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2">98 </text:span></text:p>
          </draw:text-box>
        </draw:frame>
        <draw:frame draw:style-name="gr4" draw:text-style-name="P5" draw:layer="layout" svg:width="16.199cm" svg:height="0.395cm" svg:x="2.532cm" svg:y="25.934cm">
          <draw:text-box>
            <text:p text:style-name="P1"><text:span text:style-name="T6">Manuscript note Manning to Powell, 2 February 2003, on Minute Gibbons to Manning, 30 January 2003, </text:span></text:p>
          </draw:text-box>
        </draw:frame>
        <draw:line draw:style-name="gr9" draw:text-style-name="P8" draw:layer="layout" svg:x1="2.531cm" svg:y1="27.137cm" svg:x2="10.192cm" svg:y2="27.137cm">
          <text:p/>
        </draw:line>
        <draw:frame draw:style-name="gr4" draw:text-style-name="P5" draw:layer="layout" svg:width="4.074cm" svg:height="0.395cm" svg:x="2.2cm" svg:y="26.357cm">
          <draw:text-box>
            <text:p text:style-name="P1"><text:span text:style-name="T6">‘</text:span><text:span text:style-name="T6">Iraq: Crisis Management’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2">99 </text:span></text:p>
          </draw:text-box>
        </draw:frame>
        <draw:frame draw:style-name="gr4" draw:text-style-name="P5" draw:layer="layout" svg:width="7.609cm" svg:height="0.395cm" svg:x="2.532cm" svg:y="26.781cm">
          <draw:text-box>
            <text:p text:style-name="P1"><text:span text:style-name="T6">Letter Tebbit to Turnbull, 5 March 2003, [untitled].</text:span></text:p>
          </draw:text-box>
        </draw:frame>
      </draw:page>
      <draw:page draw:name="page3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line draw:style-name="gr11" draw:text-style-name="P8" draw:layer="layout" svg:x1="9.512cm" svg:y1="10.776cm" svg:x2="10.288cm" svg:y2="10.77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94</text:span></text:p>
          </draw:text-box>
        </draw:frame>
        <draw:frame draw:style-name="gr1" draw:text-style-name="P2" draw:layer="layout" svg:width="15.729cm" svg:height="0.475cm" svg:x="2.2cm" svg:y="2.525cm">
          <draw:text-box>
            <text:p text:style-name="P1"><text:span text:style-name="T4">advised Mr Blair that he would need Mr Hoon, Mr Straw and Adm Boyce and asked </text:span></text:p>
          </draw:text-box>
        </draw:frame>
        <draw:frame draw:style-name="gr1" draw:text-style-name="P2" draw:layer="layout" svg:width="15.331cm" svg:height="0.475cm" svg:x="2.2cm" svg:y="3.09cm">
          <draw:text-box>
            <text:p text:style-name="P1"><text:span text:style-name="T4">which Ministers and officials Mr Blair wanted to attend, including whether Mr Blair </text:span></text:p>
          </draw:text-box>
        </draw:frame>
        <draw:frame draw:style-name="gr1" draw:text-style-name="P2" draw:layer="layout" svg:width="15.255cm" svg:height="0.475cm" svg:x="2.2cm" svg:y="3.654cm">
          <draw:text-box>
            <text:p text:style-name="P1"><text:span text:style-name="T4">wanted Ms Short, Sir Andrew Turnbull or Sir David Omand, and the Heads of the </text:span></text:p>
          </draw:text-box>
        </draw:frame>
        <draw:frame draw:style-name="gr1" draw:text-style-name="P2" draw:layer="layout" svg:width="4.113cm" svg:height="0.475cm" svg:x="2.2cm" svg:y="4.218cm">
          <draw:text-box>
            <text:p text:style-name="P1"><text:span text:style-name="T4">Intelligence Agencies.</text:span></text:p>
          </draw:text-box>
        </draw:frame>
        <draw:frame draw:style-name="gr6" draw:text-style-name="P7" draw:layer="layout" svg:width="0.408cm" svg:height="0.276cm" svg:x="6.295cm" svg:y="4.237cm">
          <draw:text-box>
            <text:p text:style-name="P1"><text:span text:style-name="T11">100</text:span></text:p>
          </draw:text-box>
        </draw:frame>
        <draw:frame draw:style-name="gr1" draw:text-style-name="P2" draw:layer="layout" svg:width="15.153cm" svg:height="0.475cm" svg:x="2.2cm" svg:y="5.133cm">
          <draw:text-box>
            <text:p text:style-name="P1"><text:span text:style-name="T7">166. </text:span><text:span text:style-name="T4"><text:s/>The minute was copied to Baroness Sally Morgan (Director of Political and </text:span></text:p>
          </draw:text-box>
        </draw:frame>
        <draw:frame draw:style-name="gr1" draw:text-style-name="P2" draw:layer="layout" svg:width="16.008cm" svg:height="0.475cm" svg:x="2.2cm" svg:y="5.697cm">
          <draw:text-box>
            <text:p text:style-name="P1"><text:span text:style-name="T4">Government Relations), Mr Alastair Campbell (Mr Blair’s Director of Communications </text:span></text:p>
          </draw:text-box>
        </draw:frame>
        <draw:frame draw:style-name="gr1" draw:text-style-name="P2" draw:layer="layout" svg:width="14.201cm" svg:height="0.475cm" svg:x="2.2cm" svg:y="6.262cm">
          <draw:text-box>
            <text:p text:style-name="P1"><text:span text:style-name="T4">and Strategy), Mr Jeremy Heywood (Mr Blair’s Principal Private Secretary), </text:span></text:p>
          </draw:text-box>
        </draw:frame>
        <draw:frame draw:style-name="gr1" draw:text-style-name="P2" draw:layer="layout" svg:width="14.184cm" svg:height="0.475cm" svg:x="2.2cm" svg:y="6.826cm">
          <draw:text-box>
            <text:p text:style-name="P1"><text:span text:style-name="T4">Sir David Manning and Mr Rycroft. It was not copied to Sir Andrew Turnbull.</text:span></text:p>
          </draw:text-box>
        </draw:frame>
        <draw:frame draw:style-name="gr1" draw:text-style-name="P2" draw:layer="layout" svg:width="16.177cm" svg:height="0.475cm" svg:x="2.2cm" svg:y="7.741cm">
          <draw:text-box>
            <text:p text:style-name="P1"><text:span text:style-name="T7">167. </text:span><text:span text:style-name="T4"><text:s text:c="2"/>Sir Andrew Turnbull set out the arrangements for a small ‘War Cabinet’, chaired </text:span></text:p>
          </draw:text-box>
        </draw:frame>
        <draw:frame draw:style-name="gr1" draw:text-style-name="P2" draw:layer="layout" svg:width="15.873cm" svg:height="0.475cm" svg:x="2.2cm" svg:y="8.305cm">
          <draw:text-box>
            <text:p text:style-name="P1"><text:span text:style-name="T4">by Mr Blair “to oversee the UK’s involvement in military action in Iraq”, in a minute to </text:span></text:p>
          </draw:text-box>
        </draw:frame>
        <draw:frame draw:style-name="gr1" draw:text-style-name="P2" draw:layer="layout" svg:width="6.047cm" svg:height="0.475cm" svg:x="2.2cm" svg:y="8.87cm">
          <draw:text-box>
            <text:p text:style-name="P1"><text:span text:style-name="T4">Mr Heywood on 18 March 2003.</text:span></text:p>
          </draw:text-box>
        </draw:frame>
        <draw:frame draw:style-name="gr6" draw:text-style-name="P7" draw:layer="layout" svg:width="0.408cm" svg:height="0.276cm" svg:x="8.224cm" svg:y="8.888cm">
          <draw:text-box>
            <text:p text:style-name="P1"><text:span text:style-name="T11">101</text:span></text:p>
          </draw:text-box>
        </draw:frame>
        <draw:frame draw:style-name="gr1" draw:text-style-name="P2" draw:layer="layout" svg:width="3.262cm" svg:height="0.475cm" svg:x="8.636cm" svg:y="8.87cm">
          <draw:text-box>
            <text:p text:style-name="P1"><text:span text:style-name="T4"><text:s/></text:span><text:span text:style-name="T4">The minute said:</text:span></text:p>
          </draw:text-box>
        </draw:frame>
        <draw:frame draw:style-name="gr2" draw:text-style-name="P3" draw:layer="layout" svg:width="0.634cm" svg:height="0.712cm" svg:x="2.95cm" svg:y="9.6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91cm" svg:height="0.475cm" svg:x="3.7cm" svg:y="9.784cm">
          <draw:text-box>
            <text:p text:style-name="P1"><text:span text:style-name="T4">OD Sec would produce a short note recording the main decisions after each </text:span></text:p>
          </draw:text-box>
        </draw:frame>
        <draw:frame draw:style-name="gr1" draw:text-style-name="P2" draw:layer="layout" svg:width="10.708cm" svg:height="0.475cm" svg:x="3.7cm" svg:y="10.348cm">
          <draw:text-box>
            <text:p text:style-name="P1"><text:span text:style-name="T4">meeting, which would be “sent only to those who attend”.</text:span></text:p>
          </draw:text-box>
        </draw:frame>
        <draw:frame draw:style-name="gr2" draw:text-style-name="P3" draw:layer="layout" svg:width="0.634cm" svg:height="0.712cm" svg:x="2.95cm" svg:y="10.8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77cm" svg:height="0.475cm" svg:x="3.7cm" svg:y="11.013cm">
          <draw:text-box>
            <text:p text:style-name="P1"><text:span text:style-name="T4">“</text:span><text:span text:style-name="T4">There might also be a case for having weekly meetings of DOP (including the </text:span></text:p>
          </draw:text-box>
        </draw:frame>
        <draw:frame draw:style-name="gr1" draw:text-style-name="P2" draw:layer="layout" svg:width="14.294cm" svg:height="0.475cm" svg:x="3.7cm" svg:y="11.577cm">
          <draw:text-box>
            <text:p text:style-name="P1"><text:span text:style-name="T4">Chancellor and Home Secretary in addition), perhaps convening just before </text:span></text:p>
          </draw:text-box>
        </draw:frame>
        <draw:frame draw:style-name="gr1" draw:text-style-name="P2" draw:layer="layout" svg:width="14.438cm" svg:height="0.475cm" svg:x="3.7cm" svg:y="12.142cm">
          <draw:text-box>
            <text:p text:style-name="P1"><text:span text:style-name="T4">Cabinet. This would provide an opportunity for wider Ministerial involvement, </text:span></text:p>
          </draw:text-box>
        </draw:frame>
        <draw:frame draw:style-name="gr1" draw:text-style-name="P2" draw:layer="layout" svg:width="14.51cm" svg:height="0.475cm" svg:x="3.7cm" svg:y="12.706cm">
          <draw:text-box>
            <text:p text:style-name="P1"><text:span text:style-name="T4">including on day after issues. I suggest this is something that David Manning </text:span></text:p>
          </draw:text-box>
        </draw:frame>
        <draw:frame draw:style-name="gr1" draw:text-style-name="P2" draw:layer="layout" svg:width="3.918cm" svg:height="0.475cm" svg:x="3.7cm" svg:y="13.271cm">
          <draw:text-box>
            <text:p text:style-name="P1"><text:span text:style-name="T4">keeps under review.”</text:span></text:p>
          </draw:text-box>
        </draw:frame>
        <draw:frame draw:style-name="gr2" draw:text-style-name="P3" draw:layer="layout" svg:width="0.634cm" svg:height="0.712cm" svg:x="2.95cm" svg:y="13.7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68cm" svg:height="0.475cm" svg:x="3.7cm" svg:y="13.935cm">
          <draw:text-box>
            <text:p text:style-name="P1"><text:span text:style-name="T4">COBR was being activated on a 24 hour basis on 18 March: “As during </text:span></text:p>
          </draw:text-box>
        </draw:frame>
        <draw:frame draw:style-name="gr1" draw:text-style-name="P2" draw:layer="layout" svg:width="12.926cm" svg:height="0.475cm" svg:x="3.7cm" svg:y="14.5cm">
          <draw:text-box>
            <text:p text:style-name="P1"><text:span text:style-name="T4">the Afghanistan conflict” Sir David Manning would “chair official level </text:span></text:p>
          </draw:text-box>
        </draw:frame>
        <draw:frame draw:style-name="gr1" draw:text-style-name="P2" draw:layer="layout" svg:width="14.336cm" svg:height="0.475cm" svg:x="3.7cm" svg:y="15.064cm">
          <draw:text-box>
            <text:p text:style-name="P1"><text:span text:style-name="T4">meetings (both in restricted and wider formats) to co-ordinate and galvanise </text:span></text:p>
          </draw:text-box>
        </draw:frame>
        <draw:frame draw:style-name="gr1" draw:text-style-name="P2" draw:layer="layout" svg:width="14.662cm" svg:height="0.475cm" svg:x="3.7cm" svg:y="15.628cm">
          <draw:text-box>
            <text:p text:style-name="P1"><text:span text:style-name="T4">Departmental activity and to ensure that the Prime Minister is properly briefed </text:span></text:p>
          </draw:text-box>
        </draw:frame>
        <draw:frame draw:style-name="gr1" draw:text-style-name="P2" draw:layer="layout" svg:width="3.499cm" svg:height="0.475cm" svg:x="3.7cm" svg:y="16.193cm">
          <draw:text-box>
            <text:p text:style-name="P1"><text:span text:style-name="T4">on developments”.</text:span></text:p>
          </draw:text-box>
        </draw:frame>
        <draw:frame draw:style-name="gr2" draw:text-style-name="P3" draw:layer="layout" svg:width="0.634cm" svg:height="0.712cm" svg:x="2.95cm" svg:y="16.7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44cm" svg:height="0.475cm" svg:x="3.7cm" svg:y="16.857cm">
          <draw:text-box>
            <text:p text:style-name="P1"><text:span text:style-name="T4">COBR would produce “early-morning sitreps and a more detailed thematic </text:span></text:p>
          </draw:text-box>
        </draw:frame>
        <draw:frame draw:style-name="gr1" draw:text-style-name="P2" draw:layer="layout" svg:width="10.065cm" svg:height="0.475cm" svg:x="3.7cm" svg:y="17.422cm">
          <draw:text-box>
            <text:p text:style-name="P1"><text:span text:style-name="T4">Evening Round-Up, following the Afghanistan model”.</text:span></text:p>
          </draw:text-box>
        </draw:frame>
        <draw:frame draw:style-name="gr2" draw:text-style-name="P3" draw:layer="layout" svg:width="0.634cm" svg:height="0.712cm" svg:x="2.95cm" svg:y="17.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572cm" svg:height="0.475cm" svg:x="3.7cm" svg:y="18.086cm">
          <draw:text-box>
            <text:p text:style-name="P1"><text:span text:style-name="T4">Mr Scarlett would “brief the Group on the intelligence picture”.</text:span></text:p>
          </draw:text-box>
        </draw:frame>
        <draw:frame draw:style-name="gr2" draw:text-style-name="P3" draw:layer="layout" svg:width="0.634cm" svg:height="0.712cm" svg:x="2.95cm" svg:y="18.5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35cm" svg:height="0.475cm" svg:x="3.7cm" svg:y="18.751cm">
          <draw:text-box>
            <text:p text:style-name="P1"><text:span text:style-name="T4">The Assessments Staff were producing daily written intelligence updates, which </text:span></text:p>
          </draw:text-box>
        </draw:frame>
        <draw:frame draw:style-name="gr1" draw:text-style-name="P2" draw:layer="layout" svg:width="5.996cm" svg:height="0.475cm" svg:x="3.7cm" svg:y="19.315cm">
          <draw:text-box>
            <text:p text:style-name="P1"><text:span text:style-name="T4">would “normally issue at 08:00”.</text:span></text:p>
          </draw:text-box>
        </draw:frame>
        <draw:frame draw:style-name="gr1" draw:text-style-name="P2" draw:layer="layout" svg:width="16.266cm" svg:height="0.475cm" svg:x="2.2cm" svg:y="20.23cm">
          <draw:text-box>
            <text:p text:style-name="P1"><text:span text:style-name="T7">168. </text:span><text:span text:style-name="T4"><text:s/>The Committee’s remit was to “cover … military and other updates and the day’s </text:span></text:p>
          </draw:text-box>
        </draw:frame>
        <draw:frame draw:style-name="gr1" draw:text-style-name="P2" draw:layer="layout" svg:width="16.47cm" svg:height="0.475cm" svg:x="2.2cm" svg:y="20.794cm">
          <draw:text-box>
            <text:p text:style-name="P1"><text:span text:style-name="T4">events”; and “to focus on longer term policy decisions”, although the time for that would </text:span></text:p>
          </draw:text-box>
        </draw:frame>
        <draw:frame draw:style-name="gr1" draw:text-style-name="P2" draw:layer="layout" svg:width="9.76cm" svg:height="0.475cm" svg:x="2.2cm" svg:y="21.358cm">
          <draw:text-box>
            <text:p text:style-name="P1"><text:span text:style-name="T4">be limited and would need to be “rationed carefully”.</text:span></text:p>
          </draw:text-box>
        </draw:frame>
        <draw:frame draw:style-name="gr6" draw:text-style-name="P7" draw:layer="layout" svg:width="0.408cm" svg:height="0.276cm" svg:x="11.919cm" svg:y="21.377cm">
          <draw:text-box>
            <text:p text:style-name="P1"><text:span text:style-name="T11">102</text:span></text:p>
          </draw:text-box>
        </draw:frame>
        <draw:frame draw:style-name="gr1" draw:text-style-name="P2" draw:layer="layout" svg:width="15.17cm" svg:height="0.475cm" svg:x="2.2cm" svg:y="22.273cm">
          <draw:text-box>
            <text:p text:style-name="P1"><text:span text:style-name="T7">169. </text:span><text:span text:style-name="T4"><text:s/>The members of the Committee were: Mr John Prescott (the Deputy Prime </text:span></text:p>
          </draw:text-box>
        </draw:frame>
        <draw:frame draw:style-name="gr1" draw:text-style-name="P2" draw:layer="layout" svg:width="15.691cm" svg:height="0.475cm" svg:x="2.2cm" svg:y="22.837cm">
          <draw:text-box>
            <text:p text:style-name="P1"><text:span text:style-name="T4">Minister), Mr Gordon Brown (the Chancellor of the Exchequer), Mr Jack Straw (the <text:s/>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line draw:style-name="gr9" draw:text-style-name="P8" draw:layer="layout" svg:x1="2.645cm" svg:y1="26.29cm" svg:x2="12.514cm" svg:y2="26.29cm">
          <text:p/>
        </draw:line>
        <draw:frame draw:style-name="gr1" draw:text-style-name="P2" draw:layer="layout" svg:width="15.31cm" svg:height="0.475cm" svg:x="2.2cm" svg:y="23.402cm">
          <draw:text-box>
            <text:p text:style-name="P1"><text:span text:style-name="T4">Foreign Secretary), Mr David Blunkett (the Home Secretary), Ms Clare Short (the 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2">100 </text:span></text:p>
          </draw:text-box>
        </draw:frame>
        <draw:line draw:style-name="gr9" draw:text-style-name="P8" draw:layer="layout" svg:x1="2.645cm" svg:y1="26.714cm" svg:x2="10.626cm" svg:y2="26.714cm">
          <text:p/>
        </draw:line>
        <draw:frame draw:style-name="gr4" draw:text-style-name="P5" draw:layer="layout" svg:width="9.789cm" svg:height="0.395cm" svg:x="2.646cm" svg:y="25.934cm">
          <draw:text-box>
            <text:p text:style-name="P1"><text:span text:style-name="T6">Minute Powell to Prime Minister, 14 March 2003, ‘War Cabinet’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2">101 </text:span></text:p>
          </draw:text-box>
        </draw:frame>
        <draw:line draw:style-name="gr9" draw:text-style-name="P8" draw:layer="layout" svg:x1="2.645cm" svg:y1="27.137cm" svg:x2="13.802cm" svg:y2="27.137cm">
          <text:p/>
        </draw:line>
        <draw:frame draw:style-name="gr4" draw:text-style-name="P5" draw:layer="layout" svg:width="7.931cm" svg:height="0.395cm" svg:x="2.646cm" svg:y="26.357cm">
          <draw:text-box>
            <text:p text:style-name="P1"><text:span text:style-name="T6">Minute Turnbull to Heywood, 18 March 2003, ‘Iraq’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2">102 </text:span></text:p>
          </draw:text-box>
        </draw:frame>
        <draw:frame draw:style-name="gr4" draw:text-style-name="P5" draw:layer="layout" svg:width="11.089cm" svg:height="0.395cm" svg:x="2.646cm" svg:y="26.781cm">
          <draw:text-box>
            <text:p text:style-name="P1"><text:span text:style-name="T6">Minute Drummond to Rycroft, 19 March 2003, ‘Iraq Ministerial Meeting’.</text:span></text:p>
          </draw:text-box>
        </draw:frame>
      </draw:page>
      <draw:page draw:name="page31" draw:style-name="dp1" draw:master-page-name="master-page28">
        <draw:frame draw:style-name="gr4" draw:text-style-name="P5" draw:layer="layout" svg:width="6.217cm" svg:height="0.395cm" svg:x="12.591cm" svg:y="1.138cm">
          <draw:text-box>
            <text:p text:style-name="P1"><text:span text:style-name="T6">2 <text:s/>| <text:s/>Decision-making within government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5</text:span></text:p>
          </draw:text-box>
        </draw:frame>
        <draw:frame draw:style-name="gr1" draw:text-style-name="P2" draw:layer="layout" svg:width="14.891cm" svg:height="0.475cm" svg:x="2.2cm" svg:y="2.525cm">
          <draw:text-box>
            <text:p text:style-name="P1"><text:span text:style-name="T4">International Development Secretary), Dr John Reid (Minister without Portfolio),</text:span></text:p>
          </draw:text-box>
        </draw:frame>
        <draw:frame draw:style-name="gr6" draw:text-style-name="P7" draw:layer="layout" svg:width="0.408cm" svg:height="0.276cm" svg:x="17.046cm" svg:y="2.544cm">
          <draw:text-box>
            <text:p text:style-name="P1"><text:span text:style-name="T11">103</text:span></text:p>
          </draw:text-box>
        </draw:frame>
        <draw:frame draw:style-name="gr1" draw:text-style-name="P2" draw:layer="layout" svg:width="0.951cm" svg:height="0.475cm" svg:x="17.458cm" svg:y="2.525cm">
          <draw:text-box>
            <text:p text:style-name="P1"><text:span text:style-name="T4"><text:s/></text:span><text:span text:style-name="T4">and </text:span></text:p>
          </draw:text-box>
        </draw:frame>
        <draw:frame draw:style-name="gr1" draw:text-style-name="P2" draw:layer="layout" svg:width="7.525cm" svg:height="0.475cm" svg:x="2.2cm" svg:y="3.09cm">
          <draw:text-box>
            <text:p text:style-name="P1"><text:span text:style-name="T4">Mr Geoff Hoon (the Defence Secretary).</text:span></text:p>
          </draw:text-box>
        </draw:frame>
        <draw:frame draw:style-name="gr1" draw:text-style-name="P2" draw:layer="layout" svg:width="15.733cm" svg:height="0.475cm" svg:x="2.2cm" svg:y="4.004cm">
          <draw:text-box>
            <text:p text:style-name="P1"><text:span text:style-name="T7">170. </text:span><text:span text:style-name="T4"><text:s/>From 20 March, Lord Goldsmith, the Attorney General, attended almost every </text:span></text:p>
          </draw:text-box>
        </draw:frame>
        <draw:frame draw:style-name="gr1" draw:text-style-name="P2" draw:layer="layout" svg:width="16.139cm" svg:height="0.475cm" svg:x="2.2cm" svg:y="4.568cm">
          <draw:text-box>
            <text:p text:style-name="P1"><text:span text:style-name="T4">meeting and Mrs Margaret Beckett, the Secretary of State for Environment, Food and </text:span></text:p>
          </draw:text-box>
        </draw:frame>
        <draw:frame draw:style-name="gr1" draw:text-style-name="P2" draw:layer="layout" svg:width="9.836cm" svg:height="0.475cm" svg:x="2.2cm" svg:y="5.133cm">
          <draw:text-box>
            <text:p text:style-name="P1"><text:span text:style-name="T4">Rural Affairs, was a regular attendee from 25 March.</text:span></text:p>
          </draw:text-box>
        </draw:frame>
        <draw:frame draw:style-name="gr1" draw:text-style-name="P2" draw:layer="layout" svg:width="15.885cm" svg:height="0.475cm" svg:x="2.2cm" svg:y="6.047cm">
          <draw:text-box>
            <text:p text:style-name="P1"><text:span text:style-name="T7">171. </text:span><text:span text:style-name="T4"><text:s/>Adm Boyce, C and Mr Scarlett attended the meeting to advise on the progress </text:span></text:p>
          </draw:text-box>
        </draw:frame>
        <draw:frame draw:style-name="gr1" draw:text-style-name="P2" draw:layer="layout" svg:width="9.781cm" svg:height="0.475cm" svg:x="2.2cm" svg:y="6.612cm">
          <draw:text-box>
            <text:p text:style-name="P1"><text:span text:style-name="T4">of the military campaign and the intelligence picture.</text:span></text:p>
          </draw:text-box>
        </draw:frame>
        <draw:frame draw:style-name="gr1" draw:text-style-name="P2" draw:layer="layout" svg:width="11.61cm" svg:height="0.475cm" svg:x="2.2cm" svg:y="7.526cm">
          <draw:text-box>
            <text:p text:style-name="P1"><text:span text:style-name="T7">172. </text:span><text:span text:style-name="T4"><text:s/>The Cabinet Office circulated a record of the discussion.</text:span></text:p>
          </draw:text-box>
        </draw:frame>
        <draw:frame draw:style-name="gr1" draw:text-style-name="P2" draw:layer="layout" svg:width="16.186cm" svg:height="0.475cm" svg:x="2.2cm" svg:y="8.441cm">
          <draw:text-box>
            <text:p text:style-name="P1"><text:span text:style-name="T7">173. </text:span><text:span text:style-name="T4"><text:s/>Mr Rycroft advised Mr Blair on 19 March that there would be a standard agenda </text:span></text:p>
          </draw:text-box>
        </draw:frame>
        <draw:frame draw:style-name="gr1" draw:text-style-name="P2" draw:layer="layout" svg:width="15.767cm" svg:height="0.475cm" svg:x="2.2cm" svg:y="9.005cm">
          <draw:text-box>
            <text:p text:style-name="P1"><text:span text:style-name="T4">each day for the meeting, issued by the Cabinet Office, along with an update of key </text:span></text:p>
          </draw:text-box>
        </draw:frame>
        <draw:frame draw:style-name="gr1" draw:text-style-name="P2" draw:layer="layout" svg:width="8.96cm" svg:height="0.475cm" svg:x="2.2cm" svg:y="9.57cm">
          <draw:text-box>
            <text:p text:style-name="P1"><text:span text:style-name="T4">events which they would prepare each evening.</text:span></text:p>
          </draw:text-box>
        </draw:frame>
        <draw:frame draw:style-name="gr6" draw:text-style-name="P7" draw:layer="layout" svg:width="0.408cm" svg:height="0.276cm" svg:x="11.119cm" svg:y="9.588cm">
          <draw:text-box>
            <text:p text:style-name="P1"><text:span text:style-name="T11">104</text:span></text:p>
          </draw:text-box>
        </draw:frame>
        <draw:frame draw:style-name="gr1" draw:text-style-name="P2" draw:layer="layout" svg:width="6.56cm" svg:height="0.475cm" svg:x="11.531cm" svg:y="9.57cm">
          <draw:text-box>
            <text:p text:style-name="P1"><text:span text:style-name="T4"><text:s/></text:span><text:span text:style-name="T4">No.10 would provide Mr Blair with </text:span></text:p>
          </draw:text-box>
        </draw:frame>
        <draw:frame draw:style-name="gr1" draw:text-style-name="P2" draw:layer="layout" svg:width="15.001cm" svg:height="0.475cm" svg:x="2.2cm" svg:y="10.134cm">
          <draw:text-box>
            <text:p text:style-name="P1"><text:span text:style-name="T4">“</text:span><text:span text:style-name="T4">a short note of specific points to cover each day”. Mr Rycroft also advised that: </text:span></text:p>
          </draw:text-box>
        </draw:frame>
        <draw:frame draw:style-name="gr1" draw:text-style-name="P2" draw:layer="layout" svg:width="14.722cm" svg:height="0.475cm" svg:x="2.2cm" svg:y="10.698cm">
          <draw:text-box>
            <text:p text:style-name="P1"><text:span text:style-name="T4">“</text:span><text:span text:style-name="T4">As this is a large group, we shall have to see in a couple of days whether it is </text:span></text:p>
          </draw:text-box>
        </draw:frame>
        <draw:frame draw:style-name="gr1" draw:text-style-name="P2" draw:layer="layout" svg:width="11.237cm" svg:height="0.475cm" svg:x="2.2cm" svg:y="11.263cm">
          <draw:text-box>
            <text:p text:style-name="P1"><text:span text:style-name="T4">practicable or whether we shall need a small group as well.”</text:span></text:p>
          </draw:text-box>
        </draw:frame>
        <draw:frame draw:style-name="gr1" draw:text-style-name="P2" draw:layer="layout" svg:width="16.516cm" svg:height="0.475cm" svg:x="2.2cm" svg:y="12.177cm">
          <draw:text-box>
            <text:p text:style-name="P1"><text:span text:style-name="T7">174. </text:span><text:span text:style-name="T4"><text:s/>In a minute to Mr Powell dated 30 March, Mr Blair requested a change to his daily </text:span></text:p>
          </draw:text-box>
        </draw:frame>
        <draw:frame draw:style-name="gr1" draw:text-style-name="P2" draw:layer="layout" svg:width="2.906cm" svg:height="0.475cm" svg:x="2.2cm" svg:y="12.742cm">
          <draw:text-box>
            <text:p text:style-name="P1"><text:span text:style-name="T4">rhythm, stating:</text:span></text:p>
          </draw:text-box>
        </draw:frame>
        <draw:frame draw:style-name="gr1" draw:text-style-name="P2" draw:layer="layout" svg:width="11.098cm" svg:height="0.475cm" svg:x="2.95cm" svg:y="13.656cm">
          <draw:text-box>
            <text:p text:style-name="P1"><text:span text:style-name="T4">“</text:span><text:span text:style-name="T4">I need a longer private meeting with CDS, Geoff Hoon etc.</text:span></text:p>
          </draw:text-box>
        </draw:frame>
        <draw:frame draw:style-name="gr1" draw:text-style-name="P2" draw:layer="layout" svg:width="14.853cm" svg:height="0.475cm" svg:x="2.95cm" svg:y="14.571cm">
          <draw:text-box>
            <text:p text:style-name="P1"><text:span text:style-name="T4">“</text:span><text:span text:style-name="T4">So I suggest we make that: 8.30am. The War Cabinet at 9.00am. The political </text:span></text:p>
          </draw:text-box>
        </draw:frame>
        <draw:frame draw:style-name="gr1" draw:text-style-name="P2" draw:layer="layout" svg:width="11.191cm" svg:height="0.475cm" svg:x="2.95cm" svg:y="15.135cm">
          <draw:text-box>
            <text:p text:style-name="P1"><text:span text:style-name="T4">meeting at 9.30am. This should … include media handling.”</text:span></text:p>
          </draw:text-box>
        </draw:frame>
        <draw:frame draw:style-name="gr6" draw:text-style-name="P7" draw:layer="layout" svg:width="0.408cm" svg:height="0.276cm" svg:x="14.096cm" svg:y="15.154cm">
          <draw:text-box>
            <text:p text:style-name="P1"><text:span text:style-name="T11">105</text:span></text:p>
          </draw:text-box>
        </draw:frame>
        <draw:frame draw:style-name="gr1" draw:text-style-name="P2" draw:layer="layout" svg:width="16.436cm" svg:height="0.475cm" svg:x="2.2cm" svg:y="16.05cm">
          <draw:text-box>
            <text:p text:style-name="P1"><text:span text:style-name="T7">175. </text:span><text:span text:style-name="T4"><text:s/>Mr Blair also set out his ideas for a communications strategy and asked for “more </text:span></text:p>
          </draw:text-box>
        </draw:frame>
        <draw:frame draw:style-name="gr1" draw:text-style-name="P2" draw:layer="layout" svg:width="9.294cm" svg:height="0.475cm" svg:x="2.2cm" svg:y="16.614cm">
          <draw:text-box>
            <text:p text:style-name="P1"><text:span text:style-name="T4">overt work on the guarantees to the Iraqi people”.</text:span></text:p>
          </draw:text-box>
        </draw:frame>
        <draw:frame draw:style-name="gr5" draw:text-style-name="P6" draw:layer="layout" svg:width="10.06cm" svg:height="0.556cm" svg:x="2.2cm" svg:y="17.735cm">
          <draw:text-box>
            <text:p text:style-name="P1"><text:span text:style-name="T9">Official-level inter-departmental machinery</text:span></text:p>
          </draw:text-box>
        </draw:frame>
        <draw:frame draw:style-name="gr1" draw:text-style-name="P2" draw:layer="layout" svg:width="8.024cm" svg:height="0.475cm" svg:x="2.2cm" svg:y="18.763cm">
          <draw:text-box>
            <text:p text:style-name="P1"><text:span text:style-name="T1">THE JOINT INTELLIGENCE COMMITTEE</text:span></text:p>
          </draw:text-box>
        </draw:frame>
        <draw:frame draw:style-name="gr1" draw:text-style-name="P2" draw:layer="layout" svg:width="16.486cm" svg:height="0.475cm" svg:x="2.2cm" svg:y="19.528cm">
          <draw:text-box>
            <text:p text:style-name="P1"><text:span text:style-name="T7">176. </text:span><text:span text:style-name="T4"><text:s/>The Joint Intelligence Committee (JIC) is a cross-Government Committee created </text:span></text:p>
          </draw:text-box>
        </draw:frame>
        <draw:frame draw:style-name="gr1" draw:text-style-name="P2" draw:layer="layout" svg:width="11.724cm" svg:height="0.475cm" svg:x="2.2cm" svg:y="20.092cm">
          <draw:text-box>
            <text:p text:style-name="P1"><text:span text:style-name="T4">in 1936, which has been part of the Cabinet Office since 1957.</text:span></text:p>
          </draw:text-box>
        </draw:frame>
        <draw:frame draw:style-name="gr1" draw:text-style-name="P2" draw:layer="layout" svg:width="9.175cm" svg:height="0.475cm" svg:x="2.2cm" svg:y="21.007cm">
          <draw:text-box>
            <text:p text:style-name="P1"><text:span text:style-name="T7">177. </text:span><text:span text:style-name="T4"><text:s/>The JIC was (and remains) responsible for:</text:span></text:p>
          </draw:text-box>
        </draw:frame>
        <draw:frame draw:style-name="gr1" draw:text-style-name="P2" draw:layer="layout" svg:width="13.562cm" svg:height="0.475cm" svg:x="2.95cm" svg:y="21.921cm">
          <draw:text-box>
            <text:p text:style-name="P1"><text:span text:style-name="T4">“… </text:span><text:span text:style-name="T4">providing Ministers and senior officials with co-ordinated intelligence </text:span></text:p>
          </draw:text-box>
        </draw:frame>
        <draw:frame draw:style-name="gr1" draw:text-style-name="P2" draw:layer="layout" svg:width="14.768cm" svg:height="0.475cm" svg:x="2.95cm" svg:y="22.486cm">
          <draw:text-box>
            <text:p text:style-name="P1"><text:span text:style-name="T4">assessments on a range of issues of immediate and long-range importance to </text:span></text:p>
          </draw:text-box>
        </draw:frame>
        <draw:frame draw:style-name="gr1" draw:text-style-name="P2" draw:layer="layout" svg:width="14.861cm" svg:height="0.475cm" svg:x="2.95cm" svg:y="23.05cm">
          <draw:text-box>
            <text:p text:style-name="P1"><text:span text:style-name="T4">national interests, primarily in the fields of security, defence and foreign affairs.”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6" draw:text-style-name="P7" draw:layer="layout" svg:width="0.408cm" svg:height="0.276cm" svg:x="17.758cm" svg:y="23.069cm">
          <draw:text-box>
            <text:p text:style-name="P1"><text:span text:style-name="T11">106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2">103 </text:span></text:p>
          </draw:text-box>
        </draw:frame>
        <draw:frame draw:style-name="gr4" draw:text-style-name="P5" draw:layer="layout" svg:width="14.781cm" svg:height="0.395cm" svg:x="2.646cm" svg:y="25.087cm">
          <draw:text-box>
            <text:p text:style-name="P1"><text:span text:style-name="T13">From 5 April 2003, Dr Reid’s role changed to President of the Council and Leader of the House </text:span></text:p>
          </draw:text-box>
        </draw:frame>
        <draw:line draw:style-name="gr9" draw:text-style-name="P8" draw:layer="layout" svg:x1="2.645cm" svg:y1="26.29cm" svg:x2="15.311cm" svg:y2="26.29cm">
          <text:p/>
        </draw:line>
        <draw:frame draw:style-name="gr4" draw:text-style-name="P5" draw:layer="layout" svg:width="2.089cm" svg:height="0.395cm" svg:x="2.2cm" svg:y="25.511cm">
          <draw:text-box>
            <text:p text:style-name="P1"><text:span text:style-name="T13">of Commons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2">104 </text:span></text:p>
          </draw:text-box>
        </draw:frame>
        <draw:frame draw:style-name="gr4" draw:text-style-name="P5" draw:layer="layout" svg:width="12.583cm" svg:height="0.395cm" svg:x="2.646cm" svg:y="25.934cm">
          <draw:text-box>
            <text:p text:style-name="P1"><text:span text:style-name="T6">Minute Rycroft to Prime Minister, 19 March 2003, ‘Iraq: 0830 Ministerial Meeting”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2">105 </text:span></text:p>
          </draw:text-box>
        </draw:frame>
        <draw:frame draw:style-name="gr4" draw:text-style-name="P5" draw:layer="layout" svg:width="7.084cm" svg:height="0.395cm" svg:x="2.646cm" svg:y="26.357cm">
          <draw:text-box>
            <text:p text:style-name="P1"><text:span text:style-name="T13">Minute Blair to Powell, 30 March 2003, ‘Note’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2">106 </text:span></text:p>
          </draw:text-box>
        </draw:frame>
        <draw:frame draw:style-name="gr4" draw:text-style-name="P5" draw:layer="layout" svg:width="12.215cm" svg:height="0.395cm" svg:x="2.646cm" svg:y="26.781cm">
          <draw:text-box>
            <text:p text:style-name="P1"><text:span text:style-name="T13">Cabinet Office, </text:span><text:span text:style-name="T14">National Intelligence Machinery</text:span><text:span text:style-name="T13">, November 2010, pages 23-24.</text:span></text:p>
          </draw:text-box>
        </draw:frame>
      </draw:page>
      <draw:page draw:name="page3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6</text:span></text:p>
          </draw:text-box>
        </draw:frame>
        <draw:frame draw:style-name="gr1" draw:text-style-name="P2" draw:layer="layout" svg:width="15.653cm" svg:height="0.475cm" svg:x="2.2cm" svg:y="2.525cm">
          <draw:text-box>
            <text:p text:style-name="P1"><text:span text:style-name="T7">178. </text:span><text:span text:style-name="T4"><text:s/>The Chairman of the JIC</text:span><text:span text:style-name="T15"> </text:span><text:span text:style-name="T4">is “responsible for the broad supervision of the work </text:span></text:p>
          </draw:text-box>
        </draw:frame>
        <draw:frame draw:style-name="gr1" draw:text-style-name="P2" draw:layer="layout" svg:width="15.102cm" svg:height="0.475cm" svg:x="2.2cm" svg:y="3.09cm">
          <draw:text-box>
            <text:p text:style-name="P1"><text:span text:style-name="T4">of the JIC” and “specifically charged with ensuring that the Committee’s warning </text:span></text:p>
          </draw:text-box>
        </draw:frame>
        <draw:frame draw:style-name="gr1" draw:text-style-name="P2" draw:layer="layout" svg:width="15.504cm" svg:height="0.475cm" svg:x="2.2cm" svg:y="3.654cm">
          <draw:text-box>
            <text:p text:style-name="P1"><text:span text:style-name="T4">and monitoring role” was “discharged effectively”. He also has direct access to the </text:span></text:p>
          </draw:text-box>
        </draw:frame>
        <draw:frame draw:style-name="gr1" draw:text-style-name="P2" draw:layer="layout" svg:width="2.8cm" svg:height="0.475cm" svg:x="2.2cm" svg:y="4.218cm">
          <draw:text-box>
            <text:p text:style-name="P1"><text:span text:style-name="T4">Prime Minister.</text:span></text:p>
          </draw:text-box>
        </draw:frame>
        <draw:frame draw:style-name="gr1" draw:text-style-name="P2" draw:layer="layout" svg:width="16.224cm" svg:height="0.475cm" svg:x="2.2cm" svg:y="5.133cm">
          <draw:text-box>
            <text:p text:style-name="P1"><text:span text:style-name="T7">179. </text:span><text:span text:style-name="T4"><text:s/>Sir John Scarlett told the Inquiry that the JIC was designed to be at the interface </text:span></text:p>
          </draw:text-box>
        </draw:frame>
        <draw:frame draw:style-name="gr1" draw:text-style-name="P2" draw:layer="layout" svg:width="5.971cm" svg:height="0.475cm" svg:x="2.2cm" svg:y="5.697cm">
          <draw:text-box>
            <text:p text:style-name="P1"><text:span text:style-name="T4">between intelligence and policy.</text:span></text:p>
          </draw:text-box>
        </draw:frame>
        <draw:frame draw:style-name="gr6" draw:text-style-name="P7" draw:layer="layout" svg:width="0.408cm" svg:height="0.276cm" svg:x="8.146cm" svg:y="5.716cm">
          <draw:text-box>
            <text:p text:style-name="P1"><text:span text:style-name="T11">107</text:span></text:p>
          </draw:text-box>
        </draw:frame>
        <draw:frame draw:style-name="gr1" draw:text-style-name="P2" draw:layer="layout" svg:width="8.198cm" svg:height="0.475cm" svg:x="8.558cm" svg:y="5.697cm">
          <draw:text-box>
            <text:p text:style-name="P1"><text:span text:style-name="T4"><text:s/></text:span><text:span text:style-name="T4">The Chairman of the JIC played a key role:</text:span></text:p>
          </draw:text-box>
        </draw:frame>
        <draw:frame draw:style-name="gr1" draw:text-style-name="P2" draw:layer="layout" svg:width="15.399cm" svg:height="0.475cm" svg:x="2.95cm" svg:y="6.612cm">
          <draw:text-box>
            <text:p text:style-name="P1"><text:span text:style-name="T4">“… </text:span><text:span text:style-name="T4">to represent the views, which are very thoroughly considered, of the JIC itself. </text:span></text:p>
          </draw:text-box>
        </draw:frame>
        <draw:frame draw:style-name="gr1" draw:text-style-name="P2" draw:layer="layout" svg:width="15.471cm" svg:height="0.475cm" svg:x="2.95cm" svg:y="7.176cm">
          <draw:text-box>
            <text:p text:style-name="P1"><text:span text:style-name="T4">He doesn’t have a separate status, separate from the Committee itself. He carries </text:span></text:p>
          </draw:text-box>
        </draw:frame>
        <draw:frame draw:style-name="gr1" draw:text-style-name="P2" draw:layer="layout" svg:width="14.522cm" svg:height="0.475cm" svg:x="2.95cm" svg:y="7.741cm">
          <draw:text-box>
            <text:p text:style-name="P1"><text:span text:style-name="T4">his authority, because he is carrying the authority of the Committee and he is </text:span></text:p>
          </draw:text-box>
        </draw:frame>
        <draw:frame draw:style-name="gr1" draw:text-style-name="P2" draw:layer="layout" svg:width="4.959cm" svg:height="0.475cm" svg:x="2.95cm" svg:y="8.305cm">
          <draw:text-box>
            <text:p text:style-name="P1"><text:span text:style-name="T4">representing those views.”</text:span></text:p>
          </draw:text-box>
        </draw:frame>
        <draw:frame draw:style-name="gr1" draw:text-style-name="P2" draw:layer="layout" svg:width="16.651cm" svg:height="0.475cm" svg:x="2.2cm" svg:y="9.22cm">
          <draw:text-box>
            <text:p text:style-name="P1"><text:span text:style-name="T7">180. </text:span><text:span text:style-name="T4"><text:s/>Sir John Scarlett told the Inquiry that he was “answerable” to Sir David Omand “for </text:span></text:p>
          </draw:text-box>
        </draw:frame>
        <draw:frame draw:style-name="gr1" draw:text-style-name="P2" draw:layer="layout" svg:width="16.393cm" svg:height="0.475cm" svg:x="2.2cm" svg:y="9.784cm">
          <draw:text-box>
            <text:p text:style-name="P1"><text:span text:style-name="T4">the efficient functioning of the Committee and the Secretariat”, but he was “responsible </text:span></text:p>
          </draw:text-box>
        </draw:frame>
        <draw:frame draw:style-name="gr1" draw:text-style-name="P2" draw:layer="layout" svg:width="11.957cm" svg:height="0.475cm" svg:x="2.2cm" svg:y="10.348cm">
          <draw:text-box>
            <text:p text:style-name="P1"><text:span text:style-name="T4">for the presentation of intelligence assessment to Government”.</text:span></text:p>
          </draw:text-box>
        </draw:frame>
        <draw:frame draw:style-name="gr6" draw:text-style-name="P7" draw:layer="layout" svg:width="0.408cm" svg:height="0.276cm" svg:x="14.107cm" svg:y="10.367cm">
          <draw:text-box>
            <text:p text:style-name="P1"><text:span text:style-name="T11">108</text:span></text:p>
          </draw:text-box>
        </draw:frame>
        <draw:frame draw:style-name="gr1" draw:text-style-name="P2" draw:layer="layout" svg:width="15.873cm" svg:height="0.475cm" svg:x="2.2cm" svg:y="11.263cm">
          <draw:text-box>
            <text:p text:style-name="P1"><text:span text:style-name="T7">181. </text:span><text:span text:style-name="T4"><text:s/>The JIC is supported by the Joint Intelligence Organisation (JIO), including the </text:span></text:p>
          </draw:text-box>
        </draw:frame>
        <draw:frame draw:style-name="gr1" draw:text-style-name="P2" draw:layer="layout" svg:width="15.598cm" svg:height="0.475cm" svg:x="2.2cm" svg:y="11.827cm">
          <draw:text-box>
            <text:p text:style-name="P1"><text:span text:style-name="T4">Assessments Staff, comprising analysts seconded to the Cabinet Office from other </text:span></text:p>
          </draw:text-box>
        </draw:frame>
        <draw:frame draw:style-name="gr1" draw:text-style-name="P2" draw:layer="layout" svg:width="16.36cm" svg:height="0.475cm" svg:x="2.2cm" svg:y="12.392cm">
          <draw:text-box>
            <text:p text:style-name="P1"><text:span text:style-name="T4">departments. The JIO</text:span><text:span text:style-name="T15"> </text:span><text:span text:style-name="T4">is “responsible for drafting assessments of situations and issues </text:span></text:p>
          </draw:text-box>
        </draw:frame>
        <draw:frame draw:style-name="gr1" draw:text-style-name="P2" draw:layer="layout" svg:width="16.605cm" svg:height="0.475cm" svg:x="2.2cm" svg:y="12.956cm">
          <draw:text-box>
            <text:p text:style-name="P1"><text:span text:style-name="T4">of current concern”, taking “into account all sources of information, including intelligence </text:span></text:p>
          </draw:text-box>
        </draw:frame>
        <draw:frame draw:style-name="gr1" draw:text-style-name="P2" draw:layer="layout" svg:width="14.078cm" svg:height="0.475cm" svg:x="2.2cm" svg:y="13.521cm">
          <draw:text-box>
            <text:p text:style-name="P1"><text:span text:style-name="T4">reports produced by the Agencies, diplomatic reporting and media reports”.</text:span></text:p>
          </draw:text-box>
        </draw:frame>
        <draw:frame draw:style-name="gr1" draw:text-style-name="P2" draw:layer="layout" svg:width="14.336cm" svg:height="0.475cm" svg:x="2.2cm" svg:y="14.435cm">
          <draw:text-box>
            <text:p text:style-name="P1"><text:span text:style-name="T7">182. </text:span><text:span text:style-name="T4"><text:s/>The Assessments Staff’s draft Assessments are subject to formal inter-</text:span></text:p>
          </draw:text-box>
        </draw:frame>
        <draw:frame draw:style-name="gr1" draw:text-style-name="P2" draw:layer="layout" svg:width="15.394cm" svg:height="0.475cm" svg:x="2.2cm" svg:y="15cm">
          <draw:text-box>
            <text:p text:style-name="P1"><text:span text:style-name="T4">departmental scrutiny and challenge in Current Intelligence Groups (CIGs), which </text:span></text:p>
          </draw:text-box>
        </draw:frame>
        <draw:frame draw:style-name="gr1" draw:text-style-name="P2" draw:layer="layout" svg:width="16.233cm" svg:height="0.475cm" svg:x="2.2cm" svg:y="15.564cm">
          <draw:text-box>
            <text:p text:style-name="P1"><text:span text:style-name="T4">bring together working-level experts from a range of government departments and the </text:span></text:p>
          </draw:text-box>
        </draw:frame>
        <draw:frame draw:style-name="gr1" draw:text-style-name="P2" draw:layer="layout" svg:width="15.665cm" svg:height="0.475cm" svg:x="2.2cm" svg:y="16.128cm">
          <draw:text-box>
            <text:p text:style-name="P1"><text:span text:style-name="T4">intelligence agencies. In the case of Iraq between 2001 and 2003, the CIG brought </text:span></text:p>
          </draw:text-box>
        </draw:frame>
        <draw:frame draw:style-name="gr1" draw:text-style-name="P2" draw:layer="layout" svg:width="16.449cm" svg:height="0.475cm" svg:x="2.2cm" svg:y="16.693cm">
          <draw:text-box>
            <text:p text:style-name="P1"><text:span text:style-name="T4">together the desk-level experts from the FCO (including MED and RA), MOD (including </text:span></text:p>
          </draw:text-box>
        </draw:frame>
        <draw:frame draw:style-name="gr1" draw:text-style-name="P2" draw:layer="layout" svg:width="16.186cm" svg:height="0.475cm" svg:x="2.2cm" svg:y="17.257cm">
          <draw:text-box>
            <text:p text:style-name="P1"><text:span text:style-name="T4">DIS), the Cabinet Office and the intelligence agencies, and any other department with </text:span></text:p>
          </draw:text-box>
        </draw:frame>
        <draw:frame draw:style-name="gr1" draw:text-style-name="P2" draw:layer="layout" svg:width="7.732cm" svg:height="0.475cm" svg:x="2.2cm" svg:y="17.822cm">
          <draw:text-box>
            <text:p text:style-name="P1"><text:span text:style-name="T4">an interest in the issue being considered.</text:span></text:p>
          </draw:text-box>
        </draw:frame>
        <draw:frame draw:style-name="gr1" draw:text-style-name="P2" draw:layer="layout" svg:width="15.174cm" svg:height="0.475cm" svg:x="2.2cm" svg:y="18.736cm">
          <draw:text-box>
            <text:p text:style-name="P1"><text:span text:style-name="T7">183. </text:span><text:span text:style-name="T4"><text:s/>The JIC’s terms of reference from 2001 to 2005 included responsibilities to:</text:span></text:p>
          </draw:text-box>
        </draw:frame>
        <draw:frame draw:style-name="gr2" draw:text-style-name="P3" draw:layer="layout" svg:width="0.634cm" svg:height="0.712cm" svg:x="2.95cm" svg:y="19.4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11cm" svg:height="0.475cm" svg:x="3.7cm" svg:y="19.651cm">
          <draw:text-box>
            <text:p text:style-name="P1"><text:span text:style-name="T4">“</text:span><text:span text:style-name="T4">monitor and give early warning of the development of direct or indirect foreign </text:span></text:p>
          </draw:text-box>
        </draw:frame>
        <draw:frame draw:style-name="gr1" draw:text-style-name="P2" draw:layer="layout" svg:width="12.126cm" svg:height="0.475cm" svg:x="3.7cm" svg:y="20.215cm">
          <draw:text-box>
            <text:p text:style-name="P1"><text:span text:style-name="T4">threats to British interest, whether political, military or economic”;</text:span></text:p>
          </draw:text-box>
        </draw:frame>
        <draw:frame draw:style-name="gr2" draw:text-style-name="P3" draw:layer="layout" svg:width="0.634cm" svg:height="0.712cm" svg:x="2.95cm" svg:y="20.7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75cm" svg:height="0.475cm" svg:x="3.7cm" svg:y="20.88cm">
          <draw:text-box>
            <text:p text:style-name="P1"><text:span text:style-name="T4">“</text:span><text:span text:style-name="T4">on the basis of available information, to assess events and situations relating to </text:span></text:p>
          </draw:text-box>
        </draw:frame>
        <draw:frame draw:style-name="gr1" draw:text-style-name="P2" draw:layer="layout" svg:width="15.221cm" svg:height="0.475cm" svg:x="3.7cm" svg:y="21.444cm">
          <draw:text-box>
            <text:p text:style-name="P1"><text:span text:style-name="T4">external affairs, defence, terrorism, major international criminal activity, scientific, </text:span></text:p>
          </draw:text-box>
        </draw:frame>
        <draw:frame draw:style-name="gr1" draw:text-style-name="P2" draw:layer="layout" svg:width="8.668cm" svg:height="0.475cm" svg:x="3.7cm" svg:y="22.008cm">
          <draw:text-box>
            <text:p text:style-name="P1"><text:span text:style-name="T4">technical and international economic matters”;</text:span></text:p>
          </draw:text-box>
        </draw:frame>
        <draw:frame draw:style-name="gr2" draw:text-style-name="P3" draw:layer="layout" svg:width="0.634cm" svg:height="0.712cm" svg:x="2.95cm" svg:y="22.5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28cm" svg:height="0.475cm" svg:x="3.7cm" svg:y="22.673cm">
          <draw:text-box>
            <text:p text:style-name="P1"><text:span text:style-name="T4">“</text:span><text:span text:style-name="T4">keep under review threats to security at home and overseas and to deal with </text:span></text:p>
          </draw:text-box>
        </draw:frame>
        <draw:frame draw:style-name="gr1" draw:text-style-name="P2" draw:layer="layout" svg:width="9.087cm" svg:height="0.475cm" svg:x="3.7cm" svg:y="23.237cm">
          <draw:text-box>
            <text:p text:style-name="P1"><text:span text:style-name="T4">such security problems as may be referred to it”;</text:span></text:p>
          </draw:text-box>
        </draw:frame>
        <draw:frame draw:style-name="gr2" draw:text-style-name="P3" draw:layer="layout" svg:width="0.634cm" svg:height="0.712cm" svg:x="2.95cm" svg:y="23.74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812cm" svg:height="0.475cm" svg:x="3.7cm" svg:y="23.902cm">
          <draw:text-box>
            <text:p text:style-name="P1"><text:span text:style-name="T4">“</text:span><text:span text:style-name="T4">bring to the attention of Ministers and departments, as appropriate,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14.061cm" svg:height="0.475cm" svg:x="3.7cm" svg:y="24.466cm">
          <draw:text-box>
            <text:p text:style-name="P1"><text:span text:style-name="T4">assessments that appear to require operational, planning or policy action”: 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2">107 </text:span></text:p>
          </draw:text-box>
        </draw:frame>
        <draw:frame draw:style-name="gr4" draw:text-style-name="P5" draw:layer="layout" svg:width="6.763cm" svg:height="0.395cm" svg:x="2.646cm" svg:y="26.357cm">
          <draw:text-box>
            <text:p text:style-name="P1"><text:span text:style-name="T13">Public hearing, 8 December 2009, page 12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2">108 </text:span></text:p>
          </draw:text-box>
        </draw:frame>
        <draw:frame draw:style-name="gr4" draw:text-style-name="P5" draw:layer="layout" svg:width="6.568cm" svg:height="0.395cm" svg:x="2.646cm" svg:y="26.781cm">
          <draw:text-box>
            <text:p text:style-name="P1"><text:span text:style-name="T13">Public hearing, 8 December 2009, page 4.</text:span></text:p>
          </draw:text-box>
        </draw:frame>
      </draw:page>
      <draw:page draw:name="page33" draw:style-name="dp1" draw:master-page-name="master-page28">
        <draw:frame draw:style-name="gr4" draw:text-style-name="P5" draw:layer="layout" svg:width="6.217cm" svg:height="0.395cm" svg:x="12.591cm" svg:y="1.138cm">
          <draw:text-box>
            <text:p text:style-name="P1"><text:span text:style-name="T6">2 <text:s/>| <text:s/>Decision-making within government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7</text:span></text:p>
          </draw:text-box>
        </draw:frame>
        <draw:frame draw:style-name="gr1" draw:text-style-name="P2" draw:layer="layout" svg:width="14.129cm" svg:height="0.475cm" svg:x="3.7cm" svg:y="2.525cm">
          <draw:text-box>
            <text:p text:style-name="P1"><text:span text:style-name="T4">the Chairman was “specifically charged with ensuring that the Committee’s </text:span></text:p>
          </draw:text-box>
        </draw:frame>
        <draw:frame draw:style-name="gr1" draw:text-style-name="P2" draw:layer="layout" svg:width="10.949cm" svg:height="0.475cm" svg:x="3.7cm" svg:y="3.09cm">
          <draw:text-box>
            <text:p text:style-name="P1"><text:span text:style-name="T4">monitoring and warning role is discharged effectively”; and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76cm" svg:height="0.475cm" svg:x="3.7cm" svg:y="3.754cm">
          <draw:text-box>
            <text:p text:style-name="P1"><text:span text:style-name="T4">“</text:span><text:span text:style-name="T4">report to the Secretary of the Cabinet”, except where “special assessments” </text:span></text:p>
          </draw:text-box>
        </draw:frame>
        <draw:frame draw:style-name="gr1" draw:text-style-name="P2" draw:layer="layout" svg:width="15.013cm" svg:height="0.475cm" svg:x="3.7cm" svg:y="4.318cm">
          <draw:text-box>
            <text:p text:style-name="P1"><text:span text:style-name="T4">were required by the Chiefs of Staff, which would be “submitted to them directly </text:span></text:p>
          </draw:text-box>
        </draw:frame>
        <draw:frame draw:style-name="gr1" draw:text-style-name="P2" draw:layer="layout" svg:width="3.804cm" svg:height="0.475cm" svg:x="3.7cm" svg:y="4.883cm">
          <draw:text-box>
            <text:p text:style-name="P1"><text:span text:style-name="T4">in the first instance”.</text:span></text:p>
          </draw:text-box>
        </draw:frame>
        <draw:frame draw:style-name="gr1" draw:text-style-name="P2" draw:layer="layout" svg:width="16.029cm" svg:height="0.475cm" svg:x="2.2cm" svg:y="5.797cm">
          <draw:text-box>
            <text:p text:style-name="P1"><text:span text:style-name="T7">184. </text:span><text:span text:style-name="T4"><text:s/>The JIC agrees most Assessments before they are sent to Ministers and senior </text:span></text:p>
          </draw:text-box>
        </draw:frame>
        <draw:frame draw:style-name="gr1" draw:text-style-name="P2" draw:layer="layout" svg:width="15.784cm" svg:height="0.475cm" svg:x="2.2cm" svg:y="6.362cm">
          <draw:text-box>
            <text:p text:style-name="P1"><text:span text:style-name="T4">officials, although some papers, including urgent updates on developing issues, are </text:span></text:p>
          </draw:text-box>
        </draw:frame>
        <draw:frame draw:style-name="gr1" draw:text-style-name="P2" draw:layer="layout" svg:width="12.097cm" svg:height="0.475cm" svg:x="2.2cm" svg:y="6.926cm">
          <draw:text-box>
            <text:p text:style-name="P1"><text:span text:style-name="T4">issued under the authority of the Chief of the Assessments Staff.</text:span></text:p>
          </draw:text-box>
        </draw:frame>
        <draw:frame draw:style-name="gr1" draw:text-style-name="P2" draw:layer="layout" svg:width="16.808cm" svg:height="0.475cm" svg:x="2.2cm" svg:y="7.841cm">
          <draw:text-box>
            <text:p text:style-name="P1"><text:span text:style-name="T7">185. </text:span><text:span text:style-name="T4"><text:s/>The current JIC terms of reference make clear that it is expected to draw on “secret </text:span></text:p>
          </draw:text-box>
        </draw:frame>
        <draw:frame draw:style-name="gr1" draw:text-style-name="P2" draw:layer="layout" svg:width="11.242cm" svg:height="0.475cm" svg:x="2.2cm" svg:y="8.405cm">
          <draw:text-box>
            <text:p text:style-name="P1"><text:span text:style-name="T4">intelligence, diplomatic reporting and open source material.”</text:span></text:p>
          </draw:text-box>
        </draw:frame>
        <draw:frame draw:style-name="gr6" draw:text-style-name="P7" draw:layer="layout" svg:width="0.408cm" svg:height="0.276cm" svg:x="13.401cm" svg:y="8.424cm">
          <draw:text-box>
            <text:p text:style-name="P1"><text:span text:style-name="T11">109</text:span></text:p>
          </draw:text-box>
        </draw:frame>
        <draw:frame draw:style-name="gr1" draw:text-style-name="P2" draw:layer="layout" svg:width="16.088cm" svg:height="0.475cm" svg:x="2.2cm" svg:y="9.32cm">
          <draw:text-box>
            <text:p text:style-name="P1"><text:span text:style-name="T7">186. </text:span><text:span text:style-name="T4"><text:s/>JIC Assessments are most frequently produced in response to a request from a </text:span></text:p>
          </draw:text-box>
        </draw:frame>
        <draw:frame draw:style-name="gr1" draw:text-style-name="P2" draw:layer="layout" svg:width="16.195cm" svg:height="0.475cm" svg:x="2.2cm" svg:y="9.884cm">
          <draw:text-box>
            <text:p text:style-name="P1"><text:span text:style-name="T4">policy department which determines the precise issues to be addressed. The JIC also </text:span></text:p>
          </draw:text-box>
        </draw:frame>
        <draw:frame draw:style-name="gr1" draw:text-style-name="P2" draw:layer="layout" svg:width="16.245cm" svg:height="0.475cm" svg:x="2.2cm" svg:y="10.448cm">
          <draw:text-box>
            <text:p text:style-name="P1"><text:span text:style-name="T4">commissions Assessments and can direct that the ground covered in any Assessment </text:span></text:p>
          </draw:text-box>
        </draw:frame>
        <draw:frame draw:style-name="gr1" draw:text-style-name="P2" draw:layer="layout" svg:width="9.383cm" svg:height="0.475cm" svg:x="2.2cm" svg:y="11.013cm">
          <draw:text-box>
            <text:p text:style-name="P1"><text:span text:style-name="T4">should be amended if it considers that is required.</text:span></text:p>
          </draw:text-box>
        </draw:frame>
        <draw:frame draw:style-name="gr1" draw:text-style-name="P2" draw:layer="layout" svg:width="15.009cm" svg:height="0.475cm" svg:x="2.2cm" svg:y="11.927cm">
          <draw:text-box>
            <text:p text:style-name="P1"><text:span text:style-name="T7">187. </text:span><text:span text:style-name="T4"><text:s/>Some CIG Assessments are issued under the authority of the Chief of the </text:span></text:p>
          </draw:text-box>
        </draw:frame>
        <draw:frame draw:style-name="gr1" draw:text-style-name="P2" draw:layer="layout" svg:width="15.737cm" svg:height="0.475cm" svg:x="2.2cm" svg:y="12.492cm">
          <draw:text-box>
            <text:p text:style-name="P1"><text:span text:style-name="T4">Assessments Staff and are noted but not discussed by the JIC, including where the </text:span></text:p>
          </draw:text-box>
        </draw:frame>
        <draw:frame draw:style-name="gr1" draw:text-style-name="P2" draw:layer="layout" svg:width="13.638cm" svg:height="0.475cm" svg:x="2.2cm" svg:y="13.056cm">
          <draw:text-box>
            <text:p text:style-name="P1"><text:span text:style-name="T4">content is regarded as routine or as an update of previous Assessments.</text:span></text:p>
          </draw:text-box>
        </draw:frame>
        <draw:frame draw:style-name="gr1" draw:text-style-name="P2" draw:layer="layout" svg:width="15.013cm" svg:height="0.475cm" svg:x="2.2cm" svg:y="13.971cm">
          <draw:text-box>
            <text:p text:style-name="P1"><text:span text:style-name="T7">188. </text:span><text:span text:style-name="T4"><text:s/>Iraq was regularly considered by the JIC in 2000 and 2001, with the focus </text:span></text:p>
          </draw:text-box>
        </draw:frame>
        <draw:frame draw:style-name="gr1" draw:text-style-name="P2" draw:layer="layout" svg:width="14.759cm" svg:height="0.475cm" svg:x="2.2cm" svg:y="14.535cm">
          <draw:text-box>
            <text:p text:style-name="P1"><text:span text:style-name="T4">on weapons of mass destruction (WMD), sanctions and the implications of the </text:span></text:p>
          </draw:text-box>
        </draw:frame>
        <draw:frame draw:style-name="gr1" draw:text-style-name="P2" draw:layer="layout" svg:width="2.665cm" svg:height="0.475cm" svg:x="2.2cm" svg:y="15.1cm">
          <draw:text-box>
            <text:p text:style-name="P1"><text:span text:style-name="T4">No-Fly Zones.</text:span></text:p>
          </draw:text-box>
        </draw:frame>
        <draw:frame draw:style-name="gr6" draw:text-style-name="P7" draw:layer="layout" svg:width="0.391cm" svg:height="0.276cm" svg:x="4.858cm" svg:y="15.118cm">
          <draw:text-box>
            <text:p text:style-name="P1"><text:span text:style-name="T11">110</text:span></text:p>
          </draw:text-box>
        </draw:frame>
        <draw:frame draw:style-name="gr1" draw:text-style-name="P2" draw:layer="layout" svg:width="15.847cm" svg:height="0.475cm" svg:x="2.2cm" svg:y="16.014cm">
          <draw:text-box>
            <text:p text:style-name="P1"><text:span text:style-name="T7">189. </text:span><text:span text:style-name="T4"><text:s/>Sir John Scarlett considered that Iraq had been one of the top priorities for the </text:span></text:p>
          </draw:text-box>
        </draw:frame>
        <draw:frame draw:style-name="gr1" draw:text-style-name="P2" draw:layer="layout" svg:width="6.983cm" svg:height="0.475cm" svg:x="2.2cm" svg:y="16.578cm">
          <draw:text-box>
            <text:p text:style-name="P1"><text:span text:style-name="T4">JIC for most of his time as Chairman.</text:span></text:p>
          </draw:text-box>
        </draw:frame>
        <draw:frame draw:style-name="gr6" draw:text-style-name="P7" draw:layer="layout" svg:width="0.375cm" svg:height="0.276cm" svg:x="9.164cm" svg:y="16.597cm">
          <draw:text-box>
            <text:p text:style-name="P1"><text:span text:style-name="T11">111</text:span></text:p>
          </draw:text-box>
        </draw:frame>
        <draw:frame draw:style-name="gr1" draw:text-style-name="P2" draw:layer="layout" svg:width="16.732cm" svg:height="0.475cm" svg:x="2.2cm" svg:y="17.493cm">
          <draw:text-box>
            <text:p text:style-name="P1"><text:span text:style-name="T7">190. </text:span><text:span text:style-name="T4"><text:s/>As Chairman of the JIC, Mr Scarlett attended many of the meetings on Iraq held by </text:span></text:p>
          </draw:text-box>
        </draw:frame>
        <draw:frame draw:style-name="gr1" draw:text-style-name="P2" draw:layer="layout" svg:width="16.512cm" svg:height="0.475cm" svg:x="2.2cm" svg:y="18.057cm">
          <draw:text-box>
            <text:p text:style-name="P1"><text:span text:style-name="T4">Mr Blair and provided advice and briefing, including in response to requests from No.10.</text:span></text:p>
          </draw:text-box>
        </draw:frame>
        <draw:frame draw:style-name="gr1" draw:text-style-name="P2" draw:layer="layout" svg:width="16.622cm" svg:height="0.475cm" svg:x="2.2cm" svg:y="18.972cm">
          <draw:text-box>
            <text:p text:style-name="P1"><text:span text:style-name="T7">191. </text:span><text:span text:style-name="T4"><text:s/>In late July 2002, Mr Scarlett was asked to provide updated intelligence on Iraq on </text:span></text:p>
          </draw:text-box>
        </draw:frame>
        <draw:frame draw:style-name="gr1" draw:text-style-name="P2" draw:layer="layout" svg:width="8.007cm" svg:height="0.475cm" svg:x="2.2cm" svg:y="19.536cm">
          <draw:text-box>
            <text:p text:style-name="P1"><text:span text:style-name="T4">a weekly basis for Mr Blair’s weekend box.</text:span></text:p>
          </draw:text-box>
        </draw:frame>
        <draw:frame draw:style-name="gr6" draw:text-style-name="P7" draw:layer="layout" svg:width="0.391cm" svg:height="0.276cm" svg:x="10.184cm" svg:y="19.555cm">
          <draw:text-box>
            <text:p text:style-name="P1"><text:span text:style-name="T11">112</text:span></text:p>
          </draw:text-box>
        </draw:frame>
        <draw:frame draw:style-name="gr1" draw:text-style-name="P2" draw:layer="layout" svg:width="15.83cm" svg:height="0.475cm" svg:x="2.2cm" svg:y="20.451cm">
          <draw:text-box>
            <text:p text:style-name="P1"><text:span text:style-name="T7">192. </text:span><text:span text:style-name="T4"><text:s/>Mr Scarlett provided the first ‘Weekly Intelligence Summary’ on Iraq on 26 July.</text:span></text:p>
          </draw:text-box>
        </draw:frame>
        <draw:frame draw:style-name="gr6" draw:text-style-name="P7" draw:layer="layout" svg:width="0.391cm" svg:height="0.276cm" svg:x="17.957cm" svg:y="20.469cm">
          <draw:text-box>
            <text:p text:style-name="P1"><text:span text:style-name="T11">113</text:span></text:p>
          </draw:text-box>
        </draw:frame>
        <draw:frame draw:style-name="gr1" draw:text-style-name="P2" draw:layer="layout" svg:width="15.284cm" svg:height="0.475cm" svg:x="2.2cm" svg:y="21.365cm">
          <draw:text-box>
            <text:p text:style-name="P1"><text:span text:style-name="T7">193. </text:span><text:span text:style-name="T4"><text:s/>From 15 November, the Summary was replaced by an ‘Intelligence Update’ </text:span></text:p>
          </draw:text-box>
        </draw:frame>
        <draw:frame draw:style-name="gr1" draw:text-style-name="P2" draw:layer="layout" svg:width="16.139cm" svg:height="0.475cm" svg:x="2.2cm" svg:y="21.93cm">
          <draw:text-box>
            <text:p text:style-name="P1"><text:span text:style-name="T4">produced by the Assessments Staff. Until the end of January 2003, the Updates were </text:span></text:p>
          </draw:text-box>
        </draw:frame>
        <draw:frame draw:style-name="gr1" draw:text-style-name="P2" draw:layer="layout" svg:width="16.724cm" svg:height="0.475cm" svg:x="2.2cm" svg:y="22.494cm">
          <draw:text-box>
            <text:p text:style-name="P1"><text:span text:style-name="T4">produced weekly. In February the frequency increased, rising to three a week by the end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2.487cm" svg:height="0.475cm" svg:x="2.2cm" svg:y="23.058cm">
          <draw:text-box>
            <text:p text:style-name="P1"><text:span text:style-name="T4">of the month.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2">109 </text:span></text:p>
          </draw:text-box>
        </draw:frame>
        <draw:frame draw:style-name="gr4" draw:text-style-name="P5" draw:layer="layout" svg:width="11.529cm" svg:height="0.395cm" svg:x="2.646cm" svg:y="25.087cm">
          <draw:text-box>
            <text:p text:style-name="P1"><text:span text:style-name="T13">Cabinet Office, </text:span><text:span text:style-name="T14">National Intelligence Machinery</text:span><text:span text:style-name="T13">, November 2010, page 26.</text:span></text:p>
          </draw:text-box>
        </draw:frame>
        <draw:frame draw:style-name="gr8" draw:text-style-name="P9" draw:layer="layout" svg:width="0.387cm" svg:height="0.23cm" svg:x="2.2cm" svg:y="25.526cm">
          <draw:text-box>
            <text:p text:style-name="P1"><text:span text:style-name="T12">110 </text:span></text:p>
          </draw:text-box>
        </draw:frame>
        <draw:frame draw:style-name="gr4" draw:text-style-name="P5" draw:layer="layout" svg:width="11.745cm" svg:height="0.395cm" svg:x="2.631cm" svg:y="25.511cm">
          <draw:text-box>
            <text:p text:style-name="P1"><text:span text:style-name="T13">Public hearing Webb, Ricketts and Patey, 24 November 2009, pages 51-54.</text:span></text:p>
          </draw:text-box>
        </draw:frame>
        <draw:frame draw:style-name="gr8" draw:text-style-name="P9" draw:layer="layout" svg:width="0.37cm" svg:height="0.23cm" svg:x="2.2cm" svg:y="25.95cm">
          <draw:text-box>
            <text:p text:style-name="P1"><text:span text:style-name="T12">111 </text:span></text:p>
          </draw:text-box>
        </draw:frame>
        <draw:line draw:style-name="gr9" draw:text-style-name="P8" draw:layer="layout" svg:x1="2.63cm" svg:y1="26.714cm" svg:x2="17.126cm" svg:y2="26.714cm">
          <text:p/>
        </draw:line>
        <draw:frame draw:style-name="gr4" draw:text-style-name="P5" draw:layer="layout" svg:width="6.763cm" svg:height="0.395cm" svg:x="2.615cm" svg:y="25.934cm">
          <draw:text-box>
            <text:p text:style-name="P1"><text:span text:style-name="T13">Public hearing, 8 December 2009, page 10.</text:span></text:p>
          </draw:text-box>
        </draw:frame>
        <draw:frame draw:style-name="gr8" draw:text-style-name="P9" draw:layer="layout" svg:width="0.387cm" svg:height="0.23cm" svg:x="2.2cm" svg:y="26.373cm">
          <draw:text-box>
            <text:p text:style-name="P1"><text:span text:style-name="T12">112 </text:span></text:p>
          </draw:text-box>
        </draw:frame>
        <draw:frame draw:style-name="gr4" draw:text-style-name="P5" draw:layer="layout" svg:width="14.412cm" svg:height="0.395cm" svg:x="2.631cm" svg:y="26.357cm">
          <draw:text-box>
            <text:p text:style-name="P1"><text:span text:style-name="T6">Letter Rycroft to McDonald, 23 July 2002, ‘Iraq Prime Minister’s Meeting, 23 July: Follow Up’.</text:span></text:p>
          </draw:text-box>
        </draw:frame>
        <draw:frame draw:style-name="gr8" draw:text-style-name="P9" draw:layer="layout" svg:width="0.387cm" svg:height="0.23cm" svg:x="2.2cm" svg:y="26.796cm">
          <draw:text-box>
            <text:p text:style-name="P1"><text:span text:style-name="T12">113 </text:span></text:p>
          </draw:text-box>
        </draw:frame>
        <draw:frame draw:style-name="gr4" draw:text-style-name="P5" draw:layer="layout" svg:width="12.109cm" svg:height="0.395cm" svg:x="2.631cm" svg:y="26.781cm">
          <draw:text-box>
            <text:p text:style-name="P1"><text:span text:style-name="T13">Minute Scarlett to Manning, 26 July 2002, ‘Iraq: Weekly Intelligence Summary’</text:span></text:p>
          </draw:text-box>
        </draw:frame>
      </draw:page>
      <draw:page draw:name="page3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8</text:span></text:p>
          </draw:text-box>
        </draw:frame>
        <draw:frame draw:style-name="gr1" draw:text-style-name="P2" draw:layer="layout" svg:width="16.584cm" svg:height="0.475cm" svg:x="2.2cm" svg:y="2.525cm">
          <draw:text-box>
            <text:p text:style-name="P1"><text:span text:style-name="T7">194. </text:span><text:span text:style-name="T4"><text:s/>From March until mid-May 2003, Intelligence Updates on Iraq were produced on a </text:span></text:p>
          </draw:text-box>
        </draw:frame>
        <draw:frame draw:style-name="gr1" draw:text-style-name="P2" draw:layer="layout" svg:width="2.102cm" svg:height="0.475cm" svg:x="2.2cm" svg:y="3.09cm">
          <draw:text-box>
            <text:p text:style-name="P1"><text:span text:style-name="T4">daily basis.</text:span></text:p>
          </draw:text-box>
        </draw:frame>
        <draw:frame draw:style-name="gr6" draw:text-style-name="P7" draw:layer="layout" svg:width="0.391cm" svg:height="0.276cm" svg:x="4.294cm" svg:y="3.108cm">
          <draw:text-box>
            <text:p text:style-name="P1"><text:span text:style-name="T11">114</text:span></text:p>
          </draw:text-box>
        </draw:frame>
        <draw:frame draw:style-name="gr1" draw:text-style-name="P2" draw:layer="layout" svg:width="15.775cm" svg:height="0.475cm" svg:x="2.2cm" svg:y="4.004cm">
          <draw:text-box>
            <text:p text:style-name="P1"><text:span text:style-name="T7">195. </text:span><text:span text:style-name="T4"><text:s/>The Updates were used “to sweep up and summarise recent intelligence” and </text:span></text:p>
          </draw:text-box>
        </draw:frame>
        <draw:frame draw:style-name="gr1" draw:text-style-name="P2" draw:layer="layout" svg:width="14.946cm" svg:height="0.475cm" svg:x="2.2cm" svg:y="4.568cm">
          <draw:text-box>
            <text:p text:style-name="P1"><text:span text:style-name="T4">included “explanatory comments”; but they were “not a vehicle for assessment”.</text:span></text:p>
          </draw:text-box>
        </draw:frame>
        <draw:frame draw:style-name="gr6" draw:text-style-name="P7" draw:layer="layout" svg:width="0.391cm" svg:height="0.276cm" svg:x="17.094cm" svg:y="4.587cm">
          <draw:text-box>
            <text:p text:style-name="P1"><text:span text:style-name="T11">115</text:span></text:p>
          </draw:text-box>
        </draw:frame>
        <draw:frame draw:style-name="gr1" draw:text-style-name="P2" draw:layer="layout" svg:width="0.422cm" svg:height="0.497cm" svg:x="2.2cm" svg:y="5.673cm">
          <draw:text-box>
            <text:p text:style-name="P1"><text:span text:style-name="T16">T</text:span></text:p>
          </draw:text-box>
        </draw:frame>
        <draw:frame draw:style-name="gr1" draw:text-style-name="P2" draw:layer="layout" svg:width="5.903cm" svg:height="0.475cm" svg:x="2.459cm" svg:y="5.683cm">
          <draw:text-box>
            <text:p text:style-name="P1"><text:span text:style-name="T1">HE AD HOC GROUP ON IRAQ</text:span></text:p>
          </draw:text-box>
        </draw:frame>
        <draw:frame draw:style-name="gr1" draw:text-style-name="P2" draw:layer="layout" svg:width="16.33cm" svg:height="0.475cm" svg:x="2.2cm" svg:y="6.447cm">
          <draw:text-box>
            <text:p text:style-name="P1"><text:span text:style-name="T7">196. </text:span><text:span text:style-name="T4"><text:s/>On 26 June 2002, Mr Webb informed Mr Hoon’s Private Office that MOD officials </text:span></text:p>
          </draw:text-box>
        </draw:frame>
        <draw:frame draw:style-name="gr1" draw:text-style-name="P2" draw:layer="layout" svg:width="15.682cm" svg:height="0.475cm" svg:x="2.2cm" svg:y="7.012cm">
          <draw:text-box>
            <text:p text:style-name="P1"><text:span text:style-name="T4">were encouraging the Cabinet Office to supplement the Pigott Group (an MOD-led, </text:span></text:p>
          </draw:text-box>
        </draw:frame>
        <draw:frame draw:style-name="gr1" draw:text-style-name="P2" draw:layer="layout" svg:width="15.445cm" svg:height="0.475cm" svg:x="2.2cm" svg:y="7.576cm">
          <draw:text-box>
            <text:p text:style-name="P1"><text:span text:style-name="T4">inter-departmental group of senior officials – see Section 6.4) with a broader body </text:span></text:p>
          </draw:text-box>
        </draw:frame>
        <draw:frame draw:style-name="gr1" draw:text-style-name="P2" draw:layer="layout" svg:width="15.5cm" svg:height="0.475cm" svg:x="2.2cm" svg:y="8.141cm">
          <draw:text-box>
            <text:p text:style-name="P1"><text:span text:style-name="T4">involving a wider range of departments with a policy interest in Iraq and the region.</text:span></text:p>
          </draw:text-box>
        </draw:frame>
        <draw:frame draw:style-name="gr6" draw:text-style-name="P7" draw:layer="layout" svg:width="0.391cm" svg:height="0.276cm" svg:x="17.637cm" svg:y="8.159cm">
          <draw:text-box>
            <text:p text:style-name="P1"><text:span text:style-name="T11">116</text:span></text:p>
          </draw:text-box>
        </draw:frame>
        <draw:frame draw:style-name="gr1" draw:text-style-name="P2" draw:layer="layout" svg:width="14.81cm" svg:height="0.475cm" svg:x="2.2cm" svg:y="9.055cm">
          <draw:text-box>
            <text:p text:style-name="P1"><text:span text:style-name="T7">197. </text:span><text:span text:style-name="T4"><text:s/>Those ideas began to take shape on 8 August, when Mr Jim Drummond, </text:span></text:p>
          </draw:text-box>
        </draw:frame>
        <draw:frame draw:style-name="gr1" draw:text-style-name="P2" draw:layer="layout" svg:width="15.284cm" svg:height="0.475cm" svg:x="2.2cm" svg:y="9.62cm">
          <draw:text-box>
            <text:p text:style-name="P1"><text:span text:style-name="T4">Assistant Head of OD Sec, informed Mr McKane that he had spoken to Sir David </text:span></text:p>
          </draw:text-box>
        </draw:frame>
        <draw:frame draw:style-name="gr1" draw:text-style-name="P2" draw:layer="layout" svg:width="10.657cm" svg:height="0.475cm" svg:x="2.2cm" svg:y="10.184cm">
          <draw:text-box>
            <text:p text:style-name="P1"><text:span text:style-name="T4">Manning about possible changes to Whitehall structures.</text:span></text:p>
          </draw:text-box>
        </draw:frame>
        <draw:frame draw:style-name="gr6" draw:text-style-name="P7" draw:layer="layout" svg:width="0.391cm" svg:height="0.276cm" svg:x="12.813cm" svg:y="10.167cm">
          <draw:text-box>
            <text:p text:style-name="P1"><text:span text:style-name="T11">117</text:span></text:p>
          </draw:text-box>
        </draw:frame>
        <draw:frame draw:style-name="gr1" draw:text-style-name="P2" draw:layer="layout" svg:width="4.884cm" svg:height="0.475cm" svg:x="13.206cm" svg:y="10.184cm">
          <draw:text-box>
            <text:p text:style-name="P1"><text:span text:style-name="T4"><text:s/></text:span><text:span text:style-name="T4">Mr Drummond explained </text:span></text:p>
          </draw:text-box>
        </draw:frame>
        <draw:frame draw:style-name="gr1" draw:text-style-name="P2" draw:layer="layout" svg:width="16.182cm" svg:height="0.475cm" svg:x="2.2cm" svg:y="10.748cm">
          <draw:text-box>
            <text:p text:style-name="P1"><text:span text:style-name="T4">that one consequence of existing Whitehall mechanisms for discussing Iraq, including </text:span></text:p>
          </draw:text-box>
        </draw:frame>
        <draw:frame draw:style-name="gr1" draw:text-style-name="P2" draw:layer="layout" svg:width="15.598cm" svg:height="0.475cm" svg:x="2.2cm" svg:y="11.313cm">
          <draw:text-box>
            <text:p text:style-name="P1"><text:span text:style-name="T4">in particular the Pigott Group’s focus on military matters, was that “we are focusing </text:span></text:p>
          </draw:text-box>
        </draw:frame>
        <draw:frame draw:style-name="gr1" draw:text-style-name="P2" draw:layer="layout" svg:width="15.763cm" svg:height="0.475cm" svg:x="2.2cm" svg:y="11.877cm">
          <draw:text-box>
            <text:p text:style-name="P1"><text:span text:style-name="T4">a lot on military aspects and less on the alliance building, morning after, unintended </text:span></text:p>
          </draw:text-box>
        </draw:frame>
        <draw:frame draw:style-name="gr1" draw:text-style-name="P2" draw:layer="layout" svg:width="15.145cm" svg:height="0.475cm" svg:x="2.2cm" svg:y="12.442cm">
          <draw:text-box>
            <text:p text:style-name="P1"><text:span text:style-name="T4">consequences etc. Come September there may be a case for a tighter grip from </text:span></text:p>
          </draw:text-box>
        </draw:frame>
        <draw:frame draw:style-name="gr1" draw:text-style-name="P2" draw:layer="layout" svg:width="2.246cm" svg:height="0.475cm" svg:x="2.2cm" svg:y="13.006cm">
          <draw:text-box>
            <text:p text:style-name="P1"><text:span text:style-name="T4">the Centre.”</text:span></text:p>
          </draw:text-box>
        </draw:frame>
        <draw:frame draw:style-name="gr1" draw:text-style-name="P2" draw:layer="layout" svg:width="15.987cm" svg:height="0.475cm" svg:x="2.2cm" svg:y="13.921cm">
          <draw:text-box>
            <text:p text:style-name="P1"><text:span text:style-name="T7">198. </text:span><text:span text:style-name="T4"><text:s/>Mr Drummond raised the issue with Sir David Manning again on 30 August. He </text:span></text:p>
          </draw:text-box>
        </draw:frame>
        <draw:frame draw:style-name="gr1" draw:text-style-name="P2" draw:layer="layout" svg:width="15.801cm" svg:height="0.475cm" svg:x="2.2cm" svg:y="14.485cm">
          <draw:text-box>
            <text:p text:style-name="P1"><text:span text:style-name="T4">recalled that Sir David had commented earlier in the summer that it was too soon to </text:span></text:p>
          </draw:text-box>
        </draw:frame>
        <draw:frame draw:style-name="gr1" draw:text-style-name="P2" draw:layer="layout" svg:width="16.47cm" svg:height="0.475cm" svg:x="2.2cm" svg:y="15.05cm">
          <draw:text-box>
            <text:p text:style-name="P1"><text:span text:style-name="T4">think about management of the unintended consequences of conflict, but that the issue </text:span></text:p>
          </draw:text-box>
        </draw:frame>
        <draw:frame draw:style-name="gr1" draw:text-style-name="P2" draw:layer="layout" svg:width="9.815cm" svg:height="0.475cm" svg:x="2.2cm" svg:y="15.614cm">
          <draw:text-box>
            <text:p text:style-name="P1"><text:span text:style-name="T4">would probably need to be discussed in the autumn.</text:span></text:p>
          </draw:text-box>
        </draw:frame>
        <draw:frame draw:style-name="gr6" draw:text-style-name="P7" draw:layer="layout" svg:width="0.391cm" svg:height="0.276cm" svg:x="11.967cm" svg:y="15.633cm">
          <draw:text-box>
            <text:p text:style-name="P1"><text:span text:style-name="T11">118</text:span></text:p>
          </draw:text-box>
        </draw:frame>
        <draw:frame draw:style-name="gr1" draw:text-style-name="P2" draw:layer="layout" svg:width="16.351cm" svg:height="0.475cm" svg:x="2.2cm" svg:y="16.528cm">
          <draw:text-box>
            <text:p text:style-name="P1"><text:span text:style-name="T7">199. </text:span><text:span text:style-name="T4"><text:s/>Mr Drummond enclosed a “skeleton” paper on the subject prepared by a Cabinet </text:span></text:p>
          </draw:text-box>
        </draw:frame>
        <draw:frame draw:style-name="gr1" draw:text-style-name="P2" draw:layer="layout" svg:width="14.848cm" svg:height="0.475cm" svg:x="2.2cm" svg:y="17.093cm">
          <draw:text-box>
            <text:p text:style-name="P1"><text:span text:style-name="T4">Office junior official and suggested meeting to discuss the paper and Whitehall </text:span></text:p>
          </draw:text-box>
        </draw:frame>
        <draw:frame draw:style-name="gr1" draw:text-style-name="P2" draw:layer="layout" svg:width="6.801cm" svg:height="0.475cm" svg:x="2.2cm" svg:y="17.657cm">
          <draw:text-box>
            <text:p text:style-name="P1"><text:span text:style-name="T4">machinery for Iraq at the same time.</text:span></text:p>
          </draw:text-box>
        </draw:frame>
        <draw:frame draw:style-name="gr1" draw:text-style-name="P2" draw:layer="layout" svg:width="14.514cm" svg:height="0.475cm" svg:x="2.2cm" svg:y="18.572cm">
          <draw:text-box>
            <text:p text:style-name="P1"><text:span text:style-name="T7">200. </text:span><text:span text:style-name="T4"><text:s/>The Cabinet Office paper on unintended consequences focused on the </text:span></text:p>
          </draw:text-box>
        </draw:frame>
        <draw:frame draw:style-name="gr1" draw:text-style-name="P2" draw:layer="layout" svg:width="15.953cm" svg:height="0.475cm" svg:x="2.2cm" svg:y="19.136cm">
          <draw:text-box>
            <text:p text:style-name="P1"><text:span text:style-name="T4">possible impact of war on UK interests and on countries in the region, rather than on </text:span></text:p>
          </draw:text-box>
        </draw:frame>
        <draw:frame draw:style-name="gr1" draw:text-style-name="P2" draw:layer="layout" svg:width="3.236cm" svg:height="0.475cm" svg:x="2.2cm" svg:y="19.701cm">
          <draw:text-box>
            <text:p text:style-name="P1"><text:span text:style-name="T4">post-conflict Iraq.</text:span></text:p>
          </draw:text-box>
        </draw:frame>
        <draw:frame draw:style-name="gr1" draw:text-style-name="P2" draw:layer="layout" svg:width="16.478cm" svg:height="0.475cm" svg:x="2.2cm" svg:y="20.615cm">
          <draw:text-box>
            <text:p text:style-name="P1"><text:span text:style-name="T7">201. </text:span><text:span text:style-name="T4"><text:s/>The FCO produced a more substantial paper on the unintended consequences of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13.125cm" svg:height="0.475cm" svg:x="2.2cm" svg:y="21.18cm">
          <draw:text-box>
            <text:p text:style-name="P1"><text:span text:style-name="T4">conflict for the region and beyond on 20 September (see Section 6.4).</text:span></text:p>
          </draw:text-box>
        </draw:frame>
        <draw:frame draw:style-name="gr8" draw:text-style-name="P9" draw:layer="layout" svg:width="0.387cm" svg:height="0.23cm" svg:x="2.2cm" svg:y="24.256cm">
          <draw:text-box>
            <text:p text:style-name="P1"><text:span text:style-name="T12">114 </text:span></text:p>
          </draw:text-box>
        </draw:frame>
        <draw:frame draw:style-name="gr4" draw:text-style-name="P5" draw:layer="layout" svg:width="6.568cm" svg:height="0.395cm" svg:x="2.631cm" svg:y="24.241cm">
          <draw:text-box>
            <text:p text:style-name="P1"><text:span text:style-name="T13">Public hearing, 8 December 2009, page 7.</text:span></text:p>
          </draw:text-box>
        </draw:frame>
        <draw:frame draw:style-name="gr8" draw:text-style-name="P9" draw:layer="layout" svg:width="0.387cm" svg:height="0.23cm" svg:x="2.2cm" svg:y="24.68cm">
          <draw:text-box>
            <text:p text:style-name="P1"><text:span text:style-name="T12">115 </text:span></text:p>
          </draw:text-box>
        </draw:frame>
        <draw:frame draw:style-name="gr4" draw:text-style-name="P5" draw:layer="layout" svg:width="11.199cm" svg:height="0.395cm" svg:x="2.631cm" svg:y="24.664cm">
          <draw:text-box>
            <text:p text:style-name="P1"><text:span text:style-name="T13">Minute Miller to Manning, 21 February 2003, ‘Iraq: Intelligence Updates’.</text:span></text:p>
          </draw:text-box>
        </draw:frame>
        <draw:frame draw:style-name="gr8" draw:text-style-name="P9" draw:layer="layout" svg:width="0.387cm" svg:height="0.23cm" svg:x="2.2cm" svg:y="25.103cm">
          <draw:text-box>
            <text:p text:style-name="P1"><text:span text:style-name="T12">116 </text:span></text:p>
          </draw:text-box>
        </draw:frame>
        <draw:frame draw:style-name="gr4" draw:text-style-name="P5" draw:layer="layout" svg:width="10.399cm" svg:height="0.395cm" svg:x="2.631cm" svg:y="25.087cm">
          <draw:text-box>
            <text:p text:style-name="P1"><text:span text:style-name="T13">Minute Webb to PS/Secretary of State [MOD], 26 June 2002, ‘Iraq’.</text:span></text:p>
          </draw:text-box>
        </draw:frame>
        <draw:frame draw:style-name="gr8" draw:text-style-name="P9" draw:layer="layout" svg:width="0.387cm" svg:height="0.23cm" svg:x="2.2cm" svg:y="25.526cm">
          <draw:text-box>
            <text:p text:style-name="P1"><text:span text:style-name="T12">117 </text:span></text:p>
          </draw:text-box>
        </draw:frame>
        <draw:line draw:style-name="gr9" draw:text-style-name="P8" draw:layer="layout" svg:x1="2.63cm" svg:y1="26.29cm" svg:x2="17.894cm" svg:y2="26.29cm">
          <text:p/>
        </draw:line>
        <draw:line draw:style-name="gr9" draw:text-style-name="P8" draw:layer="layout" svg:x1="2.199cm" svg:y1="26.714cm" svg:x2="18.543cm" svg:y2="26.714cm">
          <text:p/>
        </draw:line>
        <draw:line draw:style-name="gr9" draw:text-style-name="P8" draw:layer="layout" svg:x1="2.199cm" svg:y1="27.137cm" svg:x2="18.163cm" svg:y2="27.137cm">
          <text:p/>
        </draw:line>
        <draw:frame draw:style-name="gr4" draw:text-style-name="P5" draw:layer="layout" svg:width="8.138cm" svg:height="0.395cm" svg:x="2.631cm" svg:y="25.511cm">
          <draw:text-box>
            <text:p text:style-name="P1"><text:span text:style-name="T13">Minute Drummond to McKane, 8 August 2002, ‘Iraq’.</text:span></text:p>
          </draw:text-box>
        </draw:frame>
        <draw:frame draw:style-name="gr8" draw:text-style-name="P9" draw:layer="layout" svg:width="0.387cm" svg:height="0.23cm" svg:x="2.2cm" svg:y="25.95cm">
          <draw:text-box>
            <text:p text:style-name="P1"><text:span text:style-name="T12">118 </text:span></text:p>
          </draw:text-box>
        </draw:frame>
        <draw:frame draw:style-name="gr4" draw:text-style-name="P5" draw:layer="layout" svg:width="15.157cm" svg:height="0.395cm" svg:x="2.631cm" svg:y="25.934cm">
          <draw:text-box>
            <text:p text:style-name="P1"><text:span text:style-name="T6">Minute Drummond to Manning, 30 August 2002, ‘Iraq: Unintended Consequences’ attaching Note </text:span></text:p>
          </draw:text-box>
        </draw:frame>
        <draw:frame draw:style-name="gr4" draw:text-style-name="P5" draw:layer="layout" svg:width="16.22cm" svg:height="0.395cm" svg:x="2.2cm" svg:y="26.357cm">
          <draw:text-box>
            <text:p text:style-name="P1"><text:span text:style-name="T6">Cabinet Office, 30 August 2002, ‘Outline of a Paper: Iraq: Managing the Unintended Consequences’ and </text:span></text:p>
          </draw:text-box>
        </draw:frame>
        <draw:frame draw:style-name="gr4" draw:text-style-name="P5" draw:layer="layout" svg:width="15.843cm" svg:height="0.395cm" svg:x="2.2cm" svg:y="26.781cm">
          <draw:text-box>
            <text:p text:style-name="P1"><text:span text:style-name="T6">Paper Cabinet Office, 28 August 2002, ‘Unintended Consequences of War on Iraq: Skeleton of Paper’.</text:span></text:p>
          </draw:text-box>
        </draw:frame>
      </draw:page>
      <draw:page draw:name="page35" draw:style-name="dp1" draw:master-page-name="master-page28">
        <draw:frame draw:style-name="gr4" draw:text-style-name="P5" draw:layer="layout" svg:width="6.217cm" svg:height="0.395cm" svg:x="12.591cm" svg:y="1.138cm">
          <draw:text-box>
            <text:p text:style-name="P1"><text:span text:style-name="T6">2 <text:s/>| <text:s/>Decision-making within government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9</text:span></text:p>
          </draw:text-box>
        </draw:frame>
        <draw:frame draw:style-name="gr1" draw:text-style-name="P2" draw:layer="layout" svg:width="16.021cm" svg:height="0.475cm" svg:x="2.2cm" svg:y="2.525cm">
          <draw:text-box>
            <text:p text:style-name="P1"><text:span text:style-name="T7">202. </text:span><text:span text:style-name="T4"><text:s/>Also attached to Mr Drummond’s minute was a “list of headings for future work” </text:span></text:p>
          </draw:text-box>
        </draw:frame>
        <draw:frame draw:style-name="gr1" draw:text-style-name="P2" draw:layer="layout" svg:width="16.389cm" svg:height="0.475cm" svg:x="2.2cm" svg:y="3.09cm">
          <draw:text-box>
            <text:p text:style-name="P1"><text:span text:style-name="T4">on unintended consequences, which included: “avoiding fragmentation of a failed state </text:span></text:p>
          </draw:text-box>
        </draw:frame>
        <draw:frame draw:style-name="gr1" draw:text-style-name="P2" draw:layer="layout" svg:width="1.441cm" svg:height="0.475cm" svg:x="2.2cm" svg:y="3.654cm">
          <draw:text-box>
            <text:p text:style-name="P1"><text:span text:style-name="T4">in Iraq”.</text:span></text:p>
          </draw:text-box>
        </draw:frame>
        <draw:frame draw:style-name="gr1" draw:text-style-name="P2" draw:layer="layout" svg:width="15.801cm" svg:height="0.475cm" svg:x="2.2cm" svg:y="4.568cm">
          <draw:text-box>
            <text:p text:style-name="P1"><text:span text:style-name="T7">203. </text:span><text:span text:style-name="T4"><text:s/>Sir David Manning replied to Mr Drummond: “Let us discuss p[lea]se with Tom </text:span></text:p>
          </draw:text-box>
        </draw:frame>
        <draw:frame draw:style-name="gr1" draw:text-style-name="P2" draw:layer="layout" svg:width="15.712cm" svg:height="0.475cm" svg:x="2.2cm" svg:y="5.133cm">
          <draw:text-box>
            <text:p text:style-name="P1"><text:span text:style-name="T4">McKane before he goes. We need to do this work: there is a question about timing.”</text:span></text:p>
          </draw:text-box>
        </draw:frame>
        <draw:frame draw:style-name="gr6" draw:text-style-name="P7" draw:layer="layout" svg:width="0.391cm" svg:height="0.276cm" svg:x="17.841cm" svg:y="5.152cm">
          <draw:text-box>
            <text:p text:style-name="P1"><text:span text:style-name="T11">119</text:span></text:p>
          </draw:text-box>
        </draw:frame>
        <draw:frame draw:style-name="gr1" draw:text-style-name="P2" draw:layer="layout" svg:width="16.249cm" svg:height="0.475cm" svg:x="2.2cm" svg:y="6.047cm">
          <draw:text-box>
            <text:p text:style-name="P1"><text:span text:style-name="T7">204. </text:span><text:span text:style-name="T4"><text:s/>Mr McKane sent Sir David Manning a note on possible machinery “for managing </text:span></text:p>
          </draw:text-box>
        </draw:frame>
        <draw:frame draw:style-name="gr1" draw:text-style-name="P2" draw:layer="layout" svg:width="12.02cm" svg:height="0.475cm" svg:x="2.2cm" svg:y="6.612cm">
          <draw:text-box>
            <text:p text:style-name="P1"><text:span text:style-name="T4">Iraq” on 2 September, which is addressed earlier in this Section.</text:span></text:p>
          </draw:text-box>
        </draw:frame>
        <draw:frame draw:style-name="gr6" draw:text-style-name="P7" draw:layer="layout" svg:width="0.408cm" svg:height="0.276cm" svg:x="14.177cm" svg:y="6.631cm">
          <draw:text-box>
            <text:p text:style-name="P1"><text:span text:style-name="T11">120</text:span></text:p>
          </draw:text-box>
        </draw:frame>
        <draw:frame draw:style-name="gr1" draw:text-style-name="P2" draw:layer="layout" svg:width="15.157cm" svg:height="0.475cm" svg:x="2.2cm" svg:y="7.526cm">
          <draw:text-box>
            <text:p text:style-name="P1"><text:span text:style-name="T7">205. </text:span><text:span text:style-name="T4"><text:s/>Mr Jonathan Powell, Mr Blair’s Chief of Staff, instructed Sir David Manning </text:span></text:p>
          </draw:text-box>
        </draw:frame>
        <draw:frame draw:style-name="gr1" draw:text-style-name="P2" draw:layer="layout" svg:width="12.41cm" svg:height="0.475cm" svg:x="2.2cm" svg:y="8.091cm">
          <draw:text-box>
            <text:p text:style-name="P1"><text:span text:style-name="T4">“</text:span><text:span text:style-name="T4">to progress official groups and leave Minist[eria]l groups for now”.</text:span></text:p>
          </draw:text-box>
        </draw:frame>
        <draw:frame draw:style-name="gr6" draw:text-style-name="P7" draw:layer="layout" svg:width="0.408cm" svg:height="0.276cm" svg:x="14.577cm" svg:y="8.109cm">
          <draw:text-box>
            <text:p text:style-name="P1"><text:span text:style-name="T11">121</text:span></text:p>
          </draw:text-box>
        </draw:frame>
        <draw:frame draw:style-name="gr1" draw:text-style-name="P2" draw:layer="layout" svg:width="15.229cm" svg:height="0.475cm" svg:x="2.2cm" svg:y="9.005cm">
          <draw:text-box>
            <text:p text:style-name="P1"><text:span text:style-name="T7">206. </text:span><text:span text:style-name="T4"><text:s/>Sir Kevin Tebbit set out his views about the new Whitehall arrangements to </text:span></text:p>
          </draw:text-box>
        </draw:frame>
        <draw:frame draw:style-name="gr1" draw:text-style-name="P2" draw:layer="layout" svg:width="5.129cm" svg:height="0.475cm" svg:x="2.2cm" svg:y="9.57cm">
          <draw:text-box>
            <text:p text:style-name="P1"><text:span text:style-name="T4">Mr Hoon on 17 September:</text:span></text:p>
          </draw:text-box>
        </draw:frame>
        <draw:frame draw:style-name="gr1" draw:text-style-name="P2" draw:layer="layout" svg:width="14.781cm" svg:height="0.475cm" svg:x="2.95cm" svg:y="10.484cm">
          <draw:text-box>
            <text:p text:style-name="P1"><text:span text:style-name="T4">“</text:span><text:span text:style-name="T4">Mindful of the difficulties (and frustrations) we have experienced in the past in </text:span></text:p>
          </draw:text-box>
        </draw:frame>
        <draw:frame draw:style-name="gr1" draw:text-style-name="P2" draw:layer="layout" svg:width="14.421cm" svg:height="0.475cm" svg:x="2.95cm" svg:y="11.048cm">
          <draw:text-box>
            <text:p text:style-name="P1"><text:span text:style-name="T4">establishing the right machinery and processes to run crucial politico/military </text:span></text:p>
          </draw:text-box>
        </draw:frame>
        <draw:frame draw:style-name="gr1" draw:text-style-name="P2" draw:layer="layout" svg:width="14.971cm" svg:height="0.475cm" svg:x="2.95cm" svg:y="11.613cm">
          <draw:text-box>
            <text:p text:style-name="P1"><text:span text:style-name="T4">campaigns, I saw David Manning yesterday to discuss the arrangements which </text:span></text:p>
          </draw:text-box>
        </draw:frame>
        <draw:frame draw:style-name="gr1" draw:text-style-name="P2" draw:layer="layout" svg:width="15.259cm" svg:height="0.475cm" svg:x="2.95cm" svg:y="12.177cm">
          <draw:text-box>
            <text:p text:style-name="P1"><text:span text:style-name="T4">might be presented to the Prime Minister, designed to help successful delivery of </text:span></text:p>
          </draw:text-box>
        </draw:frame>
        <draw:frame draw:style-name="gr1" draw:text-style-name="P2" draw:layer="layout" svg:width="3.406cm" svg:height="0.475cm" svg:x="2.95cm" svg:y="12.742cm">
          <draw:text-box>
            <text:p text:style-name="P1"><text:span text:style-name="T4">an Iraq campaign.</text:span></text:p>
          </draw:text-box>
        </draw:frame>
        <draw:frame draw:style-name="gr1" draw:text-style-name="P2" draw:layer="layout" svg:width="15.674cm" svg:height="0.475cm" svg:x="2.95cm" svg:y="13.656cm">
          <draw:text-box>
            <text:p text:style-name="P1"><text:span text:style-name="T4">“</text:span><text:span text:style-name="T4">I reminded David of the importance of a small ‘core’ Ministerial team, meeting very </text:span></text:p>
          </draw:text-box>
        </draw:frame>
        <draw:frame draw:style-name="gr1" draw:text-style-name="P2" draw:layer="layout" svg:width="15.322cm" svg:height="0.475cm" svg:x="2.95cm" svg:y="14.221cm">
          <draw:text-box>
            <text:p text:style-name="P1"><text:span text:style-name="T4">regularly to execute daily business (as distinct from less frequent policy meetings </text:span></text:p>
          </draw:text-box>
        </draw:frame>
        <draw:frame draw:style-name="gr1" draw:text-style-name="P2" draw:layer="layout" svg:width="15.14cm" svg:height="0.475cm" svg:x="2.95cm" svg:y="14.785cm">
          <draw:text-box>
            <text:p text:style-name="P1"><text:span text:style-name="T4">and Cabinet itself). I outlined the linkage needed with the wider COBR and DOP </text:span></text:p>
          </draw:text-box>
        </draw:frame>
        <draw:frame draw:style-name="gr1" draw:text-style-name="P2" draw:layer="layout" svg:width="15.428cm" svg:height="0.475cm" svg:x="2.95cm" svg:y="15.35cm">
          <draw:text-box>
            <text:p text:style-name="P1"><text:span text:style-name="T4">machinery that would pull in government departments and agencies as a whole …</text:span></text:p>
          </draw:text-box>
        </draw:frame>
        <draw:frame draw:style-name="gr1" draw:text-style-name="P2" draw:layer="layout" svg:width="15.522cm" svg:height="0.475cm" svg:x="2.95cm" svg:y="16.264cm">
          <draw:text-box>
            <text:p text:style-name="P1"><text:span text:style-name="T4">“</text:span><text:span text:style-name="T4">David said that he had little influence over such matters as distinct from Jonathan </text:span></text:p>
          </draw:text-box>
        </draw:frame>
        <draw:frame draw:style-name="gr1" draw:text-style-name="P2" draw:layer="layout" svg:width="14.819cm" svg:height="0.475cm" svg:x="2.95cm" svg:y="16.828cm">
          <draw:text-box>
            <text:p text:style-name="P1"><text:span text:style-name="T4">[Powell]. However, he took the point, especially about the importance of acting </text:span></text:p>
          </draw:text-box>
        </draw:frame>
        <draw:frame draw:style-name="gr1" draw:text-style-name="P2" draw:layer="layout" svg:width="15.318cm" svg:height="0.475cm" svg:x="2.95cm" svg:y="17.393cm">
          <draw:text-box>
            <text:p text:style-name="P1"><text:span text:style-name="T4">through key Ministers in small groups. The position at present was that the Prime </text:span></text:p>
          </draw:text-box>
        </draw:frame>
        <draw:frame draw:style-name="gr1" draw:text-style-name="P2" draw:layer="layout" svg:width="10.59cm" svg:height="0.475cm" svg:x="2.95cm" svg:y="17.957cm">
          <draw:text-box>
            <text:p text:style-name="P1"><text:span text:style-name="T4">Minister had decided over the weekend on the following:</text:span></text:p>
          </draw:text-box>
        </draw:frame>
        <draw:frame draw:style-name="gr1" draw:text-style-name="P2" draw:layer="layout" svg:width="0.476cm" svg:height="0.475cm" svg:x="3.7cm" svg:y="18.872cm">
          <draw:text-box>
            <text:p text:style-name="P1"><text:span text:style-name="T4">a. </text:span></text:p>
          </draw:text-box>
        </draw:frame>
        <draw:frame draw:style-name="gr1" draw:text-style-name="P2" draw:layer="layout" svg:width="6.873cm" svg:height="0.475cm" svg:x="4.45cm" svg:y="18.872cm">
          <draw:text-box>
            <text:p text:style-name="P1"><text:span text:style-name="T4">no Ministerial meetings at this stage;</text:span></text:p>
          </draw:text-box>
        </draw:frame>
        <draw:frame draw:style-name="gr1" draw:text-style-name="P2" draw:layer="layout" svg:width="0.476cm" svg:height="0.475cm" svg:x="3.7cm" svg:y="19.586cm">
          <draw:text-box>
            <text:p text:style-name="P1"><text:span text:style-name="T4">b. </text:span></text:p>
          </draw:text-box>
        </draw:frame>
        <draw:frame draw:style-name="gr1" draw:text-style-name="P2" draw:layer="layout" svg:width="13.942cm" svg:height="0.475cm" svg:x="4.45cm" svg:y="19.586cm">
          <draw:text-box>
            <text:p text:style-name="P1"><text:span text:style-name="T4">a preference, when they became necessary, for the ‘late Afghan’ model to </text:span></text:p>
          </draw:text-box>
        </draw:frame>
        <draw:frame draw:style-name="gr1" draw:text-style-name="P2" draw:layer="layout" svg:width="13.528cm" svg:height="0.475cm" svg:x="4.45cm" svg:y="20.151cm">
          <draw:text-box>
            <text:p text:style-name="P1"><text:span text:style-name="T4">apply – ie PM; Defence Secretary; Foreign Secretary; CDS; C; Scarlett; </text:span></text:p>
          </draw:text-box>
        </draw:frame>
        <draw:frame draw:style-name="gr1" draw:text-style-name="P2" draw:layer="layout" svg:width="10.416cm" svg:height="0.475cm" svg:x="4.45cm" svg:y="20.715cm">
          <draw:text-box>
            <text:p text:style-name="P1"><text:span text:style-name="T4">Attorney General and Alastair Campbell as appropriate;</text:span></text:p>
          </draw:text-box>
        </draw:frame>
        <draw:frame draw:style-name="gr1" draw:text-style-name="P2" draw:layer="layout" svg:width="0.451cm" svg:height="0.475cm" svg:x="3.7cm" svg:y="21.43cm">
          <draw:text-box>
            <text:p text:style-name="P1"><text:span text:style-name="T4">c. </text:span></text:p>
          </draw:text-box>
        </draw:frame>
        <draw:frame draw:style-name="gr1" draw:text-style-name="P2" draw:layer="layout" svg:width="14.163cm" svg:height="0.475cm" svg:x="4.45cm" svg:y="21.43cm">
          <draw:text-box>
            <text:p text:style-name="P1"><text:span text:style-name="T4">meanwhile for Restricted COBR meetings to begin on a twice weekly basis </text:span></text:p>
          </draw:text-box>
        </draw:frame>
        <draw:frame draw:style-name="gr1" draw:text-style-name="P2" draw:layer="layout" svg:width="5.895cm" svg:height="0.475cm" svg:x="4.45cm" svg:y="21.994cm">
          <draw:text-box>
            <text:p text:style-name="P1"><text:span text:style-name="T4">under Manning’s chairmanship;</text:span></text:p>
          </draw:text-box>
        </draw:frame>
        <draw:frame draw:style-name="gr1" draw:text-style-name="P2" draw:layer="layout" svg:width="0.476cm" svg:height="0.475cm" svg:x="3.7cm" svg:y="22.708cm">
          <draw:text-box>
            <text:p text:style-name="P1"><text:span text:style-name="T4">d. </text:span></text:p>
          </draw:text-box>
        </draw:frame>
        <draw:frame draw:style-name="gr1" draw:text-style-name="P2" draw:layer="layout" svg:width="12.981cm" svg:height="0.475cm" svg:x="4.45cm" svg:y="22.708cm">
          <draw:text-box>
            <text:p text:style-name="P1"><text:span text:style-name="T4">for a wider DOP Committee of officials to begin work, under Bowen’s </text:span></text:p>
          </draw:text-box>
        </draw:frame>
        <draw:frame draw:style-name="gr1" draw:text-style-name="P2" draw:layer="layout" svg:width="13.502cm" svg:height="0.475cm" svg:x="4.45cm" svg:y="23.273cm">
          <draw:text-box>
            <text:p text:style-name="P1"><text:span text:style-name="T4">chairmanship, which would be the vehicle for bringing in OGDs – DFID, </text:span></text:p>
          </draw:text-box>
        </draw:frame>
        <draw:frame draw:style-name="gr1" draw:text-style-name="P2" draw:layer="layout" svg:width="2.618cm" svg:height="0.475cm" svg:x="4.45cm" svg:y="23.837cm">
          <draw:text-box>
            <text:p text:style-name="P1"><text:span text:style-name="T4">Customs etc.”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line draw:style-name="gr9" draw:text-style-name="P8" draw:layer="layout" svg:x1="2.63cm" svg:y1="25.444cm" svg:x2="17.945cm" svg:y2="25.444cm">
          <text:p/>
        </draw:line>
        <draw:line draw:style-name="gr9" draw:text-style-name="P8" draw:layer="layout" svg:x1="2.199cm" svg:y1="25.867cm" svg:x2="6.632cm" svg:y2="25.867cm">
          <text:p/>
        </draw:line>
        <draw:frame draw:style-name="gr6" draw:text-style-name="P7" draw:layer="layout" svg:width="0.408cm" svg:height="0.276cm" svg:x="7.061cm" svg:y="23.856cm">
          <draw:text-box>
            <text:p text:style-name="P1"><text:span text:style-name="T11">122</text:span></text:p>
          </draw:text-box>
        </draw:frame>
        <draw:frame draw:style-name="gr8" draw:text-style-name="P9" draw:layer="layout" svg:width="0.387cm" svg:height="0.23cm" svg:x="2.2cm" svg:y="25.103cm">
          <draw:text-box>
            <text:p text:style-name="P1"><text:span text:style-name="T12">119 </text:span></text:p>
          </draw:text-box>
        </draw:frame>
        <draw:frame draw:style-name="gr4" draw:text-style-name="P5" draw:layer="layout" svg:width="15.212cm" svg:height="0.395cm" svg:x="2.631cm" svg:y="25.087cm">
          <draw:text-box>
            <text:p text:style-name="P1"><text:span text:style-name="T6">Manuscript comment Sir David Manning on Minute Drummond to Manning, 30 August 2002, ‘Iraq: </text:span></text:p>
          </draw:text-box>
        </draw:frame>
        <draw:line draw:style-name="gr9" draw:text-style-name="P8" draw:layer="layout" svg:x1="2.645cm" svg:y1="26.29cm" svg:x2="11.097cm" svg:y2="26.29cm">
          <text:p/>
        </draw:line>
        <draw:frame draw:style-name="gr4" draw:text-style-name="P5" draw:layer="layout" svg:width="4.409cm" svg:height="0.395cm" svg:x="2.2cm" svg:y="25.511cm">
          <draw:text-box>
            <text:p text:style-name="P1"><text:span text:style-name="T6">Unintended Consequences’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2">120 </text:span></text:p>
          </draw:text-box>
        </draw:frame>
        <draw:line draw:style-name="gr9" draw:text-style-name="P8" draw:layer="layout" svg:x1="2.645cm" svg:y1="26.714cm" svg:x2="16.47cm" svg:y2="26.714cm">
          <text:p/>
        </draw:line>
        <draw:frame draw:style-name="gr4" draw:text-style-name="P5" draw:layer="layout" svg:width="8.392cm" svg:height="0.395cm" svg:x="2.646cm" svg:y="25.934cm">
          <draw:text-box>
            <text:p text:style-name="P1"><text:span text:style-name="T6">Minute McKane to Manning, 2 September 2002, ‘Iraq’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2">121 </text:span></text:p>
          </draw:text-box>
        </draw:frame>
        <draw:line draw:style-name="gr9" draw:text-style-name="P8" draw:layer="layout" svg:x1="2.645cm" svg:y1="27.137cm" svg:x2="17.777cm" svg:y2="27.137cm">
          <text:p/>
        </draw:line>
        <draw:frame draw:style-name="gr4" draw:text-style-name="P5" draw:layer="layout" svg:width="13.722cm" svg:height="0.395cm" svg:x="2.646cm" svg:y="26.357cm">
          <draw:text-box>
            <text:p text:style-name="P1"><text:span text:style-name="T6">Manuscript note Powell on Minute Manning to Prime Minister, 12 September 2002, ‘Iraq’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2">122 </text:span></text:p>
          </draw:text-box>
        </draw:frame>
        <draw:frame draw:style-name="gr4" draw:text-style-name="P5" draw:layer="layout" svg:width="15.047cm" svg:height="0.395cm" svg:x="2.646cm" svg:y="26.781cm">
          <draw:text-box>
            <text:p text:style-name="P1"><text:span text:style-name="T6">Minute Tebbit to Secretary of State [MOD], 17 September 2002, ‘Iraq: Machinery of Government’.</text:span></text:p>
          </draw:text-box>
        </draw:frame>
      </draw:page>
      <draw:page draw:name="page3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0</text:span></text:p>
          </draw:text-box>
        </draw:frame>
        <draw:frame draw:style-name="gr1" draw:text-style-name="P2" draw:layer="layout" svg:width="5.221cm" svg:height="0.475cm" svg:x="2.2cm" svg:y="2.525cm">
          <draw:text-box>
            <text:p text:style-name="P1"><text:span text:style-name="T7">207. </text:span><text:span text:style-name="T4"><text:s/>Sir Kevin commented:</text:span></text:p>
          </draw:text-box>
        </draw:frame>
        <draw:frame draw:style-name="gr1" draw:text-style-name="P2" draw:layer="layout" svg:width="14.861cm" svg:height="0.475cm" svg:x="2.95cm" svg:y="3.44cm">
          <draw:text-box>
            <text:p text:style-name="P1"><text:span text:style-name="T4">“</text:span><text:span text:style-name="T4">This seems satisfactory for the time being, although we shall need to watch to </text:span></text:p>
          </draw:text-box>
        </draw:frame>
        <draw:frame draw:style-name="gr1" draw:text-style-name="P2" draw:layer="layout" svg:width="15.466cm" svg:height="0.475cm" svg:x="2.95cm" svg:y="4.004cm">
          <draw:text-box>
            <text:p text:style-name="P1"><text:span text:style-name="T4">ensure that (b) does not begin without you being present and that (c) provides the </text:span></text:p>
          </draw:text-box>
        </draw:frame>
        <draw:frame draw:style-name="gr1" draw:text-style-name="P2" draw:layer="layout" svg:width="15.013cm" svg:height="0.475cm" svg:x="2.95cm" svg:y="4.568cm">
          <draw:text-box>
            <text:p text:style-name="P1"><text:span text:style-name="T4">framework we need to link effectively with the contingency planning in the MOD </text:span></text:p>
          </draw:text-box>
        </draw:frame>
        <draw:frame draw:style-name="gr1" draw:text-style-name="P2" draw:layer="layout" svg:width="15.615cm" svg:height="0.475cm" svg:x="2.95cm" svg:y="5.133cm">
          <draw:text-box>
            <text:p text:style-name="P1"><text:span text:style-name="T4">(and perhaps to begin to consider tricky issues of wider relevance, eg the effect on </text:span></text:p>
          </draw:text-box>
        </draw:frame>
        <draw:frame draw:style-name="gr1" draw:text-style-name="P2" draw:layer="layout" svg:width="15.928cm" svg:height="0.475cm" svg:x="2.95cm" svg:y="5.697cm">
          <draw:text-box>
            <text:p text:style-name="P1"><text:span text:style-name="T4">energy prices and oil aftermath management). I should have preferred Bowen to run </text:span></text:p>
          </draw:text-box>
        </draw:frame>
        <draw:frame draw:style-name="gr1" draw:text-style-name="P2" draw:layer="layout" svg:width="15.433cm" svg:height="0.475cm" svg:x="2.95cm" svg:y="6.262cm">
          <draw:text-box>
            <text:p text:style-name="P1"><text:span text:style-name="T4">a restricted officials forum, given the other pressures on Manning’s time, the need </text:span></text:p>
          </draw:text-box>
        </draw:frame>
        <draw:frame draw:style-name="gr1" draw:text-style-name="P2" draw:layer="layout" svg:width="15.272cm" svg:height="0.475cm" svg:x="2.95cm" svg:y="6.826cm">
          <draw:text-box>
            <text:p text:style-name="P1"><text:span text:style-name="T4">to begin setting a regular rhythm, and some of the wider issues to be confronted. </text:span></text:p>
          </draw:text-box>
        </draw:frame>
        <draw:frame draw:style-name="gr1" draw:text-style-name="P2" draw:layer="layout" svg:width="9.582cm" svg:height="0.475cm" svg:x="2.95cm" svg:y="7.391cm">
          <draw:text-box>
            <text:p text:style-name="P1"><text:span text:style-name="T4">But I do not think we can do better for the present.”</text:span></text:p>
          </draw:text-box>
        </draw:frame>
        <draw:frame draw:style-name="gr1" draw:text-style-name="P2" draw:layer="layout" svg:width="16.325cm" svg:height="0.475cm" svg:x="2.2cm" svg:y="8.305cm">
          <draw:text-box>
            <text:p text:style-name="P1"><text:span text:style-name="T7">208. </text:span><text:span text:style-name="T4"><text:s/>At official level, the cross-Whitehall Ad Hoc Group on Iraq (AHGI) met for the first </text:span></text:p>
          </draw:text-box>
        </draw:frame>
        <draw:frame draw:style-name="gr1" draw:text-style-name="P2" draw:layer="layout" svg:width="16.474cm" svg:height="0.475cm" svg:x="2.2cm" svg:y="8.87cm">
          <draw:text-box>
            <text:p text:style-name="P1"><text:span text:style-name="T4">time on 20 September 2002. It became the principal forum for co-ordination of planning </text:span></text:p>
          </draw:text-box>
        </draw:frame>
        <draw:frame draw:style-name="gr1" draw:text-style-name="P2" draw:layer="layout" svg:width="15.428cm" svg:height="0.475cm" svg:x="2.2cm" svg:y="9.434cm">
          <draw:text-box>
            <text:p text:style-name="P1"><text:span text:style-name="T4">and preparation for a post-Saddam Hussein or post-conflict Iraq (see Section 6.5).</text:span></text:p>
          </draw:text-box>
        </draw:frame>
        <draw:frame draw:style-name="gr1" draw:text-style-name="P2" draw:layer="layout" svg:width="16.613cm" svg:height="0.475cm" svg:x="2.2cm" svg:y="10.348cm">
          <draw:text-box>
            <text:p text:style-name="P1"><text:span text:style-name="T7">209. </text:span><text:span text:style-name="T4"><text:s/>Mr Bowen told the Inquiry that when the AHGI started its work in September 2002, </text:span></text:p>
          </draw:text-box>
        </draw:frame>
        <draw:frame draw:style-name="gr1" draw:text-style-name="P2" draw:layer="layout" svg:width="16.576cm" svg:height="0.475cm" svg:x="2.2cm" svg:y="10.913cm">
          <draw:text-box>
            <text:p text:style-name="P1"><text:span text:style-name="T4">the context was “a serious policy commitment to deal with weapons of mass destruction </text:span></text:p>
          </draw:text-box>
        </draw:frame>
        <draw:frame draw:style-name="gr1" draw:text-style-name="P2" draw:layer="layout" svg:width="1.441cm" svg:height="0.475cm" svg:x="2.2cm" svg:y="11.477cm">
          <draw:text-box>
            <text:p text:style-name="P1"><text:span text:style-name="T4">in Iraq”.</text:span></text:p>
          </draw:text-box>
        </draw:frame>
        <draw:frame draw:style-name="gr6" draw:text-style-name="P7" draw:layer="layout" svg:width="0.408cm" svg:height="0.276cm" svg:x="3.635cm" svg:y="11.496cm">
          <draw:text-box>
            <text:p text:style-name="P1"><text:span text:style-name="T11">123</text:span></text:p>
          </draw:text-box>
        </draw:frame>
        <draw:frame draw:style-name="gr1" draw:text-style-name="P2" draw:layer="layout" svg:width="9.684cm" svg:height="0.475cm" svg:x="4.047cm" svg:y="11.477cm">
          <draw:text-box>
            <text:p text:style-name="P1"><text:span text:style-name="T4"><text:s/></text:span><text:span text:style-name="T4">Conflict was just one of “any number of outcomes”.</text:span></text:p>
          </draw:text-box>
        </draw:frame>
        <draw:frame draw:style-name="gr1" draw:text-style-name="P2" draw:layer="layout" svg:width="1.81cm" svg:height="0.475cm" svg:x="2.2cm" svg:y="12.592cm">
          <draw:text-box>
            <text:p text:style-name="P1"><text:span text:style-name="T1">COBR(R)</text:span></text:p>
          </draw:text-box>
        </draw:frame>
        <draw:frame draw:style-name="gr1" draw:text-style-name="P2" draw:layer="layout" svg:width="16.368cm" svg:height="0.475cm" svg:x="2.2cm" svg:y="13.356cm">
          <draw:text-box>
            <text:p text:style-name="P1"><text:span text:style-name="T7">210. </text:span><text:span text:style-name="T4"><text:s/>In his 12 September minute to Mr Blair, Sir David Manning recommended that he </text:span></text:p>
          </draw:text-box>
        </draw:frame>
        <draw:frame draw:style-name="gr1" draw:text-style-name="P2" draw:layer="layout" svg:width="16.372cm" svg:height="0.475cm" svg:x="2.2cm" svg:y="13.921cm">
          <draw:text-box>
            <text:p text:style-name="P1"><text:span text:style-name="T4">should chair an “Inner Group”, to include the JIC, the FCO, the MOD, SIS, the Security </text:span></text:p>
          </draw:text-box>
        </draw:frame>
        <draw:frame draw:style-name="gr1" draw:text-style-name="P2" draw:layer="layout" svg:width="10.518cm" svg:height="0.475cm" svg:x="2.2cm" svg:y="14.485cm">
          <draw:text-box>
            <text:p text:style-name="P1"><text:span text:style-name="T4">Service, GCHQ, the Home Office and Sir David Omand.</text:span></text:p>
          </draw:text-box>
        </draw:frame>
        <draw:frame draw:style-name="gr6" draw:text-style-name="P7" draw:layer="layout" svg:width="0.408cm" svg:height="0.276cm" svg:x="12.693cm" svg:y="14.469cm">
          <draw:text-box>
            <text:p text:style-name="P1"><text:span text:style-name="T11">124</text:span></text:p>
          </draw:text-box>
        </draw:frame>
        <draw:frame draw:style-name="gr1" draw:text-style-name="P2" draw:layer="layout" svg:width="16.796cm" svg:height="0.475cm" svg:x="2.2cm" svg:y="15.4cm">
          <draw:text-box>
            <text:p text:style-name="P1"><text:span text:style-name="T7">211. </text:span><text:span text:style-name="T4"><text:s/>A “Wider Group”, tasked by the Inner Group and chaired by OD Sec, would include, </text:span></text:p>
          </draw:text-box>
        </draw:frame>
        <draw:frame draw:style-name="gr1" draw:text-style-name="P2" draw:layer="layout" svg:width="16.228cm" svg:height="0.475cm" svg:x="2.2cm" svg:y="15.964cm">
          <draw:text-box>
            <text:p text:style-name="P1"><text:span text:style-name="T4">additionally, DFID, the Metropolitan Police, the Treasury, the Department of Trade and </text:span></text:p>
          </draw:text-box>
        </draw:frame>
        <draw:frame draw:style-name="gr1" draw:text-style-name="P2" draw:layer="layout" svg:width="10.581cm" svg:height="0.475cm" svg:x="2.2cm" svg:y="16.528cm">
          <draw:text-box>
            <text:p text:style-name="P1"><text:span text:style-name="T4">Industry and media specialists from No.10 and the FCO.</text:span></text:p>
          </draw:text-box>
        </draw:frame>
        <draw:frame draw:style-name="gr1" draw:text-style-name="P2" draw:layer="layout" svg:width="16.122cm" svg:height="0.475cm" svg:x="2.2cm" svg:y="17.443cm">
          <draw:text-box>
            <text:p text:style-name="P1"><text:span text:style-name="T7">212. </text:span><text:span text:style-name="T4"><text:s/>The Inner Group, which discussed a range of issues including counter-terrorism </text:span></text:p>
          </draw:text-box>
        </draw:frame>
        <draw:frame draw:style-name="gr1" draw:text-style-name="P2" draw:layer="layout" svg:width="15.009cm" svg:height="0.475cm" svg:x="2.2cm" svg:y="18.007cm">
          <draw:text-box>
            <text:p text:style-name="P1"><text:span text:style-name="T4">and Afghanistan and was not minuted (although actions were recorded in some </text:span></text:p>
          </draw:text-box>
        </draw:frame>
        <draw:frame draw:style-name="gr1" draw:text-style-name="P2" draw:layer="layout" svg:width="15.5cm" svg:height="0.475cm" svg:x="2.2cm" svg:y="18.572cm">
          <draw:text-box>
            <text:p text:style-name="P1"><text:span text:style-name="T4">instances), was known as the Restricted COBR or COBR(R); the wider group was </text:span></text:p>
          </draw:text-box>
        </draw:frame>
        <draw:frame draw:style-name="gr1" draw:text-style-name="P2" draw:layer="layout" svg:width="1.844cm" svg:height="0.475cm" svg:x="2.2cm" svg:y="19.136cm">
          <draw:text-box>
            <text:p text:style-name="P1"><text:span text:style-name="T4">the AHGI.</text:span></text:p>
          </draw:text-box>
        </draw:frame>
        <draw:frame draw:style-name="gr1" draw:text-style-name="P2" draw:layer="layout" svg:width="7.863cm" svg:height="0.475cm" svg:x="2.2cm" svg:y="20.051cm">
          <draw:text-box>
            <text:p text:style-name="P1"><text:span text:style-name="T7">213. </text:span><text:span text:style-name="T4"><text:s/>Sir David Manning told Mr Blair that:</text:span></text:p>
          </draw:text-box>
        </draw:frame>
        <draw:frame draw:style-name="gr1" draw:text-style-name="P2" draw:layer="layout" svg:width="13.202cm" svg:height="0.475cm" svg:x="2.95cm" svg:y="20.965cm">
          <draw:text-box>
            <text:p text:style-name="P1"><text:span text:style-name="T4">“</text:span><text:span text:style-name="T4">This Wider Group would be tasked as necessary by the Inner Group.”</text:span></text:p>
          </draw:text-box>
        </draw:frame>
        <draw:frame draw:style-name="gr1" draw:text-style-name="P2" draw:layer="layout" svg:width="14.632cm" svg:height="0.475cm" svg:x="2.2cm" svg:y="21.88cm">
          <draw:text-box>
            <text:p text:style-name="P1"><text:span text:style-name="T7">214. </text:span><text:span text:style-name="T4"><text:s/>When he reported the new arrangements to Mr Hoon on 17 September, </text:span></text:p>
          </draw:text-box>
        </draw:frame>
        <draw:frame draw:style-name="gr1" draw:text-style-name="P2" draw:layer="layout" svg:width="15.445cm" svg:height="0.475cm" svg:x="2.2cm" svg:y="22.444cm">
          <draw:text-box>
            <text:p text:style-name="P1"><text:span text:style-name="T4">Sir Kevin Tebbit explained that the Prime Minister had decided there should be no </text:span></text:p>
          </draw:text-box>
        </draw:frame>
        <draw:frame draw:style-name="gr1" draw:text-style-name="P2" draw:layer="layout" svg:width="15.648cm" svg:height="0.475cm" svg:x="2.2cm" svg:y="23.008cm">
          <draw:text-box>
            <text:p text:style-name="P1"><text:span text:style-name="T4">Ministerial meetings at this stage, but that twice weekly Restricted COBR meetings </text:span></text:p>
          </draw:text-box>
        </draw:frame>
        <draw:frame draw:style-name="gr1" draw:text-style-name="P2" draw:layer="layout" svg:width="15.957cm" svg:height="0.475cm" svg:x="2.2cm" svg:y="23.573cm">
          <draw:text-box>
            <text:p text:style-name="P1"><text:span text:style-name="T4">chaired by Sir David Manning and a wider officials’ group under Mr Desmond Bowen </text:span></text:p>
          </draw:text-box>
        </draw:frame>
        <draw:frame draw:style-name="gr1" draw:text-style-name="P2" draw:layer="layout" svg:width="9.497cm" svg:height="0.475cm" svg:x="2.2cm" svg:y="24.137cm">
          <draw:text-box>
            <text:p text:style-name="P1"><text:span text:style-name="T4">(Mr McKane’s successor), should begin their work.</text:span></text:p>
          </draw:text-box>
        </draw:frame>
        <draw:frame draw:style-name="gr6" draw:text-style-name="P7" draw:layer="layout" svg:width="0.408cm" svg:height="0.276cm" svg:x="11.674cm" svg:y="24.156cm">
          <draw:text-box>
            <text:p text:style-name="P1"><text:span text:style-name="T11">125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1" draw:text-style-name="P2" draw:layer="layout" svg:width="4.274cm" svg:height="0.475cm" svg:x="12.086cm" svg:y="24.137cm">
          <draw:text-box>
            <text:p text:style-name="P1"><text:span text:style-name="T4"><text:s/></text:span><text:span text:style-name="T4">Sir Kevin commented: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2">123 </text:span></text:p>
          </draw:text-box>
        </draw:frame>
        <draw:line draw:style-name="gr9" draw:text-style-name="P8" draw:layer="layout" svg:x1="2.645cm" svg:y1="26.714cm" svg:x2="12.234cm" svg:y2="26.714cm">
          <text:p/>
        </draw:line>
        <draw:frame draw:style-name="gr4" draw:text-style-name="P5" draw:layer="layout" svg:width="6.763cm" svg:height="0.395cm" svg:x="2.646cm" svg:y="25.934cm">
          <draw:text-box>
            <text:p text:style-name="P1"><text:span text:style-name="T13">Public hearing, 7 December 2009, page 10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2">124 </text:span></text:p>
          </draw:text-box>
        </draw:frame>
        <draw:line draw:style-name="gr9" draw:text-style-name="P8" draw:layer="layout" svg:x1="2.645cm" svg:y1="27.137cm" svg:x2="16.659cm" svg:y2="27.137cm">
          <text:p/>
        </draw:line>
        <draw:frame draw:style-name="gr4" draw:text-style-name="P5" draw:layer="layout" svg:width="9.514cm" svg:height="0.395cm" svg:x="2.646cm" svg:y="26.357cm">
          <draw:text-box>
            <text:p text:style-name="P1"><text:span text:style-name="T6">Minute Manning to Prime Minister, 12 September 2002, ‘Iraq’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2">125 </text:span></text:p>
          </draw:text-box>
        </draw:frame>
        <draw:frame draw:style-name="gr4" draw:text-style-name="P5" draw:layer="layout" svg:width="13.934cm" svg:height="0.395cm" svg:x="2.646cm" svg:y="26.781cm">
          <draw:text-box>
            <text:p text:style-name="P1"><text:span text:style-name="T6">Minute Tebbit to Secretary of State, 17 September 2002, ‘Iraq: Machinery of Government’.</text:span></text:p>
          </draw:text-box>
        </draw:frame>
      </draw:page>
      <draw:page draw:name="page37" draw:style-name="dp1" draw:master-page-name="master-page28">
        <draw:frame draw:style-name="gr4" draw:text-style-name="P5" draw:layer="layout" svg:width="6.217cm" svg:height="0.395cm" svg:x="12.591cm" svg:y="1.138cm">
          <draw:text-box>
            <text:p text:style-name="P1"><text:span text:style-name="T6">2 <text:s/>| <text:s/>Decision-making within government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1</text:span></text:p>
          </draw:text-box>
        </draw:frame>
        <draw:frame draw:style-name="gr1" draw:text-style-name="P2" draw:layer="layout" svg:width="15.018cm" svg:height="0.475cm" svg:x="2.95cm" svg:y="2.525cm">
          <draw:text-box>
            <text:p text:style-name="P1"><text:span text:style-name="T4">“… </text:span><text:span text:style-name="T4">we shall need to watch to ensure … that (c) [Restricted COBR] provides the </text:span></text:p>
          </draw:text-box>
        </draw:frame>
        <draw:frame draw:style-name="gr1" draw:text-style-name="P2" draw:layer="layout" svg:width="15.555cm" svg:height="0.475cm" svg:x="2.95cm" svg:y="3.09cm">
          <draw:text-box>
            <text:p text:style-name="P1"><text:span text:style-name="T4">framework we need to link effectively with the contingency planning in the MOD … </text:span></text:p>
          </draw:text-box>
        </draw:frame>
        <draw:frame draw:style-name="gr1" draw:text-style-name="P2" draw:layer="layout" svg:width="15.623cm" svg:height="0.475cm" svg:x="2.95cm" svg:y="3.654cm">
          <draw:text-box>
            <text:p text:style-name="P1"><text:span text:style-name="T4">Ideally, I should have preferred Bowen to run a Restricted officials forum, given the </text:span></text:p>
          </draw:text-box>
        </draw:frame>
        <draw:frame draw:style-name="gr1" draw:text-style-name="P2" draw:layer="layout" svg:width="15.687cm" svg:height="0.475cm" svg:x="2.95cm" svg:y="4.218cm">
          <draw:text-box>
            <text:p text:style-name="P1"><text:span text:style-name="T4">other pressures on Manning’s time, the need to begin setting a regular rhythm, and </text:span></text:p>
          </draw:text-box>
        </draw:frame>
        <draw:frame draw:style-name="gr1" draw:text-style-name="P2" draw:layer="layout" svg:width="8.13cm" svg:height="0.475cm" svg:x="2.95cm" svg:y="4.783cm">
          <draw:text-box>
            <text:p text:style-name="P1"><text:span text:style-name="T4">some of the wider issues to be confronted.”</text:span></text:p>
          </draw:text-box>
        </draw:frame>
        <draw:frame draw:style-name="gr1" draw:text-style-name="P2" draw:layer="layout" svg:width="16.207cm" svg:height="0.475cm" svg:x="2.2cm" svg:y="5.697cm">
          <draw:text-box>
            <text:p text:style-name="P1"><text:span text:style-name="T7">215. </text:span><text:span text:style-name="T4"><text:s/>Asked to explain the Whitehall arrangements, Sir David Manning told the Inquiry </text:span></text:p>
          </draw:text-box>
        </draw:frame>
        <draw:frame draw:style-name="gr1" draw:text-style-name="P2" draw:layer="layout" svg:width="16.139cm" svg:height="0.475cm" svg:x="2.2cm" svg:y="6.262cm">
          <draw:text-box>
            <text:p text:style-name="P1"><text:span text:style-name="T4">that the Restricted group chaired by himself or his deputy included “all those who had </text:span></text:p>
          </draw:text-box>
        </draw:frame>
        <draw:frame draw:style-name="gr1" draw:text-style-name="P2" draw:layer="layout" svg:width="7.817cm" svg:height="0.475cm" svg:x="2.2cm" svg:y="6.826cm">
          <draw:text-box>
            <text:p text:style-name="P1"><text:span text:style-name="T4">access to the most sensitive intelligence”.</text:span></text:p>
          </draw:text-box>
        </draw:frame>
        <draw:frame draw:style-name="gr6" draw:text-style-name="P7" draw:layer="layout" svg:width="0.408cm" svg:height="0.276cm" svg:x="9.988cm" svg:y="6.845cm">
          <draw:text-box>
            <text:p text:style-name="P1"><text:span text:style-name="T11">126</text:span></text:p>
          </draw:text-box>
        </draw:frame>
        <draw:frame draw:style-name="gr1" draw:text-style-name="P2" draw:layer="layout" svg:width="8.329cm" svg:height="0.475cm" svg:x="10.4cm" svg:y="6.826cm">
          <draw:text-box>
            <text:p text:style-name="P1"><text:span text:style-name="T4"><text:s/></text:span><text:span text:style-name="T4">It was not focused solely on Iraq, and often </text:span></text:p>
          </draw:text-box>
        </draw:frame>
        <draw:frame draw:style-name="gr1" draw:text-style-name="P2" draw:layer="layout" svg:width="7.944cm" svg:height="0.475cm" svg:x="2.2cm" svg:y="7.391cm">
          <draw:text-box>
            <text:p text:style-name="P1"><text:span text:style-name="T4">had other pressing issues to deal with but:</text:span></text:p>
          </draw:text-box>
        </draw:frame>
        <draw:frame draw:style-name="gr1" draw:text-style-name="P2" draw:layer="layout" svg:width="13.963cm" svg:height="0.475cm" svg:x="2.95cm" svg:y="8.305cm">
          <draw:text-box>
            <text:p text:style-name="P1"><text:span text:style-name="T4"><text:s/>“… </text:span><text:span text:style-name="T4">it was an opportunity to bring – to report on the progress that different </text:span></text:p>
          </draw:text-box>
        </draw:frame>
        <draw:frame draw:style-name="gr1" draw:text-style-name="P2" draw:layer="layout" svg:width="15.276cm" svg:height="0.475cm" svg:x="2.95cm" svg:y="8.87cm">
          <draw:text-box>
            <text:p text:style-name="P1"><text:span text:style-name="T4">departments had made, on the latest assessment that may have come out of the </text:span></text:p>
          </draw:text-box>
        </draw:frame>
        <draw:frame draw:style-name="gr1" draw:text-style-name="P2" draw:layer="layout" svg:width="14.836cm" svg:height="0.475cm" svg:x="2.95cm" svg:y="9.434cm">
          <draw:text-box>
            <text:p text:style-name="P1"><text:span text:style-name="T4">agencies, the political issues that were being confronted by the Foreign Office, </text:span></text:p>
          </draw:text-box>
        </draw:frame>
        <draw:frame draw:style-name="gr1" draw:text-style-name="P2" draw:layer="layout" svg:width="15.123cm" svg:height="0.475cm" svg:x="2.95cm" svg:y="9.998cm">
          <draw:text-box>
            <text:p text:style-name="P1"><text:span text:style-name="T4">the difficulties that the Ministry of Defence might be encountering and so on and </text:span></text:p>
          </draw:text-box>
        </draw:frame>
        <draw:frame draw:style-name="gr1" draw:text-style-name="P2" draw:layer="layout" svg:width="1.678cm" svg:height="0.475cm" svg:x="2.95cm" svg:y="10.563cm">
          <draw:text-box>
            <text:p text:style-name="P1"><text:span text:style-name="T4">so forth.”</text:span></text:p>
          </draw:text-box>
        </draw:frame>
        <draw:frame draw:style-name="gr1" draw:text-style-name="P2" draw:layer="layout" svg:width="14.607cm" svg:height="0.475cm" svg:x="2.2cm" svg:y="11.477cm">
          <draw:text-box>
            <text:p text:style-name="P1"><text:span text:style-name="T7">216. </text:span><text:span text:style-name="T4"><text:s/>The wider group drew in those with less or very little access to sensitive </text:span></text:p>
          </draw:text-box>
        </draw:frame>
        <draw:frame draw:style-name="gr1" draw:text-style-name="P2" draw:layer="layout" svg:width="2.246cm" svg:height="0.475cm" svg:x="2.2cm" svg:y="12.042cm">
          <draw:text-box>
            <text:p text:style-name="P1"><text:span text:style-name="T4">intelligence.</text:span></text:p>
          </draw:text-box>
        </draw:frame>
        <draw:frame draw:style-name="gr1" draw:text-style-name="P2" draw:layer="layout" svg:width="15.64cm" svg:height="0.475cm" svg:x="2.2cm" svg:y="12.956cm">
          <draw:text-box>
            <text:p text:style-name="P1"><text:span text:style-name="T7">217. </text:span><text:span text:style-name="T4"><text:s/>Between 20 September 2002 and 27 August 2003 there were 67 meetings of </text:span></text:p>
          </draw:text-box>
        </draw:frame>
        <draw:frame draw:style-name="gr1" draw:text-style-name="P2" draw:layer="layout" svg:width="1.928cm" svg:height="0.475cm" svg:x="2.2cm" svg:y="13.521cm">
          <draw:text-box>
            <text:p text:style-name="P1"><text:span text:style-name="T4">COBR(R).</text:span></text:p>
          </draw:text-box>
        </draw:frame>
        <draw:frame draw:style-name="gr6" draw:text-style-name="P7" draw:layer="layout" svg:width="0.408cm" svg:height="0.276cm" svg:x="4.128cm" svg:y="13.539cm">
          <draw:text-box>
            <text:p text:style-name="P1"><text:span text:style-name="T11">127</text:span></text:p>
          </draw:text-box>
        </draw:frame>
        <draw:frame draw:style-name="gr1" draw:text-style-name="P2" draw:layer="layout" svg:width="15.762cm" svg:height="0.475cm" svg:x="2.2cm" svg:y="14.435cm">
          <draw:text-box>
            <text:p text:style-name="P1"><text:span text:style-name="T7">218. </text:span><text:span text:style-name="T4"><text:s/>Agendas for the discussions usually recorded Iraq as item one, under which a </text:span></text:p>
          </draw:text-box>
        </draw:frame>
        <draw:frame draw:style-name="gr1" draw:text-style-name="P2" draw:layer="layout" svg:width="16.156cm" svg:height="0.475cm" svg:x="2.2cm" svg:y="15cm">
          <draw:text-box>
            <text:p text:style-name="P1"><text:span text:style-name="T4">bullet point list of topics followed. The first of those was usually an intelligence update.</text:span></text:p>
          </draw:text-box>
        </draw:frame>
        <draw:frame draw:style-name="gr1" draw:text-style-name="P2" draw:layer="layout" svg:width="15.555cm" svg:height="0.475cm" svg:x="2.2cm" svg:y="15.914cm">
          <draw:text-box>
            <text:p text:style-name="P1"><text:span text:style-name="T7">219. </text:span><text:span text:style-name="T4"><text:s/>None of the meetings were fully minuted. After 22 meetings out of 67 a list of </text:span></text:p>
          </draw:text-box>
        </draw:frame>
        <draw:frame draw:style-name="gr1" draw:text-style-name="P2" draw:layer="layout" svg:width="4.134cm" svg:height="0.475cm" svg:x="2.2cm" svg:y="16.478cm">
          <draw:text-box>
            <text:p text:style-name="P1"><text:span text:style-name="T4">actions was recorded.</text:span></text:p>
          </draw:text-box>
        </draw:frame>
        <draw:frame draw:style-name="gr6" draw:text-style-name="P7" draw:layer="layout" svg:width="0.408cm" svg:height="0.276cm" svg:x="6.318cm" svg:y="16.497cm">
          <draw:text-box>
            <text:p text:style-name="P1"><text:span text:style-name="T11">128</text:span></text:p>
          </draw:text-box>
        </draw:frame>
        <draw:frame draw:style-name="gr1" draw:text-style-name="P2" draw:layer="layout" svg:width="11.568cm" svg:height="0.475cm" svg:x="6.73cm" svg:y="16.478cm">
          <draw:text-box>
            <text:p text:style-name="P1"><text:span text:style-name="T4"><text:s/></text:span><text:span text:style-name="T4">For the others, no official record of the discussion was made.</text:span></text:p>
          </draw:text-box>
        </draw:frame>
        <draw:frame draw:style-name="gr1" draw:text-style-name="P2" draw:layer="layout" svg:width="15.987cm" svg:height="0.475cm" svg:x="2.2cm" svg:y="17.393cm">
          <draw:text-box>
            <text:p text:style-name="P1"><text:span text:style-name="T7">220. </text:span><text:span text:style-name="T4"><text:s/>Actions were allocated to specific departments or agencies. The only reference </text:span></text:p>
          </draw:text-box>
        </draw:frame>
        <draw:frame draw:style-name="gr1" draw:text-style-name="P2" draw:layer="layout" svg:width="14.971cm" svg:height="0.475cm" svg:x="2.2cm" svg:y="17.957cm">
          <draw:text-box>
            <text:p text:style-name="P1"><text:span text:style-name="T4">to the AHGI is found in the list of actions arising from a meeting of COBR(R) on </text:span></text:p>
          </draw:text-box>
        </draw:frame>
        <draw:frame draw:style-name="gr1" draw:text-style-name="P2" draw:layer="layout" svg:width="5.459cm" svg:height="0.475cm" svg:x="2.2cm" svg:y="18.522cm">
          <draw:text-box>
            <text:p text:style-name="P1"><text:span text:style-name="T4">5 February 2003, which said:</text:span></text:p>
          </draw:text-box>
        </draw:frame>
        <draw:frame draw:style-name="gr1" draw:text-style-name="P2" draw:layer="layout" svg:width="15.581cm" svg:height="0.475cm" svg:x="2.95cm" svg:y="19.436cm">
          <draw:text-box>
            <text:p text:style-name="P1"><text:span text:style-name="T4">“</text:span><text:span text:style-name="T4">The FCO to ensure that key elements of the ongoing work on ‘aftermath’ planning </text:span></text:p>
          </draw:text-box>
        </draw:frame>
        <draw:frame draw:style-name="gr1" draw:text-style-name="P2" draw:layer="layout" svg:width="12.456cm" svg:height="0.475cm" svg:x="2.95cm" svg:y="20.001cm">
          <draw:text-box>
            <text:p text:style-name="P1"><text:span text:style-name="T4">are fed to COBR(R) via the Ad Hoc Group (Action: FCO/OD Sec).”</text:span></text:p>
          </draw:text-box>
        </draw:frame>
        <draw:frame draw:style-name="gr6" draw:text-style-name="P7" draw:layer="layout" svg:width="0.408cm" svg:height="0.276cm" svg:x="15.372cm" svg:y="20.019cm">
          <draw:text-box>
            <text:p text:style-name="P1"><text:span text:style-name="T11">129</text:span></text:p>
          </draw:text-box>
        </draw:frame>
        <draw:line draw:style-name="gr7" draw:text-style-name="P8" draw:layer="layout" svg:x1="2.199cm" svg:y1="22.466cm" svg:x2="7.3cm" svg:y2="22.466cm">
          <text:p/>
        </draw:line>
        <draw:frame draw:style-name="gr1" draw:text-style-name="P2" draw:layer="layout" svg:width="16.427cm" svg:height="0.475cm" svg:x="2.2cm" svg:y="20.915cm">
          <draw:text-box>
            <text:p text:style-name="P1"><text:span text:style-name="T7">221. </text:span><text:span text:style-name="T4"><text:s/>There is no evidence of issues being formally escalated by the AHGI to COBR(R).</text:span></text:p>
          </draw:text-box>
        </draw:frame>
        <draw:frame draw:style-name="gr8" draw:text-style-name="P9" draw:layer="layout" svg:width="0.404cm" svg:height="0.23cm" svg:x="2.2cm" svg:y="22.986cm">
          <draw:text-box>
            <text:p text:style-name="P1"><text:span text:style-name="T12">126 </text:span></text:p>
          </draw:text-box>
        </draw:frame>
        <draw:frame draw:style-name="gr4" draw:text-style-name="P5" draw:layer="layout" svg:width="7.643cm" svg:height="0.395cm" svg:x="2.646cm" svg:y="22.971cm">
          <draw:text-box>
            <text:p text:style-name="P1"><text:span text:style-name="T13">Public hearing, 30 November 2009, pages 44-45.</text:span></text:p>
          </draw:text-box>
        </draw:frame>
        <draw:frame draw:style-name="gr8" draw:text-style-name="P9" draw:layer="layout" svg:width="0.404cm" svg:height="0.23cm" svg:x="2.2cm" svg:y="23.41cm">
          <draw:text-box>
            <text:p text:style-name="P1"><text:span text:style-name="T12">127 </text:span></text:p>
          </draw:text-box>
        </draw:frame>
        <draw:frame draw:style-name="gr4" draw:text-style-name="P5" draw:layer="layout" svg:width="15.801cm" svg:height="0.395cm" svg:x="2.635cm" svg:y="23.394cm">
          <draw:text-box>
            <text:p text:style-name="P1"><text:span text:style-name="T13">Agenda or Notes of Actions Cabinet Office, for COBR(R) meetings dated 20, 25, 27 September 2002; </text:span></text:p>
          </draw:text-box>
        </draw:frame>
        <draw:frame draw:style-name="gr4" draw:text-style-name="P5" draw:layer="layout" svg:width="15.411cm" svg:height="0.395cm" svg:x="2.2cm" svg:y="23.817cm">
          <draw:text-box>
            <text:p text:style-name="P1"><text:span text:style-name="T13">2, 7, 9, 14, 16, 21, 25, 28 October; 1, 4, 6, 8, 13, 18, 27, 29 November 2002; 4, 6, 9, 11, 13, 16, 18, </text:span></text:p>
          </draw:text-box>
        </draw:frame>
        <draw:frame draw:style-name="gr4" draw:text-style-name="P5" draw:layer="layout" svg:width="15.703cm" svg:height="0.395cm" svg:x="2.2cm" svg:y="24.241cm">
          <draw:text-box>
            <text:p text:style-name="P1"><text:span text:style-name="T13">20 December 2002; 3, 6, 8, 10, 13, 15, 17, 20 22, 24, 29, 31 January 2003; 3, 5, 7,10, 11, 12, 13, 14, </text:span></text:p>
          </draw:text-box>
        </draw:frame>
        <draw:frame draw:style-name="gr4" draw:text-style-name="P5" draw:layer="layout" svg:width="16.093cm" svg:height="0.395cm" svg:x="2.2cm" svg:y="24.664cm">
          <draw:text-box>
            <text:p text:style-name="P1"><text:span text:style-name="T13">17, 19, 21, 24, 26, 28 February 2003; 3, 5, 7, 10, 13, 17, 29 March 2003; 7 April 2003; 4, 25 June 2003; </text:span></text:p>
          </draw:text-box>
        </draw:frame>
        <draw:frame draw:style-name="gr4" draw:text-style-name="P5" draw:layer="layout" svg:width="5.687cm" svg:height="0.395cm" svg:x="2.2cm" svg:y="25.087cm">
          <draw:text-box>
            <text:p text:style-name="P1"><text:span text:style-name="T13">30 July 2003; 6, 13, 27 August 2003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2">128 </text:span></text:p>
          </draw:text-box>
        </draw:frame>
        <draw:frame draw:style-name="gr4" draw:text-style-name="P5" draw:layer="layout" svg:width="14.865cm" svg:height="0.395cm" svg:x="2.646cm" svg:y="25.511cm">
          <draw:text-box>
            <text:p text:style-name="P1"><text:span text:style-name="T13">Notes of Actions Cabinet Office, for COBR(R) meetings dated 20, 27 September 2002; 2, 9, 14, </text:span></text:p>
          </draw:text-box>
        </draw:frame>
        <draw:frame draw:style-name="gr4" draw:text-style-name="P5" draw:layer="layout" svg:width="15.056cm" svg:height="0.395cm" svg:x="2.2cm" svg:y="25.934cm">
          <draw:text-box>
            <text:p text:style-name="P1"><text:span text:style-name="T13">16 October 2002; 9, 11, 13, 20 December 2002; 3, 10 January 2003; 5, 7, 24, 26 February 2003; </text:span></text:p>
          </draw:text-box>
        </draw:frame>
        <draw:frame draw:style-name="gr4" draw:text-style-name="P5" draw:layer="layout" svg:width="10.348cm" svg:height="0.395cm" svg:x="2.2cm" svg:y="26.357cm">
          <draw:text-box>
            <text:p text:style-name="P1"><text:span text:style-name="T13">29 March 2003; 4, 25 June 2003; 30 July 2003; 6, 27 August 2003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2">129 </text:span></text:p>
          </draw:text-box>
        </draw:frame>
        <draw:frame draw:style-name="gr4" draw:text-style-name="P5" draw:layer="layout" svg:width="9.392cm" svg:height="0.395cm" svg:x="2.646cm" svg:y="26.781cm">
          <draw:text-box>
            <text:p text:style-name="P1"><text:span text:style-name="T13">Note of Actions Cabinet Office, 5 February 2003, ‘COBR(R)’.</text:span></text:p>
          </draw:text-box>
        </draw:frame>
      </draw:page>
      <draw:page draw:name="page3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2</text:span></text:p>
          </draw:text-box>
        </draw:frame>
        <draw:frame draw:style-name="gr1" draw:text-style-name="P2" draw:layer="layout" svg:width="16.677cm" svg:height="0.475cm" svg:x="2.2cm" svg:y="2.525cm">
          <draw:text-box>
            <text:p text:style-name="P1"><text:span text:style-name="T7">222. </text:span><text:span text:style-name="T4"><text:s/>Lord Turnbull told the Inquiry that the role of COBR(R) was “to take the fallout from </text:span></text:p>
          </draw:text-box>
        </draw:frame>
        <draw:frame draw:style-name="gr1" draw:text-style-name="P2" draw:layer="layout" svg:width="11.017cm" svg:height="0.475cm" svg:x="2.2cm" svg:y="3.09cm">
          <draw:text-box>
            <text:p text:style-name="P1"><text:span text:style-name="T4">that War Cabinet meeting and try and take things forward”.</text:span></text:p>
          </draw:text-box>
        </draw:frame>
        <draw:frame draw:style-name="gr6" draw:text-style-name="P7" draw:layer="layout" svg:width="0.408cm" svg:height="0.276cm" svg:x="13.173cm" svg:y="3.108cm">
          <draw:text-box>
            <text:p text:style-name="P1"><text:span text:style-name="T11">130</text:span></text:p>
          </draw:text-box>
        </draw:frame>
        <draw:frame draw:style-name="gr3" draw:text-style-name="P4" draw:layer="layout" svg:width="8.939cm" svg:height="0.628cm" svg:x="2.2cm" svg:y="4.117cm">
          <draw:text-box>
            <text:p text:style-name="P1"><text:span text:style-name="T3">Creation of the Iraq Planning Unit</text:span></text:p>
          </draw:text-box>
        </draw:frame>
        <draw:frame draw:style-name="gr1" draw:text-style-name="P2" draw:layer="layout" svg:width="15.424cm" svg:height="0.475cm" svg:x="2.2cm" svg:y="5.01cm">
          <draw:text-box>
            <text:p text:style-name="P1"><text:span text:style-name="T7">223. </text:span><text:span text:style-name="T4"><text:s/>The inter-departmental (FCO/MOD/DFID) Iraq Planning Unit (IPU), based in </text:span></text:p>
          </draw:text-box>
        </draw:frame>
        <draw:frame draw:style-name="gr1" draw:text-style-name="P2" draw:layer="layout" svg:width="15.115cm" svg:height="0.475cm" svg:x="2.2cm" svg:y="5.574cm">
          <draw:text-box>
            <text:p text:style-name="P1"><text:span text:style-name="T4">the FCO, was established on 10 February to improve Whitehall co-ordination on </text:span></text:p>
          </draw:text-box>
        </draw:frame>
        <draw:frame draw:style-name="gr1" draw:text-style-name="P2" draw:layer="layout" svg:width="3.706cm" svg:height="0.475cm" svg:x="2.2cm" svg:y="6.138cm">
          <draw:text-box>
            <text:p text:style-name="P1"><text:span text:style-name="T4">post-conflict issues.</text:span></text:p>
          </draw:text-box>
        </draw:frame>
        <draw:frame draw:style-name="gr1" draw:text-style-name="P2" draw:layer="layout" svg:width="16.588cm" svg:height="0.475cm" svg:x="2.2cm" svg:y="7.053cm">
          <draw:text-box>
            <text:p text:style-name="P1"><text:span text:style-name="T7">224. </text:span><text:span text:style-name="T4"><text:s/>Although the IPU was an inter-departmental unit, its head was a senior member of </text:span></text:p>
          </draw:text-box>
        </draw:frame>
        <draw:frame draw:style-name="gr1" draw:text-style-name="P2" draw:layer="layout" svg:width="15.28cm" svg:height="0.475cm" svg:x="2.2cm" svg:y="7.617cm">
          <draw:text-box>
            <text:p text:style-name="P1"><text:span text:style-name="T4">the Diplomatic Service and it was integrated into the FCO management structure.</text:span></text:p>
          </draw:text-box>
        </draw:frame>
        <draw:frame draw:style-name="gr1" draw:text-style-name="P2" draw:layer="layout" svg:width="8.553cm" svg:height="0.475cm" svg:x="2.2cm" svg:y="8.532cm">
          <draw:text-box>
            <text:p text:style-name="P1"><text:span text:style-name="T7">225. </text:span><text:span text:style-name="T4"><text:s/>The draft terms of reference stated that:</text:span></text:p>
          </draw:text-box>
        </draw:frame>
        <draw:frame draw:style-name="gr2" draw:text-style-name="P3" draw:layer="layout" svg:width="0.634cm" svg:height="0.712cm" svg:x="2.95cm" svg:y="9.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61cm" svg:height="0.475cm" svg:x="3.7cm" svg:y="9.446cm">
          <draw:text-box>
            <text:p text:style-name="P1"><text:span text:style-name="T4">The IPU would report to Mr Chaplin in the FCO, but without defining the </text:span></text:p>
          </draw:text-box>
        </draw:frame>
        <draw:frame draw:style-name="gr1" draw:text-style-name="P2" draw:layer="layout" svg:width="13.43cm" svg:height="0.475cm" svg:x="3.7cm" svg:y="10.011cm">
          <draw:text-box>
            <text:p text:style-name="P1"><text:span text:style-name="T4">relationship between the Unit and senior officials in DFID and the MOD.</text:span></text:p>
          </draw:text-box>
        </draw:frame>
        <draw:frame draw:style-name="gr2" draw:text-style-name="P3" draw:layer="layout" svg:width="0.634cm" svg:height="0.712cm" svg:x="2.95cm" svg:y="10.51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07cm" svg:height="0.475cm" svg:x="3.7cm" svg:y="10.675cm">
          <draw:text-box>
            <text:p text:style-name="P1"><text:span text:style-name="T4">The IPU would work “within broad policy guidelines set by the Cabinet Office”.</text:span></text:p>
          </draw:text-box>
        </draw:frame>
        <draw:frame draw:style-name="gr2" draw:text-style-name="P3" draw:layer="layout" svg:width="0.634cm" svg:height="0.712cm" svg:x="2.95cm" svg:y="11.1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24cm" svg:height="0.475cm" svg:x="3.7cm" svg:y="11.34cm">
          <draw:text-box>
            <text:p text:style-name="P1"><text:span text:style-name="T4">Its main purpose would be to provide “policy guidance on practical questions” </text:span></text:p>
          </draw:text-box>
        </draw:frame>
        <draw:frame draw:style-name="gr1" draw:text-style-name="P2" draw:layer="layout" svg:width="12.757cm" svg:height="0.475cm" svg:x="3.7cm" svg:y="11.904cm">
          <draw:text-box>
            <text:p text:style-name="P1"><text:span text:style-name="T4">that UK civilian officials and military commanders would face in Iraq.</text:span></text:p>
          </draw:text-box>
        </draw:frame>
        <draw:frame draw:style-name="gr2" draw:text-style-name="P3" draw:layer="layout" svg:width="0.634cm" svg:height="0.712cm" svg:x="2.95cm" svg:y="12.4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817cm" svg:height="0.475cm" svg:x="3.7cm" svg:y="12.568cm">
          <draw:text-box>
            <text:p text:style-name="P1"><text:span text:style-name="T4">The IPU was intended “to bring influence to bear on US plans”.</text:span></text:p>
          </draw:text-box>
        </draw:frame>
        <draw:frame draw:style-name="gr1" draw:text-style-name="P2" draw:layer="layout" svg:width="13.32cm" svg:height="0.475cm" svg:x="2.2cm" svg:y="13.483cm">
          <draw:text-box>
            <text:p text:style-name="P1"><text:span text:style-name="T7">226. </text:span><text:span text:style-name="T4"><text:s/>Tasks assigned to the IPU by the AHGI included consideration of:</text:span></text:p>
          </draw:text-box>
        </draw:frame>
        <draw:frame draw:style-name="gr2" draw:text-style-name="P3" draw:layer="layout" svg:width="0.634cm" svg:height="0.712cm" svg:x="2.95cm" svg:y="14.2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74cm" svg:height="0.475cm" svg:x="3.7cm" svg:y="14.397cm">
          <draw:text-box>
            <text:p text:style-name="P1"><text:span text:style-name="T4">the shape of the Iraqi political process needed to underpin the transition to </text:span></text:p>
          </draw:text-box>
        </draw:frame>
        <draw:frame draw:style-name="gr1" draw:text-style-name="P2" draw:layer="layout" svg:width="1.772cm" svg:height="0.475cm" svg:x="3.7cm" svg:y="14.962cm">
          <draw:text-box>
            <text:p text:style-name="P1"><text:span text:style-name="T4">Iraqi rule;</text:span></text:p>
          </draw:text-box>
        </draw:frame>
        <draw:frame draw:style-name="gr2" draw:text-style-name="P3" draw:layer="layout" svg:width="0.634cm" svg:height="0.712cm" svg:x="2.95cm" svg:y="15.47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594cm" svg:height="0.475cm" svg:x="3.7cm" svg:y="15.626cm">
          <draw:text-box>
            <text:p text:style-name="P1"><text:span text:style-name="T4">management of Iraq’s oil; and</text:span></text:p>
          </draw:text-box>
        </draw:frame>
        <draw:frame draw:style-name="gr2" draw:text-style-name="P3" draw:layer="layout" svg:width="0.634cm" svg:height="0.712cm" svg:x="2.95cm" svg:y="16.1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07cm" svg:height="0.475cm" svg:x="3.7cm" svg:y="16.291cm">
          <draw:text-box>
            <text:p text:style-name="P1"><text:span text:style-name="T4">whether and where the UK should run its own sector before the restoration of </text:span></text:p>
          </draw:text-box>
        </draw:frame>
        <draw:frame draw:style-name="gr1" draw:text-style-name="P2" draw:layer="layout" svg:width="3.202cm" svg:height="0.475cm" svg:x="3.7cm" svg:y="16.855cm">
          <draw:text-box>
            <text:p text:style-name="P1"><text:span text:style-name="T4">Iraqi sovereignty.</text:span></text:p>
          </draw:text-box>
        </draw:frame>
        <draw:frame draw:style-name="gr1" draw:text-style-name="P2" draw:layer="layout" svg:width="16.753cm" svg:height="0.475cm" svg:x="2.2cm" svg:y="17.77cm">
          <draw:text-box>
            <text:p text:style-name="P1"><text:span text:style-name="T7">227. </text:span><text:span text:style-name="T4"><text:s/>After the creation of the IPU, the AHGI remained responsible for co-ordination of all </text:span></text:p>
          </draw:text-box>
        </draw:frame>
        <draw:frame draw:style-name="gr1" draw:text-style-name="P2" draw:layer="layout" svg:width="16.305cm" svg:height="0.475cm" svg:x="2.2cm" svg:y="18.334cm">
          <draw:text-box>
            <text:p text:style-name="P1"><text:span text:style-name="T4">post-conflict planning and preparation across government, including consular planning </text:span></text:p>
          </draw:text-box>
        </draw:frame>
        <draw:frame draw:style-name="gr1" draw:text-style-name="P2" draw:layer="layout" svg:width="4.371cm" svg:height="0.475cm" svg:x="2.2cm" svg:y="18.898cm">
          <draw:text-box>
            <text:p text:style-name="P1"><text:span text:style-name="T4">and civil contingencies.</text:span></text:p>
          </draw:text-box>
        </draw:frame>
        <draw:frame draw:style-name="gr1" draw:text-style-name="P2" draw:layer="layout" svg:width="15.513cm" svg:height="0.475cm" svg:x="2.2cm" svg:y="19.813cm">
          <draw:text-box>
            <text:p text:style-name="P1"><text:span text:style-name="T7">228. </text:span><text:span text:style-name="T4"><text:s/>On 3 February, Mr Ehrman reported to Mr Ricketts that the Pigott Group had </text:span></text:p>
          </draw:text-box>
        </draw:frame>
        <draw:frame draw:style-name="gr1" draw:text-style-name="P2" draw:layer="layout" svg:width="15.581cm" svg:height="0.475cm" svg:x="2.2cm" svg:y="20.377cm">
          <draw:text-box>
            <text:p text:style-name="P1"><text:span text:style-name="T4">decided that there was a need for a senior FCO official to co-ordinate full-time with </text:span></text:p>
          </draw:text-box>
        </draw:frame>
        <draw:frame draw:style-name="gr1" draw:text-style-name="P2" draw:layer="layout" svg:width="15.797cm" svg:height="0.475cm" svg:x="2.2cm" svg:y="20.942cm">
          <draw:text-box>
            <text:p text:style-name="P1"><text:span text:style-name="T4">MOD, DFID and others the rapidly increasing volume of work on aftermath planning.</text:span></text:p>
          </draw:text-box>
        </draw:frame>
        <draw:frame draw:style-name="gr6" draw:text-style-name="P7" draw:layer="layout" svg:width="0.408cm" svg:height="0.276cm" svg:x="17.941cm" svg:y="20.961cm">
          <draw:text-box>
            <text:p text:style-name="P1"><text:span text:style-name="T11">131</text:span></text:p>
          </draw:text-box>
        </draw:frame>
        <draw:frame draw:style-name="gr1" draw:text-style-name="P2" draw:layer="layout" svg:width="16.249cm" svg:height="0.475cm" svg:x="2.2cm" svg:y="21.856cm">
          <draw:text-box>
            <text:p text:style-name="P1"><text:span text:style-name="T7">229. </text:span><text:span text:style-name="T4"><text:s/>Mr Ehrman suggested that “in addition to work on overall legality … we will need </text:span></text:p>
          </draw:text-box>
        </draw:frame>
        <draw:frame draw:style-name="gr1" draw:text-style-name="P2" draw:layer="layout" svg:width="16.677cm" svg:height="0.475cm" svg:x="2.2cm" svg:y="22.421cm">
          <draw:text-box>
            <text:p text:style-name="P1"><text:span text:style-name="T4">sub-groups on WMD, OFF [the Oil-for-Food programme], SSR [Security Sector Reform], </text:span></text:p>
          </draw:text-box>
        </draw:frame>
        <draw:frame draw:style-name="gr1" draw:text-style-name="P2" draw:layer="layout" svg:width="15.085cm" svg:height="0.475cm" svg:x="2.2cm" svg:y="22.985cm">
          <draw:text-box>
            <text:p text:style-name="P1"><text:span text:style-name="T4">humanitarian, reconstruction, judicial, possibly terrorism. All this to feed into and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10.285cm" svg:height="0.475cm" svg:x="2.2cm" svg:y="23.55cm">
          <draw:text-box>
            <text:p text:style-name="P1"><text:span text:style-name="T4">influence the various aftermath groups in Washington.”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2">130 </text:span></text:p>
          </draw:text-box>
        </draw:frame>
        <draw:frame draw:style-name="gr4" draw:text-style-name="P5" draw:layer="layout" svg:width="7.275cm" svg:height="0.395cm" svg:x="2.646cm" svg:y="26.357cm">
          <draw:text-box>
            <text:p text:style-name="P1"><text:span text:style-name="T13">Public hearing, 13 January 2010, pages 43-44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2">131 </text:span></text:p>
          </draw:text-box>
        </draw:frame>
        <draw:frame draw:style-name="gr4" draw:text-style-name="P5" draw:layer="layout" svg:width="11.199cm" svg:height="0.395cm" svg:x="2.646cm" svg:y="26.781cm">
          <draw:text-box>
            <text:p text:style-name="P1"><text:span text:style-name="T13">Minute Ehrman to Ricketts, 3 February 2003, ‘Pigott Group, 3 February’.</text:span></text:p>
          </draw:text-box>
        </draw:frame>
      </draw:page>
      <draw:page draw:name="page39" draw:style-name="dp1" draw:master-page-name="master-page28">
        <draw:frame draw:style-name="gr4" draw:text-style-name="P5" draw:layer="layout" svg:width="6.217cm" svg:height="0.395cm" svg:x="12.591cm" svg:y="1.138cm">
          <draw:text-box>
            <text:p text:style-name="P1"><text:span text:style-name="T6">2 <text:s/>| <text:s/>Decision-making within government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3</text:span></text:p>
          </draw:text-box>
        </draw:frame>
        <draw:frame draw:style-name="gr1" draw:text-style-name="P2" draw:layer="layout" svg:width="14.573cm" svg:height="0.475cm" svg:x="2.2cm" svg:y="2.525cm">
          <draw:text-box>
            <text:p text:style-name="P1"><text:span text:style-name="T7">230. </text:span><text:span text:style-name="T4"><text:s/>Mr Ricketts informed Mr Chaplin on 4 February that he had agreed with </text:span></text:p>
          </draw:text-box>
        </draw:frame>
        <draw:frame draw:style-name="gr1" draw:text-style-name="P2" draw:layer="layout" svg:width="6.868cm" svg:height="0.475cm" svg:x="2.2cm" svg:y="3.09cm">
          <draw:text-box>
            <text:p text:style-name="P1"><text:span text:style-name="T4">Sir Michael Jay and Mr Ehrman that:</text:span></text:p>
          </draw:text-box>
        </draw:frame>
        <draw:frame draw:style-name="gr1" draw:text-style-name="P2" draw:layer="layout" svg:width="14.252cm" svg:height="0.475cm" svg:x="2.95cm" svg:y="4.004cm">
          <draw:text-box>
            <text:p text:style-name="P1"><text:span text:style-name="T4">“… </text:span><text:span text:style-name="T4">the FCO should consolidate the lead we have already taken in this area </text:span></text:p>
          </draw:text-box>
        </draw:frame>
        <draw:frame draw:style-name="gr1" draw:text-style-name="P2" draw:layer="layout" svg:width="14.996cm" svg:height="0.475cm" svg:x="2.95cm" svg:y="4.568cm">
          <draw:text-box>
            <text:p text:style-name="P1"><text:span text:style-name="T4">[post-conflict issues] with the work that Dominick Chilcott has been doing under </text:span></text:p>
          </draw:text-box>
        </draw:frame>
        <draw:frame draw:style-name="gr1" draw:text-style-name="P2" draw:layer="layout" svg:width="3.211cm" svg:height="0.475cm" svg:x="2.95cm" svg:y="5.133cm">
          <draw:text-box>
            <text:p text:style-name="P1"><text:span text:style-name="T4">your supervision.</text:span></text:p>
          </draw:text-box>
        </draw:frame>
        <draw:frame draw:style-name="gr1" draw:text-style-name="P2" draw:layer="layout" svg:width="14.184cm" svg:height="0.475cm" svg:x="2.95cm" svg:y="6.047cm">
          <draw:text-box>
            <text:p text:style-name="P1"><text:span text:style-name="T4">“</text:span><text:span text:style-name="T4">I am sure that this work will now grow fast, particularly with the prospect of </text:span></text:p>
          </draw:text-box>
        </draw:frame>
        <draw:frame draw:style-name="gr1" draw:text-style-name="P2" draw:layer="layout" svg:width="14.057cm" svg:height="0.475cm" svg:x="2.95cm" svg:y="6.612cm">
          <draw:text-box>
            <text:p text:style-name="P1"><text:span text:style-name="T4">the UK inheriting responsibility for a good slice of southern Iraq following a </text:span></text:p>
          </draw:text-box>
        </draw:frame>
        <draw:frame draw:style-name="gr1" draw:text-style-name="P2" draw:layer="layout" svg:width="3.037cm" svg:height="0.475cm" svg:x="2.95cm" svg:y="7.176cm">
          <draw:text-box>
            <text:p text:style-name="P1"><text:span text:style-name="T4">military conflict.”</text:span></text:p>
          </draw:text-box>
        </draw:frame>
        <draw:frame draw:style-name="gr6" draw:text-style-name="P7" draw:layer="layout" svg:width="0.408cm" svg:height="0.276cm" svg:x="5.984cm" svg:y="7.195cm">
          <draw:text-box>
            <text:p text:style-name="P1"><text:span text:style-name="T11">132</text:span></text:p>
          </draw:text-box>
        </draw:frame>
        <draw:frame draw:style-name="gr1" draw:text-style-name="P2" draw:layer="layout" svg:width="15.75cm" svg:height="0.475cm" svg:x="2.2cm" svg:y="8.091cm">
          <draw:text-box>
            <text:p text:style-name="P1"><text:span text:style-name="T7">231. </text:span><text:span text:style-name="T4"><text:s/>Mr Bowen chaired a meeting in the Cabinet Office on 4 February, attended by </text:span></text:p>
          </draw:text-box>
        </draw:frame>
        <draw:frame draw:style-name="gr1" draw:text-style-name="P2" draw:layer="layout" svg:width="15.399cm" svg:height="0.475cm" svg:x="2.2cm" svg:y="8.655cm">
          <draw:text-box>
            <text:p text:style-name="P1"><text:span text:style-name="T4">the FCO, MOD and DFID, at which it was decided to set up an inter-departmental </text:span></text:p>
          </draw:text-box>
        </draw:frame>
        <draw:frame draw:style-name="gr1" draw:text-style-name="P2" draw:layer="layout" svg:width="15.589cm" svg:height="0.475cm" svg:x="2.2cm" svg:y="9.22cm">
          <draw:text-box>
            <text:p text:style-name="P1"><text:span text:style-name="T4">(FCO, MOD and DFID) unit, headed by an FCO official, Mr Chilcott, to “prepare for </text:span></text:p>
          </draw:text-box>
        </draw:frame>
        <draw:frame draw:style-name="gr1" draw:text-style-name="P2" draw:layer="layout" svg:width="8.312cm" svg:height="0.475cm" svg:x="2.2cm" svg:y="9.784cm">
          <draw:text-box>
            <text:p text:style-name="P1"><text:span text:style-name="T4">the aftermath in practical operational terms”.</text:span></text:p>
          </draw:text-box>
        </draw:frame>
        <draw:frame draw:style-name="gr6" draw:text-style-name="P7" draw:layer="layout" svg:width="0.408cm" svg:height="0.276cm" svg:x="10.482cm" svg:y="9.803cm">
          <draw:text-box>
            <text:p text:style-name="P1"><text:span text:style-name="T11">133</text:span></text:p>
          </draw:text-box>
        </draw:frame>
        <draw:frame draw:style-name="gr1" draw:text-style-name="P2" draw:layer="layout" svg:width="6.996cm" svg:height="0.475cm" svg:x="10.894cm" svg:y="9.784cm">
          <draw:text-box>
            <text:p text:style-name="P1"><text:span text:style-name="T4"><text:s/></text:span><text:span text:style-name="T4">Wider strategy would continue to be </text:span></text:p>
          </draw:text-box>
        </draw:frame>
        <draw:frame draw:style-name="gr1" draw:text-style-name="P2" draw:layer="layout" svg:width="5.886cm" svg:height="0.475cm" svg:x="2.2cm" svg:y="10.348cm">
          <draw:text-box>
            <text:p text:style-name="P1"><text:span text:style-name="T4">co-ordinated through the AHGI.</text:span></text:p>
          </draw:text-box>
        </draw:frame>
        <draw:frame draw:style-name="gr1" draw:text-style-name="P2" draw:layer="layout" svg:width="15.077cm" svg:height="0.475cm" svg:x="2.2cm" svg:y="11.263cm">
          <draw:text-box>
            <text:p text:style-name="P1"><text:span text:style-name="T7">232. </text:span><text:span text:style-name="T4"><text:s text:c="2"/>In a letter to Mr Ehrman recording the outcome of the meeting, Mr Bowen </text:span></text:p>
          </draw:text-box>
        </draw:frame>
        <draw:frame draw:style-name="gr1" draw:text-style-name="P2" draw:layer="layout" svg:width="15.344cm" svg:height="0.475cm" svg:x="2.2cm" svg:y="11.827cm">
          <draw:text-box>
            <text:p text:style-name="P1"><text:span text:style-name="T4">explained that there was “a good deal of uncertainty about American intentions in </text:span></text:p>
          </draw:text-box>
        </draw:frame>
        <draw:frame draw:style-name="gr1" draw:text-style-name="P2" draw:layer="layout" svg:width="15.885cm" svg:height="0.475cm" svg:x="2.2cm" svg:y="12.392cm">
          <draw:text-box>
            <text:p text:style-name="P1"><text:span text:style-name="T4">administering Iraq in the event of (and after) hostilities to remove Saddam Hussein’s </text:span></text:p>
          </draw:text-box>
        </draw:frame>
        <draw:frame draw:style-name="gr1" draw:text-style-name="P2" draw:layer="layout" svg:width="16.317cm" svg:height="0.475cm" svg:x="2.2cm" svg:y="12.956cm">
          <draw:text-box>
            <text:p text:style-name="P1"><text:span text:style-name="T4">regime”. Meetings in Washington that week were likely to bring greater clarity but were </text:span></text:p>
          </draw:text-box>
        </draw:frame>
        <draw:frame draw:style-name="gr1" draw:text-style-name="P2" draw:layer="layout" svg:width="5.552cm" svg:height="0.475cm" svg:x="2.2cm" svg:y="13.521cm">
          <draw:text-box>
            <text:p text:style-name="P1"><text:span text:style-name="T4">unlikely to produce decisions.</text:span></text:p>
          </draw:text-box>
        </draw:frame>
        <draw:frame draw:style-name="gr1" draw:text-style-name="P2" draw:layer="layout" svg:width="11.825cm" svg:height="0.475cm" svg:x="2.2cm" svg:y="14.435cm">
          <draw:text-box>
            <text:p text:style-name="P1"><text:span text:style-name="T7">233. </text:span><text:span text:style-name="T4"><text:s/>Mr Bowen reported that the meeting had recognised that:</text:span></text:p>
          </draw:text-box>
        </draw:frame>
        <draw:frame draw:style-name="gr1" draw:text-style-name="P2" draw:layer="layout" svg:width="15.336cm" svg:height="0.475cm" svg:x="2.95cm" svg:y="15.35cm">
          <draw:text-box>
            <text:p text:style-name="P1"><text:span text:style-name="T4">“… </text:span><text:span text:style-name="T4">even if some of the big strategic issues remained unresolved, a lot of detailed </text:span></text:p>
          </draw:text-box>
        </draw:frame>
        <draw:frame draw:style-name="gr1" draw:text-style-name="P2" draw:layer="layout" svg:width="13.947cm" svg:height="0.475cm" svg:x="2.95cm" svg:y="15.914cm">
          <draw:text-box>
            <text:p text:style-name="P1"><text:span text:style-name="T4">management issues were likely to arise. Much was likely to emanate from </text:span></text:p>
          </draw:text-box>
        </draw:frame>
        <draw:frame draw:style-name="gr1" draw:text-style-name="P2" draw:layer="layout" svg:width="15.433cm" svg:height="0.475cm" svg:x="2.95cm" svg:y="16.478cm">
          <draw:text-box>
            <text:p text:style-name="P1"><text:span text:style-name="T4">CENTCOM, which had the prospectively imminent task of administering a country </text:span></text:p>
          </draw:text-box>
        </draw:frame>
        <draw:frame draw:style-name="gr1" draw:text-style-name="P2" draw:layer="layout" svg:width="15.407cm" svg:height="0.475cm" svg:x="2.95cm" svg:y="17.043cm">
          <draw:text-box>
            <text:p text:style-name="P1"><text:span text:style-name="T4">whose leadership had been removed. With this in mind we agreed that we should </text:span></text:p>
          </draw:text-box>
        </draw:frame>
        <draw:frame draw:style-name="gr1" draw:text-style-name="P2" draw:layer="layout" svg:width="14.472cm" svg:height="0.475cm" svg:x="2.95cm" svg:y="17.607cm">
          <draw:text-box>
            <text:p text:style-name="P1"><text:span text:style-name="T4">set up an Iraq Operational Policy Unit with contributions from the FCO, DFID </text:span></text:p>
          </draw:text-box>
        </draw:frame>
        <draw:frame draw:style-name="gr1" draw:text-style-name="P2" draw:layer="layout" svg:width="14.599cm" svg:height="0.475cm" svg:x="2.95cm" svg:y="18.172cm">
          <draw:text-box>
            <text:p text:style-name="P1"><text:span text:style-name="T4">and MOD … My view was that we needed an integrated unit with high calibre </text:span></text:p>
          </draw:text-box>
        </draw:frame>
        <draw:frame draw:style-name="gr1" draw:text-style-name="P2" draw:layer="layout" svg:width="15.411cm" svg:height="0.475cm" svg:x="2.95cm" svg:y="18.736cm">
          <draw:text-box>
            <text:p text:style-name="P1"><text:span text:style-name="T4">representation to work through the sort of issues that would confront the Coalition </text:span></text:p>
          </draw:text-box>
        </draw:frame>
        <draw:frame draw:style-name="gr1" draw:text-style-name="P2" draw:layer="layout" svg:width="14.979cm" svg:height="0.475cm" svg:x="2.95cm" svg:y="19.301cm">
          <draw:text-box>
            <text:p text:style-name="P1"><text:span text:style-name="T4">on the ‘day after’. </text:span><text:span text:style-name="T15">Their initial remit would be to develop policy guidance to </text:span></text:p>
          </draw:text-box>
        </draw:frame>
        <draw:frame draw:style-name="gr1" draw:text-style-name="P2" draw:layer="layout" svg:width="15.128cm" svg:height="0.475cm" svg:x="2.95cm" svg:y="19.865cm">
          <draw:text-box>
            <text:p text:style-name="P1"><text:span text:style-name="T15">enable the administration of Iraq pending the appointment of a transitional </text:span></text:p>
          </draw:text-box>
        </draw:frame>
        <draw:frame draw:style-name="gr1" draw:text-style-name="P2" draw:layer="layout" svg:width="15.551cm" svg:height="0.475cm" svg:x="2.95cm" svg:y="20.43cm">
          <draw:text-box>
            <text:p text:style-name="P1"><text:span text:style-name="T15">civil administration, consistent as far as possible with the longer term vision </text:span></text:p>
          </draw:text-box>
        </draw:frame>
        <draw:frame draw:style-name="gr1" draw:text-style-name="P2" draw:layer="layout" svg:width="14.993cm" svg:height="0.475cm" svg:x="2.95cm" svg:y="20.994cm">
          <draw:text-box>
            <text:p text:style-name="P1"><text:span text:style-name="T15">for the future of Iraq.</text:span><text:span text:style-name="T4"> They would need to work their way, with the US, through </text:span></text:p>
          </draw:text-box>
        </draw:frame>
        <draw:frame draw:style-name="gr1" draw:text-style-name="P2" draw:layer="layout" svg:width="15.013cm" svg:height="0.475cm" svg:x="2.95cm" svg:y="21.558cm">
          <draw:text-box>
            <text:p text:style-name="P1"><text:span text:style-name="T4">issues as diverse as humanitarian relief, policing, administration of justice, local </text:span></text:p>
          </draw:text-box>
        </draw:frame>
        <draw:frame draw:style-name="gr1" draw:text-style-name="P2" draw:layer="layout" svg:width="15.42cm" svg:height="0.475cm" svg:x="2.95cm" svg:y="22.123cm">
          <draw:text-box>
            <text:p text:style-name="P1"><text:span text:style-name="T4">government and provision of utilities, environmental recovery and priorities for the </text:span></text:p>
          </draw:text-box>
        </draw:frame>
        <draw:frame draw:style-name="gr1" draw:text-style-name="P2" draw:layer="layout" svg:width="15.25cm" svg:height="0.475cm" svg:x="2.95cm" svg:y="22.687cm">
          <draw:text-box>
            <text:p text:style-name="P1"><text:span text:style-name="T4">return to normality. The view we all reached was that this unit ought to be up and </text:span></text:p>
          </draw:text-box>
        </draw:frame>
        <draw:frame draw:style-name="gr1" draw:text-style-name="P2" draw:layer="layout" svg:width="15.225cm" svg:height="0.475cm" svg:x="2.95cm" svg:y="23.252cm">
          <draw:text-box>
            <text:p text:style-name="P1"><text:span text:style-name="T4">running from Monday 10 February … It will need staff who think strategically and </text:span></text:p>
          </draw:text-box>
        </draw:frame>
        <draw:frame draw:style-name="gr1" draw:text-style-name="P2" draw:layer="layout" svg:width="15.454cm" svg:height="0.475cm" svg:x="2.95cm" svg:y="23.816cm">
          <draw:text-box>
            <text:p text:style-name="P1"><text:span text:style-name="T4">operationally and have some background in state reconstruction from other cases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line draw:style-name="gr9" draw:text-style-name="P8" draw:layer="layout" svg:x1="2.645cm" svg:y1="26.714cm" svg:x2="13.705cm" svg:y2="26.714cm">
          <text:p/>
        </draw:line>
        <draw:frame draw:style-name="gr1" draw:text-style-name="P2" draw:layer="layout" svg:width="11.893cm" svg:height="0.475cm" svg:x="2.95cm" svg:y="24.381cm">
          <draw:text-box>
            <text:p text:style-name="P1"><text:span text:style-name="T4">(in order to feed in the lessons of eg Kosovo and Afghanistan).”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2">132 </text:span></text:p>
          </draw:text-box>
        </draw:frame>
        <draw:line draw:style-name="gr9" draw:text-style-name="P8" draw:layer="layout" svg:x1="2.645cm" svg:y1="27.137cm" svg:x2="14.077cm" svg:y2="27.137cm">
          <text:p/>
        </draw:line>
        <draw:frame draw:style-name="gr4" draw:text-style-name="P5" draw:layer="layout" svg:width="10.988cm" svg:height="0.395cm" svg:x="2.646cm" svg:y="26.357cm">
          <draw:text-box>
            <text:p text:style-name="P1"><text:span text:style-name="T6">Minute Ricketts to Chaplin, 4 February 2003, ‘Iraq: Day After Planning’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2">133 </text:span></text:p>
          </draw:text-box>
        </draw:frame>
        <draw:frame draw:style-name="gr4" draw:text-style-name="P5" draw:layer="layout" svg:width="11.364cm" svg:height="0.395cm" svg:x="2.646cm" svg:y="26.781cm">
          <draw:text-box>
            <text:p text:style-name="P1"><text:span text:style-name="T6">Letter Bowen to Ehrman, 5 February 2003, ‘Iraq: Operational Policy Unit’.</text:span></text:p>
          </draw:text-box>
        </draw:frame>
      </draw:page>
      <draw:page draw:name="page4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4</text:span></text:p>
          </draw:text-box>
        </draw:frame>
        <draw:frame draw:style-name="gr1" draw:text-style-name="P2" draw:layer="layout" svg:width="15.834cm" svg:height="0.475cm" svg:x="2.2cm" svg:y="2.525cm">
          <draw:text-box>
            <text:p text:style-name="P1"><text:span text:style-name="T7">234. </text:span><text:span text:style-name="T4"><text:s/>Mr Bowen explained that the unit would work alongside the FCO consular and </text:span></text:p>
          </draw:text-box>
        </draw:frame>
        <draw:frame draw:style-name="gr1" draw:text-style-name="P2" draw:layer="layout" svg:width="16.563cm" svg:height="0.475cm" svg:x="2.2cm" svg:y="3.09cm">
          <draw:text-box>
            <text:p text:style-name="P1"><text:span text:style-name="T4">emergency units, and with the Defence Crisis Management Centre (DCMC) in the MOD </text:span></text:p>
          </draw:text-box>
        </draw:frame>
        <draw:frame draw:style-name="gr1" draw:text-style-name="P2" draw:layer="layout" svg:width="13.32cm" svg:height="0.475cm" svg:x="2.2cm" svg:y="3.654cm">
          <draw:text-box>
            <text:p text:style-name="P1"><text:span text:style-name="T4">and the Conflict and Humanitarian Affairs Department (CHAD) in DFID.</text:span></text:p>
          </draw:text-box>
        </draw:frame>
        <draw:frame draw:style-name="gr1" draw:text-style-name="P2" draw:layer="layout" svg:width="16.592cm" svg:height="0.475cm" svg:x="2.2cm" svg:y="4.568cm">
          <draw:text-box>
            <text:p text:style-name="P1"><text:span text:style-name="T7">235. </text:span><text:span text:style-name="T4"><text:s/>The Iraq Planning Unit (IPU), headed by Mr Dominick Chilcott, was established on </text:span></text:p>
          </draw:text-box>
        </draw:frame>
        <draw:frame draw:style-name="gr1" draw:text-style-name="P2" draw:layer="layout" svg:width="2.377cm" svg:height="0.475cm" svg:x="2.2cm" svg:y="5.133cm">
          <draw:text-box>
            <text:p text:style-name="P1"><text:span text:style-name="T4">10 February.</text:span></text:p>
          </draw:text-box>
        </draw:frame>
        <draw:frame draw:style-name="gr6" draw:text-style-name="P7" draw:layer="layout" svg:width="0.408cm" svg:height="0.276cm" svg:x="4.569cm" svg:y="5.152cm">
          <draw:text-box>
            <text:p text:style-name="P1"><text:span text:style-name="T11">134</text:span></text:p>
          </draw:text-box>
        </draw:frame>
        <draw:frame draw:style-name="gr1" draw:text-style-name="P2" draw:layer="layout" svg:width="15.322cm" svg:height="0.475cm" svg:x="2.2cm" svg:y="6.047cm">
          <draw:text-box>
            <text:p text:style-name="P1"><text:span text:style-name="T7">236. </text:span><text:span text:style-name="T4"><text:s/>On 17 February, Sir Michael Jay sent draft terms of reference for the IPU to </text:span></text:p>
          </draw:text-box>
        </draw:frame>
        <draw:frame draw:style-name="gr1" draw:text-style-name="P2" draw:layer="layout" svg:width="16.584cm" svg:height="0.475cm" svg:x="2.2cm" svg:y="6.612cm">
          <draw:text-box>
            <text:p text:style-name="P1"><text:span text:style-name="T4">Sir Andrew Turnbull, the Cabinet Secretary, copied to Permanent Secretaries. The draft, </text:span></text:p>
          </draw:text-box>
        </draw:frame>
        <draw:frame draw:style-name="gr1" draw:text-style-name="P2" draw:layer="layout" svg:width="16.271cm" svg:height="0.475cm" svg:x="2.2cm" svg:y="7.176cm">
          <draw:text-box>
            <text:p text:style-name="P1"><text:span text:style-name="T4">which had already been discussed with DFID, the MOD and the Cabinet Office, stated:</text:span></text:p>
          </draw:text-box>
        </draw:frame>
        <draw:frame draw:style-name="gr1" draw:text-style-name="P2" draw:layer="layout" svg:width="14.59cm" svg:height="0.475cm" svg:x="2.95cm" svg:y="8.091cm">
          <draw:text-box>
            <text:p text:style-name="P1"><text:span text:style-name="T4">“</text:span><text:span text:style-name="T4">The unit will operate within broad policy guidelines set by the Cabinet Office. </text:span></text:p>
          </draw:text-box>
        </draw:frame>
        <draw:frame draw:style-name="gr1" draw:text-style-name="P2" draw:layer="layout" svg:width="14.937cm" svg:height="0.475cm" svg:x="2.95cm" svg:y="8.655cm">
          <draw:text-box>
            <text:p text:style-name="P1"><text:span text:style-name="T4">In the FCO, it will report to the Director Middle East and North Africa Command </text:span></text:p>
          </draw:text-box>
        </draw:frame>
        <draw:frame draw:style-name="gr1" draw:text-style-name="P2" draw:layer="layout" svg:width="13.815cm" svg:height="0.475cm" svg:x="2.95cm" svg:y="9.22cm">
          <draw:text-box>
            <text:p text:style-name="P1"><text:span text:style-name="T4">[Mr Chaplin]. Its main customers will be British military planners in PJHQ, </text:span></text:p>
          </draw:text-box>
        </draw:frame>
        <draw:frame draw:style-name="gr1" draw:text-style-name="P2" draw:layer="layout" svg:width="14.417cm" svg:height="0.475cm" svg:x="2.95cm" svg:y="9.784cm">
          <draw:text-box>
            <text:p text:style-name="P1"><text:span text:style-name="T4">MOD and, mainly through them, British officers and officials seconded to the </text:span></text:p>
          </draw:text-box>
        </draw:frame>
        <draw:frame draw:style-name="gr1" draw:text-style-name="P2" draw:layer="layout" svg:width="5.031cm" svg:height="0.475cm" svg:x="2.95cm" svg:y="10.348cm">
          <draw:text-box>
            <text:p text:style-name="P1"><text:span text:style-name="T4">Pentagon and CENTCOM.</text:span></text:p>
          </draw:text-box>
        </draw:frame>
        <draw:frame draw:style-name="gr1" draw:text-style-name="P2" draw:layer="layout" svg:width="15.005cm" svg:height="0.475cm" svg:x="2.95cm" svg:y="11.263cm">
          <draw:text-box>
            <text:p text:style-name="P1"><text:span text:style-name="T4">“</text:span><text:span text:style-name="T4">The main purpose of the unit will be to provide policy guidance on the practical </text:span></text:p>
          </draw:text-box>
        </draw:frame>
        <draw:frame draw:style-name="gr1" draw:text-style-name="P2" draw:layer="layout" svg:width="14.738cm" svg:height="0.475cm" svg:x="2.95cm" svg:y="11.827cm">
          <draw:text-box>
            <text:p text:style-name="P1"><text:span text:style-name="T4">questions that British civilian officials and military commanders will face, in the </text:span></text:p>
          </draw:text-box>
        </draw:frame>
        <draw:frame draw:style-name="gr1" draw:text-style-name="P2" draw:layer="layout" svg:width="15.61cm" svg:height="0.475cm" svg:x="2.95cm" svg:y="12.392cm">
          <draw:text-box>
            <text:p text:style-name="P1"><text:span text:style-name="T4">event of a conflict in Iraq. The advice will be designed to help them to minimise the </text:span></text:p>
          </draw:text-box>
        </draw:frame>
        <draw:frame draw:style-name="gr1" draw:text-style-name="P2" draw:layer="layout" svg:width="15.212cm" svg:height="0.475cm" svg:x="2.95cm" svg:y="12.956cm">
          <draw:text-box>
            <text:p text:style-name="P1"><text:span text:style-name="T4">suffering of the Iraqi people and to deal with the civil administration of any sector </text:span></text:p>
          </draw:text-box>
        </draw:frame>
        <draw:frame draw:style-name="gr1" draw:text-style-name="P2" draw:layer="layout" svg:width="14.958cm" svg:height="0.475cm" svg:x="2.95cm" svg:y="13.521cm">
          <draw:text-box>
            <text:p text:style-name="P1"><text:span text:style-name="T4">of Iraq under the control of British forces, particularly during the period before a </text:span></text:p>
          </draw:text-box>
        </draw:frame>
        <draw:frame draw:style-name="gr1" draw:text-style-name="P2" draw:layer="layout" svg:width="15.009cm" svg:height="0.475cm" svg:x="2.95cm" svg:y="14.085cm">
          <draw:text-box>
            <text:p text:style-name="P1"><text:span text:style-name="T4">transitional civilian administration is established. It will aim to ensure that British </text:span></text:p>
          </draw:text-box>
        </draw:frame>
        <draw:frame draw:style-name="gr1" draw:text-style-name="P2" draw:layer="layout" svg:width="15.022cm" svg:height="0.475cm" svg:x="2.95cm" svg:y="14.65cm">
          <draw:text-box>
            <text:p text:style-name="P1"><text:span text:style-name="T4">operational military planning for the post-conflict phase in Iraq is consistent with </text:span></text:p>
          </draw:text-box>
        </draw:frame>
        <draw:frame draw:style-name="gr1" draw:text-style-name="P2" draw:layer="layout" svg:width="15.754cm" svg:height="0.475cm" svg:x="2.95cm" svg:y="15.214cm">
          <draw:text-box>
            <text:p text:style-name="P1"><text:span text:style-name="T4">and promotes the UK’s policy objectives on the future of Iraq. In doing so it will take </text:span></text:p>
          </draw:text-box>
        </draw:frame>
        <draw:frame draw:style-name="gr1" draw:text-style-name="P2" draw:layer="layout" svg:width="8.177cm" svg:height="0.475cm" svg:x="2.95cm" svg:y="15.778cm">
          <draw:text-box>
            <text:p text:style-name="P1"><text:span text:style-name="T4">particular account of the key role of the UN.</text:span></text:p>
          </draw:text-box>
        </draw:frame>
        <draw:frame draw:style-name="gr1" draw:text-style-name="P2" draw:layer="layout" svg:width="14.281cm" svg:height="0.475cm" svg:x="2.95cm" svg:y="16.693cm">
          <draw:text-box>
            <text:p text:style-name="P1"><text:span text:style-name="T4">“</text:span><text:span text:style-name="T4">The unit will aim to bring influence to bear on US plans by providing similar </text:span></text:p>
          </draw:text-box>
        </draw:frame>
        <draw:frame draw:style-name="gr1" draw:text-style-name="P2" draw:layer="layout" svg:width="15.331cm" svg:height="0.475cm" svg:x="2.95cm" svg:y="17.257cm">
          <draw:text-box>
            <text:p text:style-name="P1"><text:span text:style-name="T4">guidance, through PJHQ and MOD, to seconded British personnel working within </text:span></text:p>
          </draw:text-box>
        </draw:frame>
        <draw:frame draw:style-name="gr1" draw:text-style-name="P2" draw:layer="layout" svg:width="15.758cm" svg:height="0.475cm" svg:x="2.95cm" svg:y="17.822cm">
          <draw:text-box>
            <text:p text:style-name="P1"><text:span text:style-name="T4">the US military planning machinery and through the Embassy to the NSC and other </text:span></text:p>
          </draw:text-box>
        </draw:frame>
        <draw:frame draw:style-name="gr1" draw:text-style-name="P2" draw:layer="layout" svg:width="5.738cm" svg:height="0.475cm" svg:x="2.95cm" svg:y="18.386cm">
          <draw:text-box>
            <text:p text:style-name="P1"><text:span text:style-name="T4">parts of the US Administration.</text:span></text:p>
          </draw:text-box>
        </draw:frame>
        <draw:frame draw:style-name="gr1" draw:text-style-name="P2" draw:layer="layout" svg:width="14.049cm" svg:height="0.475cm" svg:x="2.95cm" svg:y="19.301cm">
          <draw:text-box>
            <text:p text:style-name="P1"><text:span text:style-name="T4">“</text:span><text:span text:style-name="T4">The unit will also provide a focus in Whitehall for developing policy advice </text:span></text:p>
          </draw:text-box>
        </draw:frame>
        <draw:frame draw:style-name="gr1" draw:text-style-name="P2" draw:layer="layout" svg:width="14.535cm" svg:height="0.475cm" svg:x="2.95cm" svg:y="19.865cm">
          <draw:text-box>
            <text:p text:style-name="P1"><text:span text:style-name="T4">and recommendations, as required, on strategic questions concerning a post </text:span></text:p>
          </draw:text-box>
        </draw:frame>
        <draw:frame draw:style-name="gr1" draw:text-style-name="P2" draw:layer="layout" svg:width="2.555cm" svg:height="0.475cm" svg:x="2.95cm" svg:y="20.43cm">
          <draw:text-box>
            <text:p text:style-name="P1"><text:span text:style-name="T4">Saddam Iraq.</text:span></text:p>
          </draw:text-box>
        </draw:frame>
        <draw:frame draw:style-name="gr1" draw:text-style-name="P2" draw:layer="layout" svg:width="10.107cm" svg:height="0.475cm" svg:x="2.95cm" svg:y="21.344cm">
          <draw:text-box>
            <text:p text:style-name="P1"><text:span text:style-name="T4">“</text:span><text:span text:style-name="T4">The role of the unit will be reviewed in three months.”</text:span></text:p>
          </draw:text-box>
        </draw:frame>
        <draw:frame draw:style-name="gr6" draw:text-style-name="P7" draw:layer="layout" svg:width="0.408cm" svg:height="0.276cm" svg:x="13.021cm" svg:y="21.363cm">
          <draw:text-box>
            <text:p text:style-name="P1"><text:span text:style-name="T11">135</text:span></text:p>
          </draw:text-box>
        </draw:frame>
        <draw:frame draw:style-name="gr1" draw:text-style-name="P2" draw:layer="layout" svg:width="16.313cm" svg:height="0.475cm" svg:x="2.2cm" svg:y="22.258cm">
          <draw:text-box>
            <text:p text:style-name="P1"><text:span text:style-name="T7">237. </text:span><text:span text:style-name="T4"><text:s/>The record of the 17 February meeting of the AHGI stated that the IPU had been </text:span></text:p>
          </draw:text-box>
        </draw:frame>
        <draw:frame draw:style-name="gr1" draw:text-style-name="P2" draw:layer="layout" svg:width="15.682cm" svg:height="0.475cm" svg:x="2.2cm" svg:y="22.823cm">
          <draw:text-box>
            <text:p text:style-name="P1"><text:span text:style-name="T4">formed initially “to meet a UK military planning need for detailed policy guidance on </text:span></text:p>
          </draw:text-box>
        </draw:frame>
        <draw:frame draw:style-name="gr1" draw:text-style-name="P2" draw:layer="layout" svg:width="3.638cm" svg:height="0.475cm" svg:x="2.2cm" svg:y="23.387cm">
          <draw:text-box>
            <text:p text:style-name="P1"><text:span text:style-name="T4">occupation issues”.</text:span></text:p>
          </draw:text-box>
        </draw:frame>
        <draw:frame draw:style-name="gr6" draw:text-style-name="P7" draw:layer="layout" svg:width="0.408cm" svg:height="0.276cm" svg:x="5.824cm" svg:y="23.406cm">
          <draw:text-box>
            <text:p text:style-name="P1"><text:span text:style-name="T11">136</text:span></text:p>
          </draw:text-box>
        </draw:frame>
        <draw:frame draw:style-name="gr1" draw:text-style-name="P2" draw:layer="layout" svg:width="11.919cm" svg:height="0.475cm" svg:x="6.236cm" svg:y="23.387cm">
          <draw:text-box>
            <text:p text:style-name="P1"><text:span text:style-name="T4"><text:s/></text:span><text:span text:style-name="T4">In the event of UK participation in the occupation of Iraq it was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line draw:style-name="gr9" draw:text-style-name="P8" draw:layer="layout" svg:x1="2.645cm" svg:y1="25.867cm" svg:x2="16.703cm" svg:y2="25.867cm">
          <text:p/>
        </draw:line>
        <draw:frame draw:style-name="gr1" draw:text-style-name="P2" draw:layer="layout" svg:width="5.518cm" svg:height="0.475cm" svg:x="2.2cm" svg:y="23.952cm">
          <draw:text-box>
            <text:p text:style-name="P1"><text:span text:style-name="T4">likely to expand considerably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2">134 </text:span></text:p>
          </draw:text-box>
        </draw:frame>
        <draw:frame draw:style-name="gr4" draw:text-style-name="P5" draw:layer="layout" svg:width="13.993cm" svg:height="0.395cm" svg:x="2.646cm" svg:y="25.511cm">
          <draw:text-box>
            <text:p text:style-name="P1"><text:span text:style-name="T6">Minute Chilcott to Private Secretary [FCO], 20 February 2003, ‘Iraq: Day-After (Phase IV)’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2">135 </text:span></text:p>
          </draw:text-box>
        </draw:frame>
        <draw:frame draw:style-name="gr4" draw:text-style-name="P5" draw:layer="layout" svg:width="16.046cm" svg:height="0.395cm" svg:x="2.646cm" svg:y="25.934cm">
          <draw:text-box>
            <text:p text:style-name="P1"><text:span text:style-name="T13">Letter Jay to Turnbull, 17 February 2003, ‘Iraq Planning’ attaching ‘Proposed Terms of reference for the </text:span></text:p>
          </draw:text-box>
        </draw:frame>
        <draw:frame draw:style-name="gr4" draw:text-style-name="P5" draw:layer="layout" svg:width="3.761cm" svg:height="0.395cm" svg:x="2.2cm" svg:y="26.357cm">
          <draw:text-box>
            <text:p text:style-name="P1"><text:span text:style-name="T13">tract [sic] Planning Unit’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2">136 </text:span></text:p>
          </draw:text-box>
        </draw:frame>
        <draw:frame draw:style-name="gr4" draw:text-style-name="P5" draw:layer="layout" svg:width="10.645cm" svg:height="0.395cm" svg:x="2.646cm" svg:y="26.781cm">
          <draw:text-box>
            <text:p text:style-name="P1"><text:span text:style-name="T13">Minute Dodd to Manning, 17 February 2003, ‘Ad Hoc Group on Iraq’.</text:span></text:p>
          </draw:text-box>
        </draw:frame>
      </draw:page>
      <draw:page draw:name="page41" draw:style-name="dp1" draw:master-page-name="master-page28">
        <draw:frame draw:style-name="gr4" draw:text-style-name="P5" draw:layer="layout" svg:width="6.217cm" svg:height="0.395cm" svg:x="12.591cm" svg:y="1.138cm">
          <draw:text-box>
            <text:p text:style-name="P1"><text:span text:style-name="T6">2 <text:s/>| <text:s/>Decision-making within government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5</text:span></text:p>
          </draw:text-box>
        </draw:frame>
        <draw:frame draw:style-name="gr1" draw:text-style-name="P2" draw:layer="layout" svg:width="16.245cm" svg:height="0.475cm" svg:x="2.2cm" svg:y="2.525cm">
          <draw:text-box>
            <text:p text:style-name="P1"><text:span text:style-name="T7">238. </text:span><text:span text:style-name="T4"><text:s/>The record of the next meeting, on 21 February, described the co-ordinating role </text:span></text:p>
          </draw:text-box>
        </draw:frame>
        <draw:frame draw:style-name="gr1" draw:text-style-name="P2" draw:layer="layout" svg:width="2.318cm" svg:height="0.475cm" svg:x="2.2cm" svg:y="3.09cm">
          <draw:text-box>
            <text:p text:style-name="P1"><text:span text:style-name="T4">of the AHGI:</text:span></text:p>
          </draw:text-box>
        </draw:frame>
        <draw:frame draw:style-name="gr1" draw:text-style-name="P2" draw:layer="layout" svg:width="12.846cm" svg:height="0.475cm" svg:x="2.95cm" svg:y="4.004cm">
          <draw:text-box>
            <text:p text:style-name="P1"><text:span text:style-name="T4">“… </text:span><text:span text:style-name="T4">the Ad Hoc Group draws together work related to Iraq as follows:</text:span></text:p>
          </draw:text-box>
        </draw:frame>
        <draw:frame draw:style-name="gr2" draw:text-style-name="P3" draw:layer="layout" svg:width="0.634cm" svg:height="0.712cm" svg:x="3.7cm" svg:y="4.7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24cm" svg:height="0.475cm" svg:x="4.45cm" svg:y="4.918cm">
          <draw:text-box>
            <text:p text:style-name="P1"><text:span text:style-name="T4">Work on post-Saddam issues led by the Iraq Planning Unit. This includes </text:span></text:p>
          </draw:text-box>
        </draw:frame>
        <draw:frame draw:style-name="gr1" draw:text-style-name="P2" draw:layer="layout" svg:width="13.608cm" svg:height="0.475cm" svg:x="4.45cm" svg:y="5.483cm">
          <draw:text-box>
            <text:p text:style-name="P1"><text:span text:style-name="T4">the HMT [HM Treasury]-led sub-group on economic and financial issues;</text:span></text:p>
          </draw:text-box>
        </draw:frame>
        <draw:frame draw:style-name="gr2" draw:text-style-name="P3" draw:layer="layout" svg:width="0.634cm" svg:height="0.712cm" svg:x="3.7cm" svg:y="5.9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375cm" svg:height="0.475cm" svg:x="4.45cm" svg:y="6.147cm">
          <draw:text-box>
            <text:p text:style-name="P1"><text:span text:style-name="T4">Consular planning; and</text:span></text:p>
          </draw:text-box>
        </draw:frame>
        <draw:frame draw:style-name="gr2" draw:text-style-name="P3" draw:layer="layout" svg:width="0.634cm" svg:height="0.712cm" svg:x="3.7cm" svg:y="6.6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91cm" svg:height="0.475cm" svg:x="4.45cm" svg:y="6.812cm">
          <draw:text-box>
            <text:p text:style-name="P1"><text:span text:style-name="T4">HMT/CCS [Civil Contingencies Secretariat]-led domestic contingency </text:span></text:p>
          </draw:text-box>
        </draw:frame>
        <draw:frame draw:style-name="gr1" draw:text-style-name="P2" draw:layer="layout" svg:width="5.937cm" svg:height="0.475cm" svg:x="4.45cm" svg:y="7.376cm">
          <draw:text-box>
            <text:p text:style-name="P1"><text:span text:style-name="T4">planning (the Stephens Group).</text:span></text:p>
          </draw:text-box>
        </draw:frame>
        <draw:frame draw:style-name="gr1" draw:text-style-name="P2" draw:layer="layout" svg:width="14.383cm" svg:height="0.475cm" svg:x="2.95cm" svg:y="8.291cm">
          <draw:text-box>
            <text:p text:style-name="P1"><text:span text:style-name="T4">“</text:span><text:span text:style-name="T4">AHGI receives updates on military and intelligence issues, but these issues </text:span></text:p>
          </draw:text-box>
        </draw:frame>
        <draw:frame draw:style-name="gr1" draw:text-style-name="P2" draw:layer="layout" svg:width="14.599cm" svg:height="0.475cm" svg:x="2.95cm" svg:y="8.855cm">
          <draw:text-box>
            <text:p text:style-name="P1"><text:span text:style-name="T4">are handled elsewhere. AHGI provides a forum for deciding how to cover any </text:span></text:p>
          </draw:text-box>
        </draw:frame>
        <draw:frame draw:style-name="gr1" draw:text-style-name="P2" draw:layer="layout" svg:width="14.671cm" svg:height="0.475cm" svg:x="2.95cm" svg:y="9.42cm">
          <draw:text-box>
            <text:p text:style-name="P1"><text:span text:style-name="T4">new Iraq-related issues. There is some read across from pre-existing DTI and </text:span></text:p>
          </draw:text-box>
        </draw:frame>
        <draw:frame draw:style-name="gr1" draw:text-style-name="P2" draw:layer="layout" svg:width="6.928cm" svg:height="0.475cm" svg:x="2.95cm" svg:y="9.984cm">
          <draw:text-box>
            <text:p text:style-name="P1"><text:span text:style-name="T4">HMT Whitehall groups looking at oil.”</text:span></text:p>
          </draw:text-box>
        </draw:frame>
        <draw:frame draw:style-name="gr6" draw:text-style-name="P7" draw:layer="layout" svg:width="0.408cm" svg:height="0.276cm" svg:x="9.86cm" svg:y="10.003cm">
          <draw:text-box>
            <text:p text:style-name="P1"><text:span text:style-name="T11">137</text:span></text:p>
          </draw:text-box>
        </draw:frame>
        <draw:frame draw:style-name="gr1" draw:text-style-name="P2" draw:layer="layout" svg:width="16.516cm" svg:height="0.475cm" svg:x="2.2cm" svg:y="10.898cm">
          <draw:text-box>
            <text:p text:style-name="P1"><text:span text:style-name="T7">239. </text:span><text:span text:style-name="T4"><text:s/>After expressions of concern by Permanent Secretaries about the possible impact </text:span></text:p>
          </draw:text-box>
        </draw:frame>
        <draw:frame draw:style-name="gr1" draw:text-style-name="P2" draw:layer="layout" svg:width="16.588cm" svg:height="0.475cm" svg:x="2.2cm" svg:y="11.463cm">
          <draw:text-box>
            <text:p text:style-name="P1"><text:span text:style-name="T4">on the UK of war in Iraq, Sir Andrew Turnbull had agreed in January 2003 that the AHGI </text:span></text:p>
          </draw:text-box>
        </draw:frame>
        <draw:frame draw:style-name="gr1" draw:text-style-name="P2" draw:layer="layout" svg:width="10.467cm" svg:height="0.475cm" svg:x="2.2cm" svg:y="12.027cm">
          <draw:text-box>
            <text:p text:style-name="P1"><text:span text:style-name="T4">should conduct further work on domestic contingencies.</text:span></text:p>
          </draw:text-box>
        </draw:frame>
        <draw:frame draw:style-name="gr6" draw:text-style-name="P7" draw:layer="layout" svg:width="0.408cm" svg:height="0.276cm" svg:x="12.624cm" svg:y="12.046cm">
          <draw:text-box>
            <text:p text:style-name="P1"><text:span text:style-name="T11">138</text:span></text:p>
          </draw:text-box>
        </draw:frame>
        <draw:frame draw:style-name="gr1" draw:text-style-name="P2" draw:layer="layout" svg:width="15.301cm" svg:height="0.475cm" svg:x="2.2cm" svg:y="12.942cm">
          <draw:text-box>
            <text:p text:style-name="P1"><text:span text:style-name="T7">240. </text:span><text:span text:style-name="T4"><text:s/>Mr Chilcott told the Inquiry that, although numbers were small (“maybe only </text:span></text:p>
          </draw:text-box>
        </draw:frame>
        <draw:frame draw:style-name="gr1" draw:text-style-name="P2" draw:layer="layout" svg:width="15.496cm" svg:height="0.475cm" svg:x="2.2cm" svg:y="13.506cm">
          <draw:text-box>
            <text:p text:style-name="P1"><text:span text:style-name="T4">six, eight, ten, for the first couple of weeks”), the IPU drew on expertise elsewhere </text:span></text:p>
          </draw:text-box>
        </draw:frame>
        <draw:frame draw:style-name="gr1" draw:text-style-name="P2" draw:layer="layout" svg:width="10.983cm" svg:height="0.475cm" svg:x="2.2cm" svg:y="14.071cm">
          <draw:text-box>
            <text:p text:style-name="P1"><text:span text:style-name="T4">in Whitehall that allowed it to pull together a strategic view.</text:span></text:p>
          </draw:text-box>
        </draw:frame>
        <draw:frame draw:style-name="gr6" draw:text-style-name="P7" draw:layer="layout" svg:width="0.408cm" svg:height="0.276cm" svg:x="13.142cm" svg:y="14.089cm">
          <draw:text-box>
            <text:p text:style-name="P1"><text:span text:style-name="T11">139</text:span></text:p>
          </draw:text-box>
        </draw:frame>
        <draw:frame draw:style-name="gr1" draw:text-style-name="P2" draw:layer="layout" svg:width="4.503cm" svg:height="0.475cm" svg:x="13.554cm" svg:y="14.071cm">
          <draw:text-box>
            <text:p text:style-name="P1"><text:span text:style-name="T4"><text:s/></text:span><text:span text:style-name="T4">While military planners </text:span></text:p>
          </draw:text-box>
        </draw:frame>
        <draw:frame draw:style-name="gr1" draw:text-style-name="P2" draw:layer="layout" svg:width="15.974cm" svg:height="0.475cm" svg:x="2.2cm" svg:y="14.635cm">
          <draw:text-box>
            <text:p text:style-name="P1"><text:span text:style-name="T4">and PJHQ were planning what was needed as troops occupied territory and became </text:span></text:p>
          </draw:text-box>
        </draw:frame>
        <draw:frame draw:style-name="gr1" draw:text-style-name="P2" draw:layer="layout" svg:width="16.343cm" svg:height="0.475cm" svg:x="2.2cm" svg:y="15.2cm">
          <draw:text-box>
            <text:p text:style-name="P1"><text:span text:style-name="T4">“</text:span><text:span text:style-name="T4">responsible … for the administration of where they were”, the IPU was “thinking about </text:span></text:p>
          </draw:text-box>
        </draw:frame>
        <draw:frame draw:style-name="gr1" draw:text-style-name="P2" draw:layer="layout" svg:width="16.499cm" svg:height="0.475cm" svg:x="2.2cm" svg:y="15.764cm">
          <draw:text-box>
            <text:p text:style-name="P1"><text:span text:style-name="T4">the political process and the big issues about the development fund for Iraq or oil policy </text:span></text:p>
          </draw:text-box>
        </draw:frame>
        <draw:frame draw:style-name="gr1" draw:text-style-name="P2" draw:layer="layout" svg:width="16.178cm" svg:height="0.475cm" svg:x="2.2cm" svg:y="16.328cm">
          <draw:text-box>
            <text:p text:style-name="P1"><text:span text:style-name="T4">or what to do about war criminals or the importance of legitimacy and legal questions”.</text:span></text:p>
          </draw:text-box>
        </draw:frame>
        <draw:frame draw:style-name="gr1" draw:text-style-name="P2" draw:layer="layout" svg:width="12.126cm" svg:height="0.475cm" svg:x="2.2cm" svg:y="17.243cm">
          <draw:text-box>
            <text:p text:style-name="P1"><text:span text:style-name="T7">241. </text:span><text:span text:style-name="T4"><text:s/>Asked how influential the IPU had been, Mr Chilcott stated:</text:span></text:p>
          </draw:text-box>
        </draw:frame>
        <draw:frame draw:style-name="gr1" draw:text-style-name="P2" draw:layer="layout" svg:width="13.706cm" svg:height="0.475cm" svg:x="2.95cm" svg:y="18.157cm">
          <draw:text-box>
            <text:p text:style-name="P1"><text:span text:style-name="T4">“… </text:span><text:span text:style-name="T4">I don’t think our main issue was having to convince other parts of the </text:span></text:p>
          </draw:text-box>
        </draw:frame>
        <draw:frame draw:style-name="gr1" draw:text-style-name="P2" draw:layer="layout" svg:width="15.538cm" svg:height="0.475cm" svg:x="2.95cm" svg:y="18.722cm">
          <draw:text-box>
            <text:p text:style-name="P1"><text:span text:style-name="T4">government machinery that they should be doing things that they didn’t want to do.</text:span></text:p>
          </draw:text-box>
        </draw:frame>
        <draw:frame draw:style-name="gr1" draw:text-style-name="P2" draw:layer="layout" svg:width="14.967cm" svg:height="0.475cm" svg:x="2.95cm" svg:y="19.636cm">
          <draw:text-box>
            <text:p text:style-name="P1"><text:span text:style-name="T4">“</text:span><text:span text:style-name="T4">I think we were really synthesising the views and expertise across government.</text:span></text:p>
          </draw:text-box>
        </draw:frame>
        <draw:frame draw:style-name="gr1" draw:text-style-name="P2" draw:layer="layout" svg:width="15.958cm" svg:height="0.475cm" svg:x="2.95cm" svg:y="20.551cm">
          <draw:text-box>
            <text:p text:style-name="P1"><text:span text:style-name="T4">“</text:span><text:span text:style-name="T4">Where we needed to have clout … was in influencing the United States, and I think, </text:span></text:p>
          </draw:text-box>
        </draw:frame>
        <draw:frame draw:style-name="gr1" draw:text-style-name="P2" draw:layer="layout" svg:width="15.974cm" svg:height="0.475cm" svg:x="2.95cm" svg:y="21.115cm">
          <draw:text-box>
            <text:p text:style-name="P1"><text:span text:style-name="T4">there, we … had no more clout than a sort of body of middle to senior ranking British </text:span></text:p>
          </draw:text-box>
        </draw:frame>
        <draw:frame draw:style-name="gr1" draw:text-style-name="P2" draw:layer="layout" svg:width="10.945cm" svg:height="0.475cm" svg:x="2.95cm" svg:y="21.68cm">
          <draw:text-box>
            <text:p text:style-name="P1"><text:span text:style-name="T4">officials would have had with their American counterparts.”</text:span></text:p>
          </draw:text-box>
        </draw:frame>
        <draw:frame draw:style-name="gr6" draw:text-style-name="P7" draw:layer="layout" svg:width="0.408cm" svg:height="0.276cm" svg:x="13.868cm" svg:y="21.698cm">
          <draw:text-box>
            <text:p text:style-name="P1"><text:span text:style-name="T11">140</text:span></text:p>
          </draw:text-box>
        </draw:frame>
        <draw:frame draw:style-name="gr1" draw:text-style-name="P2" draw:layer="layout" svg:width="15.724cm" svg:height="0.475cm" svg:x="2.2cm" svg:y="22.594cm">
          <draw:text-box>
            <text:p text:style-name="P1"><text:span text:style-name="T7">242. </text:span><text:span text:style-name="T4"><text:s/>Mr Chilcott warned against being “dazzled” by the IPU’s late creation: “a lot of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15.674cm" svg:height="0.475cm" svg:x="2.2cm" svg:y="23.158cm">
          <draw:text-box>
            <text:p text:style-name="P1"><text:span text:style-name="T4">the work that the IPU was able to bring together in a more intense atmosphere had 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2">137 </text:span></text:p>
          </draw:text-box>
        </draw:frame>
        <draw:frame draw:style-name="gr4" draw:text-style-name="P5" draw:layer="layout" svg:width="10.645cm" svg:height="0.395cm" svg:x="2.646cm" svg:y="25.511cm">
          <draw:text-box>
            <text:p text:style-name="P1"><text:span text:style-name="T13">Minute Dodd to Manning, 25 February 2003, ‘Ad Hoc Group on Iraq’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2">138 </text:span></text:p>
          </draw:text-box>
        </draw:frame>
        <draw:frame draw:style-name="gr4" draw:text-style-name="P5" draw:layer="layout" svg:width="10.488cm" svg:height="0.395cm" svg:x="2.646cm" svg:y="25.934cm">
          <draw:text-box>
            <text:p text:style-name="P1"><text:span text:style-name="T13">Minute Dodd to Manning, 13 January 2003, ‘Ad Hoc Group on Iraq’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2">139 </text:span></text:p>
          </draw:text-box>
        </draw:frame>
        <draw:frame draw:style-name="gr4" draw:text-style-name="P5" draw:layer="layout" svg:width="7.059cm" svg:height="0.395cm" svg:x="2.646cm" svg:y="26.357cm">
          <draw:text-box>
            <text:p text:style-name="P1"><text:span text:style-name="T13">Public hearing, 8 December 2009, pages 7-8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2">140 </text:span></text:p>
          </draw:text-box>
        </draw:frame>
        <draw:frame draw:style-name="gr4" draw:text-style-name="P5" draw:layer="layout" svg:width="7.059cm" svg:height="0.395cm" svg:x="2.646cm" svg:y="26.781cm">
          <draw:text-box>
            <text:p text:style-name="P1"><text:span text:style-name="T13">Public hearing, 8 December 2009, pages 8-9.</text:span></text:p>
          </draw:text-box>
        </draw:frame>
      </draw:page>
      <draw:page draw:name="page4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6</text:span></text:p>
          </draw:text-box>
        </draw:frame>
        <draw:frame draw:style-name="gr1" draw:text-style-name="P2" draw:layer="layout" svg:width="5.649cm" svg:height="0.475cm" svg:x="2.2cm" svg:y="2.525cm">
          <draw:text-box>
            <text:p text:style-name="P1"><text:span text:style-name="T4">been going on for some time”.</text:span></text:p>
          </draw:text-box>
        </draw:frame>
        <draw:frame draw:style-name="gr6" draw:text-style-name="P7" draw:layer="layout" svg:width="0.408cm" svg:height="0.276cm" svg:x="7.824cm" svg:y="2.544cm">
          <draw:text-box>
            <text:p text:style-name="P1"><text:span text:style-name="T11">141</text:span></text:p>
          </draw:text-box>
        </draw:frame>
        <draw:frame draw:style-name="gr1" draw:text-style-name="P2" draw:layer="layout" svg:width="9.138cm" svg:height="0.475cm" svg:x="8.236cm" svg:y="2.525cm">
          <draw:text-box>
            <text:p text:style-name="P1"><text:span text:style-name="T4"><text:s/></text:span><text:span text:style-name="T4">But he did accept that the IPU could have been </text:span></text:p>
          </draw:text-box>
        </draw:frame>
        <draw:frame draw:style-name="gr1" draw:text-style-name="P2" draw:layer="layout" svg:width="2.699cm" svg:height="0.475cm" svg:x="2.2cm" svg:y="3.09cm">
          <draw:text-box>
            <text:p text:style-name="P1"><text:span text:style-name="T4">set up sooner:</text:span></text:p>
          </draw:text-box>
        </draw:frame>
        <draw:frame draw:style-name="gr1" draw:text-style-name="P2" draw:layer="layout" svg:width="15.043cm" svg:height="0.475cm" svg:x="2.95cm" svg:y="4.004cm">
          <draw:text-box>
            <text:p text:style-name="P1"><text:span text:style-name="T4">“… </text:span><text:span text:style-name="T4">one of the lessons is obviously you can’t begin this sort of thinking too early, </text:span></text:p>
          </draw:text-box>
        </draw:frame>
        <draw:frame draw:style-name="gr1" draw:text-style-name="P2" draw:layer="layout" svg:width="14.975cm" svg:height="0.475cm" svg:x="2.95cm" svg:y="4.568cm">
          <draw:text-box>
            <text:p text:style-name="P1"><text:span text:style-name="T4">and although we did begin serious thinking about the day after in the preceding </text:span></text:p>
          </draw:text-box>
        </draw:frame>
        <draw:frame draw:style-name="gr1" draw:text-style-name="P2" draw:layer="layout" svg:width="15.043cm" svg:height="0.475cm" svg:x="2.95cm" svg:y="5.133cm">
          <draw:text-box>
            <text:p text:style-name="P1"><text:span text:style-name="T4">October … we could have created the IPU earlier. We could have had a greater </text:span></text:p>
          </draw:text-box>
        </draw:frame>
        <draw:frame draw:style-name="gr1" draw:text-style-name="P2" draw:layer="layout" svg:width="15.742cm" svg:height="0.475cm" svg:x="2.95cm" svg:y="5.697cm">
          <draw:text-box>
            <text:p text:style-name="P1"><text:span text:style-name="T4">sense of the reality of what we were doing. I think also, because it was contingency </text:span></text:p>
          </draw:text-box>
        </draw:frame>
        <draw:frame draw:style-name="gr1" draw:text-style-name="P2" draw:layer="layout" svg:width="15.102cm" svg:height="0.475cm" svg:x="2.95cm" svg:y="6.262cm">
          <draw:text-box>
            <text:p text:style-name="P1"><text:span text:style-name="T4">planning, because right up until the last moment we didn’t know for sure that we </text:span></text:p>
          </draw:text-box>
        </draw:frame>
        <draw:frame draw:style-name="gr1" draw:text-style-name="P2" draw:layer="layout" svg:width="15.547cm" svg:height="0.475cm" svg:x="2.95cm" svg:y="6.826cm">
          <draw:text-box>
            <text:p text:style-name="P1"><text:span text:style-name="T4">were going to be involved in the military action, that maybe psychologically had an </text:span></text:p>
          </draw:text-box>
        </draw:frame>
        <draw:frame draw:style-name="gr1" draw:text-style-name="P2" draw:layer="layout" svg:width="2.876cm" svg:height="0.475cm" svg:x="2.95cm" svg:y="7.391cm">
          <draw:text-box>
            <text:p text:style-name="P1"><text:span text:style-name="T4">effect on us …”</text:span></text:p>
          </draw:text-box>
        </draw:frame>
        <draw:frame draw:style-name="gr6" draw:text-style-name="P7" draw:layer="layout" svg:width="0.408cm" svg:height="0.276cm" svg:x="5.813cm" svg:y="7.409cm">
          <draw:text-box>
            <text:p text:style-name="P1"><text:span text:style-name="T11">142</text:span></text:p>
          </draw:text-box>
        </draw:frame>
        <draw:frame draw:style-name="gr1" draw:text-style-name="P2" draw:layer="layout" svg:width="16.601cm" svg:height="0.475cm" svg:x="2.2cm" svg:y="8.305cm">
          <draw:text-box>
            <text:p text:style-name="P1"><text:span text:style-name="T7">243. </text:span><text:span text:style-name="T4"><text:s/>On the relationship with the Office of Reconstruction and Humanitarian Assistance </text:span></text:p>
          </draw:text-box>
        </draw:frame>
        <draw:frame draw:style-name="gr1" draw:text-style-name="P2" draw:layer="layout" svg:width="15.703cm" svg:height="0.475cm" svg:x="2.2cm" svg:y="8.87cm">
          <draw:text-box>
            <text:p text:style-name="P1"><text:span text:style-name="T4">(ORHA), Mr Chilcott said that: “ORHA in some ways weren’t really our counterparts </text:span></text:p>
          </draw:text-box>
        </draw:frame>
        <draw:frame draw:style-name="gr1" draw:text-style-name="P2" draw:layer="layout" svg:width="16.512cm" svg:height="0.475cm" svg:x="2.2cm" svg:y="9.434cm">
          <draw:text-box>
            <text:p text:style-name="P1"><text:span text:style-name="T4">because they were the sort of operational implementers … as well as the drawers up of </text:span></text:p>
          </draw:text-box>
        </draw:frame>
        <draw:frame draw:style-name="gr1" draw:text-style-name="P2" draw:layer="layout" svg:width="15.377cm" svg:height="0.475cm" svg:x="2.2cm" svg:y="9.998cm">
          <draw:text-box>
            <text:p text:style-name="P1"><text:span text:style-name="T4">the plan, whereas we … were writing policy papers and briefing and lines to take.”</text:span></text:p>
          </draw:text-box>
        </draw:frame>
        <draw:frame draw:style-name="gr6" draw:text-style-name="P7" draw:layer="layout" svg:width="0.408cm" svg:height="0.276cm" svg:x="17.519cm" svg:y="9.982cm">
          <draw:text-box>
            <text:p text:style-name="P1"><text:span text:style-name="T11">143</text:span></text:p>
          </draw:text-box>
        </draw:frame>
        <draw:frame draw:style-name="gr1" draw:text-style-name="P2" draw:layer="layout" svg:width="15.746cm" svg:height="0.475cm" svg:x="2.2cm" svg:y="10.913cm">
          <draw:text-box>
            <text:p text:style-name="P1"><text:span text:style-name="T7">244. </text:span><text:span text:style-name="T4"><text:s/>Mr Bowen told the Inquiry one reason for establishing the IPU was to set up a </text:span></text:p>
          </draw:text-box>
        </draw:frame>
        <draw:frame draw:style-name="gr1" draw:text-style-name="P2" draw:layer="layout" svg:width="16.419cm" svg:height="0.475cm" svg:x="2.2cm" svg:y="11.477cm">
          <draw:text-box>
            <text:p text:style-name="P1"><text:span text:style-name="T4">counterpart to ORHA: “as soon as we … understood where the centre of gravity was in </text:span></text:p>
          </draw:text-box>
        </draw:frame>
        <draw:frame draw:style-name="gr1" draw:text-style-name="P2" draw:layer="layout" svg:width="16.601cm" svg:height="0.475cm" svg:x="2.2cm" svg:y="12.042cm">
          <draw:text-box>
            <text:p text:style-name="P1"><text:span text:style-name="T4">America … we set up … a centre of gravity that could interact with it”. At this early stage </text:span></text:p>
          </draw:text-box>
        </draw:frame>
        <draw:frame draw:style-name="gr1" draw:text-style-name="P2" draw:layer="layout" svg:width="16.089cm" svg:height="0.475cm" svg:x="2.2cm" svg:y="12.606cm">
          <draw:text-box>
            <text:p text:style-name="P1"><text:span text:style-name="T4">in the relationship, before misgivings about ORHA had begun to emerge in Whitehall, </text:span></text:p>
          </draw:text-box>
        </draw:frame>
        <draw:frame draw:style-name="gr1" draw:text-style-name="P2" draw:layer="layout" svg:width="6.695cm" svg:height="0.475cm" svg:x="2.2cm" svg:y="13.171cm">
          <draw:text-box>
            <text:p text:style-name="P1"><text:span text:style-name="T4">that seemed still to be the intention.</text:span></text:p>
          </draw:text-box>
        </draw:frame>
        <draw:frame draw:style-name="gr3" draw:text-style-name="P4" draw:layer="layout" svg:width="11.284cm" svg:height="0.628cm" svg:x="2.2cm" svg:y="14.198cm">
          <draw:text-box>
            <text:p text:style-name="P1"><text:span text:style-name="T3">Decision-making machinery post-invasion</text:span></text:p>
          </draw:text-box>
        </draw:frame>
        <draw:frame draw:style-name="gr5" draw:text-style-name="P6" draw:layer="layout" svg:width="12.16cm" svg:height="0.556cm" svg:x="2.2cm" svg:y="15.297cm">
          <draw:text-box>
            <text:p text:style-name="P1"><text:span text:style-name="T9">The Ad Hoc Ministerial Group on Iraq Rehabilitation</text:span></text:p>
          </draw:text-box>
        </draw:frame>
        <draw:frame draw:style-name="gr1" draw:text-style-name="P2" draw:layer="layout" svg:width="15.326cm" svg:height="0.475cm" svg:x="2.2cm" svg:y="16.126cm">
          <draw:text-box>
            <text:p text:style-name="P1"><text:span text:style-name="T7">245. </text:span><text:span text:style-name="T4"><text:s/>On 27 March, Mr Bowen sent Sir Andrew Turnbull a draft minute addressed </text:span></text:p>
          </draw:text-box>
        </draw:frame>
        <draw:frame draw:style-name="gr1" draw:text-style-name="P2" draw:layer="layout" svg:width="14.895cm" svg:height="0.475cm" svg:x="2.2cm" svg:y="16.69cm">
          <draw:text-box>
            <text:p text:style-name="P1"><text:span text:style-name="T4">to Mr Blair, recommending the creation of an “Ad Hoc Ministerial Group on Iraq </text:span></text:p>
          </draw:text-box>
        </draw:frame>
        <draw:frame draw:style-name="gr1" draw:text-style-name="P2" draw:layer="layout" svg:width="6.957cm" svg:height="0.475cm" svg:x="2.2cm" svg:y="17.255cm">
          <draw:text-box>
            <text:p text:style-name="P1"><text:span text:style-name="T4">Reconstruction” chaired by Mr Straw.</text:span></text:p>
          </draw:text-box>
        </draw:frame>
        <draw:frame draw:style-name="gr6" draw:text-style-name="P7" draw:layer="layout" svg:width="0.408cm" svg:height="0.276cm" svg:x="9.141cm" svg:y="17.273cm">
          <draw:text-box>
            <text:p text:style-name="P1"><text:span text:style-name="T11">144</text:span></text:p>
          </draw:text-box>
        </draw:frame>
        <draw:frame draw:style-name="gr1" draw:text-style-name="P2" draw:layer="layout" svg:width="8.969cm" svg:height="0.475cm" svg:x="9.552cm" svg:y="17.255cm">
          <draw:text-box>
            <text:p text:style-name="P1"><text:span text:style-name="T4"><text:s/></text:span><text:span text:style-name="T4">Mr Bowen advised that he had opted for an ad </text:span></text:p>
          </draw:text-box>
        </draw:frame>
        <draw:frame draw:style-name="gr1" draw:text-style-name="P2" draw:layer="layout" svg:width="15.996cm" svg:height="0.475cm" svg:x="2.2cm" svg:y="17.819cm">
          <draw:text-box>
            <text:p text:style-name="P1"><text:span text:style-name="T4">hoc group because it was “inherently more flexible and less ponderous than a formal </text:span></text:p>
          </draw:text-box>
        </draw:frame>
        <draw:frame draw:style-name="gr1" draw:text-style-name="P2" draw:layer="layout" svg:width="3.685cm" svg:height="0.475cm" svg:x="2.2cm" svg:y="18.383cm">
          <draw:text-box>
            <text:p text:style-name="P1"><text:span text:style-name="T4">sub-group of DOP”.</text:span></text:p>
          </draw:text-box>
        </draw:frame>
        <draw:frame draw:style-name="gr1" draw:text-style-name="P2" draw:layer="layout" svg:width="16.757cm" svg:height="0.475cm" svg:x="2.2cm" svg:y="19.298cm">
          <draw:text-box>
            <text:p text:style-name="P1"><text:span text:style-name="T7">246. </text:span><text:span text:style-name="T4"><text:s/>Sir Andrew Turnbull wrote to Sir Kevin Tebbit on 31 March, seeking his and, among </text:span></text:p>
          </draw:text-box>
        </draw:frame>
        <draw:frame draw:style-name="gr1" draw:text-style-name="P2" draw:layer="layout" svg:width="16.216cm" svg:height="0.475cm" svg:x="2.2cm" svg:y="19.862cm">
          <draw:text-box>
            <text:p text:style-name="P1"><text:span text:style-name="T4">others, Sir David Manning’s agreement to a slightly revised version of the draft minute </text:span></text:p>
          </draw:text-box>
        </draw:frame>
        <draw:frame draw:style-name="gr1" draw:text-style-name="P2" draw:layer="layout" svg:width="6.97cm" svg:height="0.475cm" svg:x="2.2cm" svg:y="20.427cm">
          <draw:text-box>
            <text:p text:style-name="P1"><text:span text:style-name="T4">produced by Mr Bowen on 27 March.</text:span></text:p>
          </draw:text-box>
        </draw:frame>
        <draw:frame draw:style-name="gr6" draw:text-style-name="P7" draw:layer="layout" svg:width="0.408cm" svg:height="0.276cm" svg:x="9.142cm" svg:y="20.41cm">
          <draw:text-box>
            <text:p text:style-name="P1"><text:span text:style-name="T11">145</text:span></text:p>
          </draw:text-box>
        </draw:frame>
        <draw:frame draw:style-name="gr1" draw:text-style-name="P2" draw:layer="layout" svg:width="8.698cm" svg:height="0.475cm" svg:x="9.553cm" svg:y="20.427cm">
          <draw:text-box>
            <text:p text:style-name="P1"><text:span text:style-name="T4"><text:s/></text:span><text:span text:style-name="T4">Sir Andrew advised that the revised draft had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11.639cm" svg:height="0.475cm" svg:x="2.2cm" svg:y="20.991cm">
          <draw:text-box>
            <text:p text:style-name="P1"><text:span text:style-name="T4">already been agreed with Sir Michael Jay and Mr Chakrabarti.</text:span></text:p>
          </draw:text-box>
        </draw:frame>
        <draw:frame draw:style-name="gr8" draw:text-style-name="P9" draw:layer="layout" svg:width="0.404cm" svg:height="0.23cm" svg:x="2.2cm" svg:y="24.256cm">
          <draw:text-box>
            <text:p text:style-name="P1"><text:span text:style-name="T12">141 </text:span></text:p>
          </draw:text-box>
        </draw:frame>
        <draw:frame draw:style-name="gr4" draw:text-style-name="P5" draw:layer="layout" svg:width="7.448cm" svg:height="0.395cm" svg:x="2.646cm" svg:y="24.241cm">
          <draw:text-box>
            <text:p text:style-name="P1"><text:span text:style-name="T13">Public hearing, 8 December 2009, pages 17-18.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2">142 </text:span></text:p>
          </draw:text-box>
        </draw:frame>
        <draw:frame draw:style-name="gr4" draw:text-style-name="P5" draw:layer="layout" svg:width="7.448cm" svg:height="0.395cm" svg:x="2.646cm" svg:y="24.664cm">
          <draw:text-box>
            <text:p text:style-name="P1"><text:span text:style-name="T13">Public hearing, 8 December 2009, pages 47-48.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2">143 </text:span></text:p>
          </draw:text-box>
        </draw:frame>
        <draw:line draw:style-name="gr9" draw:text-style-name="P8" draw:layer="layout" svg:x1="2.645cm" svg:y1="25.867cm" svg:x2="17.614cm" svg:y2="25.867cm">
          <text:p/>
        </draw:line>
        <draw:line draw:style-name="gr9" draw:text-style-name="P8" draw:layer="layout" svg:x1="2.199cm" svg:y1="26.29cm" svg:x2="10.003cm" svg:y2="26.29cm">
          <text:p/>
        </draw:line>
        <draw:frame draw:style-name="gr4" draw:text-style-name="P5" draw:layer="layout" svg:width="6.763cm" svg:height="0.395cm" svg:x="2.646cm" svg:y="25.087cm">
          <draw:text-box>
            <text:p text:style-name="P1"><text:span text:style-name="T13">Public hearing, 8 December 2009, page 20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2">144 </text:span></text:p>
          </draw:text-box>
        </draw:frame>
        <draw:frame draw:style-name="gr4" draw:text-style-name="P5" draw:layer="layout" svg:width="14.869cm" svg:height="0.395cm" svg:x="2.646cm" svg:y="25.511cm">
          <draw:text-box>
            <text:p text:style-name="P1"><text:span text:style-name="T6">Minute Bowen to Turnbull, 27 March 2003, ‘Iraq: Reconstruction’ attaching draft minute Turnbull </text:span></text:p>
          </draw:text-box>
        </draw:frame>
        <draw:line draw:style-name="gr9" draw:text-style-name="P8" draw:layer="layout" svg:x1="2.645cm" svg:y1="26.714cm" svg:x2="17.098cm" svg:y2="26.714cm">
          <text:p/>
        </draw:line>
        <draw:line draw:style-name="gr9" draw:text-style-name="P8" draw:layer="layout" svg:x1="2.199cm" svg:y1="27.137cm" svg:x2="9.886cm" svg:y2="27.137cm">
          <text:p/>
        </draw:line>
        <draw:frame draw:style-name="gr4" draw:text-style-name="P5" draw:layer="layout" svg:width="7.753cm" svg:height="0.395cm" svg:x="2.2cm" svg:y="25.934cm">
          <draw:text-box>
            <text:p text:style-name="P1"><text:span text:style-name="T6">to Prime Minister, [undated], ‘Iraq Reconstruction’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2">145 </text:span></text:p>
          </draw:text-box>
        </draw:frame>
        <draw:frame draw:style-name="gr4" draw:text-style-name="P5" draw:layer="layout" svg:width="14.345cm" svg:height="0.395cm" svg:x="2.646cm" svg:y="26.357cm">
          <draw:text-box>
            <text:p text:style-name="P1"><text:span text:style-name="T6">Letter Turnbull to Tebbit, 31 March 2003, ‘Iraq: Rehabilitation’ attaching draft minute Turnbull </text:span></text:p>
          </draw:text-box>
        </draw:frame>
        <draw:frame draw:style-name="gr4" draw:text-style-name="P5" draw:layer="layout" svg:width="7.622cm" svg:height="0.395cm" svg:x="2.2cm" svg:y="26.781cm">
          <draw:text-box>
            <text:p text:style-name="P1"><text:span text:style-name="T6">to Prime Minister, [undated], ‘Iraq: Rehabilitation’.</text:span></text:p>
          </draw:text-box>
        </draw:frame>
      </draw:page>
      <draw:page draw:name="page43" draw:style-name="dp1" draw:master-page-name="master-page28">
        <draw:frame draw:style-name="gr4" draw:text-style-name="P5" draw:layer="layout" svg:width="6.217cm" svg:height="0.395cm" svg:x="12.591cm" svg:y="1.138cm">
          <draw:text-box>
            <text:p text:style-name="P1"><text:span text:style-name="T6">2 <text:s/>| <text:s/>Decision-making within government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7</text:span></text:p>
          </draw:text-box>
        </draw:frame>
        <draw:frame draw:style-name="gr1" draw:text-style-name="P2" draw:layer="layout" svg:width="6.165cm" svg:height="0.475cm" svg:x="2.2cm" svg:y="2.525cm">
          <draw:text-box>
            <text:p text:style-name="P1"><text:span text:style-name="T7">247. </text:span><text:span text:style-name="T4"><text:s/>The draft minute proposed:</text:span></text:p>
          </draw:text-box>
        </draw:frame>
        <draw:frame draw:style-name="gr1" draw:text-style-name="P2" draw:layer="layout" svg:width="15.886cm" svg:height="0.475cm" svg:x="2.95cm" svg:y="3.44cm">
          <draw:text-box>
            <text:p text:style-name="P1"><text:span text:style-name="T4">“… </text:span><text:span text:style-name="T4">a new Ad Hoc Ministerial Group on Iraq Rehabilitation reporting to you [Mr Blair]. </text:span></text:p>
          </draw:text-box>
        </draw:frame>
        <draw:frame draw:style-name="gr1" draw:text-style-name="P2" draw:layer="layout" svg:width="15.416cm" svg:height="0.475cm" svg:x="2.95cm" svg:y="4.004cm">
          <draw:text-box>
            <text:p text:style-name="P1"><text:span text:style-name="T4">The Foreign Secretary [Mr Straw] should chair … Its terms of reference would be: </text:span></text:p>
          </draw:text-box>
        </draw:frame>
        <draw:frame draw:style-name="gr1" draw:text-style-name="P2" draw:layer="layout" svg:width="13.913cm" svg:height="0.475cm" svg:x="2.95cm" svg:y="4.568cm">
          <draw:text-box>
            <text:p text:style-name="P1"><text:span text:style-name="T4">‘</text:span><text:span text:style-name="T4">to formulate policy for the rehabilitation, reform and development of Iraq’.”</text:span></text:p>
          </draw:text-box>
        </draw:frame>
        <draw:frame draw:style-name="gr1" draw:text-style-name="P2" draw:layer="layout" svg:width="15.936cm" svg:height="0.475cm" svg:x="2.2cm" svg:y="5.483cm">
          <draw:text-box>
            <text:p text:style-name="P1"><text:span text:style-name="T7">248. </text:span><text:span text:style-name="T4"><text:s/>The new Ministerial Group would be supported by an officials group, led by the </text:span></text:p>
          </draw:text-box>
        </draw:frame>
        <draw:frame draw:style-name="gr1" draw:text-style-name="P2" draw:layer="layout" svg:width="9.286cm" svg:height="0.475cm" svg:x="2.2cm" svg:y="6.047cm">
          <draw:text-box>
            <text:p text:style-name="P1"><text:span text:style-name="T4">Cabinet Office and including the Head of the IPU.</text:span></text:p>
          </draw:text-box>
        </draw:frame>
        <draw:frame draw:style-name="gr1" draw:text-style-name="P2" draw:layer="layout" svg:width="14.556cm" svg:height="0.475cm" svg:x="2.2cm" svg:y="6.962cm">
          <draw:text-box>
            <text:p text:style-name="P1"><text:span text:style-name="T7">249. </text:span><text:span text:style-name="T4"><text:s/>The Inquiry has not seen a final version of Sir Andrew Turnbull’s minute.</text:span></text:p>
          </draw:text-box>
        </draw:frame>
        <draw:frame draw:style-name="gr1" draw:text-style-name="P2" draw:layer="layout" svg:width="15.932cm" svg:height="0.475cm" svg:x="2.2cm" svg:y="7.876cm">
          <draw:text-box>
            <text:p text:style-name="P1"><text:span text:style-name="T7">250. </text:span><text:span text:style-name="T4"><text:s/>Mr Chakrabarti wrote to Sir Andrew Turnbull on 1 April, confirming that the new </text:span></text:p>
          </draw:text-box>
        </draw:frame>
        <draw:frame draw:style-name="gr1" draw:text-style-name="P2" draw:layer="layout" svg:width="10.636cm" svg:height="0.475cm" svg:x="2.2cm" svg:y="8.441cm">
          <draw:text-box>
            <text:p text:style-name="P1"><text:span text:style-name="T4">groups proposed in Sir Andrew’s draft minute to Mr Blair:</text:span></text:p>
          </draw:text-box>
        </draw:frame>
        <draw:frame draw:style-name="gr1" draw:text-style-name="P2" draw:layer="layout" svg:width="14.514cm" svg:height="0.475cm" svg:x="2.95cm" svg:y="9.355cm">
          <draw:text-box>
            <text:p text:style-name="P1"><text:span text:style-name="T4">“… </text:span><text:span text:style-name="T4">seem the best way to take forward the detailed implications of any SCR’s </text:span></text:p>
          </draw:text-box>
        </draw:frame>
        <draw:frame draw:style-name="gr1" draw:text-style-name="P2" draw:layer="layout" svg:width="14.535cm" svg:height="0.475cm" svg:x="2.95cm" svg:y="9.92cm">
          <draw:text-box>
            <text:p text:style-name="P1"><text:span text:style-name="T4">content, and what can be done before its passing … The key will be to agree </text:span></text:p>
          </draw:text-box>
        </draw:frame>
        <draw:frame draw:style-name="gr1" draw:text-style-name="P2" draw:layer="layout" svg:width="14.861cm" svg:height="0.475cm" svg:x="2.95cm" svg:y="10.484cm">
          <draw:text-box>
            <text:p text:style-name="P1"><text:span text:style-name="T4">very quickly on the work programme and to task those with the knowledge and </text:span></text:p>
          </draw:text-box>
        </draw:frame>
        <draw:frame draw:style-name="gr1" draw:text-style-name="P2" draw:layer="layout" svg:width="14.916cm" svg:height="0.475cm" svg:x="2.95cm" svg:y="11.048cm">
          <draw:text-box>
            <text:p text:style-name="P1"><text:span text:style-name="T4">experience in the subject areas to take the lead while consulting others with an </text:span></text:p>
          </draw:text-box>
        </draw:frame>
        <draw:frame draw:style-name="gr1" draw:text-style-name="P2" draw:layer="layout" svg:width="15.733cm" svg:height="0.475cm" svg:x="2.95cm" svg:y="11.613cm">
          <draw:text-box>
            <text:p text:style-name="P1"><text:span text:style-name="T4">interest in ensuring all the workstreams fit together into a coherent – and affordable </text:span></text:p>
          </draw:text-box>
        </draw:frame>
        <draw:frame draw:style-name="gr1" draw:text-style-name="P2" draw:layer="layout" svg:width="15.285cm" svg:height="0.475cm" svg:x="2.95cm" svg:y="12.177cm">
          <draw:text-box>
            <text:p text:style-name="P1"><text:span text:style-name="T4">– </text:span><text:span text:style-name="T4">strategy. We must draw on the lessons learnt from other post-conflict situations </text:span></text:p>
          </draw:text-box>
        </draw:frame>
        <draw:frame draw:style-name="gr1" draw:text-style-name="P2" draw:layer="layout" svg:width="12.876cm" svg:height="0.475cm" svg:x="2.95cm" svg:y="12.742cm">
          <draw:text-box>
            <text:p text:style-name="P1"><text:span text:style-name="T4">such as Afghanistan, Kosovo, East Timor, Sierra Leone and Bosnia.”</text:span></text:p>
          </draw:text-box>
        </draw:frame>
        <draw:frame draw:style-name="gr1" draw:text-style-name="P2" draw:layer="layout" svg:width="16.262cm" svg:height="0.475cm" svg:x="2.2cm" svg:y="13.656cm">
          <draw:text-box>
            <text:p text:style-name="P1"><text:span text:style-name="T7">251. </text:span><text:span text:style-name="T4"><text:s/>Sir Andrew Turnbull informed Mr Straw on 7 April that Mr Blair had agreed a new </text:span></text:p>
          </draw:text-box>
        </draw:frame>
        <draw:frame draw:style-name="gr1" draw:text-style-name="P2" draw:layer="layout" svg:width="16.156cm" svg:height="0.475cm" svg:x="2.2cm" svg:y="14.221cm">
          <draw:text-box>
            <text:p text:style-name="P1"><text:span text:style-name="T4">committee should be established “to formulate policy for the rehabilitation, reform and </text:span></text:p>
          </draw:text-box>
        </draw:frame>
        <draw:frame draw:style-name="gr1" draw:text-style-name="P2" draw:layer="layout" svg:width="4.019cm" svg:height="0.475cm" svg:x="2.2cm" svg:y="14.785cm">
          <draw:text-box>
            <text:p text:style-name="P1"><text:span text:style-name="T4">development of Iraq”.</text:span></text:p>
          </draw:text-box>
        </draw:frame>
        <draw:frame draw:style-name="gr6" draw:text-style-name="P7" draw:layer="layout" svg:width="0.408cm" svg:height="0.276cm" svg:x="6.2cm" svg:y="14.769cm">
          <draw:text-box>
            <text:p text:style-name="P1"><text:span text:style-name="T11">146</text:span></text:p>
          </draw:text-box>
        </draw:frame>
        <draw:frame draw:style-name="gr1" draw:text-style-name="P2" draw:layer="layout" svg:width="11.966cm" svg:height="0.475cm" svg:x="6.612cm" svg:y="14.785cm">
          <draw:text-box>
            <text:p text:style-name="P1"><text:span text:style-name="T4"><text:s/></text:span><text:span text:style-name="T4">Mr Straw would chair; other members would be the Chancellor </text:span></text:p>
          </draw:text-box>
        </draw:frame>
        <draw:frame draw:style-name="gr1" draw:text-style-name="P2" draw:layer="layout" svg:width="16.419cm" svg:height="0.475cm" svg:x="2.2cm" svg:y="15.35cm">
          <draw:text-box>
            <text:p text:style-name="P1"><text:span text:style-name="T4">of the Exchequer, the Defence Secretary, the International Development Secretary and </text:span></text:p>
          </draw:text-box>
        </draw:frame>
        <draw:frame draw:style-name="gr1" draw:text-style-name="P2" draw:layer="layout" svg:width="15.746cm" svg:height="0.475cm" svg:x="2.2cm" svg:y="15.914cm">
          <draw:text-box>
            <text:p text:style-name="P1"><text:span text:style-name="T4">the Trade and Industry Secretary. The committee would be supported by a group of </text:span></text:p>
          </draw:text-box>
        </draw:frame>
        <draw:frame draw:style-name="gr1" draw:text-style-name="P2" draw:layer="layout" svg:width="5.751cm" svg:height="0.475cm" svg:x="2.2cm" svg:y="16.478cm">
          <draw:text-box>
            <text:p text:style-name="P1"><text:span text:style-name="T4">officials, chaired by Mr Bowen.</text:span></text:p>
          </draw:text-box>
        </draw:frame>
        <draw:frame draw:style-name="gr1" draw:text-style-name="P2" draw:layer="layout" svg:width="14.971cm" svg:height="0.475cm" svg:x="2.2cm" svg:y="17.393cm">
          <draw:text-box>
            <text:p text:style-name="P1"><text:span text:style-name="T7">252. </text:span><text:span text:style-name="T4"><text:s/>Mr Straw chaired the first meeting of the Ad Hoc Ministerial Group on Iraq </text:span></text:p>
          </draw:text-box>
        </draw:frame>
        <draw:frame draw:style-name="gr1" draw:text-style-name="P2" draw:layer="layout" svg:width="6.911cm" svg:height="0.475cm" svg:x="2.2cm" svg:y="17.957cm">
          <draw:text-box>
            <text:p text:style-name="P1"><text:span text:style-name="T4">Rehabilitation (AHMGIR) on 10 April.</text:span></text:p>
          </draw:text-box>
        </draw:frame>
        <draw:frame draw:style-name="gr6" draw:text-style-name="P7" draw:layer="layout" svg:width="0.408cm" svg:height="0.276cm" svg:x="9.094cm" svg:y="17.976cm">
          <draw:text-box>
            <text:p text:style-name="P1"><text:span text:style-name="T11">147</text:span></text:p>
          </draw:text-box>
        </draw:frame>
        <draw:frame draw:style-name="gr5" draw:text-style-name="P6" draw:layer="layout" svg:width="8.744cm" svg:height="0.556cm" svg:x="2.2cm" svg:y="19.078cm">
          <draw:text-box>
            <text:p text:style-name="P1"><text:span text:style-name="T9">The Ad Hoc Ministerial Group on Iraq</text:span></text:p>
          </draw:text-box>
        </draw:frame>
        <draw:frame draw:style-name="gr1" draw:text-style-name="P2" draw:layer="layout" svg:width="8.892cm" svg:height="0.475cm" svg:x="2.2cm" svg:y="19.907cm">
          <draw:text-box>
            <text:p text:style-name="P1"><text:span text:style-name="T7">253. </text:span><text:span text:style-name="T4"><text:s/>In July 2004, the Butler Committee found:</text:span></text:p>
          </draw:text-box>
        </draw:frame>
        <draw:frame draw:style-name="gr1" draw:text-style-name="P2" draw:layer="layout" svg:width="14.404cm" svg:height="0.475cm" svg:x="2.95cm" svg:y="20.821cm">
          <draw:text-box>
            <text:p text:style-name="P1"><text:span text:style-name="T4">“… </text:span><text:span text:style-name="T4">we are concerned that the informality and circumscribed character of the </text:span></text:p>
          </draw:text-box>
        </draw:frame>
        <draw:frame draw:style-name="gr1" draw:text-style-name="P2" draw:layer="layout" svg:width="16.021cm" svg:height="0.475cm" svg:x="2.95cm" svg:y="21.386cm">
          <draw:text-box>
            <text:p text:style-name="P1"><text:span text:style-name="T4">Government’s procedures which we saw in the context of policy-making towards Iraq </text:span></text:p>
          </draw:text-box>
        </draw:frame>
        <draw:frame draw:style-name="gr1" draw:text-style-name="P2" draw:layer="layout" svg:width="12.723cm" svg:height="0.475cm" svg:x="2.95cm" svg:y="21.95cm">
          <draw:text-box>
            <text:p text:style-name="P1"><text:span text:style-name="T4">risks reducing the scope for informed collective political judgement.”</text:span></text:p>
          </draw:text-box>
        </draw:frame>
        <draw:frame draw:style-name="gr6" draw:text-style-name="P7" draw:layer="layout" svg:width="0.408cm" svg:height="0.276cm" svg:x="15.632cm" svg:y="21.969cm">
          <draw:text-box>
            <text:p text:style-name="P1"><text:span text:style-name="T11">148</text:span></text:p>
          </draw:text-box>
        </draw:frame>
        <draw:frame draw:style-name="gr1" draw:text-style-name="P2" draw:layer="layout" svg:width="16.563cm" svg:height="0.475cm" svg:x="2.2cm" svg:y="22.865cm">
          <draw:text-box>
            <text:p text:style-name="P1"><text:span text:style-name="T7">254. </text:span><text:span text:style-name="T4"><text:s/>The Government accepted the Committee’s conclusions, and said: “where a small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16.076cm" svg:height="0.475cm" svg:x="2.2cm" svg:y="23.429cm">
          <draw:text-box>
            <text:p text:style-name="P1"><text:span text:style-name="T4">group is brought together to work on operational military planning and developing the 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2">146 </text:span></text:p>
          </draw:text-box>
        </draw:frame>
        <draw:frame draw:style-name="gr4" draw:text-style-name="P5" draw:layer="layout" svg:width="8.998cm" svg:height="0.395cm" svg:x="2.646cm" svg:y="25.511cm">
          <draw:text-box>
            <text:p text:style-name="P1"><text:span text:style-name="T13">Letter Turnbull to Straw, 7 April 2003, ‘Iraq: Rehabilitation’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2">147 </text:span></text:p>
          </draw:text-box>
        </draw:frame>
        <draw:frame draw:style-name="gr4" draw:text-style-name="P5" draw:layer="layout" svg:width="10.7cm" svg:height="0.395cm" svg:x="2.646cm" svg:y="25.934cm">
          <draw:text-box>
            <text:p text:style-name="P1"><text:span text:style-name="T13">Minutes, 10 April 2003, Ad Hoc Group on Iraq Rehabilitation meeting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2">148 </text:span></text:p>
          </draw:text-box>
        </draw:frame>
        <draw:frame draw:style-name="gr4" draw:text-style-name="P5" draw:layer="layout" svg:width="15.733cm" svg:height="0.395cm" svg:x="2.646cm" svg:y="26.357cm">
          <draw:text-box>
            <text:p text:style-name="P1"><text:span text:style-name="T14">Review of Intelligence on Weapons of Mass Destruction </text:span><text:span text:style-name="T13">[“The Butler Report”], 14 July 2004, HC 898, </text:span></text:p>
          </draw:text-box>
        </draw:frame>
        <draw:frame draw:style-name="gr4" draw:text-style-name="P5" draw:layer="layout" svg:width="1.56cm" svg:height="0.395cm" svg:x="2.2cm" svg:y="26.781cm">
          <draw:text-box>
            <text:p text:style-name="P1"><text:span text:style-name="T13">page 160.</text:span></text:p>
          </draw:text-box>
        </draw:frame>
      </draw:page>
      <draw:page draw:name="page4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8</text:span></text:p>
          </draw:text-box>
        </draw:frame>
        <draw:frame draw:style-name="gr1" draw:text-style-name="P2" draw:layer="layout" svg:width="15.983cm" svg:height="0.475cm" svg:x="2.2cm" svg:y="2.525cm">
          <draw:text-box>
            <text:p text:style-name="P1"><text:span text:style-name="T4">diplomatic strategy, in future such a group will operate formally as an ad hoc Cabinet </text:span></text:p>
          </draw:text-box>
        </draw:frame>
        <draw:frame draw:style-name="gr1" draw:text-style-name="P2" draw:layer="layout" svg:width="2.309cm" svg:height="0.475cm" svg:x="2.2cm" svg:y="3.09cm">
          <draw:text-box>
            <text:p text:style-name="P1"><text:span text:style-name="T4">Committee”.</text:span></text:p>
          </draw:text-box>
        </draw:frame>
        <draw:frame draw:style-name="gr6" draw:text-style-name="P7" draw:layer="layout" svg:width="0.408cm" svg:height="0.276cm" svg:x="4.505cm" svg:y="3.108cm">
          <draw:text-box>
            <text:p text:style-name="P1"><text:span text:style-name="T11">149</text:span></text:p>
          </draw:text-box>
        </draw:frame>
        <draw:frame draw:style-name="gr1" draw:text-style-name="P2" draw:layer="layout" svg:width="14.061cm" svg:height="0.475cm" svg:x="2.2cm" svg:y="4.004cm">
          <draw:text-box>
            <text:p text:style-name="P1"><text:span text:style-name="T7">255. </text:span><text:span text:style-name="T4"><text:s/>The Ad Hoc Ministerial Group on Iraq (AHGI) met for the first time on </text:span></text:p>
          </draw:text-box>
        </draw:frame>
        <draw:frame draw:style-name="gr1" draw:text-style-name="P2" draw:layer="layout" svg:width="7.605cm" svg:height="0.475cm" svg:x="2.2cm" svg:y="4.568cm">
          <draw:text-box>
            <text:p text:style-name="P1"><text:span text:style-name="T4">16 September 2004, chaired by Mr Blair.</text:span></text:p>
          </draw:text-box>
        </draw:frame>
        <draw:frame draw:style-name="gr6" draw:text-style-name="P7" draw:layer="layout" svg:width="0.408cm" svg:height="0.276cm" svg:x="9.777cm" svg:y="4.587cm">
          <draw:text-box>
            <text:p text:style-name="P1"><text:span text:style-name="T11">150</text:span></text:p>
          </draw:text-box>
        </draw:frame>
        <draw:frame draw:style-name="gr1" draw:text-style-name="P2" draw:layer="layout" svg:width="7.068cm" svg:height="0.475cm" svg:x="10.189cm" svg:y="4.568cm">
          <draw:text-box>
            <text:p text:style-name="P1"><text:span text:style-name="T4"><text:s/></text:span><text:span text:style-name="T4">It was established “to ensure the UK </text:span></text:p>
          </draw:text-box>
        </draw:frame>
        <draw:frame draw:style-name="gr1" draw:text-style-name="P2" draw:layer="layout" svg:width="16.52cm" svg:height="0.475cm" svg:x="2.2cm" svg:y="5.133cm">
          <draw:text-box>
            <text:p text:style-name="P1"><text:span text:style-name="T4">government approach to Iraq was fully co-ordinated in the period up to Iraqi elections in </text:span></text:p>
          </draw:text-box>
        </draw:frame>
        <draw:frame draw:style-name="gr1" draw:text-style-name="P2" draw:layer="layout" svg:width="2.838cm" svg:height="0.475cm" svg:x="2.2cm" svg:y="5.697cm">
          <draw:text-box>
            <text:p text:style-name="P1"><text:span text:style-name="T4">January 2005”.</text:span></text:p>
          </draw:text-box>
        </draw:frame>
        <draw:frame draw:style-name="gr6" draw:text-style-name="P7" draw:layer="layout" svg:width="0.246cm" svg:height="0.276cm" svg:x="5.024cm" svg:y="5.71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0.314cm" svg:height="0.475cm" svg:x="5.093cm" svg:y="5.697cm">
          <draw:text-box>
            <text:p text:style-name="P1"><text:span text:style-name="T4">Mr Blair intended that the Group should meet regularly.</text:span></text:p>
          </draw:text-box>
        </draw:frame>
        <draw:frame draw:style-name="gr1" draw:text-style-name="P2" draw:layer="layout" svg:width="15.733cm" svg:height="0.475cm" svg:x="2.2cm" svg:y="6.612cm">
          <draw:text-box>
            <text:p text:style-name="P1"><text:span text:style-name="T7">256. </text:span><text:span text:style-name="T4"><text:s/>Mr Blair wrote a note to his Private Secretary on 25 February 2005 instructing </text:span></text:p>
          </draw:text-box>
        </draw:frame>
        <draw:frame draw:style-name="gr1" draw:text-style-name="P2" draw:layer="layout" svg:width="16.182cm" svg:height="0.475cm" svg:x="2.2cm" svg:y="7.176cm">
          <draw:text-box>
            <text:p text:style-name="P1"><text:span text:style-name="T4">that Mr Straw be “put in charge” of the AHGI and asked to minute him each week with </text:span></text:p>
          </draw:text-box>
        </draw:frame>
        <draw:frame draw:style-name="gr1" draw:text-style-name="P2" draw:layer="layout" svg:width="16.19cm" svg:height="0.475cm" svg:x="2.2cm" svg:y="7.741cm">
          <draw:text-box>
            <text:p text:style-name="P1"><text:span text:style-name="T4">actions on “eg reconstruction in the South; Sunni outreach; progress on security plan”.</text:span></text:p>
          </draw:text-box>
        </draw:frame>
        <draw:frame draw:style-name="gr6" draw:text-style-name="P7" draw:layer="layout" svg:width="0.408cm" svg:height="0.276cm" svg:x="18.319cm" svg:y="7.724cm">
          <draw:text-box>
            <text:p text:style-name="P1"><text:span text:style-name="T11">151</text:span></text:p>
          </draw:text-box>
        </draw:frame>
        <draw:frame draw:style-name="gr1" draw:text-style-name="P2" draw:layer="layout" svg:width="16.215cm" svg:height="0.475cm" svg:x="2.2cm" svg:y="8.655cm">
          <draw:text-box>
            <text:p text:style-name="P1"><text:span text:style-name="T7">257. </text:span><text:span text:style-name="T4"><text:s/>On 10 March, in his first meeting as Chair, Mr Straw explained that Mr Blair “had </text:span></text:p>
          </draw:text-box>
        </draw:frame>
        <draw:frame draw:style-name="gr1" draw:text-style-name="P2" draw:layer="layout" svg:width="16.465cm" svg:height="0.475cm" svg:x="2.2cm" svg:y="9.22cm">
          <draw:text-box>
            <text:p text:style-name="P1"><text:span text:style-name="T4">asked a core group of Ministers to meet on a weekly basis to focus more closely on the </text:span></text:p>
          </draw:text-box>
        </draw:frame>
        <draw:frame draw:style-name="gr1" draw:text-style-name="P2" draw:layer="layout" svg:width="4.697cm" svg:height="0.475cm" svg:x="2.2cm" svg:y="9.784cm">
          <draw:text-box>
            <text:p text:style-name="P1"><text:span text:style-name="T4">delivery of policy in Iraq”.</text:span></text:p>
          </draw:text-box>
        </draw:frame>
        <draw:frame draw:style-name="gr6" draw:text-style-name="P7" draw:layer="layout" svg:width="0.408cm" svg:height="0.276cm" svg:x="6.882cm" svg:y="9.803cm">
          <draw:text-box>
            <text:p text:style-name="P1"><text:span text:style-name="T11">152</text:span></text:p>
          </draw:text-box>
        </draw:frame>
        <draw:frame draw:style-name="gr1" draw:text-style-name="P2" draw:layer="layout" svg:width="16.791cm" svg:height="0.475cm" svg:x="2.2cm" svg:y="10.698cm">
          <draw:text-box>
            <text:p text:style-name="P1"><text:span text:style-name="T7">258. </text:span><text:span text:style-name="T4"><text:s/>On 18 March, Mr Blair reminded Mr Quarrey: “I need J[ack] S[traw] to do me a note </text:span></text:p>
          </draw:text-box>
        </draw:frame>
        <draw:frame draw:style-name="gr1" draw:text-style-name="P2" draw:layer="layout" svg:width="8.054cm" svg:height="0.475cm" svg:x="2.2cm" svg:y="11.263cm">
          <draw:text-box>
            <text:p text:style-name="P1"><text:span text:style-name="T4">each week on progress (to keep him at it).”</text:span></text:p>
          </draw:text-box>
        </draw:frame>
        <draw:frame draw:style-name="gr6" draw:text-style-name="P7" draw:layer="layout" svg:width="0.408cm" svg:height="0.276cm" svg:x="10.223cm" svg:y="11.282cm">
          <draw:text-box>
            <text:p text:style-name="P1"><text:span text:style-name="T11">153</text:span></text:p>
          </draw:text-box>
        </draw:frame>
        <draw:frame draw:style-name="gr1" draw:text-style-name="P2" draw:layer="layout" svg:width="14.768cm" svg:height="0.475cm" svg:x="2.2cm" svg:y="12.177cm">
          <draw:text-box>
            <text:p text:style-name="P1"><text:span text:style-name="T7">259. </text:span><text:span text:style-name="T4"><text:s/>Mr Straw’s first report to Mr Blair, dated 24 March, covered the first three </text:span></text:p>
          </draw:text-box>
        </draw:frame>
        <draw:frame draw:style-name="gr1" draw:text-style-name="P2" draw:layer="layout" svg:width="1.725cm" svg:height="0.475cm" svg:x="2.2cm" svg:y="12.742cm">
          <draw:text-box>
            <text:p text:style-name="P1"><text:span text:style-name="T4">meetings</text:span></text:p>
          </draw:text-box>
        </draw:frame>
        <draw:frame draw:style-name="gr6" draw:text-style-name="P7" draw:layer="layout" svg:width="0.408cm" svg:height="0.276cm" svg:x="3.918cm" svg:y="12.761cm">
          <draw:text-box>
            <text:p text:style-name="P1"><text:span text:style-name="T11">154</text:span></text:p>
          </draw:text-box>
        </draw:frame>
        <draw:frame draw:style-name="gr1" draw:text-style-name="P2" draw:layer="layout" svg:width="2.437cm" svg:height="0.475cm" svg:x="4.33cm" svg:y="12.742cm">
          <draw:text-box>
            <text:p text:style-name="P1"><text:span text:style-name="T4"><text:s/></text:span><text:span text:style-name="T4">of the AHGI.</text:span></text:p>
          </draw:text-box>
        </draw:frame>
        <draw:frame draw:style-name="gr6" draw:text-style-name="P7" draw:layer="layout" svg:width="0.408cm" svg:height="0.276cm" svg:x="6.753cm" svg:y="12.761cm">
          <draw:text-box>
            <text:p text:style-name="P1"><text:span text:style-name="T11">155</text:span></text:p>
          </draw:text-box>
        </draw:frame>
        <draw:frame draw:style-name="gr5" draw:text-style-name="P6" draw:layer="layout" svg:width="12.012cm" svg:height="0.556cm" svg:x="2.2cm" svg:y="13.863cm">
          <draw:text-box>
            <text:p text:style-name="P1"><text:span text:style-name="T9">The Defence and Overseas Policy Committee (Iraq)</text:span></text:p>
          </draw:text-box>
        </draw:frame>
        <draw:frame draw:style-name="gr1" draw:text-style-name="P2" draw:layer="layout" svg:width="16.156cm" svg:height="0.475cm" svg:x="2.2cm" svg:y="14.691cm">
          <draw:text-box>
            <text:p text:style-name="P1"><text:span text:style-name="T7">260. </text:span><text:span text:style-name="T4"><text:s/>Sir Nigel Sheinwald told the Inquiry that the AHGI was set up “briefly” in order to </text:span></text:p>
          </draw:text-box>
        </draw:frame>
        <draw:frame draw:style-name="gr1" draw:text-style-name="P2" draw:layer="layout" svg:width="12.448cm" svg:height="0.475cm" svg:x="2.2cm" svg:y="15.256cm">
          <draw:text-box>
            <text:p text:style-name="P1"><text:span text:style-name="T4">“</text:span><text:span text:style-name="T4">give extra urgency to Whitehall work ahead of the Iraqi elections”.</text:span></text:p>
          </draw:text-box>
        </draw:frame>
        <draw:frame draw:style-name="gr6" draw:text-style-name="P7" draw:layer="layout" svg:width="0.408cm" svg:height="0.276cm" svg:x="14.6cm" svg:y="15.274cm">
          <draw:text-box>
            <text:p text:style-name="P1"><text:span text:style-name="T11">156</text:span></text:p>
          </draw:text-box>
        </draw:frame>
        <draw:frame draw:style-name="gr1" draw:text-style-name="P2" draw:layer="layout" svg:width="3.021cm" svg:height="0.475cm" svg:x="15.012cm" svg:y="15.256cm">
          <draw:text-box>
            <text:p text:style-name="P1"><text:span text:style-name="T4"><text:s/></text:span><text:span text:style-name="T4">That was “very </text:span></text:p>
          </draw:text-box>
        </draw:frame>
        <draw:frame draw:style-name="gr1" draw:text-style-name="P2" draw:layer="layout" svg:width="16.017cm" svg:height="0.475cm" svg:x="2.2cm" svg:y="15.82cm">
          <draw:text-box>
            <text:p text:style-name="P1"><text:span text:style-name="T4">complicated” and so, after the UK General Election in May 2005, arrangements were </text:span></text:p>
          </draw:text-box>
        </draw:frame>
        <draw:frame draw:style-name="gr1" draw:text-style-name="P2" draw:layer="layout" svg:width="9.557cm" svg:height="0.475cm" svg:x="2.2cm" svg:y="16.385cm">
          <draw:text-box>
            <text:p text:style-name="P1"><text:span text:style-name="T4">“</text:span><text:span text:style-name="T4">simplified” and a new Committee was established.</text:span></text:p>
          </draw:text-box>
        </draw:frame>
        <draw:frame draw:style-name="gr1" draw:text-style-name="P2" draw:layer="layout" svg:width="16.262cm" svg:height="0.475cm" svg:x="2.2cm" svg:y="17.299cm">
          <draw:text-box>
            <text:p text:style-name="P1"><text:span text:style-name="T7">261. </text:span><text:span text:style-name="T4"><text:s/>The Iraq Sub-Committee of the Ministerial Committee on Defence and Overseas </text:span></text:p>
          </draw:text-box>
        </draw:frame>
        <draw:frame draw:style-name="gr1" draw:text-style-name="P2" draw:layer="layout" svg:width="13.752cm" svg:height="0.475cm" svg:x="2.2cm" svg:y="17.863cm">
          <draw:text-box>
            <text:p text:style-name="P1"><text:span text:style-name="T4">Policy (DOP(I)) met for the first time on 26 May 2005, chaired by Mr Blair.</text:span></text:p>
          </draw:text-box>
        </draw:frame>
        <draw:frame draw:style-name="gr6" draw:text-style-name="P7" draw:layer="layout" svg:width="0.408cm" svg:height="0.276cm" svg:x="15.916cm" svg:y="17.882cm">
          <draw:text-box>
            <text:p text:style-name="P1"><text:span text:style-name="T11">157</text:span></text:p>
          </draw:text-box>
        </draw:frame>
        <draw:frame draw:style-name="gr1" draw:text-style-name="P2" draw:layer="layout" svg:width="2.441cm" svg:height="0.475cm" svg:x="16.328cm" svg:y="17.863cm">
          <draw:text-box>
            <text:p text:style-name="P1"><text:span text:style-name="T4"><text:s/></text:span><text:span text:style-name="T4">It continued </text:span></text:p>
          </draw:text-box>
        </draw:frame>
        <draw:frame draw:style-name="gr1" draw:text-style-name="P2" draw:layer="layout" svg:width="12.253cm" svg:height="0.475cm" svg:x="2.2cm" svg:y="18.428cm">
          <draw:text-box>
            <text:p text:style-name="P1"><text:span text:style-name="T4">to meet until Mr Blair stood down as Prime Minister in June 2007.</text:span></text:p>
          </draw:text-box>
        </draw:frame>
        <draw:line draw:style-name="gr7" draw:text-style-name="P8" draw:layer="layout" svg:x1="2.199cm" svg:y1="22.466cm" svg:x2="7.3cm" svg:y2="22.466cm">
          <text:p/>
        </draw:line>
        <draw:frame draw:style-name="gr1" draw:text-style-name="P2" draw:layer="layout" svg:width="10.441cm" svg:height="0.475cm" svg:x="2.2cm" svg:y="19.342cm">
          <draw:text-box>
            <text:p text:style-name="P1"><text:span text:style-name="T7">262. </text:span><text:span text:style-name="T4"><text:s/>DOP(I) replaced the AHGI, which ceased to meet.</text:span></text:p>
          </draw:text-box>
        </draw:frame>
        <draw:frame draw:style-name="gr8" draw:text-style-name="P9" draw:layer="layout" svg:width="0.404cm" svg:height="0.23cm" svg:x="2.2cm" svg:y="22.986cm">
          <draw:text-box>
            <text:p text:style-name="P1"><text:span text:style-name="T12">149 </text:span></text:p>
          </draw:text-box>
        </draw:frame>
        <draw:frame draw:style-name="gr4" draw:text-style-name="P5" draw:layer="layout" svg:width="14.7cm" svg:height="0.395cm" svg:x="2.646cm" svg:y="22.971cm">
          <draw:text-box>
            <text:p text:style-name="P1"><text:span text:style-name="T13">Cabinet Office, </text:span><text:span text:style-name="T14">Review on Intelligence on Weapons of Mass Destruction: Implementation of its </text:span></text:p>
          </draw:text-box>
        </draw:frame>
        <draw:frame draw:style-name="gr4" draw:text-style-name="P5" draw:layer="layout" svg:width="7.114cm" svg:height="0.395cm" svg:x="2.2cm" svg:y="23.394cm">
          <draw:text-box>
            <text:p text:style-name="P1"><text:span text:style-name="T14">Conclusions</text:span><text:span text:style-name="T13">, March 2005, Cm 6492, page 11.</text:span></text:p>
          </draw:text-box>
        </draw:frame>
        <draw:frame draw:style-name="gr8" draw:text-style-name="P9" draw:layer="layout" svg:width="0.404cm" svg:height="0.23cm" svg:x="2.2cm" svg:y="23.833cm">
          <draw:text-box>
            <text:p text:style-name="P1"><text:span text:style-name="T12">150 </text:span></text:p>
          </draw:text-box>
        </draw:frame>
        <draw:frame draw:style-name="gr4" draw:text-style-name="P5" draw:layer="layout" svg:width="11.199cm" svg:height="0.395cm" svg:x="2.646cm" svg:y="23.817cm">
          <draw:text-box>
            <text:p text:style-name="P1"><text:span text:style-name="T13">Minutes, 16 September 2004, Ad Hoc Ministerial Group on Iraq meeting.</text:span></text:p>
          </draw:text-box>
        </draw:frame>
        <draw:frame draw:style-name="gr8" draw:text-style-name="P9" draw:layer="layout" svg:width="0.404cm" svg:height="0.23cm" svg:x="2.2cm" svg:y="24.256cm">
          <draw:text-box>
            <text:p text:style-name="P1"><text:span text:style-name="T12">151 </text:span></text:p>
          </draw:text-box>
        </draw:frame>
        <draw:frame draw:style-name="gr4" draw:text-style-name="P5" draw:layer="layout" svg:width="15.009cm" svg:height="0.395cm" svg:x="2.646cm" svg:y="24.241cm">
          <draw:text-box>
            <text:p text:style-name="P1"><text:span text:style-name="T13">Manuscript comment Blair on Minute Quarrey to Prime Minister, 25 February 2005, ‘Iraq Update’.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2">152 </text:span></text:p>
          </draw:text-box>
        </draw:frame>
        <draw:frame draw:style-name="gr4" draw:text-style-name="P5" draw:layer="layout" svg:width="10.463cm" svg:height="0.395cm" svg:x="2.646cm" svg:y="24.664cm">
          <draw:text-box>
            <text:p text:style-name="P1"><text:span text:style-name="T13">Minutes, 10 March 2005, Ad Hoc Ministerial Group on Iraq meeting.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2">153 </text:span></text:p>
          </draw:text-box>
        </draw:frame>
        <draw:frame draw:style-name="gr4" draw:text-style-name="P5" draw:layer="layout" svg:width="14.577cm" svg:height="0.395cm" svg:x="2.646cm" svg:y="25.087cm">
          <draw:text-box>
            <text:p text:style-name="P1"><text:span text:style-name="T13">Manuscript comment Blair on minute Quarrey to Prime Minister, 18 March 2005, ‘Iraq Update’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2">154 </text:span></text:p>
          </draw:text-box>
        </draw:frame>
        <draw:frame draw:style-name="gr4" draw:text-style-name="P5" draw:layer="layout" svg:width="8.816cm" svg:height="0.395cm" svg:x="2.646cm" svg:y="25.511cm">
          <draw:text-box>
            <text:p text:style-name="P1"><text:span text:style-name="T13">Held on 10 March 2005; 17 March 2005; 24 March 2005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2">155 </text:span></text:p>
          </draw:text-box>
        </draw:frame>
        <draw:frame draw:style-name="gr4" draw:text-style-name="P5" draw:layer="layout" svg:width="12.846cm" svg:height="0.395cm" svg:x="2.646cm" svg:y="25.934cm">
          <draw:text-box>
            <text:p text:style-name="P1"><text:span text:style-name="T13">Minute Straw to Prime Minister, 24 March 2005, ‘Iraq: Ad Hoc Ministerial Meetings’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2">156 </text:span></text:p>
          </draw:text-box>
        </draw:frame>
        <draw:frame draw:style-name="gr4" draw:text-style-name="P5" draw:layer="layout" svg:width="6.957cm" svg:height="0.395cm" svg:x="2.646cm" svg:y="26.357cm">
          <draw:text-box>
            <text:p text:style-name="P1"><text:span text:style-name="T13">Public hearing, 16 December 2009, page 12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2">157 </text:span></text:p>
          </draw:text-box>
        </draw:frame>
        <draw:frame draw:style-name="gr4" draw:text-style-name="P5" draw:layer="layout" svg:width="6.183cm" svg:height="0.395cm" svg:x="2.646cm" svg:y="26.781cm">
          <draw:text-box>
            <text:p text:style-name="P1"><text:span text:style-name="T13">Minutes, 26 May 2005, DOP(I) meeting.</text:span></text:p>
          </draw:text-box>
        </draw:frame>
      </draw:page>
      <draw:page draw:name="page45" draw:style-name="dp1" draw:master-page-name="master-page28">
        <draw:frame draw:style-name="gr4" draw:text-style-name="P5" draw:layer="layout" svg:width="6.217cm" svg:height="0.395cm" svg:x="12.591cm" svg:y="1.138cm">
          <draw:text-box>
            <text:p text:style-name="P1"><text:span text:style-name="T6">2 <text:s/>| <text:s/>Decision-making within government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9</text:span></text:p>
          </draw:text-box>
        </draw:frame>
        <draw:frame draw:style-name="gr5" draw:text-style-name="P6" draw:layer="layout" svg:width="2.267cm" svg:height="0.556cm" svg:x="2.2cm" svg:y="2.513cm">
          <draw:text-box>
            <text:p text:style-name="P1"><text:span text:style-name="T9">NSID(OD)</text:span></text:p>
          </draw:text-box>
        </draw:frame>
        <draw:frame draw:style-name="gr1" draw:text-style-name="P2" draw:layer="layout" svg:width="16.334cm" svg:height="0.475cm" svg:x="2.2cm" svg:y="3.341cm">
          <draw:text-box>
            <text:p text:style-name="P1"><text:span text:style-name="T7">263. </text:span><text:span text:style-name="T4"><text:s/>After taking office as Prime Minister in June 2007, Mr Gordon Brown reorganised </text:span></text:p>
          </draw:text-box>
        </draw:frame>
        <draw:frame draw:style-name="gr1" draw:text-style-name="P2" draw:layer="layout" svg:width="15.466cm" svg:height="0.475cm" svg:x="2.2cm" svg:y="3.905cm">
          <draw:text-box>
            <text:p text:style-name="P1"><text:span text:style-name="T4">the structure of Cabinet Committees. Iraq fell within the remit of the Committee on </text:span></text:p>
          </draw:text-box>
        </draw:frame>
        <draw:frame draw:style-name="gr1" draw:text-style-name="P2" draw:layer="layout" svg:width="16.279cm" svg:height="0.475cm" svg:x="2.2cm" svg:y="4.47cm">
          <draw:text-box>
            <text:p text:style-name="P1"><text:span text:style-name="T4">National Security, International Relations and Development (NSID), and specifically its </text:span></text:p>
          </draw:text-box>
        </draw:frame>
        <draw:frame draw:style-name="gr1" draw:text-style-name="P2" draw:layer="layout" svg:width="9.857cm" svg:height="0.475cm" svg:x="2.2cm" svg:y="5.034cm">
          <draw:text-box>
            <text:p text:style-name="P1"><text:span text:style-name="T4">Overseas and Defence Sub-Committee (NSID(OD)).</text:span></text:p>
          </draw:text-box>
        </draw:frame>
        <draw:frame draw:style-name="gr1" draw:text-style-name="P2" draw:layer="layout" svg:width="16.139cm" svg:height="0.475cm" svg:x="2.2cm" svg:y="5.949cm">
          <draw:text-box>
            <text:p text:style-name="P1"><text:span text:style-name="T7">264. </text:span><text:span text:style-name="T4"><text:s/>The first scheduled meeting, on 19 July, was cancelled and NSID(OD) therefore </text:span></text:p>
          </draw:text-box>
        </draw:frame>
        <draw:frame draw:style-name="gr1" draw:text-style-name="P2" draw:layer="layout" svg:width="6.424cm" svg:height="0.475cm" svg:x="2.2cm" svg:y="6.513cm">
          <draw:text-box>
            <text:p text:style-name="P1"><text:span text:style-name="T4">met for the first time on 8 October.</text:span></text:p>
          </draw:text-box>
        </draw:frame>
        <draw:frame draw:style-name="gr6" draw:text-style-name="P7" draw:layer="layout" svg:width="0.408cm" svg:height="0.276cm" svg:x="8.6cm" svg:y="6.532cm">
          <draw:text-box>
            <text:p text:style-name="P1"><text:span text:style-name="T11">158</text:span></text:p>
          </draw:text-box>
        </draw:frame>
        <draw:frame draw:style-name="gr5" draw:text-style-name="P6" draw:layer="layout" svg:width="10.06cm" svg:height="0.556cm" svg:x="2.2cm" svg:y="7.634cm">
          <draw:text-box>
            <text:p text:style-name="P1"><text:span text:style-name="T9">Official-level inter-departmental machinery</text:span></text:p>
          </draw:text-box>
        </draw:frame>
        <draw:frame draw:style-name="gr1" draw:text-style-name="P2" draw:layer="layout" svg:width="6.039cm" svg:height="0.475cm" svg:x="2.2cm" svg:y="8.663cm">
          <draw:text-box>
            <text:p text:style-name="P1"><text:span text:style-name="T1">THE IRAQ STRATEGY GROUP</text:span></text:p>
          </draw:text-box>
        </draw:frame>
        <draw:frame draw:style-name="gr1" draw:text-style-name="P2" draw:layer="layout" svg:width="15.204cm" svg:height="0.475cm" svg:x="2.2cm" svg:y="9.427cm">
          <draw:text-box>
            <text:p text:style-name="P1"><text:span text:style-name="T7">265. </text:span><text:span text:style-name="T4"><text:s/>The Iraq Strategy Group (ISG) met from autumn 2003, chaired by Sir Nigel </text:span></text:p>
          </draw:text-box>
        </draw:frame>
        <draw:frame draw:style-name="gr1" draw:text-style-name="P2" draw:layer="layout" svg:width="12.444cm" svg:height="0.475cm" svg:x="2.2cm" svg:y="9.991cm">
          <draw:text-box>
            <text:p text:style-name="P1"><text:span text:style-name="T4">Sheinwald, Mr Blair’s Foreign Policy Adviser and Head of OD Sec.</text:span></text:p>
          </draw:text-box>
        </draw:frame>
        <draw:frame draw:style-name="gr1" draw:text-style-name="P2" draw:layer="layout" svg:width="16.211cm" svg:height="0.475cm" svg:x="2.2cm" svg:y="10.906cm">
          <draw:text-box>
            <text:p text:style-name="P1"><text:span text:style-name="T7">266. </text:span><text:span text:style-name="T4"><text:s/>Sir Nigel described its function as “a strategy group that was trying to look at the </text:span></text:p>
          </draw:text-box>
        </draw:frame>
        <draw:frame draw:style-name="gr1" draw:text-style-name="P2" draw:layer="layout" svg:width="8.143cm" svg:height="0.475cm" svg:x="2.2cm" svg:y="11.47cm">
          <draw:text-box>
            <text:p text:style-name="P1"><text:span text:style-name="T4">big political, security and economic issues”.</text:span></text:p>
          </draw:text-box>
        </draw:frame>
        <draw:frame draw:style-name="gr6" draw:text-style-name="P7" draw:layer="layout" svg:width="0.408cm" svg:height="0.276cm" svg:x="10.318cm" svg:y="11.489cm">
          <draw:text-box>
            <text:p text:style-name="P1"><text:span text:style-name="T11">159</text:span></text:p>
          </draw:text-box>
        </draw:frame>
        <draw:frame draw:style-name="gr1" draw:text-style-name="P2" draw:layer="layout" svg:width="7.732cm" svg:height="0.475cm" svg:x="2.2cm" svg:y="12.585cm">
          <draw:text-box>
            <text:p text:style-name="P1"><text:span text:style-name="T1">THE IRAQ SENIOR OFFICIALS GROUP</text:span></text:p>
          </draw:text-box>
        </draw:frame>
        <draw:frame draw:style-name="gr1" draw:text-style-name="P2" draw:layer="layout" svg:width="16.66cm" svg:height="0.475cm" svg:x="2.2cm" svg:y="13.349cm">
          <draw:text-box>
            <text:p text:style-name="P1"><text:span text:style-name="T7">267. </text:span><text:span text:style-name="T4"><text:s/>The Iraq Senior Officials Group (ISOG) met on a monthly basis from autumn 2003, </text:span></text:p>
          </draw:text-box>
        </draw:frame>
        <draw:frame draw:style-name="gr1" draw:text-style-name="P2" draw:layer="layout" svg:width="16.563cm" svg:height="0.475cm" svg:x="2.2cm" svg:y="13.914cm">
          <draw:text-box>
            <text:p text:style-name="P1"><text:span text:style-name="T4">usually chaired by the Deputy Head of OD Sec. A record of the meeting was reported to </text:span></text:p>
          </draw:text-box>
        </draw:frame>
        <draw:frame draw:style-name="gr1" draw:text-style-name="P2" draw:layer="layout" svg:width="16.211cm" svg:height="0.475cm" svg:x="2.2cm" svg:y="14.478cm">
          <draw:text-box>
            <text:p text:style-name="P1"><text:span text:style-name="T4">Sir Nigel Sheinwald, who described its purpose as “senior officials looking at the more </text:span></text:p>
          </draw:text-box>
        </draw:frame>
        <draw:frame draw:style-name="gr1" draw:text-style-name="P2" draw:layer="layout" svg:width="3.685cm" svg:height="0.475cm" svg:x="2.2cm" svg:y="15.043cm">
          <draw:text-box>
            <text:p text:style-name="P1"><text:span text:style-name="T4">operational issues”.</text:span></text:p>
          </draw:text-box>
        </draw:frame>
        <draw:frame draw:style-name="gr6" draw:text-style-name="P7" draw:layer="layout" svg:width="0.408cm" svg:height="0.276cm" svg:x="5.871cm" svg:y="15.061cm">
          <draw:text-box>
            <text:p text:style-name="P1"><text:span text:style-name="T11">160</text:span></text:p>
          </draw:text-box>
        </draw:frame>
        <draw:frame draw:style-name="gr1" draw:text-style-name="P2" draw:layer="layout" svg:width="16.804cm" svg:height="0.475cm" svg:x="2.2cm" svg:y="15.957cm">
          <draw:text-box>
            <text:p text:style-name="P1"><text:span text:style-name="T7">268. </text:span><text:span text:style-name="T4"><text:s/>Sir Nigel described both the ISG and the ISOG as “trying to feed into the Ministerial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7.08cm" svg:height="0.475cm" svg:x="2.2cm" svg:y="16.521cm">
          <draw:text-box>
            <text:p text:style-name="P1"><text:span text:style-name="T4">discussions which were taking place”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2">158 </text:span></text:p>
          </draw:text-box>
        </draw:frame>
        <draw:frame draw:style-name="gr4" draw:text-style-name="P5" draw:layer="layout" svg:width="15.217cm" svg:height="0.395cm" svg:x="2.646cm" svg:y="25.511cm">
          <draw:text-box>
            <text:p text:style-name="P1"><text:span text:style-name="T13">Minute Cabinet Office [junior official] to Prime Minister, 5 October 2007, ‘NSID(OD) Iraq Meeting – </text:span></text:p>
          </draw:text-box>
        </draw:frame>
        <draw:frame draw:style-name="gr4" draw:text-style-name="P5" draw:layer="layout" svg:width="6.356cm" svg:height="0.395cm" svg:x="2.2cm" svg:y="25.934cm">
          <draw:text-box>
            <text:p text:style-name="P1"><text:span text:style-name="T13">Steering Brief: Monday 8 October 09:30’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2">159 </text:span></text:p>
          </draw:text-box>
        </draw:frame>
        <draw:frame draw:style-name="gr4" draw:text-style-name="P5" draw:layer="layout" svg:width="6.957cm" svg:height="0.395cm" svg:x="2.646cm" svg:y="26.357cm">
          <draw:text-box>
            <text:p text:style-name="P1"><text:span text:style-name="T13">Public hearing, 16 December 2009, page 56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2">160 </text:span></text:p>
          </draw:text-box>
        </draw:frame>
        <draw:frame draw:style-name="gr4" draw:text-style-name="P5" draw:layer="layout" svg:width="6.957cm" svg:height="0.395cm" svg:x="2.646cm" svg:y="26.781cm">
          <draw:text-box>
            <text:p text:style-name="P1"><text:span text:style-name="T13">Public hearing, 16 December 2009, page 56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MTSC7001" svg:font-family="ArialMTSC700"/>
    <style:font-face style:name="Arial" svg:font-family="Arial" style:font-pitch="variable"/>
    <style:font-face style:name="ArialMTSC700" svg:font-family="ArialMTSC700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88"/>
    <meta:generator>LibreOffice/5.1.4.2$Linux_X86_64 LibreOffice_project/10m0$Build-2</meta:generator>
  </office:meta>
</office:document-meta>
</file>